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7.17020833333333cm"/>
    </style:style>
    <style:style style:name="co6" style:family="table-column">
      <style:table-column-properties fo:break-before="auto" style:column-width="6.40291666666667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4.49791666666667cm"/>
    </style:style>
    <style:style style:name="co11" style:family="table-column">
      <style:table-column-properties fo:break-before="auto" style:column-width="6.0325cm"/>
    </style:style>
    <style:style style:name="co12" style:family="table-column">
      <style:table-column-properties fo:break-before="auto" style:column-width="4.683125cm"/>
    </style:style>
    <style:style style:name="co13" style:family="table-column">
      <style:table-column-properties fo:break-before="auto" style:column-width="5.84729166666667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VG_dat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number-columns-repeated="16363" table:default-cell-style-name="ce1"/>
        <table:table-row table:style-name="ro1">
          <table:table-cell office:value-type="string" table:style-name="ce1">
            <text:p>Generation</text:p>
          </table:table-cell>
          <table:table-cell office:value-type="string" table:style-name="ce1">
            <text:p>paramSet_01.txt</text:p>
          </table:table-cell>
          <table:table-cell office:value-type="string" table:style-name="ce1">
            <text:p>paramSet_02.txt</text:p>
          </table:table-cell>
          <table:table-cell office:value-type="string" table:style-name="ce1">
            <text:p>paramSet_03.txt</text:p>
          </table:table-cell>
          <table:table-cell office:value-type="string" table:style-name="ce1">
            <text:p>paramSet_04.txt</text:p>
          </table:table-cell>
          <table:table-cell office:value-type="string" table:style-name="ce1">
            <text:p>paramSet_05.txt</text:p>
          </table:table-cell>
          <table:table-cell office:value-type="string" table:style-name="ce1">
            <text:p>paramSet_06.txt</text:p>
          </table:table-cell>
          <table:table-cell office:value-type="string" table:style-name="ce1">
            <text:p>paramSet_07.txt</text:p>
          </table:table-cell>
          <table:table-cell office:value-type="string" table:style-name="ce1">
            <text:p>paramSet_08.txt</text:p>
          </table:table-cell>
          <table:table-cell office:value-type="string" table:style-name="ce1">
            <text:p>paramSet_09.txt</text:p>
          </table:table-cell>
          <table:table-cell office:value-type="string" table:style-name="ce1">
            <text:p>paramSet_10.txt</text:p>
          </table:table-cell>
          <table:table-cell office:value-type="string" table:style-name="ce1">
            <text:p>paramSet_11.txt</text:p>
          </table:table-cell>
          <table:table-cell office:value-type="string" table:style-name="ce1">
            <text:p>paramSet_12.txt</text:p>
          </table:table-cell>
          <table:table-cell office:value-type="string" table:style-name="ce1">
            <text:p>paramSet_13.txt</text:p>
          </table:table-cell>
          <table:table-cell office:value-type="string" table:style-name="ce1">
            <text:p>paramSet_14.txt</text:p>
          </table:table-cell>
          <table:table-cell office:value-type="string" table:style-name="ce1">
            <text:p>paramSet_15.txt</text:p>
          </table:table-cell>
          <table:table-cell office:value-type="string" table:style-name="ce1">
            <text:p>paramSet_16.txt</text:p>
          </table:table-cell>
          <table:table-cell office:value-type="string" table:style-name="ce1">
            <text:p>paramSet_17.txt</text:p>
          </table:table-cell>
          <table:table-cell office:value-type="string" table:style-name="ce1">
            <text:p>paramSet_18.txt</text:p>
          </table:table-cell>
          <table:table-cell office:value-type="string" table:style-name="ce1">
            <text:p>paramSet_19.txt</text:p>
          </table:table-cell>
          <table:table-cell office:value-type="string" table:style-name="ce1">
            <text:p>paramSet_20.txt</text:p>
          </table:table-cell>
          <table:table-cell office:value-type="string" table:style-name="ce1">
            <text:p>Average Fitness</text:p>
          </table:table-cell>
          <table:table-cell table:number-columns-repeated="1636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7591800000000005E+24" table:style-name="ce1">
            <text:p>5.75918E+24</text:p>
          </table:table-cell>
          <table:table-cell office:value-type="float" office:value="6.57157E+17" table:style-name="ce1">
            <text:p>6.57157E+17</text:p>
          </table:table-cell>
          <table:table-cell office:value-type="float" office:value="7.40562E+24" table:style-name="ce1">
            <text:p>7.40562E+24</text:p>
          </table:table-cell>
          <table:table-cell office:value-type="float" office:value="3.1340299999999997E+26" table:style-name="ce1">
            <text:p>3.13403E+26</text:p>
          </table:table-cell>
          <table:table-cell office:value-type="float" office:value="4463470000000000" table:style-name="ce1">
            <text:p>4.46347E+15</text:p>
          </table:table-cell>
          <table:table-cell office:value-type="float" office:value="2.0739400000000001E+23" table:style-name="ce1">
            <text:p>2.07394E+23</text:p>
          </table:table-cell>
          <table:table-cell office:value-type="float" office:value="2.3746499999999999E+21" table:style-name="ce1">
            <text:p>2.37465E+21</text:p>
          </table:table-cell>
          <table:table-cell office:value-type="float" office:value="4.8590800000000001E+34" table:style-name="ce1">
            <text:p>4.85908E+34</text:p>
          </table:table-cell>
          <table:table-cell office:value-type="float" office:value="1.4098E+26" table:style-name="ce1">
            <text:p>1.4098E+26</text:p>
          </table:table-cell>
          <table:table-cell office:value-type="float" office:value="1.10701E+17" table:style-name="ce1">
            <text:p>1.10701E+17</text:p>
          </table:table-cell>
          <table:table-cell office:value-type="float" office:value="1.1153699999999999E+21" table:style-name="ce1">
            <text:p>1.11537E+21</text:p>
          </table:table-cell>
          <table:table-cell office:value-type="float" office:value="1.24364E+21" table:style-name="ce1">
            <text:p>1.24364E+21</text:p>
          </table:table-cell>
          <table:table-cell office:value-type="float" office:value="5.3997800000000002E+22" table:style-name="ce1">
            <text:p>5.39978E+22</text:p>
          </table:table-cell>
          <table:table-cell office:value-type="float" office:value="4.1608700000000003E+20" table:style-name="ce1">
            <text:p>4.16087E+20</text:p>
          </table:table-cell>
          <table:table-cell office:value-type="float" office:value="2.6808399999999998E+28" table:style-name="ce1">
            <text:p>2.68084E+28</text:p>
          </table:table-cell>
          <table:table-cell office:value-type="float" office:value="5.91027E+32" table:style-name="ce1">
            <text:p>5.91027E+32</text:p>
          </table:table-cell>
          <table:table-cell office:value-type="float" office:value="6.7858599999999994E+29" table:style-name="ce1">
            <text:p>6.78586E+29</text:p>
          </table:table-cell>
          <table:table-cell office:value-type="float" office:value="6.4231300000000003E+28" table:style-name="ce1">
            <text:p>6.42313E+28</text:p>
          </table:table-cell>
          <table:table-cell office:value-type="float" office:value="8.5066499999999994E+32" table:style-name="ce1">
            <text:p>8.50665E+32</text:p>
          </table:table-cell>
          <table:table-cell office:value-type="float" office:value="4.2820099999999996E+25" table:style-name="ce1">
            <text:p>4.28201E+25</text:p>
          </table:table-cell>
          <table:table-cell office:value-type="float" office:value="5.9883415092092163E-2" table:formula="of:=1 / LOG(SQRT(AVERAGE([.B2:.U2])))" table:style-name="ce1">
            <text:p>0.059883415</text:p>
          </table:table-cell>
          <table:table-cell table:number-columns-repeated="1636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8147000" table:style-name="ce1">
            <text:p>678147000</text:p>
          </table:table-cell>
          <table:table-cell office:value-type="float" office:value="4.7488200000000001E+32" table:style-name="ce1">
            <text:p>4.74882E+32</text:p>
          </table:table-cell>
          <table:table-cell office:value-type="float" office:value="5.3647000000000004E+24" table:style-name="ce1">
            <text:p>5.3647E+24</text:p>
          </table:table-cell>
          <table:table-cell office:value-type="float" office:value="6816960000" table:style-name="ce1">
            <text:p>6816960000</text:p>
          </table:table-cell>
          <table:table-cell office:value-type="float" office:value="2788410000" table:style-name="ce1">
            <text:p>2788410000</text:p>
          </table:table-cell>
          <table:table-cell office:value-type="float" office:value="84622700" table:style-name="ce1">
            <text:p>84622700</text:p>
          </table:table-cell>
          <table:table-cell office:value-type="float" office:value="9763520" table:style-name="ce1">
            <text:p>9763520</text:p>
          </table:table-cell>
          <table:table-cell office:value-type="float" office:value="2541830000" table:style-name="ce1">
            <text:p>2541830000</text:p>
          </table:table-cell>
          <table:table-cell office:value-type="float" office:value="1059210" table:style-name="ce1">
            <text:p>1059210</text:p>
          </table:table-cell>
          <table:table-cell office:value-type="float" office:value="534812000" table:style-name="ce1">
            <text:p>534812000</text:p>
          </table:table-cell>
          <table:table-cell office:value-type="float" office:value="13731600" table:style-name="ce1">
            <text:p>13731600</text:p>
          </table:table-cell>
          <table:table-cell office:value-type="float" office:value="1324440000" table:style-name="ce1">
            <text:p>1324440000</text:p>
          </table:table-cell>
          <table:table-cell office:value-type="float" office:value="132592000" table:style-name="ce1">
            <text:p>132592000</text:p>
          </table:table-cell>
          <table:table-cell office:value-type="float" office:value="14237600" table:style-name="ce1">
            <text:p>14237600</text:p>
          </table:table-cell>
          <table:table-cell office:value-type="float" office:value="18477400" table:style-name="ce1">
            <text:p>18477400</text:p>
          </table:table-cell>
          <table:table-cell office:value-type="float" office:value="498171000" table:style-name="ce1">
            <text:p>498171000</text:p>
          </table:table-cell>
          <table:table-cell office:value-type="float" office:value="24094200" table:style-name="ce1">
            <text:p>24094200</text:p>
          </table:table-cell>
          <table:table-cell office:value-type="float" office:value="13459400000" table:style-name="ce1">
            <text:p>13459400000</text:p>
          </table:table-cell>
          <table:table-cell office:value-type="float" office:value="20259200" table:style-name="ce1">
            <text:p>20259200</text:p>
          </table:table-cell>
          <table:table-cell office:value-type="float" office:value="275561000" table:style-name="ce1">
            <text:p>275561000</text:p>
          </table:table-cell>
          <table:table-cell office:value-type="float" office:value="6.3743890881266904E-2" table:formula="of:=1 / LOG(SQRT(AVERAGE([.B3:.U3])))" table:style-name="ce1">
            <text:p>0.063743891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307300" table:style-name="ce1">
            <text:p>36307300</text:p>
          </table:table-cell>
          <table:table-cell office:value-type="float" office:value="185936000" table:style-name="ce1">
            <text:p>185936000</text:p>
          </table:table-cell>
          <table:table-cell office:value-type="float" office:value="7764610" table:style-name="ce1">
            <text:p>7764610</text:p>
          </table:table-cell>
          <table:table-cell office:value-type="float" office:value="2801070000" table:style-name="ce1">
            <text:p>2801070000</text:p>
          </table:table-cell>
          <table:table-cell office:value-type="float" office:value="1.1682699999999999E+30" table:style-name="ce1">
            <text:p>1.16827E+30</text:p>
          </table:table-cell>
          <table:table-cell office:value-type="float" office:value="88478600000000" table:style-name="ce1">
            <text:p>8.84786E+13</text:p>
          </table:table-cell>
          <table:table-cell office:value-type="float" office:value="62911500" table:style-name="ce1">
            <text:p>62911500</text:p>
          </table:table-cell>
          <table:table-cell office:value-type="float" office:value="2599460000" table:style-name="ce1">
            <text:p>2599460000</text:p>
          </table:table-cell>
          <table:table-cell office:value-type="float" office:value="30243400" table:style-name="ce1">
            <text:p>30243400</text:p>
          </table:table-cell>
          <table:table-cell office:value-type="float" office:value="140119000" table:style-name="ce1">
            <text:p>140119000</text:p>
          </table:table-cell>
          <table:table-cell office:value-type="float" office:value="2605170" table:style-name="ce1">
            <text:p>2605170</text:p>
          </table:table-cell>
          <table:table-cell office:value-type="float" office:value="133389000" table:style-name="ce1">
            <text:p>133389000</text:p>
          </table:table-cell>
          <table:table-cell office:value-type="float" office:value="306786000" table:style-name="ce1">
            <text:p>306786000</text:p>
          </table:table-cell>
          <table:table-cell office:value-type="float" office:value="1412710000" table:style-name="ce1">
            <text:p>1412710000</text:p>
          </table:table-cell>
          <table:table-cell office:value-type="float" office:value="2457280000" table:style-name="ce1">
            <text:p>2457280000</text:p>
          </table:table-cell>
          <table:table-cell office:value-type="float" office:value="10606000" table:style-name="ce1">
            <text:p>10606000</text:p>
          </table:table-cell>
          <table:table-cell office:value-type="float" office:value="45406100" table:style-name="ce1">
            <text:p>45406100</text:p>
          </table:table-cell>
          <table:table-cell office:value-type="float" office:value="13144600" table:style-name="ce1">
            <text:p>13144600</text:p>
          </table:table-cell>
          <table:table-cell office:value-type="float" office:value="1989780000" table:style-name="ce1">
            <text:p>1989780000</text:p>
          </table:table-cell>
          <table:table-cell office:value-type="float" office:value="54333800" table:style-name="ce1">
            <text:p>54333800</text:p>
          </table:table-cell>
          <table:table-cell office:value-type="float" office:value="6.9525283932877324E-2" table:formula="of:=1 / LOG(SQRT(AVERAGE([.B4:.U4])))" table:style-name="ce1">
            <text:p>0.069525284</text:p>
          </table:table-cell>
          <table:table-cell table:number-columns-repeated="1636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078800" table:style-name="ce1">
            <text:p>17078800</text:p>
          </table:table-cell>
          <table:table-cell office:value-type="float" office:value="8399530000" table:style-name="ce1">
            <text:p>8399530000</text:p>
          </table:table-cell>
          <table:table-cell office:value-type="float" office:value="51354800" table:style-name="ce1">
            <text:p>51354800</text:p>
          </table:table-cell>
          <table:table-cell office:value-type="float" office:value="94499100" table:style-name="ce1">
            <text:p>94499100</text:p>
          </table:table-cell>
          <table:table-cell office:value-type="float" office:value="33020100" table:style-name="ce1">
            <text:p>33020100</text:p>
          </table:table-cell>
          <table:table-cell office:value-type="float" office:value="17681900000000" table:style-name="ce1">
            <text:p>1.76819E+13</text:p>
          </table:table-cell>
          <table:table-cell office:value-type="float" office:value="1800170" table:style-name="ce1">
            <text:p>1800170</text:p>
          </table:table-cell>
          <table:table-cell office:value-type="float" office:value="1437840" table:style-name="ce1">
            <text:p>1437840</text:p>
          </table:table-cell>
          <table:table-cell office:value-type="float" office:value="21509800" table:style-name="ce1">
            <text:p>21509800</text:p>
          </table:table-cell>
          <table:table-cell office:value-type="float" office:value="13806400" table:style-name="ce1">
            <text:p>13806400</text:p>
          </table:table-cell>
          <table:table-cell office:value-type="float" office:value="2754310000" table:style-name="ce1">
            <text:p>2754310000</text:p>
          </table:table-cell>
          <table:table-cell office:value-type="float" office:value="1266840" table:style-name="ce1">
            <text:p>1266840</text:p>
          </table:table-cell>
          <table:table-cell office:value-type="float" office:value="12831100" table:style-name="ce1">
            <text:p>12831100</text:p>
          </table:table-cell>
          <table:table-cell office:value-type="float" office:value="10757100" table:style-name="ce1">
            <text:p>10757100</text:p>
          </table:table-cell>
          <table:table-cell office:value-type="float" office:value="39432400000" table:style-name="ce1">
            <text:p>39432400000</text:p>
          </table:table-cell>
          <table:table-cell office:value-type="float" office:value="48079800" table:style-name="ce1">
            <text:p>48079800</text:p>
          </table:table-cell>
          <table:table-cell office:value-type="float" office:value="27459700" table:style-name="ce1">
            <text:p>27459700</text:p>
          </table:table-cell>
          <table:table-cell office:value-type="float" office:value="50659800" table:style-name="ce1">
            <text:p>50659800</text:p>
          </table:table-cell>
          <table:table-cell office:value-type="float" office:value="30037400" table:style-name="ce1">
            <text:p>30037400</text:p>
          </table:table-cell>
          <table:table-cell office:value-type="float" office:value="66537600" table:style-name="ce1">
            <text:p>66537600</text:p>
          </table:table-cell>
          <table:table-cell office:value-type="float" office:value="0.1673955144939239" table:formula="of:=1 / LOG(SQRT(AVERAGE([.B5:.U5])))" table:style-name="ce1">
            <text:p>0.167395514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51595000000" table:style-name="ce1">
            <text:p>5.51595E+11</text:p>
          </table:table-cell>
          <table:table-cell office:value-type="float" office:value="18003600" table:style-name="ce1">
            <text:p>18003600</text:p>
          </table:table-cell>
          <table:table-cell office:value-type="float" office:value="19968800000" table:style-name="ce1">
            <text:p>19968800000</text:p>
          </table:table-cell>
          <table:table-cell office:value-type="float" office:value="66030200" table:style-name="ce1">
            <text:p>66030200</text:p>
          </table:table-cell>
          <table:table-cell office:value-type="float" office:value="64085000" table:style-name="ce1">
            <text:p>64085000</text:p>
          </table:table-cell>
          <table:table-cell office:value-type="float" office:value="7284240" table:style-name="ce1">
            <text:p>7284240</text:p>
          </table:table-cell>
          <table:table-cell office:value-type="float" office:value="319204000" table:style-name="ce1">
            <text:p>319204000</text:p>
          </table:table-cell>
          <table:table-cell office:value-type="float" office:value="4568690" table:style-name="ce1">
            <text:p>4568690</text:p>
          </table:table-cell>
          <table:table-cell office:value-type="float" office:value="8570670" table:style-name="ce1">
            <text:p>8570670</text:p>
          </table:table-cell>
          <table:table-cell office:value-type="float" office:value="956154" table:style-name="ce1">
            <text:p>956154</text:p>
          </table:table-cell>
          <table:table-cell office:value-type="float" office:value="57345600" table:style-name="ce1">
            <text:p>57345600</text:p>
          </table:table-cell>
          <table:table-cell office:value-type="float" office:value="8009820" table:style-name="ce1">
            <text:p>8009820</text:p>
          </table:table-cell>
          <table:table-cell office:value-type="float" office:value="280353000" table:style-name="ce1">
            <text:p>280353000</text:p>
          </table:table-cell>
          <table:table-cell office:value-type="float" office:value="14489500" table:style-name="ce1">
            <text:p>14489500</text:p>
          </table:table-cell>
          <table:table-cell office:value-type="float" office:value="22321800" table:style-name="ce1">
            <text:p>22321800</text:p>
          </table:table-cell>
          <table:table-cell office:value-type="float" office:value="12017600000" table:style-name="ce1">
            <text:p>12017600000</text:p>
          </table:table-cell>
          <table:table-cell office:value-type="float" office:value="48278900" table:style-name="ce1">
            <text:p>48278900</text:p>
          </table:table-cell>
          <table:table-cell office:value-type="float" office:value="30823000" table:style-name="ce1">
            <text:p>30823000</text:p>
          </table:table-cell>
          <table:table-cell office:value-type="float" office:value="51324700" table:style-name="ce1">
            <text:p>51324700</text:p>
          </table:table-cell>
          <table:table-cell office:value-type="float" office:value="7066620" table:style-name="ce1">
            <text:p>7066620</text:p>
          </table:table-cell>
          <table:table-cell office:value-type="float" office:value="0.1910982339338328" table:formula="of:=1 / LOG(SQRT(AVERAGE([.B6:.U6])))" table:style-name="ce1">
            <text:p>0.191098234</text:p>
          </table:table-cell>
          <table:table-cell table:number-columns-repeated="1636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630600" table:style-name="ce1">
            <text:p>18630600</text:p>
          </table:table-cell>
          <table:table-cell office:value-type="float" office:value="2813470" table:style-name="ce1">
            <text:p>2813470</text:p>
          </table:table-cell>
          <table:table-cell office:value-type="float" office:value="514159" table:style-name="ce1">
            <text:p>514159</text:p>
          </table:table-cell>
          <table:table-cell office:value-type="float" office:value="10121200" table:style-name="ce1">
            <text:p>10121200</text:p>
          </table:table-cell>
          <table:table-cell office:value-type="float" office:value="8239790" table:style-name="ce1">
            <text:p>8239790</text:p>
          </table:table-cell>
          <table:table-cell office:value-type="float" office:value="7346620" table:style-name="ce1">
            <text:p>7346620</text:p>
          </table:table-cell>
          <table:table-cell office:value-type="float" office:value="5445550" table:style-name="ce1">
            <text:p>5445550</text:p>
          </table:table-cell>
          <table:table-cell office:value-type="float" office:value="267065000" table:style-name="ce1">
            <text:p>267065000</text:p>
          </table:table-cell>
          <table:table-cell office:value-type="float" office:value="10949500000" table:style-name="ce1">
            <text:p>10949500000</text:p>
          </table:table-cell>
          <table:table-cell office:value-type="float" office:value="701874" table:style-name="ce1">
            <text:p>701874</text:p>
          </table:table-cell>
          <table:table-cell office:value-type="float" office:value="23289600" table:style-name="ce1">
            <text:p>23289600</text:p>
          </table:table-cell>
          <table:table-cell office:value-type="float" office:value="10246600" table:style-name="ce1">
            <text:p>10246600</text:p>
          </table:table-cell>
          <table:table-cell office:value-type="float" office:value="455882000" table:style-name="ce1">
            <text:p>455882000</text:p>
          </table:table-cell>
          <table:table-cell office:value-type="float" office:value="20911500" table:style-name="ce1">
            <text:p>20911500</text:p>
          </table:table-cell>
          <table:table-cell office:value-type="float" office:value="76646800000" table:style-name="ce1">
            <text:p>76646800000</text:p>
          </table:table-cell>
          <table:table-cell office:value-type="float" office:value="9071810" table:style-name="ce1">
            <text:p>9071810</text:p>
          </table:table-cell>
          <table:table-cell office:value-type="float" office:value="22015400000" table:style-name="ce1">
            <text:p>22015400000</text:p>
          </table:table-cell>
          <table:table-cell office:value-type="float" office:value="5227420" table:style-name="ce1">
            <text:p>5227420</text:p>
          </table:table-cell>
          <table:table-cell office:value-type="float" office:value="419737" table:style-name="ce1">
            <text:p>419737</text:p>
          </table:table-cell>
          <table:table-cell office:value-type="float" office:value="3151180" table:style-name="ce1">
            <text:p>3151180</text:p>
          </table:table-cell>
          <table:table-cell office:value-type="float" office:value="0.20529290051541127" table:formula="of:=1 / LOG(SQRT(AVERAGE([.B7:.U7])))" table:style-name="ce1">
            <text:p>0.205292901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61100000" table:style-name="ce1">
            <text:p>1561100000</text:p>
          </table:table-cell>
          <table:table-cell office:value-type="float" office:value="2999360" table:style-name="ce1">
            <text:p>2999360</text:p>
          </table:table-cell>
          <table:table-cell office:value-type="float" office:value="1313060" table:style-name="ce1">
            <text:p>1313060</text:p>
          </table:table-cell>
          <table:table-cell office:value-type="float" office:value="9683710" table:style-name="ce1">
            <text:p>9683710</text:p>
          </table:table-cell>
          <table:table-cell office:value-type="float" office:value="19266200" table:style-name="ce1">
            <text:p>19266200</text:p>
          </table:table-cell>
          <table:table-cell office:value-type="float" office:value="2015530" table:style-name="ce1">
            <text:p>2015530</text:p>
          </table:table-cell>
          <table:table-cell office:value-type="float" office:value="81838300" table:style-name="ce1">
            <text:p>81838300</text:p>
          </table:table-cell>
          <table:table-cell office:value-type="float" office:value="25867300" table:style-name="ce1">
            <text:p>25867300</text:p>
          </table:table-cell>
          <table:table-cell office:value-type="float" office:value="5943200" table:style-name="ce1">
            <text:p>5943200</text:p>
          </table:table-cell>
          <table:table-cell office:value-type="float" office:value="18629300" table:style-name="ce1">
            <text:p>18629300</text:p>
          </table:table-cell>
          <table:table-cell office:value-type="float" office:value="867031" table:style-name="ce1">
            <text:p>867031</text:p>
          </table:table-cell>
          <table:table-cell office:value-type="float" office:value="42061200" table:style-name="ce1">
            <text:p>42061200</text:p>
          </table:table-cell>
          <table:table-cell office:value-type="float" office:value="2848170" table:style-name="ce1">
            <text:p>2848170</text:p>
          </table:table-cell>
          <table:table-cell office:value-type="float" office:value="78728300" table:style-name="ce1">
            <text:p>78728300</text:p>
          </table:table-cell>
          <table:table-cell office:value-type="float" office:value="6556470" table:style-name="ce1">
            <text:p>6556470</text:p>
          </table:table-cell>
          <table:table-cell office:value-type="float" office:value="10428800" table:style-name="ce1">
            <text:p>10428800</text:p>
          </table:table-cell>
          <table:table-cell office:value-type="float" office:value="219700000" table:style-name="ce1">
            <text:p>219700000</text:p>
          </table:table-cell>
          <table:table-cell office:value-type="float" office:value="60155700" table:style-name="ce1">
            <text:p>60155700</text:p>
          </table:table-cell>
          <table:table-cell office:value-type="float" office:value="197025000" table:style-name="ce1">
            <text:p>197025000</text:p>
          </table:table-cell>
          <table:table-cell office:value-type="float" office:value="703035" table:style-name="ce1">
            <text:p>703035</text:p>
          </table:table-cell>
          <table:table-cell office:value-type="float" office:value="0.24784320362827369" table:formula="of:=1 / LOG(SQRT(AVERAGE([.B8:.U8])))" table:style-name="ce1">
            <text:p>0.247843204</text:p>
          </table:table-cell>
          <table:table-cell table:number-columns-repeated="1636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3785000" table:style-name="ce1">
            <text:p>673785000</text:p>
          </table:table-cell>
          <table:table-cell office:value-type="float" office:value="1308650" table:style-name="ce1">
            <text:p>1308650</text:p>
          </table:table-cell>
          <table:table-cell office:value-type="float" office:value="1314350" table:style-name="ce1">
            <text:p>1314350</text:p>
          </table:table-cell>
          <table:table-cell office:value-type="float" office:value="22445100000" table:style-name="ce1">
            <text:p>22445100000</text:p>
          </table:table-cell>
          <table:table-cell office:value-type="float" office:value="963621" table:style-name="ce1">
            <text:p>963621</text:p>
          </table:table-cell>
          <table:table-cell office:value-type="float" office:value="1051610" table:style-name="ce1">
            <text:p>1051610</text:p>
          </table:table-cell>
          <table:table-cell office:value-type="float" office:value="3.48643E+31" table:style-name="ce1">
            <text:p>3.48643E+31</text:p>
          </table:table-cell>
          <table:table-cell office:value-type="float" office:value="95516000000" table:style-name="ce1">
            <text:p>95516000000</text:p>
          </table:table-cell>
          <table:table-cell office:value-type="float" office:value="383723" table:style-name="ce1">
            <text:p>383723</text:p>
          </table:table-cell>
          <table:table-cell office:value-type="float" office:value="656736" table:style-name="ce1">
            <text:p>656736</text:p>
          </table:table-cell>
          <table:table-cell office:value-type="float" office:value="23917900000" table:style-name="ce1">
            <text:p>23917900000</text:p>
          </table:table-cell>
          <table:table-cell office:value-type="float" office:value="91209600" table:style-name="ce1">
            <text:p>91209600</text:p>
          </table:table-cell>
          <table:table-cell office:value-type="float" office:value="17673900" table:style-name="ce1">
            <text:p>17673900</text:p>
          </table:table-cell>
          <table:table-cell office:value-type="float" office:value="316155000000" table:style-name="ce1">
            <text:p>3.16155E+11</text:p>
          </table:table-cell>
          <table:table-cell office:value-type="float" office:value="8446880" table:style-name="ce1">
            <text:p>8446880</text:p>
          </table:table-cell>
          <table:table-cell office:value-type="float" office:value="4563050" table:style-name="ce1">
            <text:p>4563050</text:p>
          </table:table-cell>
          <table:table-cell office:value-type="float" office:value="421607" table:style-name="ce1">
            <text:p>421607</text:p>
          </table:table-cell>
          <table:table-cell office:value-type="float" office:value="514012" table:style-name="ce1">
            <text:p>514012</text:p>
          </table:table-cell>
          <table:table-cell office:value-type="float" office:value="1468140000" table:style-name="ce1">
            <text:p>1468140000</text:p>
          </table:table-cell>
          <table:table-cell office:value-type="float" office:value="322226000" table:style-name="ce1">
            <text:p>322226000</text:p>
          </table:table-cell>
          <table:table-cell office:value-type="float" office:value="6.6134611612573516E-2" table:formula="of:=1 / LOG(SQRT(AVERAGE([.B9:.U9])))" table:style-name="ce1">
            <text:p>0.066134612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08630" table:style-name="ce1">
            <text:p>3808630</text:p>
          </table:table-cell>
          <table:table-cell office:value-type="float" office:value="9194560" table:style-name="ce1">
            <text:p>9194560</text:p>
          </table:table-cell>
          <table:table-cell office:value-type="float" office:value="7787650" table:style-name="ce1">
            <text:p>7787650</text:p>
          </table:table-cell>
          <table:table-cell office:value-type="float" office:value="1908890" table:style-name="ce1">
            <text:p>1908890</text:p>
          </table:table-cell>
          <table:table-cell office:value-type="float" office:value="14824700" table:style-name="ce1">
            <text:p>14824700</text:p>
          </table:table-cell>
          <table:table-cell office:value-type="float" office:value="215953" table:style-name="ce1">
            <text:p>215953</text:p>
          </table:table-cell>
          <table:table-cell office:value-type="float" office:value="1.75444E+30" table:style-name="ce1">
            <text:p>1.75444E+30</text:p>
          </table:table-cell>
          <table:table-cell office:value-type="float" office:value="32005600" table:style-name="ce1">
            <text:p>32005600</text:p>
          </table:table-cell>
          <table:table-cell office:value-type="float" office:value="70060600" table:style-name="ce1">
            <text:p>70060600</text:p>
          </table:table-cell>
          <table:table-cell office:value-type="float" office:value="406556" table:style-name="ce1">
            <text:p>406556</text:p>
          </table:table-cell>
          <table:table-cell office:value-type="float" office:value="372846" table:style-name="ce1">
            <text:p>372846</text:p>
          </table:table-cell>
          <table:table-cell office:value-type="float" office:value="1811540" table:style-name="ce1">
            <text:p>1811540</text:p>
          </table:table-cell>
          <table:table-cell office:value-type="float" office:value="122707000" table:style-name="ce1">
            <text:p>122707000</text:p>
          </table:table-cell>
          <table:table-cell office:value-type="float" office:value="924933" table:style-name="ce1">
            <text:p>924933</text:p>
          </table:table-cell>
          <table:table-cell office:value-type="float" office:value="361988000" table:style-name="ce1">
            <text:p>361988000</text:p>
          </table:table-cell>
          <table:table-cell office:value-type="float" office:value="9109890" table:style-name="ce1">
            <text:p>9109890</text:p>
          </table:table-cell>
          <table:table-cell office:value-type="float" office:value="189431" table:style-name="ce1">
            <text:p>189431</text:p>
          </table:table-cell>
          <table:table-cell office:value-type="float" office:value="213287" table:style-name="ce1">
            <text:p>213287</text:p>
          </table:table-cell>
          <table:table-cell office:value-type="float" office:value="156470000" table:style-name="ce1">
            <text:p>156470000</text:p>
          </table:table-cell>
          <table:table-cell office:value-type="float" office:value="4050530" table:style-name="ce1">
            <text:p>4050530</text:p>
          </table:table-cell>
          <table:table-cell office:value-type="float" office:value="6.9101078009340205E-2" table:formula="of:=1 / LOG(SQRT(AVERAGE([.B10:.U10])))" table:style-name="ce1">
            <text:p>0.069101078</text:p>
          </table:table-cell>
          <table:table-cell table:number-columns-repeated="1636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278200" table:style-name="ce1">
            <text:p>17278200</text:p>
          </table:table-cell>
          <table:table-cell office:value-type="float" office:value="39371600" table:style-name="ce1">
            <text:p>39371600</text:p>
          </table:table-cell>
          <table:table-cell office:value-type="float" office:value="645370" table:style-name="ce1">
            <text:p>645370</text:p>
          </table:table-cell>
          <table:table-cell office:value-type="float" office:value="738920" table:style-name="ce1">
            <text:p>738920</text:p>
          </table:table-cell>
          <table:table-cell office:value-type="float" office:value="9338110" table:style-name="ce1">
            <text:p>9338110</text:p>
          </table:table-cell>
          <table:table-cell office:value-type="float" office:value="278364" table:style-name="ce1">
            <text:p>278364</text:p>
          </table:table-cell>
          <table:table-cell office:value-type="float" office:value="3219070" table:style-name="ce1">
            <text:p>3219070</text:p>
          </table:table-cell>
          <table:table-cell office:value-type="float" office:value="17008500" table:style-name="ce1">
            <text:p>17008500</text:p>
          </table:table-cell>
          <table:table-cell office:value-type="float" office:value="14198100" table:style-name="ce1">
            <text:p>14198100</text:p>
          </table:table-cell>
          <table:table-cell office:value-type="float" office:value="549473" table:style-name="ce1">
            <text:p>549473</text:p>
          </table:table-cell>
          <table:table-cell office:value-type="float" office:value="6720570" table:style-name="ce1">
            <text:p>6720570</text:p>
          </table:table-cell>
          <table:table-cell office:value-type="float" office:value="8.5835199999999998E+29" table:style-name="ce1">
            <text:p>8.58352E+29</text:p>
          </table:table-cell>
          <table:table-cell office:value-type="float" office:value="762676000000" table:style-name="ce1">
            <text:p>7.62676E+11</text:p>
          </table:table-cell>
          <table:table-cell office:value-type="float" office:value="2816620" table:style-name="ce1">
            <text:p>2816620</text:p>
          </table:table-cell>
          <table:table-cell office:value-type="float" office:value="650749" table:style-name="ce1">
            <text:p>650749</text:p>
          </table:table-cell>
          <table:table-cell office:value-type="float" office:value="365742" table:style-name="ce1">
            <text:p>365742</text:p>
          </table:table-cell>
          <table:table-cell office:value-type="float" office:value="2166760000000" table:style-name="ce1">
            <text:p>2.16676E+12</text:p>
          </table:table-cell>
          <table:table-cell office:value-type="float" office:value="8851920" table:style-name="ce1">
            <text:p>8851920</text:p>
          </table:table-cell>
          <table:table-cell office:value-type="float" office:value="77673200" table:style-name="ce1">
            <text:p>77673200</text:p>
          </table:table-cell>
          <table:table-cell office:value-type="float" office:value="299412" table:style-name="ce1">
            <text:p>299412</text:p>
          </table:table-cell>
          <table:table-cell office:value-type="float" office:value="6.985036375876981E-2" table:formula="of:=1 / LOG(SQRT(AVERAGE([.B11:.U11])))" table:style-name="ce1">
            <text:p>0.069850364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104840000" table:style-name="ce1">
            <text:p>5104840000</text:p>
          </table:table-cell>
          <table:table-cell office:value-type="float" office:value="274657" table:style-name="ce1">
            <text:p>274657</text:p>
          </table:table-cell>
          <table:table-cell office:value-type="float" office:value="456126" table:style-name="ce1">
            <text:p>456126</text:p>
          </table:table-cell>
          <table:table-cell office:value-type="float" office:value="29538500" table:style-name="ce1">
            <text:p>29538500</text:p>
          </table:table-cell>
          <table:table-cell office:value-type="float" office:value="603863" table:style-name="ce1">
            <text:p>603863</text:p>
          </table:table-cell>
          <table:table-cell office:value-type="float" office:value="88085500" table:style-name="ce1">
            <text:p>88085500</text:p>
          </table:table-cell>
          <table:table-cell office:value-type="float" office:value="161603000" table:style-name="ce1">
            <text:p>161603000</text:p>
          </table:table-cell>
          <table:table-cell office:value-type="float" office:value="2357570" table:style-name="ce1">
            <text:p>2357570</text:p>
          </table:table-cell>
          <table:table-cell office:value-type="float" office:value="17050700" table:style-name="ce1">
            <text:p>17050700</text:p>
          </table:table-cell>
          <table:table-cell office:value-type="float" office:value="212755000" table:style-name="ce1">
            <text:p>212755000</text:p>
          </table:table-cell>
          <table:table-cell office:value-type="float" office:value="111059" table:style-name="ce1">
            <text:p>111059</text:p>
          </table:table-cell>
          <table:table-cell office:value-type="float" office:value="1340500000" table:style-name="ce1">
            <text:p>1340500000</text:p>
          </table:table-cell>
          <table:table-cell office:value-type="float" office:value="224114000000" table:style-name="ce1">
            <text:p>2.24114E+11</text:p>
          </table:table-cell>
          <table:table-cell office:value-type="float" office:value="2456030000" table:style-name="ce1">
            <text:p>2456030000</text:p>
          </table:table-cell>
          <table:table-cell office:value-type="float" office:value="2286320000" table:style-name="ce1">
            <text:p>2286320000</text:p>
          </table:table-cell>
          <table:table-cell office:value-type="float" office:value="1957560" table:style-name="ce1">
            <text:p>1957560</text:p>
          </table:table-cell>
          <table:table-cell office:value-type="float" office:value="187863" table:style-name="ce1">
            <text:p>187863</text:p>
          </table:table-cell>
          <table:table-cell office:value-type="float" office:value="53333.3" table:style-name="ce1">
            <text:p>53333.3</text:p>
          </table:table-cell>
          <table:table-cell office:value-type="float" office:value="8168450" table:style-name="ce1">
            <text:p>8168450</text:p>
          </table:table-cell>
          <table:table-cell office:value-type="float" office:value="537704" table:style-name="ce1">
            <text:p>537704</text:p>
          </table:table-cell>
          <table:table-cell office:value-type="float" office:value="0.19857895626082334" table:formula="of:=1 / LOG(SQRT(AVERAGE([.B12:.U12])))" table:style-name="ce1">
            <text:p>0.198578956</text:p>
          </table:table-cell>
          <table:table-cell table:number-columns-repeated="1636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35150000" table:style-name="ce1">
            <text:p>1235150000</text:p>
          </table:table-cell>
          <table:table-cell office:value-type="float" office:value="866612" table:style-name="ce1">
            <text:p>866612</text:p>
          </table:table-cell>
          <table:table-cell office:value-type="float" office:value="393625000" table:style-name="ce1">
            <text:p>393625000</text:p>
          </table:table-cell>
          <table:table-cell office:value-type="float" office:value="106582000" table:style-name="ce1">
            <text:p>106582000</text:p>
          </table:table-cell>
          <table:table-cell office:value-type="float" office:value="35144.199999999997" table:style-name="ce1">
            <text:p>35144.2</text:p>
          </table:table-cell>
          <table:table-cell office:value-type="float" office:value="650756" table:style-name="ce1">
            <text:p>650756</text:p>
          </table:table-cell>
          <table:table-cell office:value-type="float" office:value="5802060" table:style-name="ce1">
            <text:p>5802060</text:p>
          </table:table-cell>
          <table:table-cell office:value-type="float" office:value="406823" table:style-name="ce1">
            <text:p>406823</text:p>
          </table:table-cell>
          <table:table-cell office:value-type="float" office:value="168743000" table:style-name="ce1">
            <text:p>168743000</text:p>
          </table:table-cell>
          <table:table-cell office:value-type="float" office:value="177469" table:style-name="ce1">
            <text:p>177469</text:p>
          </table:table-cell>
          <table:table-cell office:value-type="float" office:value="10258600" table:style-name="ce1">
            <text:p>10258600</text:p>
          </table:table-cell>
          <table:table-cell office:value-type="float" office:value="908898000" table:style-name="ce1">
            <text:p>908898000</text:p>
          </table:table-cell>
          <table:table-cell office:value-type="float" office:value="3067100000" table:style-name="ce1">
            <text:p>3067100000</text:p>
          </table:table-cell>
          <table:table-cell office:value-type="float" office:value="10378100000" table:style-name="ce1">
            <text:p>10378100000</text:p>
          </table:table-cell>
          <table:table-cell office:value-type="float" office:value="903852000" table:style-name="ce1">
            <text:p>903852000</text:p>
          </table:table-cell>
          <table:table-cell office:value-type="float" office:value="590931" table:style-name="ce1">
            <text:p>590931</text:p>
          </table:table-cell>
          <table:table-cell office:value-type="float" office:value="224761000" table:style-name="ce1">
            <text:p>224761000</text:p>
          </table:table-cell>
          <table:table-cell office:value-type="float" office:value="702116" table:style-name="ce1">
            <text:p>702116</text:p>
          </table:table-cell>
          <table:table-cell office:value-type="float" office:value="33673900" table:style-name="ce1">
            <text:p>33673900</text:p>
          </table:table-cell>
          <table:table-cell office:value-type="float" office:value="2294020000" table:style-name="ce1">
            <text:p>2294020000</text:p>
          </table:table-cell>
          <table:table-cell office:value-type="float" office:value="0.2223658946250707" table:formula="of:=1 / LOG(SQRT(AVERAGE([.B13:.U13])))" table:style-name="ce1">
            <text:p>0.222365895</text:p>
          </table:table-cell>
          <table:table-cell table:number-columns-repeated="1636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7374000" table:style-name="ce1">
            <text:p>147374000</text:p>
          </table:table-cell>
          <table:table-cell office:value-type="float" office:value="149340" table:style-name="ce1">
            <text:p>149340</text:p>
          </table:table-cell>
          <table:table-cell office:value-type="float" office:value="230299" table:style-name="ce1">
            <text:p>230299</text:p>
          </table:table-cell>
          <table:table-cell office:value-type="float" office:value="49077100" table:style-name="ce1">
            <text:p>49077100</text:p>
          </table:table-cell>
          <table:table-cell office:value-type="float" office:value="4694150000" table:style-name="ce1">
            <text:p>4694150000</text:p>
          </table:table-cell>
          <table:table-cell office:value-type="float" office:value="9511410" table:style-name="ce1">
            <text:p>9511410</text:p>
          </table:table-cell>
          <table:table-cell office:value-type="float" office:value="1530540" table:style-name="ce1">
            <text:p>1530540</text:p>
          </table:table-cell>
          <table:table-cell office:value-type="float" office:value="947742" table:style-name="ce1">
            <text:p>947742</text:p>
          </table:table-cell>
          <table:table-cell office:value-type="float" office:value="7138680" table:style-name="ce1">
            <text:p>7138680</text:p>
          </table:table-cell>
          <table:table-cell office:value-type="float" office:value="20555.3" table:style-name="ce1">
            <text:p>20555.3</text:p>
          </table:table-cell>
          <table:table-cell office:value-type="float" office:value="605610" table:style-name="ce1">
            <text:p>605610</text:p>
          </table:table-cell>
          <table:table-cell office:value-type="float" office:value="52578900000000" table:style-name="ce1">
            <text:p>5.25789E+13</text:p>
          </table:table-cell>
          <table:table-cell office:value-type="float" office:value="70980500" table:style-name="ce1">
            <text:p>70980500</text:p>
          </table:table-cell>
          <table:table-cell office:value-type="float" office:value="166046000" table:style-name="ce1">
            <text:p>166046000</text:p>
          </table:table-cell>
          <table:table-cell office:value-type="float" office:value="3525400" table:style-name="ce1">
            <text:p>3525400</text:p>
          </table:table-cell>
          <table:table-cell office:value-type="float" office:value="32333100" table:style-name="ce1">
            <text:p>32333100</text:p>
          </table:table-cell>
          <table:table-cell office:value-type="float" office:value="41697.5" table:style-name="ce1">
            <text:p>41697.5</text:p>
          </table:table-cell>
          <table:table-cell office:value-type="float" office:value="306473" table:style-name="ce1">
            <text:p>306473</text:p>
          </table:table-cell>
          <table:table-cell office:value-type="float" office:value="229671000" table:style-name="ce1">
            <text:p>229671000</text:p>
          </table:table-cell>
          <table:table-cell office:value-type="float" office:value="19999000" table:style-name="ce1">
            <text:p>19999000</text:p>
          </table:table-cell>
          <table:table-cell office:value-type="float" office:value="0.16103284691315387" table:formula="of:=1 / LOG(SQRT(AVERAGE([.B14:.U14])))" table:style-name="ce1">
            <text:p>0.161032847</text:p>
          </table:table-cell>
          <table:table-cell table:number-columns-repeated="1636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1556000" table:style-name="ce1">
            <text:p>161556000</text:p>
          </table:table-cell>
          <table:table-cell office:value-type="float" office:value="27356800000" table:style-name="ce1">
            <text:p>27356800000</text:p>
          </table:table-cell>
          <table:table-cell office:value-type="float" office:value="140417" table:style-name="ce1">
            <text:p>140417</text:p>
          </table:table-cell>
          <table:table-cell office:value-type="float" office:value="820580" table:style-name="ce1">
            <text:p>820580</text:p>
          </table:table-cell>
          <table:table-cell office:value-type="float" office:value="1840930" table:style-name="ce1">
            <text:p>1840930</text:p>
          </table:table-cell>
          <table:table-cell office:value-type="float" office:value="7747750" table:style-name="ce1">
            <text:p>7747750</text:p>
          </table:table-cell>
          <table:table-cell office:value-type="float" office:value="487969000" table:style-name="ce1">
            <text:p>487969000</text:p>
          </table:table-cell>
          <table:table-cell office:value-type="float" office:value="718839" table:style-name="ce1">
            <text:p>718839</text:p>
          </table:table-cell>
          <table:table-cell office:value-type="float" office:value="50254200" table:style-name="ce1">
            <text:p>50254200</text:p>
          </table:table-cell>
          <table:table-cell office:value-type="float" office:value="134724" table:style-name="ce1">
            <text:p>134724</text:p>
          </table:table-cell>
          <table:table-cell office:value-type="float" office:value="550480" table:style-name="ce1">
            <text:p>550480</text:p>
          </table:table-cell>
          <table:table-cell office:value-type="float" office:value="518800" table:style-name="ce1">
            <text:p>518800</text:p>
          </table:table-cell>
          <table:table-cell office:value-type="float" office:value="2828490" table:style-name="ce1">
            <text:p>2828490</text:p>
          </table:table-cell>
          <table:table-cell office:value-type="float" office:value="180963000" table:style-name="ce1">
            <text:p>180963000</text:p>
          </table:table-cell>
          <table:table-cell office:value-type="float" office:value="72550800" table:style-name="ce1">
            <text:p>72550800</text:p>
          </table:table-cell>
          <table:table-cell office:value-type="float" office:value="936987" table:style-name="ce1">
            <text:p>936987</text:p>
          </table:table-cell>
          <table:table-cell office:value-type="float" office:value="95183.2" table:style-name="ce1">
            <text:p>95183.2</text:p>
          </table:table-cell>
          <table:table-cell office:value-type="float" office:value="115296000" table:style-name="ce1">
            <text:p>115296000</text:p>
          </table:table-cell>
          <table:table-cell office:value-type="float" office:value="6627030000" table:style-name="ce1">
            <text:p>6627030000</text:p>
          </table:table-cell>
          <table:table-cell office:value-type="float" office:value="332057" table:style-name="ce1">
            <text:p>332057</text:p>
          </table:table-cell>
          <table:table-cell office:value-type="float" office:value="0.21635902651577824" table:formula="of:=1 / LOG(SQRT(AVERAGE([.B15:.U15])))" table:style-name="ce1">
            <text:p>0.216359027</text:p>
          </table:table-cell>
          <table:table-cell table:number-columns-repeated="1636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96640" table:style-name="ce1">
            <text:p>3596640</text:p>
          </table:table-cell>
          <table:table-cell office:value-type="float" office:value="9024690" table:style-name="ce1">
            <text:p>9024690</text:p>
          </table:table-cell>
          <table:table-cell office:value-type="float" office:value="225776" table:style-name="ce1">
            <text:p>225776</text:p>
          </table:table-cell>
          <table:table-cell office:value-type="float" office:value="90649400" table:style-name="ce1">
            <text:p>90649400</text:p>
          </table:table-cell>
          <table:table-cell office:value-type="float" office:value="1484070" table:style-name="ce1">
            <text:p>1484070</text:p>
          </table:table-cell>
          <table:table-cell office:value-type="float" office:value="107669000000" table:style-name="ce1">
            <text:p>1.07669E+11</text:p>
          </table:table-cell>
          <table:table-cell office:value-type="float" office:value="11708000" table:style-name="ce1">
            <text:p>11708000</text:p>
          </table:table-cell>
          <table:table-cell office:value-type="float" office:value="2477750" table:style-name="ce1">
            <text:p>2477750</text:p>
          </table:table-cell>
          <table:table-cell office:value-type="float" office:value="1751200" table:style-name="ce1">
            <text:p>1751200</text:p>
          </table:table-cell>
          <table:table-cell office:value-type="float" office:value="32099.200000000001" table:style-name="ce1">
            <text:p>32099.2</text:p>
          </table:table-cell>
          <table:table-cell office:value-type="float" office:value="53023700" table:style-name="ce1">
            <text:p>53023700</text:p>
          </table:table-cell>
          <table:table-cell office:value-type="float" office:value="2015810" table:style-name="ce1">
            <text:p>2015810</text:p>
          </table:table-cell>
          <table:table-cell office:value-type="float" office:value="103304000" table:style-name="ce1">
            <text:p>103304000</text:p>
          </table:table-cell>
          <table:table-cell office:value-type="float" office:value="116425000" table:style-name="ce1">
            <text:p>116425000</text:p>
          </table:table-cell>
          <table:table-cell office:value-type="float" office:value="13366900" table:style-name="ce1">
            <text:p>13366900</text:p>
          </table:table-cell>
          <table:table-cell office:value-type="float" office:value="382713000" table:style-name="ce1">
            <text:p>382713000</text:p>
          </table:table-cell>
          <table:table-cell office:value-type="float" office:value="176801" table:style-name="ce1">
            <text:p>176801</text:p>
          </table:table-cell>
          <table:table-cell office:value-type="float" office:value="765686" table:style-name="ce1">
            <text:p>765686</text:p>
          </table:table-cell>
          <table:table-cell office:value-type="float" office:value="510761000000" table:style-name="ce1">
            <text:p>5.10761E+11</text:p>
          </table:table-cell>
          <table:table-cell office:value-type="float" office:value="201987" table:style-name="ce1">
            <text:p>201987</text:p>
          </table:table-cell>
          <table:table-cell office:value-type="float" office:value="0.19064292054448168" table:formula="of:=1 / LOG(SQRT(AVERAGE([.B16:.U16])))" table:style-name="ce1">
            <text:p>0.190642921</text:p>
          </table:table-cell>
          <table:table-cell table:number-columns-repeated="1636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56200000" table:style-name="ce1">
            <text:p>1256200000</text:p>
          </table:table-cell>
          <table:table-cell office:value-type="float" office:value="383805" table:style-name="ce1">
            <text:p>383805</text:p>
          </table:table-cell>
          <table:table-cell office:value-type="float" office:value="190715" table:style-name="ce1">
            <text:p>190715</text:p>
          </table:table-cell>
          <table:table-cell office:value-type="float" office:value="2655080000" table:style-name="ce1">
            <text:p>2655080000</text:p>
          </table:table-cell>
          <table:table-cell office:value-type="float" office:value="2806530" table:style-name="ce1">
            <text:p>2806530</text:p>
          </table:table-cell>
          <table:table-cell office:value-type="float" office:value="157098000" table:style-name="ce1">
            <text:p>157098000</text:p>
          </table:table-cell>
          <table:table-cell office:value-type="float" office:value="687849" table:style-name="ce1">
            <text:p>687849</text:p>
          </table:table-cell>
          <table:table-cell office:value-type="float" office:value="197923" table:style-name="ce1">
            <text:p>197923</text:p>
          </table:table-cell>
          <table:table-cell office:value-type="float" office:value="502548" table:style-name="ce1">
            <text:p>502548</text:p>
          </table:table-cell>
          <table:table-cell office:value-type="float" office:value="34133" table:style-name="ce1">
            <text:p>34133</text:p>
          </table:table-cell>
          <table:table-cell office:value-type="float" office:value="49007300" table:style-name="ce1">
            <text:p>49007300</text:p>
          </table:table-cell>
          <table:table-cell office:value-type="float" office:value="30031800" table:style-name="ce1">
            <text:p>30031800</text:p>
          </table:table-cell>
          <table:table-cell office:value-type="float" office:value="59259900" table:style-name="ce1">
            <text:p>59259900</text:p>
          </table:table-cell>
          <table:table-cell office:value-type="float" office:value="1395940000" table:style-name="ce1">
            <text:p>1395940000</text:p>
          </table:table-cell>
          <table:table-cell office:value-type="float" office:value="9448470000" table:style-name="ce1">
            <text:p>9448470000</text:p>
          </table:table-cell>
          <table:table-cell office:value-type="float" office:value="290982" table:style-name="ce1">
            <text:p>290982</text:p>
          </table:table-cell>
          <table:table-cell office:value-type="float" office:value="31933700" table:style-name="ce1">
            <text:p>31933700</text:p>
          </table:table-cell>
          <table:table-cell office:value-type="float" office:value="144389" table:style-name="ce1">
            <text:p>144389</text:p>
          </table:table-cell>
          <table:table-cell office:value-type="float" office:value="4814710000" table:style-name="ce1">
            <text:p>4814710000</text:p>
          </table:table-cell>
          <table:table-cell office:value-type="float" office:value="429358" table:style-name="ce1">
            <text:p>429358</text:p>
          </table:table-cell>
          <table:table-cell office:value-type="float" office:value="0.22227415405498591" table:formula="of:=1 / LOG(SQRT(AVERAGE([.B17:.U17])))" table:style-name="ce1">
            <text:p>0.222274154</text:p>
          </table:table-cell>
          <table:table-cell table:number-columns-repeated="1636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326400000" table:style-name="ce1">
            <text:p>13326400000</text:p>
          </table:table-cell>
          <table:table-cell office:value-type="float" office:value="180202" table:style-name="ce1">
            <text:p>180202</text:p>
          </table:table-cell>
          <table:table-cell office:value-type="float" office:value="103120" table:style-name="ce1">
            <text:p>103120</text:p>
          </table:table-cell>
          <table:table-cell office:value-type="float" office:value="1126740" table:style-name="ce1">
            <text:p>1126740</text:p>
          </table:table-cell>
          <table:table-cell office:value-type="float" office:value="2034580" table:style-name="ce1">
            <text:p>2034580</text:p>
          </table:table-cell>
          <table:table-cell office:value-type="float" office:value="6.6457100000000003E+28" table:style-name="ce1">
            <text:p>6.64571E+28</text:p>
          </table:table-cell>
          <table:table-cell office:value-type="float" office:value="13156000" table:style-name="ce1">
            <text:p>13156000</text:p>
          </table:table-cell>
          <table:table-cell office:value-type="float" office:value="55422000" table:style-name="ce1">
            <text:p>55422000</text:p>
          </table:table-cell>
          <table:table-cell office:value-type="float" office:value="5789650" table:style-name="ce1">
            <text:p>5789650</text:p>
          </table:table-cell>
          <table:table-cell office:value-type="float" office:value="31751.5" table:style-name="ce1">
            <text:p>31751.5</text:p>
          </table:table-cell>
          <table:table-cell office:value-type="float" office:value="304288" table:style-name="ce1">
            <text:p>304288</text:p>
          </table:table-cell>
          <table:table-cell office:value-type="float" office:value="36315300" table:style-name="ce1">
            <text:p>36315300</text:p>
          </table:table-cell>
          <table:table-cell office:value-type="float" office:value="1422810000" table:style-name="ce1">
            <text:p>1422810000</text:p>
          </table:table-cell>
          <table:table-cell office:value-type="float" office:value="2794070" table:style-name="ce1">
            <text:p>2794070</text:p>
          </table:table-cell>
          <table:table-cell office:value-type="float" office:value="2280980000" table:style-name="ce1">
            <text:p>2280980000</text:p>
          </table:table-cell>
          <table:table-cell office:value-type="float" office:value="44119600" table:style-name="ce1">
            <text:p>44119600</text:p>
          </table:table-cell>
          <table:table-cell office:value-type="float" office:value="2391340000" table:style-name="ce1">
            <text:p>2391340000</text:p>
          </table:table-cell>
          <table:table-cell office:value-type="float" office:value="12026400" table:style-name="ce1">
            <text:p>12026400</text:p>
          </table:table-cell>
          <table:table-cell office:value-type="float" office:value="9921500000" table:style-name="ce1">
            <text:p>9921500000</text:p>
          </table:table-cell>
          <table:table-cell office:value-type="float" office:value="2304850000" table:style-name="ce1">
            <text:p>2304850000</text:p>
          </table:table-cell>
          <table:table-cell office:value-type="float" office:value="7.2670427566135828E-2" table:formula="of:=1 / LOG(SQRT(AVERAGE([.B18:.U18])))" table:style-name="ce1">
            <text:p>0.072670428</text:p>
          </table:table-cell>
          <table:table-cell table:number-columns-repeated="1636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7017000" table:style-name="ce1">
            <text:p>437017000</text:p>
          </table:table-cell>
          <table:table-cell office:value-type="float" office:value="173193" table:style-name="ce1">
            <text:p>173193</text:p>
          </table:table-cell>
          <table:table-cell office:value-type="float" office:value="807710" table:style-name="ce1">
            <text:p>807710</text:p>
          </table:table-cell>
          <table:table-cell office:value-type="float" office:value="276238" table:style-name="ce1">
            <text:p>276238</text:p>
          </table:table-cell>
          <table:table-cell office:value-type="float" office:value="287301" table:style-name="ce1">
            <text:p>287301</text:p>
          </table:table-cell>
          <table:table-cell office:value-type="float" office:value="261072000" table:style-name="ce1">
            <text:p>261072000</text:p>
          </table:table-cell>
          <table:table-cell office:value-type="float" office:value="883271" table:style-name="ce1">
            <text:p>883271</text:p>
          </table:table-cell>
          <table:table-cell office:value-type="float" office:value="7457220" table:style-name="ce1">
            <text:p>7457220</text:p>
          </table:table-cell>
          <table:table-cell office:value-type="float" office:value="7926440" table:style-name="ce1">
            <text:p>7926440</text:p>
          </table:table-cell>
          <table:table-cell office:value-type="float" office:value="93532.5" table:style-name="ce1">
            <text:p>93532.5</text:p>
          </table:table-cell>
          <table:table-cell office:value-type="float" office:value="3155330" table:style-name="ce1">
            <text:p>3155330</text:p>
          </table:table-cell>
          <table:table-cell office:value-type="float" office:value="1670480000" table:style-name="ce1">
            <text:p>1670480000</text:p>
          </table:table-cell>
          <table:table-cell office:value-type="float" office:value="1410670000" table:style-name="ce1">
            <text:p>1410670000</text:p>
          </table:table-cell>
          <table:table-cell office:value-type="float" office:value="14336500" table:style-name="ce1">
            <text:p>14336500</text:p>
          </table:table-cell>
          <table:table-cell office:value-type="float" office:value="848121000" table:style-name="ce1">
            <text:p>848121000</text:p>
          </table:table-cell>
          <table:table-cell office:value-type="float" office:value="511988" table:style-name="ce1">
            <text:p>511988</text:p>
          </table:table-cell>
          <table:table-cell office:value-type="float" office:value="810512" table:style-name="ce1">
            <text:p>810512</text:p>
          </table:table-cell>
          <table:table-cell office:value-type="float" office:value="1020550" table:style-name="ce1">
            <text:p>1020550</text:p>
          </table:table-cell>
          <table:table-cell office:value-type="float" office:value="1997080000" table:style-name="ce1">
            <text:p>1997080000</text:p>
          </table:table-cell>
          <table:table-cell office:value-type="float" office:value="2.5353E+27" table:style-name="ce1">
            <text:p>2.5353E+27</text:p>
          </table:table-cell>
          <table:table-cell office:value-type="float" office:value="7.6619547522437798E-2" table:formula="of:=1 / LOG(SQRT(AVERAGE([.B19:.U19])))" table:style-name="ce1">
            <text:p>0.076619548</text:p>
          </table:table-cell>
          <table:table-cell table:number-columns-repeated="1636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1115100" table:style-name="ce1">
            <text:p>61115100</text:p>
          </table:table-cell>
          <table:table-cell office:value-type="float" office:value="118016" table:style-name="ce1">
            <text:p>118016</text:p>
          </table:table-cell>
          <table:table-cell office:value-type="float" office:value="145063" table:style-name="ce1">
            <text:p>145063</text:p>
          </table:table-cell>
          <table:table-cell office:value-type="float" office:value="377821" table:style-name="ce1">
            <text:p>377821</text:p>
          </table:table-cell>
          <table:table-cell office:value-type="float" office:value="1917510" table:style-name="ce1">
            <text:p>1917510</text:p>
          </table:table-cell>
          <table:table-cell office:value-type="float" office:value="321685000" table:style-name="ce1">
            <text:p>321685000</text:p>
          </table:table-cell>
          <table:table-cell office:value-type="float" office:value="857681" table:style-name="ce1">
            <text:p>857681</text:p>
          </table:table-cell>
          <table:table-cell office:value-type="float" office:value="6098360" table:style-name="ce1">
            <text:p>6098360</text:p>
          </table:table-cell>
          <table:table-cell office:value-type="float" office:value="314654" table:style-name="ce1">
            <text:p>314654</text:p>
          </table:table-cell>
          <table:table-cell office:value-type="float" office:value="27638.1" table:style-name="ce1">
            <text:p>27638.1</text:p>
          </table:table-cell>
          <table:table-cell office:value-type="float" office:value="2651390000" table:style-name="ce1">
            <text:p>2651390000</text:p>
          </table:table-cell>
          <table:table-cell office:value-type="float" office:value="81221800" table:style-name="ce1">
            <text:p>81221800</text:p>
          </table:table-cell>
          <table:table-cell office:value-type="float" office:value="12313300" table:style-name="ce1">
            <text:p>12313300</text:p>
          </table:table-cell>
          <table:table-cell office:value-type="float" office:value="11584200" table:style-name="ce1">
            <text:p>11584200</text:p>
          </table:table-cell>
          <table:table-cell office:value-type="float" office:value="216826000" table:style-name="ce1">
            <text:p>216826000</text:p>
          </table:table-cell>
          <table:table-cell office:value-type="float" office:value="32279800" table:style-name="ce1">
            <text:p>32279800</text:p>
          </table:table-cell>
          <table:table-cell office:value-type="float" office:value="942182" table:style-name="ce1">
            <text:p>942182</text:p>
          </table:table-cell>
          <table:table-cell office:value-type="float" office:value="8964590" table:style-name="ce1">
            <text:p>8964590</text:p>
          </table:table-cell>
          <table:table-cell office:value-type="float" office:value="219322000" table:style-name="ce1">
            <text:p>219322000</text:p>
          </table:table-cell>
          <table:table-cell office:value-type="float" office:value="3.2958899999999999E+28" table:style-name="ce1">
            <text:p>3.29589E+28</text:p>
          </table:table-cell>
          <table:table-cell office:value-type="float" office:value="7.348363925679717E-2" table:formula="of:=1 / LOG(SQRT(AVERAGE([.B20:.U20])))" table:style-name="ce1">
            <text:p>0.073483639</text:p>
          </table:table-cell>
          <table:table-cell table:number-columns-repeated="1636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20310" table:style-name="ce1">
            <text:p>2820310</text:p>
          </table:table-cell>
          <table:table-cell office:value-type="float" office:value="299132" table:style-name="ce1">
            <text:p>299132</text:p>
          </table:table-cell>
          <table:table-cell office:value-type="float" office:value="81475.5" table:style-name="ce1">
            <text:p>81475.5</text:p>
          </table:table-cell>
          <table:table-cell office:value-type="float" office:value="733157" table:style-name="ce1">
            <text:p>733157</text:p>
          </table:table-cell>
          <table:table-cell office:value-type="float" office:value="141047" table:style-name="ce1">
            <text:p>141047</text:p>
          </table:table-cell>
          <table:table-cell office:value-type="float" office:value="1.2563600000000001E+28" table:style-name="ce1">
            <text:p>1.25636E+28</text:p>
          </table:table-cell>
          <table:table-cell office:value-type="float" office:value="1774740" table:style-name="ce1">
            <text:p>1774740</text:p>
          </table:table-cell>
          <table:table-cell office:value-type="float" office:value="4179930" table:style-name="ce1">
            <text:p>4179930</text:p>
          </table:table-cell>
          <table:table-cell office:value-type="float" office:value="2414780000" table:style-name="ce1">
            <text:p>2414780000</text:p>
          </table:table-cell>
          <table:table-cell office:value-type="float" office:value="99788.6" table:style-name="ce1">
            <text:p>99788.6</text:p>
          </table:table-cell>
          <table:table-cell office:value-type="float" office:value="936549" table:style-name="ce1">
            <text:p>936549</text:p>
          </table:table-cell>
          <table:table-cell office:value-type="float" office:value="14554100" table:style-name="ce1">
            <text:p>14554100</text:p>
          </table:table-cell>
          <table:table-cell office:value-type="float" office:value="187561" table:style-name="ce1">
            <text:p>187561</text:p>
          </table:table-cell>
          <table:table-cell office:value-type="float" office:value="1572420" table:style-name="ce1">
            <text:p>1572420</text:p>
          </table:table-cell>
          <table:table-cell office:value-type="float" office:value="18667600" table:style-name="ce1">
            <text:p>18667600</text:p>
          </table:table-cell>
          <table:table-cell office:value-type="float" office:value="4037250" table:style-name="ce1">
            <text:p>4037250</text:p>
          </table:table-cell>
          <table:table-cell office:value-type="float" office:value="7844900" table:style-name="ce1">
            <text:p>7844900</text:p>
          </table:table-cell>
          <table:table-cell office:value-type="float" office:value="238070" table:style-name="ce1">
            <text:p>238070</text:p>
          </table:table-cell>
          <table:table-cell office:value-type="float" office:value="819114000" table:style-name="ce1">
            <text:p>819114000</text:p>
          </table:table-cell>
          <table:table-cell office:value-type="float" office:value="3.5494199999999998E+28" table:style-name="ce1">
            <text:p>3.54942E+28</text:p>
          </table:table-cell>
          <table:table-cell office:value-type="float" office:value="7.3044061128246365E-2" table:formula="of:=1 / LOG(SQRT(AVERAGE([.B21:.U21])))" table:style-name="ce1">
            <text:p>0.073044061</text:p>
          </table:table-cell>
          <table:table-cell table:number-columns-repeated="1636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3868100" table:style-name="ce1">
            <text:p>53868100</text:p>
          </table:table-cell>
          <table:table-cell office:value-type="float" office:value="54626.9" table:style-name="ce1">
            <text:p>54626.9</text:p>
          </table:table-cell>
          <table:table-cell office:value-type="float" office:value="27902.1" table:style-name="ce1">
            <text:p>27902.1</text:p>
          </table:table-cell>
          <table:table-cell office:value-type="float" office:value="22625300" table:style-name="ce1">
            <text:p>22625300</text:p>
          </table:table-cell>
          <table:table-cell office:value-type="float" office:value="4164550" table:style-name="ce1">
            <text:p>4164550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1482460000" table:style-name="ce1">
            <text:p>1482460000</text:p>
          </table:table-cell>
          <table:table-cell office:value-type="float" office:value="49122800" table:style-name="ce1">
            <text:p>49122800</text:p>
          </table:table-cell>
          <table:table-cell office:value-type="float" office:value="144737000000" table:style-name="ce1">
            <text:p>1.44737E+11</text:p>
          </table:table-cell>
          <table:table-cell office:value-type="float" office:value="121407" table:style-name="ce1">
            <text:p>121407</text:p>
          </table:table-cell>
          <table:table-cell office:value-type="float" office:value="99747.199999999997" table:style-name="ce1">
            <text:p>99747.2</text:p>
          </table:table-cell>
          <table:table-cell office:value-type="float" office:value="5113890" table:style-name="ce1">
            <text:p>5113890</text:p>
          </table:table-cell>
          <table:table-cell office:value-type="float" office:value="10007100" table:style-name="ce1">
            <text:p>10007100</text:p>
          </table:table-cell>
          <table:table-cell office:value-type="float" office:value="307971000" table:style-name="ce1">
            <text:p>307971000</text:p>
          </table:table-cell>
          <table:table-cell office:value-type="float" office:value="179885000" table:style-name="ce1">
            <text:p>179885000</text:p>
          </table:table-cell>
          <table:table-cell office:value-type="float" office:value="2435680" table:style-name="ce1">
            <text:p>2435680</text:p>
          </table:table-cell>
          <table:table-cell office:value-type="float" office:value="31446600" table:style-name="ce1">
            <text:p>31446600</text:p>
          </table:table-cell>
          <table:table-cell office:value-type="float" office:value="99338.2" table:style-name="ce1">
            <text:p>99338.2</text:p>
          </table:table-cell>
          <table:table-cell office:value-type="float" office:value="75792500" table:style-name="ce1">
            <text:p>75792500</text:p>
          </table:table-cell>
          <table:table-cell office:value-type="float" office:value="3.05504E+29" table:style-name="ce1">
            <text:p>3.05504E+29</text:p>
          </table:table-cell>
          <table:table-cell office:value-type="float" office:value="7.0747694233916705E-2" table:formula="of:=1 / LOG(SQRT(AVERAGE([.B22:.U22])))" table:style-name="ce1">
            <text:p>0.070747694</text:p>
          </table:table-cell>
          <table:table-cell table:number-columns-repeated="1636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8100000" table:style-name="ce1">
            <text:p>128100000</text:p>
          </table:table-cell>
          <table:table-cell office:value-type="float" office:value="2359150000" table:style-name="ce1">
            <text:p>2359150000</text:p>
          </table:table-cell>
          <table:table-cell office:value-type="float" office:value="365256" table:style-name="ce1">
            <text:p>365256</text:p>
          </table:table-cell>
          <table:table-cell office:value-type="float" office:value="2027070" table:style-name="ce1">
            <text:p>2027070</text:p>
          </table:table-cell>
          <table:table-cell office:value-type="float" office:value="23733400" table:style-name="ce1">
            <text:p>23733400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9231630" table:style-name="ce1">
            <text:p>9231630</text:p>
          </table:table-cell>
          <table:table-cell office:value-type="float" office:value="7624390" table:style-name="ce1">
            <text:p>7624390</text:p>
          </table:table-cell>
          <table:table-cell office:value-type="float" office:value="136370000" table:style-name="ce1">
            <text:p>136370000</text:p>
          </table:table-cell>
          <table:table-cell office:value-type="float" office:value="62561" table:style-name="ce1">
            <text:p>62561</text:p>
          </table:table-cell>
          <table:table-cell office:value-type="float" office:value="101559" table:style-name="ce1">
            <text:p>101559</text:p>
          </table:table-cell>
          <table:table-cell office:value-type="float" office:value="1367290000" table:style-name="ce1">
            <text:p>1367290000</text:p>
          </table:table-cell>
          <table:table-cell office:value-type="float" office:value="4297750000" table:style-name="ce1">
            <text:p>4297750000</text:p>
          </table:table-cell>
          <table:table-cell office:value-type="float" office:value="2923830" table:style-name="ce1">
            <text:p>2923830</text:p>
          </table:table-cell>
          <table:table-cell office:value-type="float" office:value="4798680" table:style-name="ce1">
            <text:p>4798680</text:p>
          </table:table-cell>
          <table:table-cell office:value-type="float" office:value="486990" table:style-name="ce1">
            <text:p>486990</text:p>
          </table:table-cell>
          <table:table-cell office:value-type="float" office:value="2066940" table:style-name="ce1">
            <text:p>2066940</text:p>
          </table:table-cell>
          <table:table-cell office:value-type="float" office:value="1583010" table:style-name="ce1">
            <text:p>1583010</text:p>
          </table:table-cell>
          <table:table-cell office:value-type="float" office:value="5.9726E+30" table:style-name="ce1">
            <text:p>5.9726E+30</text:p>
          </table:table-cell>
          <table:table-cell office:value-type="float" office:value="8.69608E+30" table:style-name="ce1">
            <text:p>8.69608E+30</text:p>
          </table:table-cell>
          <table:table-cell office:value-type="float" office:value="6.6962811234858158E-2" table:formula="of:=1 / LOG(SQRT(AVERAGE([.B23:.U23])))" table:style-name="ce1">
            <text:p>0.066962811</text:p>
          </table:table-cell>
          <table:table-cell table:number-columns-repeated="1636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086400" table:style-name="ce1">
            <text:p>40086400</text:p>
          </table:table-cell>
          <table:table-cell office:value-type="float" office:value="88160.7" table:style-name="ce1">
            <text:p>88160.7</text:p>
          </table:table-cell>
          <table:table-cell office:value-type="float" office:value="10392.6" table:style-name="ce1">
            <text:p>10392.6</text:p>
          </table:table-cell>
          <table:table-cell office:value-type="float" office:value="420101" table:style-name="ce1">
            <text:p>420101</text:p>
          </table:table-cell>
          <table:table-cell office:value-type="float" office:value="185808" table:style-name="ce1">
            <text:p>185808</text:p>
          </table:table-cell>
          <table:table-cell office:value-type="float" office:value="13123900" table:style-name="ce1">
            <text:p>13123900</text:p>
          </table:table-cell>
          <table:table-cell office:value-type="float" office:value="160005000000" table:style-name="ce1">
            <text:p>1.60005E+11</text:p>
          </table:table-cell>
          <table:table-cell office:value-type="float" office:value="37524.400000000001" table:style-name="ce1">
            <text:p>37524.4</text:p>
          </table:table-cell>
          <table:table-cell office:value-type="float" office:value="18432700" table:style-name="ce1">
            <text:p>18432700</text:p>
          </table:table-cell>
          <table:table-cell office:value-type="float" office:value="208783000" table:style-name="ce1">
            <text:p>208783000</text:p>
          </table:table-cell>
          <table:table-cell office:value-type="float" office:value="113700" table:style-name="ce1">
            <text:p>113700</text:p>
          </table:table-cell>
          <table:table-cell office:value-type="float" office:value="109122000" table:style-name="ce1">
            <text:p>109122000</text:p>
          </table:table-cell>
          <table:table-cell office:value-type="float" office:value="609471" table:style-name="ce1">
            <text:p>609471</text:p>
          </table:table-cell>
          <table:table-cell office:value-type="float" office:value="3.9790200000000001E+31" table:style-name="ce1">
            <text:p>3.97902E+31</text:p>
          </table:table-cell>
          <table:table-cell office:value-type="float" office:value="1397600" table:style-name="ce1">
            <text:p>1397600</text:p>
          </table:table-cell>
          <table:table-cell office:value-type="float" office:value="2052970" table:style-name="ce1">
            <text:p>2052970</text:p>
          </table:table-cell>
          <table:table-cell office:value-type="float" office:value="1222650" table:style-name="ce1">
            <text:p>1222650</text:p>
          </table:table-cell>
          <table:table-cell office:value-type="float" office:value="3493280" table:style-name="ce1">
            <text:p>3493280</text:p>
          </table:table-cell>
          <table:table-cell office:value-type="float" office:value="1476170000" table:style-name="ce1">
            <text:p>1476170000</text:p>
          </table:table-cell>
          <table:table-cell office:value-type="float" office:value="2.33882E+29" table:style-name="ce1">
            <text:p>2.33882E+29</text:p>
          </table:table-cell>
          <table:table-cell office:value-type="float" office:value="6.6003787583038848E-2" table:formula="of:=1 / LOG(SQRT(AVERAGE([.B24:.U24])))" table:style-name="ce1">
            <text:p>0.066003788</text:p>
          </table:table-cell>
          <table:table-cell table:number-columns-repeated="1636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5488000" table:style-name="ce1">
            <text:p>135488000</text:p>
          </table:table-cell>
          <table:table-cell office:value-type="float" office:value="97699.9" table:style-name="ce1">
            <text:p>97699.9</text:p>
          </table:table-cell>
          <table:table-cell office:value-type="float" office:value="169696" table:style-name="ce1">
            <text:p>169696</text:p>
          </table:table-cell>
          <table:table-cell office:value-type="float" office:value="333966" table:style-name="ce1">
            <text:p>333966</text:p>
          </table:table-cell>
          <table:table-cell office:value-type="float" office:value="86715.5" table:style-name="ce1">
            <text:p>86715.5</text:p>
          </table:table-cell>
          <table:table-cell office:value-type="float" office:value="733441" table:style-name="ce1">
            <text:p>733441</text:p>
          </table:table-cell>
          <table:table-cell office:value-type="float" office:value="286182000" table:style-name="ce1">
            <text:p>286182000</text:p>
          </table:table-cell>
          <table:table-cell office:value-type="float" office:value="132233" table:style-name="ce1">
            <text:p>132233</text:p>
          </table:table-cell>
          <table:table-cell office:value-type="float" office:value="1302310" table:style-name="ce1">
            <text:p>1302310</text:p>
          </table:table-cell>
          <table:table-cell office:value-type="float" office:value="219909" table:style-name="ce1">
            <text:p>219909</text:p>
          </table:table-cell>
          <table:table-cell office:value-type="float" office:value="2176390" table:style-name="ce1">
            <text:p>2176390</text:p>
          </table:table-cell>
          <table:table-cell office:value-type="float" office:value="200610000000" table:style-name="ce1">
            <text:p>2.0061E+11</text:p>
          </table:table-cell>
          <table:table-cell office:value-type="float" office:value="2441810" table:style-name="ce1">
            <text:p>2441810</text:p>
          </table:table-cell>
          <table:table-cell office:value-type="float" office:value="13388900" table:style-name="ce1">
            <text:p>13388900</text:p>
          </table:table-cell>
          <table:table-cell office:value-type="float" office:value="4.4706900000000003E+28" table:style-name="ce1">
            <text:p>4.47069E+28</text:p>
          </table:table-cell>
          <table:table-cell office:value-type="float" office:value="2034830" table:style-name="ce1">
            <text:p>2034830</text:p>
          </table:table-cell>
          <table:table-cell office:value-type="float" office:value="342998000" table:style-name="ce1">
            <text:p>342998000</text:p>
          </table:table-cell>
          <table:table-cell office:value-type="float" office:value="302695" table:style-name="ce1">
            <text:p>302695</text:p>
          </table:table-cell>
          <table:table-cell office:value-type="float" office:value="227435000" table:style-name="ce1">
            <text:p>227435000</text:p>
          </table:table-cell>
          <table:table-cell office:value-type="float" office:value="4.1146700000000002E+30" table:style-name="ce1">
            <text:p>4.11467E+30</text:p>
          </table:table-cell>
          <table:table-cell office:value-type="float" office:value="6.8217481320093906E-2" table:formula="of:=1 / LOG(SQRT(AVERAGE([.B25:.U25])))" table:style-name="ce1">
            <text:p>0.068217481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701050000" table:style-name="ce1">
            <text:p>8701050000</text:p>
          </table:table-cell>
          <table:table-cell office:value-type="float" office:value="17218" table:style-name="ce1">
            <text:p>17218</text:p>
          </table:table-cell>
          <table:table-cell office:value-type="float" office:value="317690" table:style-name="ce1">
            <text:p>317690</text:p>
          </table:table-cell>
          <table:table-cell office:value-type="float" office:value="1069910" table:style-name="ce1">
            <text:p>1069910</text:p>
          </table:table-cell>
          <table:table-cell office:value-type="float" office:value="367706" table:style-name="ce1">
            <text:p>367706</text:p>
          </table:table-cell>
          <table:table-cell office:value-type="float" office:value="281051000" table:style-name="ce1">
            <text:p>281051000</text:p>
          </table:table-cell>
          <table:table-cell office:value-type="float" office:value="998314" table:style-name="ce1">
            <text:p>998314</text:p>
          </table:table-cell>
          <table:table-cell office:value-type="float" office:value="886691" table:style-name="ce1">
            <text:p>886691</text:p>
          </table:table-cell>
          <table:table-cell office:value-type="float" office:value="1115610" table:style-name="ce1">
            <text:p>1115610</text:p>
          </table:table-cell>
          <table:table-cell office:value-type="float" office:value="27509.5" table:style-name="ce1">
            <text:p>27509.5</text:p>
          </table:table-cell>
          <table:table-cell office:value-type="float" office:value="1772660" table:style-name="ce1">
            <text:p>1772660</text:p>
          </table:table-cell>
          <table:table-cell office:value-type="float" office:value="159043" table:style-name="ce1">
            <text:p>159043</text:p>
          </table:table-cell>
          <table:table-cell office:value-type="float" office:value="72417800" table:style-name="ce1">
            <text:p>72417800</text:p>
          </table:table-cell>
          <table:table-cell office:value-type="float" office:value="48199700" table:style-name="ce1">
            <text:p>48199700</text:p>
          </table:table-cell>
          <table:table-cell office:value-type="float" office:value="1012540" table:style-name="ce1">
            <text:p>1012540</text:p>
          </table:table-cell>
          <table:table-cell office:value-type="float" office:value="917168" table:style-name="ce1">
            <text:p>917168</text:p>
          </table:table-cell>
          <table:table-cell office:value-type="float" office:value="7040780" table:style-name="ce1">
            <text:p>7040780</text:p>
          </table:table-cell>
          <table:table-cell office:value-type="float" office:value="1108380" table:style-name="ce1">
            <text:p>1108380</text:p>
          </table:table-cell>
          <table:table-cell office:value-type="float" office:value="2507870" table:style-name="ce1">
            <text:p>2507870</text:p>
          </table:table-cell>
          <table:table-cell office:value-type="float" office:value="8.8097699999999997E+30" table:style-name="ce1">
            <text:p>8.80977E+30</text:p>
          </table:table-cell>
          <table:table-cell office:value-type="float" office:value="6.7467427273075004E-2" table:formula="of:=1 / LOG(SQRT(AVERAGE([.B26:.U26])))" table:style-name="ce1">
            <text:p>0.067467427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6625000" table:style-name="ce1">
            <text:p>186625000</text:p>
          </table:table-cell>
          <table:table-cell office:value-type="float" office:value="1646170" table:style-name="ce1">
            <text:p>1646170</text:p>
          </table:table-cell>
          <table:table-cell office:value-type="float" office:value="106365" table:style-name="ce1">
            <text:p>106365</text:p>
          </table:table-cell>
          <table:table-cell office:value-type="float" office:value="757617" table:style-name="ce1">
            <text:p>757617</text:p>
          </table:table-cell>
          <table:table-cell office:value-type="float" office:value="2073200" table:style-name="ce1">
            <text:p>2073200</text:p>
          </table:table-cell>
          <table:table-cell office:value-type="float" office:value="325155" table:style-name="ce1">
            <text:p>325155</text:p>
          </table:table-cell>
          <table:table-cell office:value-type="float" office:value="6545580" table:style-name="ce1">
            <text:p>6545580</text:p>
          </table:table-cell>
          <table:table-cell office:value-type="float" office:value="162262" table:style-name="ce1">
            <text:p>162262</text:p>
          </table:table-cell>
          <table:table-cell office:value-type="float" office:value="100959000000" table:style-name="ce1">
            <text:p>1.00959E+11</text:p>
          </table:table-cell>
          <table:table-cell office:value-type="float" office:value="187159" table:style-name="ce1">
            <text:p>187159</text:p>
          </table:table-cell>
          <table:table-cell office:value-type="float" office:value="8918390" table:style-name="ce1">
            <text:p>8918390</text:p>
          </table:table-cell>
          <table:table-cell office:value-type="float" office:value="160278000" table:style-name="ce1">
            <text:p>160278000</text:p>
          </table:table-cell>
          <table:table-cell office:value-type="float" office:value="517728" table:style-name="ce1">
            <text:p>517728</text:p>
          </table:table-cell>
          <table:table-cell office:value-type="float" office:value="220729" table:style-name="ce1">
            <text:p>220729</text:p>
          </table:table-cell>
          <table:table-cell office:value-type="float" office:value="1804070" table:style-name="ce1">
            <text:p>1804070</text:p>
          </table:table-cell>
          <table:table-cell office:value-type="float" office:value="298290" table:style-name="ce1">
            <text:p>298290</text:p>
          </table:table-cell>
          <table:table-cell office:value-type="float" office:value="13867" table:style-name="ce1">
            <text:p>13867</text:p>
          </table:table-cell>
          <table:table-cell office:value-type="float" office:value="997023" table:style-name="ce1">
            <text:p>997023</text:p>
          </table:table-cell>
          <table:table-cell office:value-type="float" office:value="249938000" table:style-name="ce1">
            <text:p>249938000</text:p>
          </table:table-cell>
          <table:table-cell office:value-type="float" office:value="1.33808E+29" table:style-name="ce1">
            <text:p>1.33808E+29</text:p>
          </table:table-cell>
          <table:table-cell office:value-type="float" office:value="7.1876639918676252E-2" table:formula="of:=1 / LOG(SQRT(AVERAGE([.B27:.U27])))" table:style-name="ce1">
            <text:p>0.07187664</text:p>
          </table:table-cell>
          <table:table-cell table:number-columns-repeated="1636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603900" table:style-name="ce1">
            <text:p>38603900</text:p>
          </table:table-cell>
          <table:table-cell office:value-type="float" office:value="22196600" table:style-name="ce1">
            <text:p>22196600</text:p>
          </table:table-cell>
          <table:table-cell office:value-type="float" office:value="413961" table:style-name="ce1">
            <text:p>413961</text:p>
          </table:table-cell>
          <table:table-cell office:value-type="float" office:value="1052200" table:style-name="ce1">
            <text:p>1052200</text:p>
          </table:table-cell>
          <table:table-cell office:value-type="float" office:value="3110230" table:style-name="ce1">
            <text:p>3110230</text:p>
          </table:table-cell>
          <table:table-cell office:value-type="float" office:value="453443000" table:style-name="ce1">
            <text:p>453443000</text:p>
          </table:table-cell>
          <table:table-cell office:value-type="float" office:value="2021240" table:style-name="ce1">
            <text:p>2021240</text:p>
          </table:table-cell>
          <table:table-cell office:value-type="float" office:value="103785" table:style-name="ce1">
            <text:p>103785</text:p>
          </table:table-cell>
          <table:table-cell office:value-type="float" office:value="4802330" table:style-name="ce1">
            <text:p>4802330</text:p>
          </table:table-cell>
          <table:table-cell office:value-type="float" office:value="39957.5" table:style-name="ce1">
            <text:p>39957.5</text:p>
          </table:table-cell>
          <table:table-cell office:value-type="float" office:value="1177180" table:style-name="ce1">
            <text:p>1177180</text:p>
          </table:table-cell>
          <table:table-cell office:value-type="float" office:value="4242080" table:style-name="ce1">
            <text:p>4242080</text:p>
          </table:table-cell>
          <table:table-cell office:value-type="float" office:value="224010000000000" table:style-name="ce1">
            <text:p>2.2401E+14</text:p>
          </table:table-cell>
          <table:table-cell office:value-type="float" office:value="1675440" table:style-name="ce1">
            <text:p>1675440</text:p>
          </table:table-cell>
          <table:table-cell office:value-type="float" office:value="15580400" table:style-name="ce1">
            <text:p>15580400</text:p>
          </table:table-cell>
          <table:table-cell office:value-type="float" office:value="2810510" table:style-name="ce1">
            <text:p>2810510</text:p>
          </table:table-cell>
          <table:table-cell office:value-type="float" office:value="7641.6" table:style-name="ce1">
            <text:p>7641.6</text:p>
          </table:table-cell>
          <table:table-cell office:value-type="float" office:value="743967" table:style-name="ce1">
            <text:p>743967</text:p>
          </table:table-cell>
          <table:table-cell office:value-type="float" office:value="322651000" table:style-name="ce1">
            <text:p>322651000</text:p>
          </table:table-cell>
          <table:table-cell office:value-type="float" office:value="2.22706E+29" table:style-name="ce1">
            <text:p>2.22706E+29</text:p>
          </table:table-cell>
          <table:table-cell office:value-type="float" office:value="7.1309632254147756E-2" table:formula="of:=1 / LOG(SQRT(AVERAGE([.B28:.U28])))" table:style-name="ce1">
            <text:p>0.071309632</text:p>
          </table:table-cell>
          <table:table-cell table:number-columns-repeated="1636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3628000" table:style-name="ce1">
            <text:p>223628000</text:p>
          </table:table-cell>
          <table:table-cell office:value-type="float" office:value="14536" table:style-name="ce1">
            <text:p>14536</text:p>
          </table:table-cell>
          <table:table-cell office:value-type="float" office:value="441130" table:style-name="ce1">
            <text:p>441130</text:p>
          </table:table-cell>
          <table:table-cell office:value-type="float" office:value="416341" table:style-name="ce1">
            <text:p>416341</text:p>
          </table:table-cell>
          <table:table-cell office:value-type="float" office:value="5209280" table:style-name="ce1">
            <text:p>5209280</text:p>
          </table:table-cell>
          <table:table-cell office:value-type="float" office:value="1639950" table:style-name="ce1">
            <text:p>1639950</text:p>
          </table:table-cell>
          <table:table-cell office:value-type="float" office:value="1808320" table:style-name="ce1">
            <text:p>1808320</text:p>
          </table:table-cell>
          <table:table-cell office:value-type="float" office:value="170828" table:style-name="ce1">
            <text:p>170828</text:p>
          </table:table-cell>
          <table:table-cell office:value-type="float" office:value="282248" table:style-name="ce1">
            <text:p>282248</text:p>
          </table:table-cell>
          <table:table-cell office:value-type="float" office:value="62562.9" table:style-name="ce1">
            <text:p>62562.9</text:p>
          </table:table-cell>
          <table:table-cell office:value-type="float" office:value="24544.400000000001" table:style-name="ce1">
            <text:p>24544.4</text:p>
          </table:table-cell>
          <table:table-cell office:value-type="float" office:value="14951800" table:style-name="ce1">
            <text:p>14951800</text:p>
          </table:table-cell>
          <table:table-cell office:value-type="float" office:value="3626170" table:style-name="ce1">
            <text:p>3626170</text:p>
          </table:table-cell>
          <table:table-cell office:value-type="float" office:value="8.0084500000000002E+21" table:style-name="ce1">
            <text:p>8.00845E+21</text:p>
          </table:table-cell>
          <table:table-cell office:value-type="float" office:value="11868500000" table:style-name="ce1">
            <text:p>11868500000</text:p>
          </table:table-cell>
          <table:table-cell office:value-type="float" office:value="10045.799999999999" table:style-name="ce1">
            <text:p>10045.8</text:p>
          </table:table-cell>
          <table:table-cell office:value-type="float" office:value="96258.3" table:style-name="ce1">
            <text:p>96258.3</text:p>
          </table:table-cell>
          <table:table-cell office:value-type="float" office:value="220590" table:style-name="ce1">
            <text:p>220590</text:p>
          </table:table-cell>
          <table:table-cell office:value-type="float" office:value="11138600" table:style-name="ce1">
            <text:p>11138600</text:p>
          </table:table-cell>
          <table:table-cell office:value-type="float" office:value="4.0854500000000003E+29" table:style-name="ce1">
            <text:p>4.08545E+29</text:p>
          </table:table-cell>
          <table:table-cell office:value-type="float" office:value="7.0645890870320388E-2" table:formula="of:=1 / LOG(SQRT(AVERAGE([.B29:.U29])))" table:style-name="ce1">
            <text:p>0.070645891</text:p>
          </table:table-cell>
          <table:table-cell table:number-columns-repeated="1636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48470000" table:style-name="ce1">
            <text:p>1448470000</text:p>
          </table:table-cell>
          <table:table-cell office:value-type="float" office:value="1886190" table:style-name="ce1">
            <text:p>1886190</text:p>
          </table:table-cell>
          <table:table-cell office:value-type="float" office:value="277106" table:style-name="ce1">
            <text:p>277106</text:p>
          </table:table-cell>
          <table:table-cell office:value-type="float" office:value="1391390" table:style-name="ce1">
            <text:p>1391390</text:p>
          </table:table-cell>
          <table:table-cell office:value-type="float" office:value="48702.7" table:style-name="ce1">
            <text:p>48702.7</text:p>
          </table:table-cell>
          <table:table-cell office:value-type="float" office:value="293631000" table:style-name="ce1">
            <text:p>293631000</text:p>
          </table:table-cell>
          <table:table-cell office:value-type="float" office:value="5051220" table:style-name="ce1">
            <text:p>5051220</text:p>
          </table:table-cell>
          <table:table-cell office:value-type="float" office:value="26226.400000000001" table:style-name="ce1">
            <text:p>26226.4</text:p>
          </table:table-cell>
          <table:table-cell office:value-type="float" office:value="154906000" table:style-name="ce1">
            <text:p>154906000</text:p>
          </table:table-cell>
          <table:table-cell office:value-type="float" office:value="102114" table:style-name="ce1">
            <text:p>102114</text:p>
          </table:table-cell>
          <table:table-cell office:value-type="float" office:value="282727" table:style-name="ce1">
            <text:p>282727</text:p>
          </table:table-cell>
          <table:table-cell office:value-type="float" office:value="9379080" table:style-name="ce1">
            <text:p>9379080</text:p>
          </table:table-cell>
          <table:table-cell office:value-type="float" office:value="4393400" table:style-name="ce1">
            <text:p>4393400</text:p>
          </table:table-cell>
          <table:table-cell office:value-type="float" office:value="2385440000" table:style-name="ce1">
            <text:p>2385440000</text:p>
          </table:table-cell>
          <table:table-cell office:value-type="float" office:value="12338100" table:style-name="ce1">
            <text:p>12338100</text:p>
          </table:table-cell>
          <table:table-cell office:value-type="float" office:value="1665200" table:style-name="ce1">
            <text:p>1665200</text:p>
          </table:table-cell>
          <table:table-cell office:value-type="float" office:value="244609000" table:style-name="ce1">
            <text:p>244609000</text:p>
          </table:table-cell>
          <table:table-cell office:value-type="float" office:value="1298800" table:style-name="ce1">
            <text:p>1298800</text:p>
          </table:table-cell>
          <table:table-cell office:value-type="float" office:value="6627830" table:style-name="ce1">
            <text:p>6627830</text:p>
          </table:table-cell>
          <table:table-cell office:value-type="float" office:value="6.8387400000000006E+29" table:style-name="ce1">
            <text:p>6.83874E+29</text:p>
          </table:table-cell>
          <table:table-cell office:value-type="float" office:value="7.0091952693681542E-2" table:formula="of:=1 / LOG(SQRT(AVERAGE([.B30:.U30])))" table:style-name="ce1">
            <text:p>0.070091953</text:p>
          </table:table-cell>
          <table:table-cell table:number-columns-repeated="1636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950400" table:style-name="ce1">
            <text:p>87950400</text:p>
          </table:table-cell>
          <table:table-cell office:value-type="float" office:value="5761060" table:style-name="ce1">
            <text:p>5761060</text:p>
          </table:table-cell>
          <table:table-cell office:value-type="float" office:value="2578750" table:style-name="ce1">
            <text:p>2578750</text:p>
          </table:table-cell>
          <table:table-cell office:value-type="float" office:value="10339100" table:style-name="ce1">
            <text:p>10339100</text:p>
          </table:table-cell>
          <table:table-cell office:value-type="float" office:value="92263.3" table:style-name="ce1">
            <text:p>92263.3</text:p>
          </table:table-cell>
          <table:table-cell office:value-type="float" office:value="169495000" table:style-name="ce1">
            <text:p>169495000</text:p>
          </table:table-cell>
          <table:table-cell office:value-type="float" office:value="21519900" table:style-name="ce1">
            <text:p>21519900</text:p>
          </table:table-cell>
          <table:table-cell office:value-type="float" office:value="397523" table:style-name="ce1">
            <text:p>397523</text:p>
          </table:table-cell>
          <table:table-cell office:value-type="float" office:value="5914630" table:style-name="ce1">
            <text:p>5914630</text:p>
          </table:table-cell>
          <table:table-cell office:value-type="float" office:value="72601.899999999994" table:style-name="ce1">
            <text:p>72601.9</text:p>
          </table:table-cell>
          <table:table-cell office:value-type="float" office:value="20642.3" table:style-name="ce1">
            <text:p>20642.3</text:p>
          </table:table-cell>
          <table:table-cell office:value-type="float" office:value="942997" table:style-name="ce1">
            <text:p>942997</text:p>
          </table:table-cell>
          <table:table-cell office:value-type="float" office:value="30486000" table:style-name="ce1">
            <text:p>30486000</text:p>
          </table:table-cell>
          <table:table-cell office:value-type="float" office:value="18845.599999999999" table:style-name="ce1">
            <text:p>18845.6</text:p>
          </table:table-cell>
          <table:table-cell office:value-type="float" office:value="4844810" table:style-name="ce1">
            <text:p>4844810</text:p>
          </table:table-cell>
          <table:table-cell office:value-type="float" office:value="255412" table:style-name="ce1">
            <text:p>255412</text:p>
          </table:table-cell>
          <table:table-cell office:value-type="float" office:value="53613.8" table:style-name="ce1">
            <text:p>53613.8</text:p>
          </table:table-cell>
          <table:table-cell office:value-type="float" office:value="916890" table:style-name="ce1">
            <text:p>916890</text:p>
          </table:table-cell>
          <table:table-cell office:value-type="float" office:value="29491000" table:style-name="ce1">
            <text:p>29491000</text:p>
          </table:table-cell>
          <table:table-cell office:value-type="float" office:value="3.32952E+30" table:style-name="ce1">
            <text:p>3.32952E+30</text:p>
          </table:table-cell>
          <table:table-cell office:value-type="float" office:value="6.8443103699134311E-2" table:formula="of:=1 / LOG(SQRT(AVERAGE([.B31:.U31])))" table:style-name="ce1">
            <text:p>0.068443104</text:p>
          </table:table-cell>
          <table:table-cell table:number-columns-repeated="1636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1822800000" table:style-name="ce1">
            <text:p>71822800000</text:p>
          </table:table-cell>
          <table:table-cell office:value-type="float" office:value="246670" table:style-name="ce1">
            <text:p>246670</text:p>
          </table:table-cell>
          <table:table-cell office:value-type="float" office:value="257013" table:style-name="ce1">
            <text:p>257013</text:p>
          </table:table-cell>
          <table:table-cell office:value-type="float" office:value="207490000" table:style-name="ce1">
            <text:p>207490000</text:p>
          </table:table-cell>
          <table:table-cell office:value-type="float" office:value="19546.2" table:style-name="ce1">
            <text:p>19546.2</text:p>
          </table:table-cell>
          <table:table-cell office:value-type="float" office:value="3.6033800000000003E+30" table:style-name="ce1">
            <text:p>3.60338E+30</text:p>
          </table:table-cell>
          <table:table-cell office:value-type="float" office:value="2908110" table:style-name="ce1">
            <text:p>2908110</text:p>
          </table:table-cell>
          <table:table-cell office:value-type="float" office:value="15406.6" table:style-name="ce1">
            <text:p>15406.6</text:p>
          </table:table-cell>
          <table:table-cell office:value-type="float" office:value="18532200" table:style-name="ce1">
            <text:p>18532200</text:p>
          </table:table-cell>
          <table:table-cell office:value-type="float" office:value="28914.9" table:style-name="ce1">
            <text:p>28914.9</text:p>
          </table:table-cell>
          <table:table-cell office:value-type="float" office:value="17086" table:style-name="ce1">
            <text:p>17086</text:p>
          </table:table-cell>
          <table:table-cell office:value-type="float" office:value="569032000" table:style-name="ce1">
            <text:p>569032000</text:p>
          </table:table-cell>
          <table:table-cell office:value-type="float" office:value="264741" table:style-name="ce1">
            <text:p>264741</text:p>
          </table:table-cell>
          <table:table-cell office:value-type="float" office:value="113765" table:style-name="ce1">
            <text:p>113765</text:p>
          </table:table-cell>
          <table:table-cell office:value-type="float" office:value="11886100000" table:style-name="ce1">
            <text:p>11886100000</text:p>
          </table:table-cell>
          <table:table-cell office:value-type="float" office:value="177222" table:style-name="ce1">
            <text:p>177222</text:p>
          </table:table-cell>
          <table:table-cell office:value-type="float" office:value="475063" table:style-name="ce1">
            <text:p>475063</text:p>
          </table:table-cell>
          <table:table-cell office:value-type="float" office:value="572001" table:style-name="ce1">
            <text:p>572001</text:p>
          </table:table-cell>
          <table:table-cell office:value-type="float" office:value="4710890" table:style-name="ce1">
            <text:p>4710890</text:p>
          </table:table-cell>
          <table:table-cell office:value-type="float" office:value="5.4371499999999997E+29" table:style-name="ce1">
            <text:p>5.43715E+29</text:p>
          </table:table-cell>
          <table:table-cell office:value-type="float" office:value="6.8220469756171714E-2" table:formula="of:=1 / LOG(SQRT(AVERAGE([.B32:.U32])))" table:style-name="ce1">
            <text:p>0.06822047</text:p>
          </table:table-cell>
          <table:table-cell table:number-columns-repeated="1636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470500000" table:style-name="ce1">
            <text:p>10470500000</text:p>
          </table:table-cell>
          <table:table-cell office:value-type="float" office:value="210662000" table:style-name="ce1">
            <text:p>210662000</text:p>
          </table:table-cell>
          <table:table-cell office:value-type="float" office:value="1510160" table:style-name="ce1">
            <text:p>1510160</text:p>
          </table:table-cell>
          <table:table-cell office:value-type="float" office:value="949325" table:style-name="ce1">
            <text:p>949325</text:p>
          </table:table-cell>
          <table:table-cell office:value-type="float" office:value="93979" table:style-name="ce1">
            <text:p>93979</text:p>
          </table:table-cell>
          <table:table-cell office:value-type="float" office:value="196045000" table:style-name="ce1">
            <text:p>196045000</text:p>
          </table:table-cell>
          <table:table-cell office:value-type="float" office:value="3326870" table:style-name="ce1">
            <text:p>3326870</text:p>
          </table:table-cell>
          <table:table-cell office:value-type="float" office:value="213363" table:style-name="ce1">
            <text:p>213363</text:p>
          </table:table-cell>
          <table:table-cell office:value-type="float" office:value="676781" table:style-name="ce1">
            <text:p>676781</text:p>
          </table:table-cell>
          <table:table-cell office:value-type="float" office:value="1193740" table:style-name="ce1">
            <text:p>1193740</text:p>
          </table:table-cell>
          <table:table-cell office:value-type="float" office:value="149407" table:style-name="ce1">
            <text:p>149407</text:p>
          </table:table-cell>
          <table:table-cell office:value-type="float" office:value="458056000" table:style-name="ce1">
            <text:p>458056000</text:p>
          </table:table-cell>
          <table:table-cell office:value-type="float" office:value="330066" table:style-name="ce1">
            <text:p>330066</text:p>
          </table:table-cell>
          <table:table-cell office:value-type="float" office:value="4361130" table:style-name="ce1">
            <text:p>4361130</text:p>
          </table:table-cell>
          <table:table-cell office:value-type="float" office:value="3059270" table:style-name="ce1">
            <text:p>3059270</text:p>
          </table:table-cell>
          <table:table-cell office:value-type="float" office:value="245312" table:style-name="ce1">
            <text:p>245312</text:p>
          </table:table-cell>
          <table:table-cell office:value-type="float" office:value="1643900" table:style-name="ce1">
            <text:p>1643900</text:p>
          </table:table-cell>
          <table:table-cell office:value-type="float" office:value="18351.099999999999" table:style-name="ce1">
            <text:p>18351.1</text:p>
          </table:table-cell>
          <table:table-cell office:value-type="float" office:value="5046080" table:style-name="ce1">
            <text:p>5046080</text:p>
          </table:table-cell>
          <table:table-cell office:value-type="float" office:value="2.2564599999999998E+31" table:style-name="ce1">
            <text:p>2.25646E+31</text:p>
          </table:table-cell>
          <table:table-cell office:value-type="float" office:value="6.6550430475476277E-2" table:formula="of:=1 / LOG(SQRT(AVERAGE([.B33:.U33])))" table:style-name="ce1">
            <text:p>0.06655043</text:p>
          </table:table-cell>
          <table:table-cell table:number-columns-repeated="1636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52520000000" table:style-name="ce1">
            <text:p>5.85252E+12</text:p>
          </table:table-cell>
          <table:table-cell office:value-type="float" office:value="1362080" table:style-name="ce1">
            <text:p>1362080</text:p>
          </table:table-cell>
          <table:table-cell office:value-type="float" office:value="410109" table:style-name="ce1">
            <text:p>410109</text:p>
          </table:table-cell>
          <table:table-cell office:value-type="float" office:value="237080" table:style-name="ce1">
            <text:p>237080</text:p>
          </table:table-cell>
          <table:table-cell office:value-type="float" office:value="8074940000" table:style-name="ce1">
            <text:p>8074940000</text:p>
          </table:table-cell>
          <table:table-cell office:value-type="float" office:value="2.7464500000000001E+30" table:style-name="ce1">
            <text:p>2.74645E+30</text:p>
          </table:table-cell>
          <table:table-cell office:value-type="float" office:value="2643740" table:style-name="ce1">
            <text:p>2643740</text:p>
          </table:table-cell>
          <table:table-cell office:value-type="float" office:value="95532.7" table:style-name="ce1">
            <text:p>95532.7</text:p>
          </table:table-cell>
          <table:table-cell office:value-type="float" office:value="47347400" table:style-name="ce1">
            <text:p>47347400</text:p>
          </table:table-cell>
          <table:table-cell office:value-type="float" office:value="1176650" table:style-name="ce1">
            <text:p>1176650</text:p>
          </table:table-cell>
          <table:table-cell office:value-type="float" office:value="336111" table:style-name="ce1">
            <text:p>336111</text:p>
          </table:table-cell>
          <table:table-cell office:value-type="float" office:value="50616200" table:style-name="ce1">
            <text:p>50616200</text:p>
          </table:table-cell>
          <table:table-cell office:value-type="float" office:value="1339920" table:style-name="ce1">
            <text:p>1339920</text:p>
          </table:table-cell>
          <table:table-cell office:value-type="float" office:value="158914" table:style-name="ce1">
            <text:p>158914</text:p>
          </table:table-cell>
          <table:table-cell office:value-type="float" office:value="1956770" table:style-name="ce1">
            <text:p>1956770</text:p>
          </table:table-cell>
          <table:table-cell office:value-type="float" office:value="165791" table:style-name="ce1">
            <text:p>165791</text:p>
          </table:table-cell>
          <table:table-cell office:value-type="float" office:value="5164720" table:style-name="ce1">
            <text:p>5164720</text:p>
          </table:table-cell>
          <table:table-cell office:value-type="float" office:value="99182.5" table:style-name="ce1">
            <text:p>99182.5</text:p>
          </table:table-cell>
          <table:table-cell office:value-type="float" office:value="2176370000" table:style-name="ce1">
            <text:p>2176370000</text:p>
          </table:table-cell>
          <table:table-cell office:value-type="float" office:value="9.5419899999999995E+29" table:style-name="ce1">
            <text:p>9.54199E+29</text:p>
          </table:table-cell>
          <table:table-cell office:value-type="float" office:value="6.8335772699909342E-2" table:formula="of:=1 / LOG(SQRT(AVERAGE([.B34:.U34])))" table:style-name="ce1">
            <text:p>0.068335773</text:p>
          </table:table-cell>
          <table:table-cell table:number-columns-repeated="1636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7994000000000" table:style-name="ce1">
            <text:p>2.87994E+14</text:p>
          </table:table-cell>
          <table:table-cell office:value-type="float" office:value="1.12991E+16" table:style-name="ce1">
            <text:p>1.12991E+16</text:p>
          </table:table-cell>
          <table:table-cell office:value-type="float" office:value="19946.099999999999" table:style-name="ce1">
            <text:p>19946.1</text:p>
          </table:table-cell>
          <table:table-cell office:value-type="float" office:value="21453500" table:style-name="ce1">
            <text:p>21453500</text:p>
          </table:table-cell>
          <table:table-cell office:value-type="float" office:value="187284" table:style-name="ce1">
            <text:p>187284</text:p>
          </table:table-cell>
          <table:table-cell office:value-type="float" office:value="1.19382E+30" table:style-name="ce1">
            <text:p>1.19382E+30</text:p>
          </table:table-cell>
          <table:table-cell office:value-type="float" office:value="1378890" table:style-name="ce1">
            <text:p>1378890</text:p>
          </table:table-cell>
          <table:table-cell office:value-type="float" office:value="130937" table:style-name="ce1">
            <text:p>130937</text:p>
          </table:table-cell>
          <table:table-cell office:value-type="float" office:value="1022080" table:style-name="ce1">
            <text:p>1022080</text:p>
          </table:table-cell>
          <table:table-cell office:value-type="float" office:value="572583" table:style-name="ce1">
            <text:p>572583</text:p>
          </table:table-cell>
          <table:table-cell office:value-type="float" office:value="17794.5" table:style-name="ce1">
            <text:p>17794.5</text:p>
          </table:table-cell>
          <table:table-cell office:value-type="float" office:value="1226400000" table:style-name="ce1">
            <text:p>1226400000</text:p>
          </table:table-cell>
          <table:table-cell office:value-type="float" office:value="7230660" table:style-name="ce1">
            <text:p>7230660</text:p>
          </table:table-cell>
          <table:table-cell office:value-type="float" office:value="33841.800000000003" table:style-name="ce1">
            <text:p>33841.8</text:p>
          </table:table-cell>
          <table:table-cell office:value-type="float" office:value="1410420" table:style-name="ce1">
            <text:p>1410420</text:p>
          </table:table-cell>
          <table:table-cell office:value-type="float" office:value="91335.6" table:style-name="ce1">
            <text:p>91335.6</text:p>
          </table:table-cell>
          <table:table-cell office:value-type="float" office:value="56252300" table:style-name="ce1">
            <text:p>56252300</text:p>
          </table:table-cell>
          <table:table-cell office:value-type="float" office:value="551222000" table:style-name="ce1">
            <text:p>551222000</text:p>
          </table:table-cell>
          <table:table-cell office:value-type="float" office:value="14729500" table:style-name="ce1">
            <text:p>14729500</text:p>
          </table:table-cell>
          <table:table-cell office:value-type="float" office:value="1.3719299999999999E+30" table:style-name="ce1">
            <text:p>1.37193E+30</text:p>
          </table:table-cell>
          <table:table-cell office:value-type="float" office:value="6.8709197952969064E-2" table:formula="of:=1 / LOG(SQRT(AVERAGE([.B35:.U35])))" table:style-name="ce1">
            <text:p>0.068709198</text:p>
          </table:table-cell>
          <table:table-cell table:number-columns-repeated="1636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0673000" table:style-name="ce1">
            <text:p>480673000</text:p>
          </table:table-cell>
          <table:table-cell office:value-type="float" office:value="1061980" table:style-name="ce1">
            <text:p>1061980</text:p>
          </table:table-cell>
          <table:table-cell office:value-type="float" office:value="103979" table:style-name="ce1">
            <text:p>103979</text:p>
          </table:table-cell>
          <table:table-cell office:value-type="float" office:value="9269710" table:style-name="ce1">
            <text:p>9269710</text:p>
          </table:table-cell>
          <table:table-cell office:value-type="float" office:value="8671200" table:style-name="ce1">
            <text:p>8671200</text:p>
          </table:table-cell>
          <table:table-cell office:value-type="float" office:value="3.64548E+30" table:style-name="ce1">
            <text:p>3.64548E+30</text:p>
          </table:table-cell>
          <table:table-cell office:value-type="float" office:value="33436100" table:style-name="ce1">
            <text:p>33436100</text:p>
          </table:table-cell>
          <table:table-cell office:value-type="float" office:value="142070" table:style-name="ce1">
            <text:p>142070</text:p>
          </table:table-cell>
          <table:table-cell office:value-type="float" office:value="808208" table:style-name="ce1">
            <text:p>808208</text:p>
          </table:table-cell>
          <table:table-cell office:value-type="float" office:value="2492020000" table:style-name="ce1">
            <text:p>2492020000</text:p>
          </table:table-cell>
          <table:table-cell office:value-type="float" office:value="11762200" table:style-name="ce1">
            <text:p>11762200</text:p>
          </table:table-cell>
          <table:table-cell office:value-type="float" office:value="42624200" table:style-name="ce1">
            <text:p>42624200</text:p>
          </table:table-cell>
          <table:table-cell office:value-type="float" office:value="160769000" table:style-name="ce1">
            <text:p>160769000</text:p>
          </table:table-cell>
          <table:table-cell office:value-type="float" office:value="138228000" table:style-name="ce1">
            <text:p>138228000</text:p>
          </table:table-cell>
          <table:table-cell office:value-type="float" office:value="1465780" table:style-name="ce1">
            <text:p>1465780</text:p>
          </table:table-cell>
          <table:table-cell office:value-type="float" office:value="257634" table:style-name="ce1">
            <text:p>257634</text:p>
          </table:table-cell>
          <table:table-cell office:value-type="float" office:value="12089400" table:style-name="ce1">
            <text:p>12089400</text:p>
          </table:table-cell>
          <table:table-cell office:value-type="float" office:value="1708870" table:style-name="ce1">
            <text:p>1708870</text:p>
          </table:table-cell>
          <table:table-cell office:value-type="float" office:value="207116000" table:style-name="ce1">
            <text:p>207116000</text:p>
          </table:table-cell>
          <table:table-cell office:value-type="float" office:value="3.5073199999999997E+30" table:style-name="ce1">
            <text:p>3.50732E+30</text:p>
          </table:table-cell>
          <table:table-cell office:value-type="float" office:value="6.7674003030507593E-2" table:formula="of:=1 / LOG(SQRT(AVERAGE([.B36:.U36])))" table:style-name="ce1">
            <text:p>0.067674003</text:p>
          </table:table-cell>
          <table:table-cell table:number-columns-repeated="1636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03383000000" table:style-name="ce1">
            <text:p>9.03383E+11</text:p>
          </table:table-cell>
          <table:table-cell office:value-type="float" office:value="3838200" table:style-name="ce1">
            <text:p>3838200</text:p>
          </table:table-cell>
          <table:table-cell office:value-type="float" office:value="2301820000" table:style-name="ce1">
            <text:p>2301820000</text:p>
          </table:table-cell>
          <table:table-cell office:value-type="float" office:value="6994160" table:style-name="ce1">
            <text:p>6994160</text:p>
          </table:table-cell>
          <table:table-cell office:value-type="float" office:value="248297" table:style-name="ce1">
            <text:p>248297</text:p>
          </table:table-cell>
          <table:table-cell office:value-type="float" office:value="3.6060399999999999E+30" table:style-name="ce1">
            <text:p>3.60604E+30</text:p>
          </table:table-cell>
          <table:table-cell office:value-type="float" office:value="18239000" table:style-name="ce1">
            <text:p>18239000</text:p>
          </table:table-cell>
          <table:table-cell office:value-type="float" office:value="64548.4" table:style-name="ce1">
            <text:p>64548.4</text:p>
          </table:table-cell>
          <table:table-cell office:value-type="float" office:value="41372500" table:style-name="ce1">
            <text:p>41372500</text:p>
          </table:table-cell>
          <table:table-cell office:value-type="float" office:value="171390" table:style-name="ce1">
            <text:p>171390</text:p>
          </table:table-cell>
          <table:table-cell office:value-type="float" office:value="418553" table:style-name="ce1">
            <text:p>418553</text:p>
          </table:table-cell>
          <table:table-cell office:value-type="float" office:value="158535000" table:style-name="ce1">
            <text:p>158535000</text:p>
          </table:table-cell>
          <table:table-cell office:value-type="float" office:value="1482930" table:style-name="ce1">
            <text:p>1482930</text:p>
          </table:table-cell>
          <table:table-cell office:value-type="float" office:value="291811" table:style-name="ce1">
            <text:p>291811</text:p>
          </table:table-cell>
          <table:table-cell office:value-type="float" office:value="29725500" table:style-name="ce1">
            <text:p>29725500</text:p>
          </table:table-cell>
          <table:table-cell office:value-type="float" office:value="2138330" table:style-name="ce1">
            <text:p>2138330</text:p>
          </table:table-cell>
          <table:table-cell office:value-type="float" office:value="5426600" table:style-name="ce1">
            <text:p>5426600</text:p>
          </table:table-cell>
          <table:table-cell office:value-type="float" office:value="15375.1" table:style-name="ce1">
            <text:p>15375.1</text:p>
          </table:table-cell>
          <table:table-cell office:value-type="float" office:value="17475300" table:style-name="ce1">
            <text:p>17475300</text:p>
          </table:table-cell>
          <table:table-cell office:value-type="float" office:value="7.4798200000000006E+29" table:style-name="ce1">
            <text:p>7.47982E+29</text:p>
          </table:table-cell>
          <table:table-cell office:value-type="float" office:value="6.8171296662354885E-2" table:formula="of:=1 / LOG(SQRT(AVERAGE([.B37:.U37])))" table:style-name="ce1">
            <text:p>0.068171297</text:p>
          </table:table-cell>
          <table:table-cell table:number-columns-repeated="1636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5122000" table:style-name="ce1">
            <text:p>115122000</text:p>
          </table:table-cell>
          <table:table-cell office:value-type="float" office:value="36571.199999999997" table:style-name="ce1">
            <text:p>36571.2</text:p>
          </table:table-cell>
          <table:table-cell office:value-type="float" office:value="168600" table:style-name="ce1">
            <text:p>168600</text:p>
          </table:table-cell>
          <table:table-cell office:value-type="float" office:value="136626000000" table:style-name="ce1">
            <text:p>1.36626E+11</text:p>
          </table:table-cell>
          <table:table-cell office:value-type="float" office:value="1992450" table:style-name="ce1">
            <text:p>1992450</text:p>
          </table:table-cell>
          <table:table-cell office:value-type="float" office:value="1.01308E+30" table:style-name="ce1">
            <text:p>1.01308E+30</text:p>
          </table:table-cell>
          <table:table-cell office:value-type="float" office:value="11235000" table:style-name="ce1">
            <text:p>11235000</text:p>
          </table:table-cell>
          <table:table-cell office:value-type="float" office:value="414184" table:style-name="ce1">
            <text:p>414184</text:p>
          </table:table-cell>
          <table:table-cell office:value-type="float" office:value="21435200" table:style-name="ce1">
            <text:p>21435200</text:p>
          </table:table-cell>
          <table:table-cell office:value-type="float" office:value="4161410" table:style-name="ce1">
            <text:p>4161410</text:p>
          </table:table-cell>
          <table:table-cell office:value-type="float" office:value="99566" table:style-name="ce1">
            <text:p>99566</text:p>
          </table:table-cell>
          <table:table-cell office:value-type="float" office:value="123910000" table:style-name="ce1">
            <text:p>123910000</text:p>
          </table:table-cell>
          <table:table-cell office:value-type="float" office:value="16318200" table:style-name="ce1">
            <text:p>16318200</text:p>
          </table:table-cell>
          <table:table-cell office:value-type="float" office:value="99711.9" table:style-name="ce1">
            <text:p>99711.9</text:p>
          </table:table-cell>
          <table:table-cell office:value-type="float" office:value="225578" table:style-name="ce1">
            <text:p>225578</text:p>
          </table:table-cell>
          <table:table-cell office:value-type="float" office:value="88898.6" table:style-name="ce1">
            <text:p>88898.6</text:p>
          </table:table-cell>
          <table:table-cell office:value-type="float" office:value="146738000" table:style-name="ce1">
            <text:p>146738000</text:p>
          </table:table-cell>
          <table:table-cell office:value-type="float" office:value="1431080" table:style-name="ce1">
            <text:p>1431080</text:p>
          </table:table-cell>
          <table:table-cell office:value-type="float" office:value="410192000" table:style-name="ce1">
            <text:p>410192000</text:p>
          </table:table-cell>
          <table:table-cell office:value-type="float" office:value="1.72794E+31" table:style-name="ce1">
            <text:p>1.72794E+31</text:p>
          </table:table-cell>
          <table:table-cell office:value-type="float" office:value="6.6752905650628747E-2" table:formula="of:=1 / LOG(SQRT(AVERAGE([.B38:.U38])))" table:style-name="ce1">
            <text:p>0.066752906</text:p>
          </table:table-cell>
          <table:table-cell table:number-columns-repeated="1636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4160000" table:style-name="ce1">
            <text:p>174160000</text:p>
          </table:table-cell>
          <table:table-cell office:value-type="float" office:value="82607500" table:style-name="ce1">
            <text:p>82607500</text:p>
          </table:table-cell>
          <table:table-cell office:value-type="float" office:value="2405030000" table:style-name="ce1">
            <text:p>2405030000</text:p>
          </table:table-cell>
          <table:table-cell office:value-type="float" office:value="6481020" table:style-name="ce1">
            <text:p>6481020</text:p>
          </table:table-cell>
          <table:table-cell office:value-type="float" office:value="348244" table:style-name="ce1">
            <text:p>348244</text:p>
          </table:table-cell>
          <table:table-cell office:value-type="float" office:value="2.51656E+29" table:style-name="ce1">
            <text:p>2.51656E+29</text:p>
          </table:table-cell>
          <table:table-cell office:value-type="float" office:value="9252160" table:style-name="ce1">
            <text:p>9252160</text:p>
          </table:table-cell>
          <table:table-cell office:value-type="float" office:value="25583.8" table:style-name="ce1">
            <text:p>25583.8</text:p>
          </table:table-cell>
          <table:table-cell office:value-type="float" office:value="806370" table:style-name="ce1">
            <text:p>806370</text:p>
          </table:table-cell>
          <table:table-cell office:value-type="float" office:value="8686.91" table:style-name="ce1">
            <text:p>8686.91</text:p>
          </table:table-cell>
          <table:table-cell office:value-type="float" office:value="90042.5" table:style-name="ce1">
            <text:p>90042.5</text:p>
          </table:table-cell>
          <table:table-cell office:value-type="float" office:value="2634480" table:style-name="ce1">
            <text:p>2634480</text:p>
          </table:table-cell>
          <table:table-cell office:value-type="float" office:value="2851700" table:style-name="ce1">
            <text:p>2851700</text:p>
          </table:table-cell>
          <table:table-cell office:value-type="float" office:value="128575" table:style-name="ce1">
            <text:p>128575</text:p>
          </table:table-cell>
          <table:table-cell office:value-type="float" office:value="126926" table:style-name="ce1">
            <text:p>126926</text:p>
          </table:table-cell>
          <table:table-cell office:value-type="float" office:value="172522" table:style-name="ce1">
            <text:p>172522</text:p>
          </table:table-cell>
          <table:table-cell office:value-type="float" office:value="17008000" table:style-name="ce1">
            <text:p>17008000</text:p>
          </table:table-cell>
          <table:table-cell office:value-type="float" office:value="303225" table:style-name="ce1">
            <text:p>303225</text:p>
          </table:table-cell>
          <table:table-cell office:value-type="float" office:value="12757700" table:style-name="ce1">
            <text:p>12757700</text:p>
          </table:table-cell>
          <table:table-cell office:value-type="float" office:value="2.38372E+29" table:style-name="ce1">
            <text:p>2.38372E+29</text:p>
          </table:table-cell>
          <table:table-cell office:value-type="float" office:value="7.0449348380899779E-2" table:formula="of:=1 / LOG(SQRT(AVERAGE([.B39:.U39])))" table:style-name="ce1">
            <text:p>0.070449348</text:p>
          </table:table-cell>
          <table:table-cell table:number-columns-repeated="1636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118200000" table:style-name="ce1">
            <text:p>10118200000</text:p>
          </table:table-cell>
          <table:table-cell office:value-type="float" office:value="8770000" table:style-name="ce1">
            <text:p>8770000</text:p>
          </table:table-cell>
          <table:table-cell office:value-type="float" office:value="88056.2" table:style-name="ce1">
            <text:p>88056.2</text:p>
          </table:table-cell>
          <table:table-cell office:value-type="float" office:value="48748600000000" table:style-name="ce1">
            <text:p>4.87486E+13</text:p>
          </table:table-cell>
          <table:table-cell office:value-type="float" office:value="179114" table:style-name="ce1">
            <text:p>179114</text:p>
          </table:table-cell>
          <table:table-cell office:value-type="float" office:value="1.8400200000000001E+30" table:style-name="ce1">
            <text:p>1.84002E+30</text:p>
          </table:table-cell>
          <table:table-cell office:value-type="float" office:value="226637" table:style-name="ce1">
            <text:p>226637</text:p>
          </table:table-cell>
          <table:table-cell office:value-type="float" office:value="6278.91" table:style-name="ce1">
            <text:p>6278.91</text:p>
          </table:table-cell>
          <table:table-cell office:value-type="float" office:value="1598180" table:style-name="ce1">
            <text:p>1598180</text:p>
          </table:table-cell>
          <table:table-cell office:value-type="float" office:value="1115490" table:style-name="ce1">
            <text:p>1115490</text:p>
          </table:table-cell>
          <table:table-cell office:value-type="float" office:value="7784230" table:style-name="ce1">
            <text:p>7784230</text:p>
          </table:table-cell>
          <table:table-cell office:value-type="float" office:value="50403800" table:style-name="ce1">
            <text:p>50403800</text:p>
          </table:table-cell>
          <table:table-cell office:value-type="float" office:value="2818760" table:style-name="ce1">
            <text:p>2818760</text:p>
          </table:table-cell>
          <table:table-cell office:value-type="float" office:value="186672" table:style-name="ce1">
            <text:p>186672</text:p>
          </table:table-cell>
          <table:table-cell office:value-type="float" office:value="57048300" table:style-name="ce1">
            <text:p>57048300</text:p>
          </table:table-cell>
          <table:table-cell office:value-type="float" office:value="646503" table:style-name="ce1">
            <text:p>646503</text:p>
          </table:table-cell>
          <table:table-cell office:value-type="float" office:value="1595650000" table:style-name="ce1">
            <text:p>1595650000</text:p>
          </table:table-cell>
          <table:table-cell office:value-type="float" office:value="490295" table:style-name="ce1">
            <text:p>490295</text:p>
          </table:table-cell>
          <table:table-cell office:value-type="float" office:value="1642390000000000" table:style-name="ce1">
            <text:p>1.64239E+15</text:p>
          </table:table-cell>
          <table:table-cell office:value-type="float" office:value="1.47552E+29" table:style-name="ce1">
            <text:p>1.47552E+29</text:p>
          </table:table-cell>
          <table:table-cell office:value-type="float" office:value="6.8971955715623715E-2" table:formula="of:=1 / LOG(SQRT(AVERAGE([.B40:.U40])))" table:style-name="ce1">
            <text:p>0.068971956</text:p>
          </table:table-cell>
          <table:table-cell table:number-columns-repeated="1636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55920" table:style-name="ce1">
            <text:p>3855920</text:p>
          </table:table-cell>
          <table:table-cell office:value-type="float" office:value="15757500" table:style-name="ce1">
            <text:p>15757500</text:p>
          </table:table-cell>
          <table:table-cell office:value-type="float" office:value="119388" table:style-name="ce1">
            <text:p>119388</text:p>
          </table:table-cell>
          <table:table-cell office:value-type="float" office:value="515233000" table:style-name="ce1">
            <text:p>515233000</text:p>
          </table:table-cell>
          <table:table-cell office:value-type="float" office:value="259339" table:style-name="ce1">
            <text:p>259339</text:p>
          </table:table-cell>
          <table:table-cell office:value-type="float" office:value="3.1691600000000001E+30" table:style-name="ce1">
            <text:p>3.16916E+30</text:p>
          </table:table-cell>
          <table:table-cell office:value-type="float" office:value="4513630" table:style-name="ce1">
            <text:p>4513630</text:p>
          </table:table-cell>
          <table:table-cell office:value-type="float" office:value="10752.5" table:style-name="ce1">
            <text:p>10752.5</text:p>
          </table:table-cell>
          <table:table-cell office:value-type="float" office:value="2837670" table:style-name="ce1">
            <text:p>2837670</text:p>
          </table:table-cell>
          <table:table-cell office:value-type="float" office:value="89906.5" table:style-name="ce1">
            <text:p>89906.5</text:p>
          </table:table-cell>
          <table:table-cell office:value-type="float" office:value="86608.5" table:style-name="ce1">
            <text:p>86608.5</text:p>
          </table:table-cell>
          <table:table-cell office:value-type="float" office:value="652763000" table:style-name="ce1">
            <text:p>652763000</text:p>
          </table:table-cell>
          <table:table-cell office:value-type="float" office:value="862319" table:style-name="ce1">
            <text:p>862319</text:p>
          </table:table-cell>
          <table:table-cell office:value-type="float" office:value="15921.1" table:style-name="ce1">
            <text:p>15921.1</text:p>
          </table:table-cell>
          <table:table-cell office:value-type="float" office:value="501589" table:style-name="ce1">
            <text:p>501589</text:p>
          </table:table-cell>
          <table:table-cell office:value-type="float" office:value="334236" table:style-name="ce1">
            <text:p>334236</text:p>
          </table:table-cell>
          <table:table-cell office:value-type="float" office:value="3081960000" table:style-name="ce1">
            <text:p>3081960000</text:p>
          </table:table-cell>
          <table:table-cell office:value-type="float" office:value="303883" table:style-name="ce1">
            <text:p>303883</text:p>
          </table:table-cell>
          <table:table-cell office:value-type="float" office:value="22842700" table:style-name="ce1">
            <text:p>22842700</text:p>
          </table:table-cell>
          <table:table-cell office:value-type="float" office:value="2.9773E+29" table:style-name="ce1">
            <text:p>2.9773E+29</text:p>
          </table:table-cell>
          <table:table-cell office:value-type="float" office:value="6.8402002518027347E-2" table:formula="of:=1 / LOG(SQRT(AVERAGE([.B41:.U41])))" table:style-name="ce1">
            <text:p>0.068402003</text:p>
          </table:table-cell>
          <table:table-cell table:number-columns-repeated="1636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85910" table:style-name="ce1">
            <text:p>2885910</text:p>
          </table:table-cell>
          <table:table-cell office:value-type="float" office:value="308713000" table:style-name="ce1">
            <text:p>308713000</text:p>
          </table:table-cell>
          <table:table-cell office:value-type="float" office:value="12487.4" table:style-name="ce1">
            <text:p>12487.4</text:p>
          </table:table-cell>
          <table:table-cell office:value-type="float" office:value="200169000" table:style-name="ce1">
            <text:p>200169000</text:p>
          </table:table-cell>
          <table:table-cell office:value-type="float" office:value="82721.8" table:style-name="ce1">
            <text:p>82721.8</text:p>
          </table:table-cell>
          <table:table-cell office:value-type="float" office:value="1.2060500000000001E+29" table:style-name="ce1">
            <text:p>1.20605E+29</text:p>
          </table:table-cell>
          <table:table-cell office:value-type="float" office:value="89351.3" table:style-name="ce1">
            <text:p>89351.3</text:p>
          </table:table-cell>
          <table:table-cell office:value-type="float" office:value="53569.3" table:style-name="ce1">
            <text:p>53569.3</text:p>
          </table:table-cell>
          <table:table-cell office:value-type="float" office:value="330092" table:style-name="ce1">
            <text:p>330092</text:p>
          </table:table-cell>
          <table:table-cell office:value-type="float" office:value="53243.3" table:style-name="ce1">
            <text:p>53243.3</text:p>
          </table:table-cell>
          <table:table-cell office:value-type="float" office:value="400464" table:style-name="ce1">
            <text:p>400464</text:p>
          </table:table-cell>
          <table:table-cell office:value-type="float" office:value="2500520" table:style-name="ce1">
            <text:p>2500520</text:p>
          </table:table-cell>
          <table:table-cell office:value-type="float" office:value="685967" table:style-name="ce1">
            <text:p>685967</text:p>
          </table:table-cell>
          <table:table-cell office:value-type="float" office:value="206109" table:style-name="ce1">
            <text:p>206109</text:p>
          </table:table-cell>
          <table:table-cell office:value-type="float" office:value="14247100" table:style-name="ce1">
            <text:p>14247100</text:p>
          </table:table-cell>
          <table:table-cell office:value-type="float" office:value="1034330" table:style-name="ce1">
            <text:p>1034330</text:p>
          </table:table-cell>
          <table:table-cell office:value-type="float" office:value="5017260" table:style-name="ce1">
            <text:p>5017260</text:p>
          </table:table-cell>
          <table:table-cell office:value-type="float" office:value="20020300" table:style-name="ce1">
            <text:p>20020300</text:p>
          </table:table-cell>
          <table:table-cell office:value-type="float" office:value="31585900000" table:style-name="ce1">
            <text:p>31585900000</text:p>
          </table:table-cell>
          <table:table-cell office:value-type="float" office:value="1.01597E+29" table:style-name="ce1">
            <text:p>1.01597E+29</text:p>
          </table:table-cell>
          <table:table-cell office:value-type="float" office:value="7.131213407638623E-2" table:formula="of:=1 / LOG(SQRT(AVERAGE([.B42:.U42])))" table:style-name="ce1">
            <text:p>0.071312134</text:p>
          </table:table-cell>
          <table:table-cell table:number-columns-repeated="1636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205310" table:style-name="ce1">
            <text:p>8205310</text:p>
          </table:table-cell>
          <table:table-cell office:value-type="float" office:value="191260" table:style-name="ce1">
            <text:p>191260</text:p>
          </table:table-cell>
          <table:table-cell office:value-type="float" office:value="2445010" table:style-name="ce1">
            <text:p>2445010</text:p>
          </table:table-cell>
          <table:table-cell office:value-type="float" office:value="2052300" table:style-name="ce1">
            <text:p>2052300</text:p>
          </table:table-cell>
          <table:table-cell office:value-type="float" office:value="44580700" table:style-name="ce1">
            <text:p>44580700</text:p>
          </table:table-cell>
          <table:table-cell office:value-type="float" office:value="8.1823199999999994E+28" table:style-name="ce1">
            <text:p>8.18232E+28</text:p>
          </table:table-cell>
          <table:table-cell office:value-type="float" office:value="205681000" table:style-name="ce1">
            <text:p>205681000</text:p>
          </table:table-cell>
          <table:table-cell office:value-type="float" office:value="4613.5" table:style-name="ce1">
            <text:p>4613.5</text:p>
          </table:table-cell>
          <table:table-cell office:value-type="float" office:value="7584150" table:style-name="ce1">
            <text:p>7584150</text:p>
          </table:table-cell>
          <table:table-cell office:value-type="float" office:value="585762" table:style-name="ce1">
            <text:p>585762</text:p>
          </table:table-cell>
          <table:table-cell office:value-type="float" office:value="22255.8" table:style-name="ce1">
            <text:p>22255.8</text:p>
          </table:table-cell>
          <table:table-cell office:value-type="float" office:value="1730020000" table:style-name="ce1">
            <text:p>1730020000</text:p>
          </table:table-cell>
          <table:table-cell office:value-type="float" office:value="208754" table:style-name="ce1">
            <text:p>208754</text:p>
          </table:table-cell>
          <table:table-cell office:value-type="float" office:value="38154.400000000001" table:style-name="ce1">
            <text:p>38154.4</text:p>
          </table:table-cell>
          <table:table-cell office:value-type="float" office:value="511457" table:style-name="ce1">
            <text:p>511457</text:p>
          </table:table-cell>
          <table:table-cell office:value-type="float" office:value="547148" table:style-name="ce1">
            <text:p>547148</text:p>
          </table:table-cell>
          <table:table-cell office:value-type="float" office:value="197997000" table:style-name="ce1">
            <text:p>197997000</text:p>
          </table:table-cell>
          <table:table-cell office:value-type="float" office:value="233264000" table:style-name="ce1">
            <text:p>233264000</text:p>
          </table:table-cell>
          <table:table-cell office:value-type="float" office:value="7737210" table:style-name="ce1">
            <text:p>7737210</text:p>
          </table:table-cell>
          <table:table-cell office:value-type="float" office:value="2.9239000000000001E+29" table:style-name="ce1">
            <text:p>2.9239E+29</text:p>
          </table:table-cell>
          <table:table-cell office:value-type="float" office:value="7.0741146592499249E-2" table:formula="of:=1 / LOG(SQRT(AVERAGE([.B43:.U43])))" table:style-name="ce1">
            <text:p>0.070741147</text:p>
          </table:table-cell>
          <table:table-cell table:number-columns-repeated="1636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5933000" table:style-name="ce1">
            <text:p>115933000</text:p>
          </table:table-cell>
          <table:table-cell office:value-type="float" office:value="11369400" table:style-name="ce1">
            <text:p>11369400</text:p>
          </table:table-cell>
          <table:table-cell office:value-type="float" office:value="804112" table:style-name="ce1">
            <text:p>804112</text:p>
          </table:table-cell>
          <table:table-cell office:value-type="float" office:value="206055000" table:style-name="ce1">
            <text:p>206055000</text:p>
          </table:table-cell>
          <table:table-cell office:value-type="float" office:value="28484.9" table:style-name="ce1">
            <text:p>28484.9</text:p>
          </table:table-cell>
          <table:table-cell office:value-type="float" office:value="3.5943999999999998E+30" table:style-name="ce1">
            <text:p>3.5944E+30</text:p>
          </table:table-cell>
          <table:table-cell office:value-type="float" office:value="278717" table:style-name="ce1">
            <text:p>278717</text:p>
          </table:table-cell>
          <table:table-cell office:value-type="float" office:value="27296" table:style-name="ce1">
            <text:p>27296</text:p>
          </table:table-cell>
          <table:table-cell office:value-type="float" office:value="125614" table:style-name="ce1">
            <text:p>125614</text:p>
          </table:table-cell>
          <table:table-cell office:value-type="float" office:value="640167" table:style-name="ce1">
            <text:p>640167</text:p>
          </table:table-cell>
          <table:table-cell office:value-type="float" office:value="598876" table:style-name="ce1">
            <text:p>598876</text:p>
          </table:table-cell>
          <table:table-cell office:value-type="float" office:value="43330400000" table:style-name="ce1">
            <text:p>43330400000</text:p>
          </table:table-cell>
          <table:table-cell office:value-type="float" office:value="145470000" table:style-name="ce1">
            <text:p>145470000</text:p>
          </table:table-cell>
          <table:table-cell office:value-type="float" office:value="248076" table:style-name="ce1">
            <text:p>248076</text:p>
          </table:table-cell>
          <table:table-cell office:value-type="float" office:value="439229" table:style-name="ce1">
            <text:p>439229</text:p>
          </table:table-cell>
          <table:table-cell office:value-type="float" office:value="3431700" table:style-name="ce1">
            <text:p>3431700</text:p>
          </table:table-cell>
          <table:table-cell office:value-type="float" office:value="2362700000" table:style-name="ce1">
            <text:p>2362700000</text:p>
          </table:table-cell>
          <table:table-cell office:value-type="float" office:value="180277" table:style-name="ce1">
            <text:p>180277</text:p>
          </table:table-cell>
          <table:table-cell office:value-type="float" office:value="220610000" table:style-name="ce1">
            <text:p>220610000</text:p>
          </table:table-cell>
          <table:table-cell office:value-type="float" office:value="1.6723999999999999E+29" table:style-name="ce1">
            <text:p>1.6724E+29</text:p>
          </table:table-cell>
          <table:table-cell office:value-type="float" office:value="6.8319200561300156E-2" table:formula="of:=1 / LOG(SQRT(AVERAGE([.B44:.U44])))" table:style-name="ce1">
            <text:p>0.068319201</text:p>
          </table:table-cell>
          <table:table-cell table:number-columns-repeated="1636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88881E+28" table:style-name="ce1">
            <text:p>1.88881E+28</text:p>
          </table:table-cell>
          <table:table-cell office:value-type="float" office:value="23981200" table:style-name="ce1">
            <text:p>23981200</text:p>
          </table:table-cell>
          <table:table-cell office:value-type="float" office:value="13158.4" table:style-name="ce1">
            <text:p>13158.4</text:p>
          </table:table-cell>
          <table:table-cell office:value-type="float" office:value="2375280000" table:style-name="ce1">
            <text:p>2375280000</text:p>
          </table:table-cell>
          <table:table-cell office:value-type="float" office:value="14564.9" table:style-name="ce1">
            <text:p>14564.9</text:p>
          </table:table-cell>
          <table:table-cell office:value-type="float" office:value="9.9756900000000002E+29" table:style-name="ce1">
            <text:p>9.97569E+29</text:p>
          </table:table-cell>
          <table:table-cell office:value-type="float" office:value="90589.6" table:style-name="ce1">
            <text:p>90589.6</text:p>
          </table:table-cell>
          <table:table-cell office:value-type="float" office:value="87109.6" table:style-name="ce1">
            <text:p>87109.6</text:p>
          </table:table-cell>
          <table:table-cell office:value-type="float" office:value="883575" table:style-name="ce1">
            <text:p>883575</text:p>
          </table:table-cell>
          <table:table-cell office:value-type="float" office:value="556155" table:style-name="ce1">
            <text:p>556155</text:p>
          </table:table-cell>
          <table:table-cell office:value-type="float" office:value="837019" table:style-name="ce1">
            <text:p>837019</text:p>
          </table:table-cell>
          <table:table-cell office:value-type="float" office:value="16555600000" table:style-name="ce1">
            <text:p>16555600000</text:p>
          </table:table-cell>
          <table:table-cell office:value-type="float" office:value="527714" table:style-name="ce1">
            <text:p>527714</text:p>
          </table:table-cell>
          <table:table-cell office:value-type="float" office:value="47332600" table:style-name="ce1">
            <text:p>47332600</text:p>
          </table:table-cell>
          <table:table-cell office:value-type="float" office:value="412191000" table:style-name="ce1">
            <text:p>412191000</text:p>
          </table:table-cell>
          <table:table-cell office:value-type="float" office:value="186912" table:style-name="ce1">
            <text:p>186912</text:p>
          </table:table-cell>
          <table:table-cell office:value-type="float" office:value="498918000" table:style-name="ce1">
            <text:p>498918000</text:p>
          </table:table-cell>
          <table:table-cell office:value-type="float" office:value="47758" table:style-name="ce1">
            <text:p>47758</text:p>
          </table:table-cell>
          <table:table-cell office:value-type="float" office:value="82793300000" table:style-name="ce1">
            <text:p>82793300000</text:p>
          </table:table-cell>
          <table:table-cell office:value-type="float" office:value="1.3109100000000001E+30" table:style-name="ce1">
            <text:p>1.31091E+30</text:p>
          </table:table-cell>
          <table:table-cell office:value-type="float" office:value="6.8809308496287608E-2" table:formula="of:=1 / LOG(SQRT(AVERAGE([.B45:.U45])))" table:style-name="ce1">
            <text:p>0.068809308</text:p>
          </table:table-cell>
          <table:table-cell table:number-columns-repeated="1636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691100" table:style-name="ce1">
            <text:p>33691100</text:p>
          </table:table-cell>
          <table:table-cell office:value-type="float" office:value="417138" table:style-name="ce1">
            <text:p>417138</text:p>
          </table:table-cell>
          <table:table-cell office:value-type="float" office:value="4480480" table:style-name="ce1">
            <text:p>4480480</text:p>
          </table:table-cell>
          <table:table-cell office:value-type="float" office:value="9510270" table:style-name="ce1">
            <text:p>9510270</text:p>
          </table:table-cell>
          <table:table-cell office:value-type="float" office:value="335559" table:style-name="ce1">
            <text:p>335559</text:p>
          </table:table-cell>
          <table:table-cell office:value-type="float" office:value="2.8120700000000001E+29" table:style-name="ce1">
            <text:p>2.81207E+29</text:p>
          </table:table-cell>
          <table:table-cell office:value-type="float" office:value="8536810" table:style-name="ce1">
            <text:p>8536810</text:p>
          </table:table-cell>
          <table:table-cell office:value-type="float" office:value="87504" table:style-name="ce1">
            <text:p>87504</text:p>
          </table:table-cell>
          <table:table-cell office:value-type="float" office:value="601628000" table:style-name="ce1">
            <text:p>601628000</text:p>
          </table:table-cell>
          <table:table-cell office:value-type="float" office:value="41164.300000000003" table:style-name="ce1">
            <text:p>41164.3</text:p>
          </table:table-cell>
          <table:table-cell office:value-type="float" office:value="6249.27" table:style-name="ce1">
            <text:p>6249.27</text:p>
          </table:table-cell>
          <table:table-cell office:value-type="float" office:value="2238050" table:style-name="ce1">
            <text:p>2238050</text:p>
          </table:table-cell>
          <table:table-cell office:value-type="float" office:value="1900760" table:style-name="ce1">
            <text:p>1900760</text:p>
          </table:table-cell>
          <table:table-cell office:value-type="float" office:value="297359" table:style-name="ce1">
            <text:p>297359</text:p>
          </table:table-cell>
          <table:table-cell office:value-type="float" office:value="2237250" table:style-name="ce1">
            <text:p>2237250</text:p>
          </table:table-cell>
          <table:table-cell office:value-type="float" office:value="253053" table:style-name="ce1">
            <text:p>253053</text:p>
          </table:table-cell>
          <table:table-cell office:value-type="float" office:value="1580790000" table:style-name="ce1">
            <text:p>1580790000</text:p>
          </table:table-cell>
          <table:table-cell office:value-type="float" office:value="51300.7" table:style-name="ce1">
            <text:p>51300.7</text:p>
          </table:table-cell>
          <table:table-cell office:value-type="float" office:value="15105400" table:style-name="ce1">
            <text:p>15105400</text:p>
          </table:table-cell>
          <table:table-cell office:value-type="float" office:value="8.2256399999999993E+29" table:style-name="ce1">
            <text:p>8.22564E+29</text:p>
          </table:table-cell>
          <table:table-cell office:value-type="float" office:value="6.9584945670361012E-2" table:formula="of:=1 / LOG(SQRT(AVERAGE([.B46:.U46])))" table:style-name="ce1">
            <text:p>0.069584946</text:p>
          </table:table-cell>
          <table:table-cell table:number-columns-repeated="1636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88881E+28" table:style-name="ce1">
            <text:p>1.88881E+28</text:p>
          </table:table-cell>
          <table:table-cell office:value-type="float" office:value="1557250" table:style-name="ce1">
            <text:p>1557250</text:p>
          </table:table-cell>
          <table:table-cell office:value-type="float" office:value="14458.1" table:style-name="ce1">
            <text:p>14458.1</text:p>
          </table:table-cell>
          <table:table-cell office:value-type="float" office:value="2759410" table:style-name="ce1">
            <text:p>2759410</text:p>
          </table:table-cell>
          <table:table-cell office:value-type="float" office:value="477305" table:style-name="ce1">
            <text:p>477305</text:p>
          </table:table-cell>
          <table:table-cell office:value-type="float" office:value="2.5409899999999998E+30" table:style-name="ce1">
            <text:p>2.54099E+30</text:p>
          </table:table-cell>
          <table:table-cell office:value-type="float" office:value="574077" table:style-name="ce1">
            <text:p>574077</text:p>
          </table:table-cell>
          <table:table-cell office:value-type="float" office:value="175262" table:style-name="ce1">
            <text:p>175262</text:p>
          </table:table-cell>
          <table:table-cell office:value-type="float" office:value="31400200" table:style-name="ce1">
            <text:p>31400200</text:p>
          </table:table-cell>
          <table:table-cell office:value-type="float" office:value="573999" table:style-name="ce1">
            <text:p>573999</text:p>
          </table:table-cell>
          <table:table-cell office:value-type="float" office:value="93571.8" table:style-name="ce1">
            <text:p>93571.8</text:p>
          </table:table-cell>
          <table:table-cell office:value-type="float" office:value="941237" table:style-name="ce1">
            <text:p>941237</text:p>
          </table:table-cell>
          <table:table-cell office:value-type="float" office:value="3736400" table:style-name="ce1">
            <text:p>3736400</text:p>
          </table:table-cell>
          <table:table-cell office:value-type="float" office:value="65061.9" table:style-name="ce1">
            <text:p>65061.9</text:p>
          </table:table-cell>
          <table:table-cell office:value-type="float" office:value="11326800" table:style-name="ce1">
            <text:p>11326800</text:p>
          </table:table-cell>
          <table:table-cell office:value-type="float" office:value="162772" table:style-name="ce1">
            <text:p>162772</text:p>
          </table:table-cell>
          <table:table-cell office:value-type="float" office:value="73117300" table:style-name="ce1">
            <text:p>73117300</text:p>
          </table:table-cell>
          <table:table-cell office:value-type="float" office:value="73690.600000000006" table:style-name="ce1">
            <text:p>73690.6</text:p>
          </table:table-cell>
          <table:table-cell office:value-type="float" office:value="23256900" table:style-name="ce1">
            <text:p>23256900</text:p>
          </table:table-cell>
          <table:table-cell office:value-type="float" office:value="2.66926E+29" table:style-name="ce1">
            <text:p>2.66926E+29</text:p>
          </table:table-cell>
          <table:table-cell office:value-type="float" office:value="6.8610009233700961E-2" table:formula="of:=1 / LOG(SQRT(AVERAGE([.B47:.U47])))" table:style-name="ce1">
            <text:p>0.068610009</text:p>
          </table:table-cell>
          <table:table-cell table:number-columns-repeated="1636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5043000" table:style-name="ce1">
            <text:p>215043000</text:p>
          </table:table-cell>
          <table:table-cell office:value-type="float" office:value="8381680" table:style-name="ce1">
            <text:p>8381680</text:p>
          </table:table-cell>
          <table:table-cell office:value-type="float" office:value="30101.1" table:style-name="ce1">
            <text:p>30101.1</text:p>
          </table:table-cell>
          <table:table-cell office:value-type="float" office:value="126518" table:style-name="ce1">
            <text:p>126518</text:p>
          </table:table-cell>
          <table:table-cell office:value-type="float" office:value="134098" table:style-name="ce1">
            <text:p>134098</text:p>
          </table:table-cell>
          <table:table-cell office:value-type="float" office:value="6501590" table:style-name="ce1">
            <text:p>6501590</text:p>
          </table:table-cell>
          <table:table-cell office:value-type="float" office:value="44354500000" table:style-name="ce1">
            <text:p>44354500000</text:p>
          </table:table-cell>
          <table:table-cell office:value-type="float" office:value="37281.1" table:style-name="ce1">
            <text:p>37281.1</text:p>
          </table:table-cell>
          <table:table-cell office:value-type="float" office:value="1110910" table:style-name="ce1">
            <text:p>1110910</text:p>
          </table:table-cell>
          <table:table-cell office:value-type="float" office:value="543593" table:style-name="ce1">
            <text:p>543593</text:p>
          </table:table-cell>
          <table:table-cell office:value-type="float" office:value="2376480000" table:style-name="ce1">
            <text:p>2376480000</text:p>
          </table:table-cell>
          <table:table-cell office:value-type="float" office:value="511149" table:style-name="ce1">
            <text:p>511149</text:p>
          </table:table-cell>
          <table:table-cell office:value-type="float" office:value="3094840" table:style-name="ce1">
            <text:p>3094840</text:p>
          </table:table-cell>
          <table:table-cell office:value-type="float" office:value="99730.6" table:style-name="ce1">
            <text:p>99730.6</text:p>
          </table:table-cell>
          <table:table-cell office:value-type="float" office:value="53870200" table:style-name="ce1">
            <text:p>53870200</text:p>
          </table:table-cell>
          <table:table-cell office:value-type="float" office:value="165964" table:style-name="ce1">
            <text:p>165964</text:p>
          </table:table-cell>
          <table:table-cell office:value-type="float" office:value="2074990" table:style-name="ce1">
            <text:p>2074990</text:p>
          </table:table-cell>
          <table:table-cell office:value-type="float" office:value="690449" table:style-name="ce1">
            <text:p>690449</text:p>
          </table:table-cell>
          <table:table-cell office:value-type="float" office:value="1491930" table:style-name="ce1">
            <text:p>1491930</text:p>
          </table:table-cell>
          <table:table-cell office:value-type="float" office:value="4.6266699999999997E+29" table:style-name="ce1">
            <text:p>4.62667E+29</text:p>
          </table:table-cell>
          <table:table-cell office:value-type="float" office:value="7.051132354501416E-2" table:formula="of:=1 / LOG(SQRT(AVERAGE([.B48:.U48])))" table:style-name="ce1">
            <text:p>0.070511324</text:p>
          </table:table-cell>
          <table:table-cell table:number-columns-repeated="1636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65980" table:style-name="ce1">
            <text:p>5965980</text:p>
          </table:table-cell>
          <table:table-cell office:value-type="float" office:value="67591.5" table:style-name="ce1">
            <text:p>67591.5</text:p>
          </table:table-cell>
          <table:table-cell office:value-type="float" office:value="90228.7" table:style-name="ce1">
            <text:p>90228.7</text:p>
          </table:table-cell>
          <table:table-cell office:value-type="float" office:value="6802430" table:style-name="ce1">
            <text:p>6802430</text:p>
          </table:table-cell>
          <table:table-cell office:value-type="float" office:value="6502880" table:style-name="ce1">
            <text:p>6502880</text:p>
          </table:table-cell>
          <table:table-cell office:value-type="float" office:value="2.7805299999999998E+29" table:style-name="ce1">
            <text:p>2.78053E+29</text:p>
          </table:table-cell>
          <table:table-cell office:value-type="float" office:value="5433150" table:style-name="ce1">
            <text:p>5433150</text:p>
          </table:table-cell>
          <table:table-cell office:value-type="float" office:value="1368140" table:style-name="ce1">
            <text:p>1368140</text:p>
          </table:table-cell>
          <table:table-cell office:value-type="float" office:value="207440000" table:style-name="ce1">
            <text:p>207440000</text:p>
          </table:table-cell>
          <table:table-cell office:value-type="float" office:value="534543" table:style-name="ce1">
            <text:p>534543</text:p>
          </table:table-cell>
          <table:table-cell office:value-type="float" office:value="14412.9" table:style-name="ce1">
            <text:p>14412.9</text:p>
          </table:table-cell>
          <table:table-cell office:value-type="float" office:value="166283000" table:style-name="ce1">
            <text:p>166283000</text:p>
          </table:table-cell>
          <table:table-cell office:value-type="float" office:value="293027" table:style-name="ce1">
            <text:p>293027</text:p>
          </table:table-cell>
          <table:table-cell office:value-type="float" office:value="2389970000" table:style-name="ce1">
            <text:p>2389970000</text:p>
          </table:table-cell>
          <table:table-cell office:value-type="float" office:value="2328760000" table:style-name="ce1">
            <text:p>2328760000</text:p>
          </table:table-cell>
          <table:table-cell office:value-type="float" office:value="288242" table:style-name="ce1">
            <text:p>288242</text:p>
          </table:table-cell>
          <table:table-cell office:value-type="float" office:value="3742030" table:style-name="ce1">
            <text:p>3742030</text:p>
          </table:table-cell>
          <table:table-cell office:value-type="float" office:value="2956140" table:style-name="ce1">
            <text:p>2956140</text:p>
          </table:table-cell>
          <table:table-cell office:value-type="float" office:value="2580200" table:style-name="ce1">
            <text:p>2580200</text:p>
          </table:table-cell>
          <table:table-cell office:value-type="float" office:value="4.05725E+29" table:style-name="ce1">
            <text:p>4.05725E+29</text:p>
          </table:table-cell>
          <table:table-cell office:value-type="float" office:value="7.0092102461045705E-2" table:formula="of:=1 / LOG(SQRT(AVERAGE([.B49:.U49])))" table:style-name="ce1">
            <text:p>0.070092102</text:p>
          </table:table-cell>
          <table:table-cell table:number-columns-repeated="1636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9349000" table:style-name="ce1">
            <text:p>169349000</text:p>
          </table:table-cell>
          <table:table-cell office:value-type="float" office:value="31559.1" table:style-name="ce1">
            <text:p>31559.1</text:p>
          </table:table-cell>
          <table:table-cell office:value-type="float" office:value="848265" table:style-name="ce1">
            <text:p>848265</text:p>
          </table:table-cell>
          <table:table-cell office:value-type="float" office:value="8350190" table:style-name="ce1">
            <text:p>8350190</text:p>
          </table:table-cell>
          <table:table-cell office:value-type="float" office:value="669492000000" table:style-name="ce1">
            <text:p>6.69492E+11</text:p>
          </table:table-cell>
          <table:table-cell office:value-type="float" office:value="4.3648499999999998E+28" table:style-name="ce1">
            <text:p>4.36485E+28</text:p>
          </table:table-cell>
          <table:table-cell office:value-type="float" office:value="14980.2" table:style-name="ce1">
            <text:p>14980.2</text:p>
          </table:table-cell>
          <table:table-cell office:value-type="float" office:value="12541.4" table:style-name="ce1">
            <text:p>12541.4</text:p>
          </table:table-cell>
          <table:table-cell office:value-type="float" office:value="23871700" table:style-name="ce1">
            <text:p>23871700</text:p>
          </table:table-cell>
          <table:table-cell office:value-type="float" office:value="703501" table:style-name="ce1">
            <text:p>703501</text:p>
          </table:table-cell>
          <table:table-cell office:value-type="float" office:value="4505.46" table:style-name="ce1">
            <text:p>4505.46</text:p>
          </table:table-cell>
          <table:table-cell office:value-type="float" office:value="912689000" table:style-name="ce1">
            <text:p>912689000</text:p>
          </table:table-cell>
          <table:table-cell office:value-type="float" office:value="413095" table:style-name="ce1">
            <text:p>413095</text:p>
          </table:table-cell>
          <table:table-cell office:value-type="float" office:value="4012.38" table:style-name="ce1">
            <text:p>4012.38</text:p>
          </table:table-cell>
          <table:table-cell office:value-type="float" office:value="490747000" table:style-name="ce1">
            <text:p>490747000</text:p>
          </table:table-cell>
          <table:table-cell office:value-type="float" office:value="1572790" table:style-name="ce1">
            <text:p>1572790</text:p>
          </table:table-cell>
          <table:table-cell office:value-type="float" office:value="20872200" table:style-name="ce1">
            <text:p>20872200</text:p>
          </table:table-cell>
          <table:table-cell office:value-type="float" office:value="937248" table:style-name="ce1">
            <text:p>937248</text:p>
          </table:table-cell>
          <table:table-cell office:value-type="float" office:value="11012700" table:style-name="ce1">
            <text:p>11012700</text:p>
          </table:table-cell>
          <table:table-cell office:value-type="float" office:value="1.56719E+30" table:style-name="ce1">
            <text:p>1.56719E+30</text:p>
          </table:table-cell>
          <table:table-cell office:value-type="float" office:value="6.9189734915230575E-2" table:formula="of:=1 / LOG(SQRT(AVERAGE([.B50:.U50])))" table:style-name="ce1">
            <text:p>0.069189735</text:p>
          </table:table-cell>
          <table:table-cell table:number-columns-repeated="1636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04224000000" table:style-name="ce1">
            <text:p>4.04224E+11</text:p>
          </table:table-cell>
          <table:table-cell office:value-type="float" office:value="165990" table:style-name="ce1">
            <text:p>165990</text:p>
          </table:table-cell>
          <table:table-cell office:value-type="float" office:value="92310.9" table:style-name="ce1">
            <text:p>92310.9</text:p>
          </table:table-cell>
          <table:table-cell office:value-type="float" office:value="733572" table:style-name="ce1">
            <text:p>733572</text:p>
          </table:table-cell>
          <table:table-cell office:value-type="float" office:value="22067.5" table:style-name="ce1">
            <text:p>22067.5</text:p>
          </table:table-cell>
          <table:table-cell office:value-type="float" office:value="3.33821E+28" table:style-name="ce1">
            <text:p>3.33821E+28</text:p>
          </table:table-cell>
          <table:table-cell office:value-type="float" office:value="437589" table:style-name="ce1">
            <text:p>437589</text:p>
          </table:table-cell>
          <table:table-cell office:value-type="float" office:value="95027.3" table:style-name="ce1">
            <text:p>95027.3</text:p>
          </table:table-cell>
          <table:table-cell office:value-type="float" office:value="12400600" table:style-name="ce1">
            <text:p>12400600</text:p>
          </table:table-cell>
          <table:table-cell office:value-type="float" office:value="640602" table:style-name="ce1">
            <text:p>640602</text:p>
          </table:table-cell>
          <table:table-cell office:value-type="float" office:value="5175.87" table:style-name="ce1">
            <text:p>5175.87</text:p>
          </table:table-cell>
          <table:table-cell office:value-type="float" office:value="344635" table:style-name="ce1">
            <text:p>344635</text:p>
          </table:table-cell>
          <table:table-cell office:value-type="float" office:value="490105" table:style-name="ce1">
            <text:p>490105</text:p>
          </table:table-cell>
          <table:table-cell office:value-type="float" office:value="66181.5" table:style-name="ce1">
            <text:p>66181.5</text:p>
          </table:table-cell>
          <table:table-cell office:value-type="float" office:value="9552250" table:style-name="ce1">
            <text:p>9552250</text:p>
          </table:table-cell>
          <table:table-cell office:value-type="float" office:value="3756.39" table:style-name="ce1">
            <text:p>3756.39</text:p>
          </table:table-cell>
          <table:table-cell office:value-type="float" office:value="123016" table:style-name="ce1">
            <text:p>123016</text:p>
          </table:table-cell>
          <table:table-cell office:value-type="float" office:value="269244" table:style-name="ce1">
            <text:p>269244</text:p>
          </table:table-cell>
          <table:table-cell office:value-type="float" office:value="45609300" table:style-name="ce1">
            <text:p>45609300</text:p>
          </table:table-cell>
          <table:table-cell office:value-type="float" office:value="1.83054E+31" table:style-name="ce1">
            <text:p>1.83054E+31</text:p>
          </table:table-cell>
          <table:table-cell office:value-type="float" office:value="6.6750459643129478E-2" table:formula="of:=1 / LOG(SQRT(AVERAGE([.B51:.U51])))" table:style-name="ce1">
            <text:p>0.0667504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155000" table:style-name="ce1">
            <text:p>49155000</text:p>
          </table:table-cell>
          <table:table-cell office:value-type="float" office:value="35790.699999999997" table:style-name="ce1">
            <text:p>35790.7</text:p>
          </table:table-cell>
          <table:table-cell office:value-type="float" office:value="10154600" table:style-name="ce1">
            <text:p>10154600</text:p>
          </table:table-cell>
          <table:table-cell office:value-type="float" office:value="14797200" table:style-name="ce1">
            <text:p>14797200</text:p>
          </table:table-cell>
          <table:table-cell office:value-type="float" office:value="99948.7" table:style-name="ce1">
            <text:p>99948.7</text:p>
          </table:table-cell>
          <table:table-cell office:value-type="float" office:value="4.4928699999999998E+33" table:style-name="ce1">
            <text:p>4.49287E+33</text:p>
          </table:table-cell>
          <table:table-cell office:value-type="float" office:value="3994930" table:style-name="ce1">
            <text:p>3994930</text:p>
          </table:table-cell>
          <table:table-cell office:value-type="float" office:value="15791.5" table:style-name="ce1">
            <text:p>15791.5</text:p>
          </table:table-cell>
          <table:table-cell office:value-type="float" office:value="356967" table:style-name="ce1">
            <text:p>356967</text:p>
          </table:table-cell>
          <table:table-cell office:value-type="float" office:value="554349" table:style-name="ce1">
            <text:p>554349</text:p>
          </table:table-cell>
          <table:table-cell office:value-type="float" office:value="390265" table:style-name="ce1">
            <text:p>390265</text:p>
          </table:table-cell>
          <table:table-cell office:value-type="float" office:value="695780000" table:style-name="ce1">
            <text:p>695780000</text:p>
          </table:table-cell>
          <table:table-cell office:value-type="float" office:value="47499700" table:style-name="ce1">
            <text:p>47499700</text:p>
          </table:table-cell>
          <table:table-cell office:value-type="float" office:value="53249" table:style-name="ce1">
            <text:p>53249</text:p>
          </table:table-cell>
          <table:table-cell office:value-type="float" office:value="70021200000" table:style-name="ce1">
            <text:p>70021200000</text:p>
          </table:table-cell>
          <table:table-cell office:value-type="float" office:value="3568.37" table:style-name="ce1">
            <text:p>3568.37</text:p>
          </table:table-cell>
          <table:table-cell office:value-type="float" office:value="1054690" table:style-name="ce1">
            <text:p>1054690</text:p>
          </table:table-cell>
          <table:table-cell office:value-type="float" office:value="90594.8" table:style-name="ce1">
            <text:p>90594.8</text:p>
          </table:table-cell>
          <table:table-cell office:value-type="float" office:value="622388" table:style-name="ce1">
            <text:p>622388</text:p>
          </table:table-cell>
          <table:table-cell office:value-type="float" office:value="4.6335500000000003E+30" table:style-name="ce1">
            <text:p>4.63355E+30</text:p>
          </table:table-cell>
          <table:table-cell office:value-type="float" office:value="6.1820091966223956E-2" table:formula="of:=1 / LOG(SQRT(AVERAGE([.B52:.U52])))" table:style-name="ce1">
            <text:p>0.061820092</text:p>
          </table:table-cell>
          <table:table-cell table:number-columns-repeated="1636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53893000" table:style-name="ce1">
            <text:p>553893000</text:p>
          </table:table-cell>
          <table:table-cell office:value-type="float" office:value="194491" table:style-name="ce1">
            <text:p>194491</text:p>
          </table:table-cell>
          <table:table-cell office:value-type="float" office:value="111732" table:style-name="ce1">
            <text:p>111732</text:p>
          </table:table-cell>
          <table:table-cell office:value-type="float" office:value="31337.3" table:style-name="ce1">
            <text:p>31337.3</text:p>
          </table:table-cell>
          <table:table-cell office:value-type="float" office:value="5945340" table:style-name="ce1">
            <text:p>5945340</text:p>
          </table:table-cell>
          <table:table-cell office:value-type="float" office:value="3.0474400000000001E+29" table:style-name="ce1">
            <text:p>3.04744E+29</text:p>
          </table:table-cell>
          <table:table-cell office:value-type="float" office:value="2082100000" table:style-name="ce1">
            <text:p>2082100000</text:p>
          </table:table-cell>
          <table:table-cell office:value-type="float" office:value="272724" table:style-name="ce1">
            <text:p>272724</text:p>
          </table:table-cell>
          <table:table-cell office:value-type="float" office:value="1064990" table:style-name="ce1">
            <text:p>1064990</text:p>
          </table:table-cell>
          <table:table-cell office:value-type="float" office:value="24360.400000000001" table:style-name="ce1">
            <text:p>24360.4</text:p>
          </table:table-cell>
          <table:table-cell office:value-type="float" office:value="5971.66" table:style-name="ce1">
            <text:p>5971.66</text:p>
          </table:table-cell>
          <table:table-cell office:value-type="float" office:value="1900290" table:style-name="ce1">
            <text:p>1900290</text:p>
          </table:table-cell>
          <table:table-cell office:value-type="float" office:value="1994600" table:style-name="ce1">
            <text:p>1994600</text:p>
          </table:table-cell>
          <table:table-cell office:value-type="float" office:value="211796" table:style-name="ce1">
            <text:p>211796</text:p>
          </table:table-cell>
          <table:table-cell office:value-type="float" office:value="3239360000000" table:style-name="ce1">
            <text:p>3.23936E+12</text:p>
          </table:table-cell>
          <table:table-cell office:value-type="float" office:value="85622.7" table:style-name="ce1">
            <text:p>85622.7</text:p>
          </table:table-cell>
          <table:table-cell office:value-type="float" office:value="17714800" table:style-name="ce1">
            <text:p>17714800</text:p>
          </table:table-cell>
          <table:table-cell office:value-type="float" office:value="667550" table:style-name="ce1">
            <text:p>667550</text:p>
          </table:table-cell>
          <table:table-cell office:value-type="float" office:value="14871400" table:style-name="ce1">
            <text:p>14871400</text:p>
          </table:table-cell>
          <table:table-cell office:value-type="float" office:value="5.3796900000000003E+30" table:style-name="ce1">
            <text:p>5.37969E+30</text:p>
          </table:table-cell>
          <table:table-cell office:value-type="float" office:value="6.7903282237451137E-2" table:formula="of:=1 / LOG(SQRT(AVERAGE([.B53:.U53])))" table:style-name="ce1">
            <text:p>0.067903282</text:p>
          </table:table-cell>
          <table:table-cell table:number-columns-repeated="1636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2419000" table:style-name="ce1">
            <text:p>162419000</text:p>
          </table:table-cell>
          <table:table-cell office:value-type="float" office:value="248210000" table:style-name="ce1">
            <text:p>248210000</text:p>
          </table:table-cell>
          <table:table-cell office:value-type="float" office:value="287479" table:style-name="ce1">
            <text:p>287479</text:p>
          </table:table-cell>
          <table:table-cell office:value-type="float" office:value="38125.699999999997" table:style-name="ce1">
            <text:p>38125.7</text:p>
          </table:table-cell>
          <table:table-cell office:value-type="float" office:value="270231" table:style-name="ce1">
            <text:p>270231</text:p>
          </table:table-cell>
          <table:table-cell office:value-type="float" office:value="7.2702100000000002E+28" table:style-name="ce1">
            <text:p>7.27021E+28</text:p>
          </table:table-cell>
          <table:table-cell office:value-type="float" office:value="87118.2" table:style-name="ce1">
            <text:p>87118.2</text:p>
          </table:table-cell>
          <table:table-cell office:value-type="float" office:value="88008900" table:style-name="ce1">
            <text:p>88008900</text:p>
          </table:table-cell>
          <table:table-cell office:value-type="float" office:value="6516320" table:style-name="ce1">
            <text:p>6516320</text:p>
          </table:table-cell>
          <table:table-cell office:value-type="float" office:value="14877.8" table:style-name="ce1">
            <text:p>14877.8</text:p>
          </table:table-cell>
          <table:table-cell office:value-type="float" office:value="7831640" table:style-name="ce1">
            <text:p>7831640</text:p>
          </table:table-cell>
          <table:table-cell office:value-type="float" office:value="4476330" table:style-name="ce1">
            <text:p>4476330</text:p>
          </table:table-cell>
          <table:table-cell office:value-type="float" office:value="854674" table:style-name="ce1">
            <text:p>854674</text:p>
          </table:table-cell>
          <table:table-cell office:value-type="float" office:value="41768100" table:style-name="ce1">
            <text:p>41768100</text:p>
          </table:table-cell>
          <table:table-cell office:value-type="float" office:value="94047900" table:style-name="ce1">
            <text:p>94047900</text:p>
          </table:table-cell>
          <table:table-cell office:value-type="float" office:value="173280" table:style-name="ce1">
            <text:p>173280</text:p>
          </table:table-cell>
          <table:table-cell office:value-type="float" office:value="2850200" table:style-name="ce1">
            <text:p>2850200</text:p>
          </table:table-cell>
          <table:table-cell office:value-type="float" office:value="613957" table:style-name="ce1">
            <text:p>613957</text:p>
          </table:table-cell>
          <table:table-cell office:value-type="float" office:value="1907210" table:style-name="ce1">
            <text:p>1907210</text:p>
          </table:table-cell>
          <table:table-cell office:value-type="float" office:value="7.2396500000000004E+30" table:style-name="ce1">
            <text:p>7.23965E+30</text:p>
          </table:table-cell>
          <table:table-cell office:value-type="float" office:value="6.765207071900281E-2" table:formula="of:=1 / LOG(SQRT(AVERAGE([.B54:.U54])))" table:style-name="ce1">
            <text:p>0.067652071</text:p>
          </table:table-cell>
          <table:table-cell table:number-columns-repeated="1636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36320" table:style-name="ce1">
            <text:p>2336320</text:p>
          </table:table-cell>
          <table:table-cell office:value-type="float" office:value="1502890" table:style-name="ce1">
            <text:p>1502890</text:p>
          </table:table-cell>
          <table:table-cell office:value-type="float" office:value="19948600" table:style-name="ce1">
            <text:p>19948600</text:p>
          </table:table-cell>
          <table:table-cell office:value-type="float" office:value="410121" table:style-name="ce1">
            <text:p>410121</text:p>
          </table:table-cell>
          <table:table-cell office:value-type="float" office:value="241772" table:style-name="ce1">
            <text:p>241772</text:p>
          </table:table-cell>
          <table:table-cell office:value-type="float" office:value="4.5550500000000002E+29" table:style-name="ce1">
            <text:p>4.55505E+29</text:p>
          </table:table-cell>
          <table:table-cell office:value-type="float" office:value="53274.400000000001" table:style-name="ce1">
            <text:p>53274.4</text:p>
          </table:table-cell>
          <table:table-cell office:value-type="float" office:value="95871.8" table:style-name="ce1">
            <text:p>95871.8</text:p>
          </table:table-cell>
          <table:table-cell office:value-type="float" office:value="487708" table:style-name="ce1">
            <text:p>487708</text:p>
          </table:table-cell>
          <table:table-cell office:value-type="float" office:value="122324" table:style-name="ce1">
            <text:p>122324</text:p>
          </table:table-cell>
          <table:table-cell office:value-type="float" office:value="94993.8" table:style-name="ce1">
            <text:p>94993.8</text:p>
          </table:table-cell>
          <table:table-cell office:value-type="float" office:value="1447320" table:style-name="ce1">
            <text:p>1447320</text:p>
          </table:table-cell>
          <table:table-cell office:value-type="float" office:value="777650" table:style-name="ce1">
            <text:p>777650</text:p>
          </table:table-cell>
          <table:table-cell office:value-type="float" office:value="130511" table:style-name="ce1">
            <text:p>130511</text:p>
          </table:table-cell>
          <table:table-cell office:value-type="float" office:value="3665070" table:style-name="ce1">
            <text:p>3665070</text:p>
          </table:table-cell>
          <table:table-cell office:value-type="float" office:value="270230" table:style-name="ce1">
            <text:p>270230</text:p>
          </table:table-cell>
          <table:table-cell office:value-type="float" office:value="2761960" table:style-name="ce1">
            <text:p>2761960</text:p>
          </table:table-cell>
          <table:table-cell office:value-type="float" office:value="733505" table:style-name="ce1">
            <text:p>733505</text:p>
          </table:table-cell>
          <table:table-cell office:value-type="float" office:value="3000150" table:style-name="ce1">
            <text:p>3000150</text:p>
          </table:table-cell>
          <table:table-cell office:value-type="float" office:value="4.3814599999999998E+30" table:style-name="ce1">
            <text:p>4.38146E+30</text:p>
          </table:table-cell>
          <table:table-cell office:value-type="float" office:value="6.8065311370290149E-2" table:formula="of:=1 / LOG(SQRT(AVERAGE([.B55:.U55])))" table:style-name="ce1">
            <text:p>0.068065311</text:p>
          </table:table-cell>
          <table:table-cell table:number-columns-repeated="1636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8106900" table:style-name="ce1">
            <text:p>38106900</text:p>
          </table:table-cell>
          <table:table-cell office:value-type="float" office:value="332036000" table:style-name="ce1">
            <text:p>332036000</text:p>
          </table:table-cell>
          <table:table-cell office:value-type="float" office:value="1752010" table:style-name="ce1">
            <text:p>1752010</text:p>
          </table:table-cell>
          <table:table-cell office:value-type="float" office:value="47931000" table:style-name="ce1">
            <text:p>47931000</text:p>
          </table:table-cell>
          <table:table-cell office:value-type="float" office:value="105229000" table:style-name="ce1">
            <text:p>105229000</text:p>
          </table:table-cell>
          <table:table-cell office:value-type="float" office:value="4.4219099999999998E+29" table:style-name="ce1">
            <text:p>4.42191E+29</text:p>
          </table:table-cell>
          <table:table-cell office:value-type="float" office:value="337420" table:style-name="ce1">
            <text:p>337420</text:p>
          </table:table-cell>
          <table:table-cell office:value-type="float" office:value="914352" table:style-name="ce1">
            <text:p>914352</text:p>
          </table:table-cell>
          <table:table-cell office:value-type="float" office:value="3.89774E+16" table:style-name="ce1">
            <text:p>3.89774E+16</text:p>
          </table:table-cell>
          <table:table-cell office:value-type="float" office:value="130419" table:style-name="ce1">
            <text:p>130419</text:p>
          </table:table-cell>
          <table:table-cell office:value-type="float" office:value="10132.6" table:style-name="ce1">
            <text:p>10132.6</text:p>
          </table:table-cell>
          <table:table-cell office:value-type="float" office:value="3528350" table:style-name="ce1">
            <text:p>3528350</text:p>
          </table:table-cell>
          <table:table-cell office:value-type="float" office:value="228904" table:style-name="ce1">
            <text:p>228904</text:p>
          </table:table-cell>
          <table:table-cell office:value-type="float" office:value="141158" table:style-name="ce1">
            <text:p>141158</text:p>
          </table:table-cell>
          <table:table-cell office:value-type="float" office:value="47156200" table:style-name="ce1">
            <text:p>47156200</text:p>
          </table:table-cell>
          <table:table-cell office:value-type="float" office:value="141812" table:style-name="ce1">
            <text:p>141812</text:p>
          </table:table-cell>
          <table:table-cell office:value-type="float" office:value="3189420" table:style-name="ce1">
            <text:p>3189420</text:p>
          </table:table-cell>
          <table:table-cell office:value-type="float" office:value="148553" table:style-name="ce1">
            <text:p>148553</text:p>
          </table:table-cell>
          <table:table-cell office:value-type="float" office:value="10991400" table:style-name="ce1">
            <text:p>10991400</text:p>
          </table:table-cell>
          <table:table-cell office:value-type="float" office:value="3.3050499999999998E+29" table:style-name="ce1">
            <text:p>3.30505E+29</text:p>
          </table:table-cell>
          <table:table-cell office:value-type="float" office:value="6.9961922986005023E-2" table:formula="of:=1 / LOG(SQRT(AVERAGE([.B56:.U56])))" table:style-name="ce1">
            <text:p>0.069961923</text:p>
          </table:table-cell>
          <table:table-cell table:number-columns-repeated="1636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1395000" table:style-name="ce1">
            <text:p>131395000</text:p>
          </table:table-cell>
          <table:table-cell office:value-type="float" office:value="36995.1" table:style-name="ce1">
            <text:p>36995.1</text:p>
          </table:table-cell>
          <table:table-cell office:value-type="float" office:value="15579.8" table:style-name="ce1">
            <text:p>15579.8</text:p>
          </table:table-cell>
          <table:table-cell office:value-type="float" office:value="765859" table:style-name="ce1">
            <text:p>765859</text:p>
          </table:table-cell>
          <table:table-cell office:value-type="float" office:value="135773" table:style-name="ce1">
            <text:p>135773</text:p>
          </table:table-cell>
          <table:table-cell office:value-type="float" office:value="4.6362400000000002E+29" table:style-name="ce1">
            <text:p>4.63624E+29</text:p>
          </table:table-cell>
          <table:table-cell office:value-type="float" office:value="1360460" table:style-name="ce1">
            <text:p>1360460</text:p>
          </table:table-cell>
          <table:table-cell office:value-type="float" office:value="19317.8" table:style-name="ce1">
            <text:p>19317.8</text:p>
          </table:table-cell>
          <table:table-cell office:value-type="float" office:value="41948.2" table:style-name="ce1">
            <text:p>41948.2</text:p>
          </table:table-cell>
          <table:table-cell office:value-type="float" office:value="6797080" table:style-name="ce1">
            <text:p>6797080</text:p>
          </table:table-cell>
          <table:table-cell office:value-type="float" office:value="1676800000" table:style-name="ce1">
            <text:p>1676800000</text:p>
          </table:table-cell>
          <table:table-cell office:value-type="float" office:value="4640230" table:style-name="ce1">
            <text:p>4640230</text:p>
          </table:table-cell>
          <table:table-cell office:value-type="float" office:value="16482400" table:style-name="ce1">
            <text:p>16482400</text:p>
          </table:table-cell>
          <table:table-cell office:value-type="float" office:value="169637" table:style-name="ce1">
            <text:p>169637</text:p>
          </table:table-cell>
          <table:table-cell office:value-type="float" office:value="7102590" table:style-name="ce1">
            <text:p>7102590</text:p>
          </table:table-cell>
          <table:table-cell office:value-type="float" office:value="17880.400000000001" table:style-name="ce1">
            <text:p>17880.4</text:p>
          </table:table-cell>
          <table:table-cell office:value-type="float" office:value="1462310" table:style-name="ce1">
            <text:p>1462310</text:p>
          </table:table-cell>
          <table:table-cell office:value-type="float" office:value="1271480" table:style-name="ce1">
            <text:p>1271480</text:p>
          </table:table-cell>
          <table:table-cell office:value-type="float" office:value="3606650" table:style-name="ce1">
            <text:p>3606650</text:p>
          </table:table-cell>
          <table:table-cell office:value-type="float" office:value="1.5104500000000001E+29" table:style-name="ce1">
            <text:p>1.51045E+29</text:p>
          </table:table-cell>
          <table:table-cell office:value-type="float" office:value="7.0205956473090816E-2" table:formula="of:=1 / LOG(SQRT(AVERAGE([.B57:.U57])))" table:style-name="ce1">
            <text:p>0.070205956</text:p>
          </table:table-cell>
          <table:table-cell table:number-columns-repeated="1636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2064000" table:style-name="ce1">
            <text:p>292064000</text:p>
          </table:table-cell>
          <table:table-cell office:value-type="float" office:value="48523.6" table:style-name="ce1">
            <text:p>48523.6</text:p>
          </table:table-cell>
          <table:table-cell office:value-type="float" office:value="100701" table:style-name="ce1">
            <text:p>100701</text:p>
          </table:table-cell>
          <table:table-cell office:value-type="float" office:value="147409" table:style-name="ce1">
            <text:p>147409</text:p>
          </table:table-cell>
          <table:table-cell office:value-type="float" office:value="16146.8" table:style-name="ce1">
            <text:p>16146.8</text:p>
          </table:table-cell>
          <table:table-cell office:value-type="float" office:value="5.6041699999999998E+29" table:style-name="ce1">
            <text:p>5.60417E+29</text:p>
          </table:table-cell>
          <table:table-cell office:value-type="float" office:value="263647" table:style-name="ce1">
            <text:p>263647</text:p>
          </table:table-cell>
          <table:table-cell office:value-type="float" office:value="95055.9" table:style-name="ce1">
            <text:p>95055.9</text:p>
          </table:table-cell>
          <table:table-cell office:value-type="float" office:value="372481" table:style-name="ce1">
            <text:p>372481</text:p>
          </table:table-cell>
          <table:table-cell office:value-type="float" office:value="566874" table:style-name="ce1">
            <text:p>566874</text:p>
          </table:table-cell>
          <table:table-cell office:value-type="float" office:value="13684" table:style-name="ce1">
            <text:p>13684</text:p>
          </table:table-cell>
          <table:table-cell office:value-type="float" office:value="5365340" table:style-name="ce1">
            <text:p>5365340</text:p>
          </table:table-cell>
          <table:table-cell office:value-type="float" office:value="1084620" table:style-name="ce1">
            <text:p>1084620</text:p>
          </table:table-cell>
          <table:table-cell office:value-type="float" office:value="1076310" table:style-name="ce1">
            <text:p>1076310</text:p>
          </table:table-cell>
          <table:table-cell office:value-type="float" office:value="2543420" table:style-name="ce1">
            <text:p>2543420</text:p>
          </table:table-cell>
          <table:table-cell office:value-type="float" office:value="88451.5" table:style-name="ce1">
            <text:p>88451.5</text:p>
          </table:table-cell>
          <table:table-cell office:value-type="float" office:value="186524" table:style-name="ce1">
            <text:p>186524</text:p>
          </table:table-cell>
          <table:table-cell office:value-type="float" office:value="267598" table:style-name="ce1">
            <text:p>267598</text:p>
          </table:table-cell>
          <table:table-cell office:value-type="float" office:value="397108000" table:style-name="ce1">
            <text:p>397108000</text:p>
          </table:table-cell>
          <table:table-cell office:value-type="float" office:value="5.3467100000000005E+30" table:style-name="ce1">
            <text:p>5.34671E+30</text:p>
          </table:table-cell>
          <table:table-cell office:value-type="float" office:value="6.7864828556808948E-2" table:formula="of:=1 / LOG(SQRT(AVERAGE([.B58:.U58])))" table:style-name="ce1">
            <text:p>0.067864829</text:p>
          </table:table-cell>
          <table:table-cell table:number-columns-repeated="1636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4849500" table:style-name="ce1">
            <text:p>64849500</text:p>
          </table:table-cell>
          <table:table-cell office:value-type="float" office:value="509926" table:style-name="ce1">
            <text:p>509926</text:p>
          </table:table-cell>
          <table:table-cell office:value-type="float" office:value="174187" table:style-name="ce1">
            <text:p>174187</text:p>
          </table:table-cell>
          <table:table-cell office:value-type="float" office:value="1708680" table:style-name="ce1">
            <text:p>1708680</text:p>
          </table:table-cell>
          <table:table-cell office:value-type="float" office:value="175437" table:style-name="ce1">
            <text:p>175437</text:p>
          </table:table-cell>
          <table:table-cell office:value-type="float" office:value="2.3357700000000001E+29" table:style-name="ce1">
            <text:p>2.33577E+29</text:p>
          </table:table-cell>
          <table:table-cell office:value-type="float" office:value="137466000" table:style-name="ce1">
            <text:p>137466000</text:p>
          </table:table-cell>
          <table:table-cell office:value-type="float" office:value="116522" table:style-name="ce1">
            <text:p>116522</text:p>
          </table:table-cell>
          <table:table-cell office:value-type="float" office:value="76908.100000000006" table:style-name="ce1">
            <text:p>76908.1</text:p>
          </table:table-cell>
          <table:table-cell office:value-type="float" office:value="413927" table:style-name="ce1">
            <text:p>413927</text:p>
          </table:table-cell>
          <table:table-cell office:value-type="float" office:value="90385.8" table:style-name="ce1">
            <text:p>90385.8</text:p>
          </table:table-cell>
          <table:table-cell office:value-type="float" office:value="3.46768E+23" table:style-name="ce1">
            <text:p>3.46768E+23</text:p>
          </table:table-cell>
          <table:table-cell office:value-type="float" office:value="211346" table:style-name="ce1">
            <text:p>211346</text:p>
          </table:table-cell>
          <table:table-cell office:value-type="float" office:value="214426" table:style-name="ce1">
            <text:p>214426</text:p>
          </table:table-cell>
          <table:table-cell office:value-type="float" office:value="407929" table:style-name="ce1">
            <text:p>407929</text:p>
          </table:table-cell>
          <table:table-cell office:value-type="float" office:value="38542.199999999997" table:style-name="ce1">
            <text:p>38542.2</text:p>
          </table:table-cell>
          <table:table-cell office:value-type="float" office:value="18022400" table:style-name="ce1">
            <text:p>18022400</text:p>
          </table:table-cell>
          <table:table-cell office:value-type="float" office:value="15323.4" table:style-name="ce1">
            <text:p>15323.4</text:p>
          </table:table-cell>
          <table:table-cell office:value-type="float" office:value="42757000" table:style-name="ce1">
            <text:p>42757000</text:p>
          </table:table-cell>
          <table:table-cell office:value-type="float" office:value="1.33334E+30" table:style-name="ce1">
            <text:p>1.33334E+30</text:p>
          </table:table-cell>
          <table:table-cell office:value-type="float" office:value="6.9218484324717694E-2" table:formula="of:=1 / LOG(SQRT(AVERAGE([.B59:.U59])))" table:style-name="ce1">
            <text:p>0.069218484</text:p>
          </table:table-cell>
          <table:table-cell table:number-columns-repeated="1636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436430000" table:style-name="ce1">
            <text:p>7436430000</text:p>
          </table:table-cell>
          <table:table-cell office:value-type="float" office:value="37952.5" table:style-name="ce1">
            <text:p>37952.5</text:p>
          </table:table-cell>
          <table:table-cell office:value-type="float" office:value="127195" table:style-name="ce1">
            <text:p>127195</text:p>
          </table:table-cell>
          <table:table-cell office:value-type="float" office:value="29399900" table:style-name="ce1">
            <text:p>29399900</text:p>
          </table:table-cell>
          <table:table-cell office:value-type="float" office:value="1162570" table:style-name="ce1">
            <text:p>1162570</text:p>
          </table:table-cell>
          <table:table-cell office:value-type="float" office:value="4.1148700000000001E+29" table:style-name="ce1">
            <text:p>4.11487E+29</text:p>
          </table:table-cell>
          <table:table-cell office:value-type="float" office:value="322944" table:style-name="ce1">
            <text:p>322944</text:p>
          </table:table-cell>
          <table:table-cell office:value-type="float" office:value="99384.2" table:style-name="ce1">
            <text:p>99384.2</text:p>
          </table:table-cell>
          <table:table-cell office:value-type="float" office:value="9876250" table:style-name="ce1">
            <text:p>9876250</text:p>
          </table:table-cell>
          <table:table-cell office:value-type="float" office:value="176309" table:style-name="ce1">
            <text:p>176309</text:p>
          </table:table-cell>
          <table:table-cell office:value-type="float" office:value="5785.4" table:style-name="ce1">
            <text:p>5785.4</text:p>
          </table:table-cell>
          <table:table-cell office:value-type="float" office:value="10796200" table:style-name="ce1">
            <text:p>10796200</text:p>
          </table:table-cell>
          <table:table-cell office:value-type="float" office:value="4585900" table:style-name="ce1">
            <text:p>4585900</text:p>
          </table:table-cell>
          <table:table-cell office:value-type="float" office:value="44861.9" table:style-name="ce1">
            <text:p>44861.9</text:p>
          </table:table-cell>
          <table:table-cell office:value-type="float" office:value="1302850000" table:style-name="ce1">
            <text:p>1302850000</text:p>
          </table:table-cell>
          <table:table-cell office:value-type="float" office:value="4269.29" table:style-name="ce1">
            <text:p>4269.29</text:p>
          </table:table-cell>
          <table:table-cell office:value-type="float" office:value="126825" table:style-name="ce1">
            <text:p>126825</text:p>
          </table:table-cell>
          <table:table-cell office:value-type="float" office:value="11360.5" table:style-name="ce1">
            <text:p>11360.5</text:p>
          </table:table-cell>
          <table:table-cell office:value-type="float" office:value="17677800" table:style-name="ce1">
            <text:p>17677800</text:p>
          </table:table-cell>
          <table:table-cell office:value-type="float" office:value="1.54725E+29" table:style-name="ce1">
            <text:p>1.54725E+29</text:p>
          </table:table-cell>
          <table:table-cell office:value-type="float" office:value="7.029395402126247E-2" table:formula="of:=1 / LOG(SQRT(AVERAGE([.B60:.U60])))" table:style-name="ce1">
            <text:p>0.070293954</text:p>
          </table:table-cell>
          <table:table-cell table:number-columns-repeated="1636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34575000" table:style-name="ce1">
            <text:p>134575000</text:p>
          </table:table-cell>
          <table:table-cell office:value-type="float" office:value="142572" table:style-name="ce1">
            <text:p>142572</text:p>
          </table:table-cell>
          <table:table-cell office:value-type="float" office:value="218711" table:style-name="ce1">
            <text:p>218711</text:p>
          </table:table-cell>
          <table:table-cell office:value-type="float" office:value="49349100" table:style-name="ce1">
            <text:p>49349100</text:p>
          </table:table-cell>
          <table:table-cell office:value-type="float" office:value="7198760" table:style-name="ce1">
            <text:p>7198760</text:p>
          </table:table-cell>
          <table:table-cell office:value-type="float" office:value="4.2962799999999997E+29" table:style-name="ce1">
            <text:p>4.29628E+29</text:p>
          </table:table-cell>
          <table:table-cell office:value-type="float" office:value="248164000" table:style-name="ce1">
            <text:p>248164000</text:p>
          </table:table-cell>
          <table:table-cell office:value-type="float" office:value="1966390" table:style-name="ce1">
            <text:p>1966390</text:p>
          </table:table-cell>
          <table:table-cell office:value-type="float" office:value="990016" table:style-name="ce1">
            <text:p>990016</text:p>
          </table:table-cell>
          <table:table-cell office:value-type="float" office:value="336826" table:style-name="ce1">
            <text:p>336826</text:p>
          </table:table-cell>
          <table:table-cell office:value-type="float" office:value="5832.6" table:style-name="ce1">
            <text:p>5832.6</text:p>
          </table:table-cell>
          <table:table-cell office:value-type="float" office:value="232094000" table:style-name="ce1">
            <text:p>232094000</text:p>
          </table:table-cell>
          <table:table-cell office:value-type="float" office:value="20568100" table:style-name="ce1">
            <text:p>20568100</text:p>
          </table:table-cell>
          <table:table-cell office:value-type="float" office:value="205068" table:style-name="ce1">
            <text:p>205068</text:p>
          </table:table-cell>
          <table:table-cell office:value-type="float" office:value="3618710" table:style-name="ce1">
            <text:p>3618710</text:p>
          </table:table-cell>
          <table:table-cell office:value-type="float" office:value="294151" table:style-name="ce1">
            <text:p>294151</text:p>
          </table:table-cell>
          <table:table-cell office:value-type="float" office:value="904187" table:style-name="ce1">
            <text:p>904187</text:p>
          </table:table-cell>
          <table:table-cell office:value-type="float" office:value="249233000" table:style-name="ce1">
            <text:p>249233000</text:p>
          </table:table-cell>
          <table:table-cell office:value-type="float" office:value="507989" table:style-name="ce1">
            <text:p>507989</text:p>
          </table:table-cell>
          <table:table-cell office:value-type="float" office:value="1.4539499999999999E+31" table:style-name="ce1">
            <text:p>1.45395E+31</text:p>
          </table:table-cell>
          <table:table-cell office:value-type="float" office:value="6.6947474486832401E-2" table:formula="of:=1 / LOG(SQRT(AVERAGE([.B61:.U61])))" table:style-name="ce1">
            <text:p>0.066947474</text:p>
          </table:table-cell>
          <table:table-cell table:number-columns-repeated="1636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35150" table:style-name="ce1">
            <text:p>7335150</text:p>
          </table:table-cell>
          <table:table-cell office:value-type="float" office:value="137152" table:style-name="ce1">
            <text:p>137152</text:p>
          </table:table-cell>
          <table:table-cell office:value-type="float" office:value="319419" table:style-name="ce1">
            <text:p>319419</text:p>
          </table:table-cell>
          <table:table-cell office:value-type="float" office:value="650722000" table:style-name="ce1">
            <text:p>650722000</text:p>
          </table:table-cell>
          <table:table-cell office:value-type="float" office:value="85666.1" table:style-name="ce1">
            <text:p>85666.1</text:p>
          </table:table-cell>
          <table:table-cell office:value-type="float" office:value="2.84299E+29" table:style-name="ce1">
            <text:p>2.84299E+29</text:p>
          </table:table-cell>
          <table:table-cell office:value-type="float" office:value="1006880" table:style-name="ce1">
            <text:p>1006880</text:p>
          </table:table-cell>
          <table:table-cell office:value-type="float" office:value="451391" table:style-name="ce1">
            <text:p>451391</text:p>
          </table:table-cell>
          <table:table-cell office:value-type="float" office:value="421467" table:style-name="ce1">
            <text:p>421467</text:p>
          </table:table-cell>
          <table:table-cell office:value-type="float" office:value="629571" table:style-name="ce1">
            <text:p>629571</text:p>
          </table:table-cell>
          <table:table-cell office:value-type="float" office:value="7409.14" table:style-name="ce1">
            <text:p>7409.14</text:p>
          </table:table-cell>
          <table:table-cell office:value-type="float" office:value="35272800" table:style-name="ce1">
            <text:p>35272800</text:p>
          </table:table-cell>
          <table:table-cell office:value-type="float" office:value="307913" table:style-name="ce1">
            <text:p>307913</text:p>
          </table:table-cell>
          <table:table-cell office:value-type="float" office:value="69189" table:style-name="ce1">
            <text:p>69189</text:p>
          </table:table-cell>
          <table:table-cell office:value-type="float" office:value="671407" table:style-name="ce1">
            <text:p>671407</text:p>
          </table:table-cell>
          <table:table-cell office:value-type="float" office:value="172343" table:style-name="ce1">
            <text:p>172343</text:p>
          </table:table-cell>
          <table:table-cell office:value-type="float" office:value="1968020" table:style-name="ce1">
            <text:p>1968020</text:p>
          </table:table-cell>
          <table:table-cell office:value-type="float" office:value="253244" table:style-name="ce1">
            <text:p>253244</text:p>
          </table:table-cell>
          <table:table-cell office:value-type="float" office:value="36524900" table:style-name="ce1">
            <text:p>36524900</text:p>
          </table:table-cell>
          <table:table-cell office:value-type="float" office:value="2.3259199999999999E+32" table:style-name="ce1">
            <text:p>2.32592E+32</text:p>
          </table:table-cell>
          <table:table-cell office:value-type="float" office:value="6.4378866446617847E-2" table:formula="of:=1 / LOG(SQRT(AVERAGE([.B62:.U62])))" table:style-name="ce1">
            <text:p>0.064378866</text:p>
          </table:table-cell>
          <table:table-cell table:number-columns-repeated="1636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6371900" table:style-name="ce1">
            <text:p>46371900</text:p>
          </table:table-cell>
          <table:table-cell office:value-type="float" office:value="508312" table:style-name="ce1">
            <text:p>508312</text:p>
          </table:table-cell>
          <table:table-cell office:value-type="float" office:value="716420" table:style-name="ce1">
            <text:p>716420</text:p>
          </table:table-cell>
          <table:table-cell office:value-type="float" office:value="11911700" table:style-name="ce1">
            <text:p>11911700</text:p>
          </table:table-cell>
          <table:table-cell office:value-type="float" office:value="91072.7" table:style-name="ce1">
            <text:p>91072.7</text:p>
          </table:table-cell>
          <table:table-cell office:value-type="float" office:value="9.8087500000000002E+27" table:style-name="ce1">
            <text:p>9.80875E+27</text:p>
          </table:table-cell>
          <table:table-cell office:value-type="float" office:value="117399000" table:style-name="ce1">
            <text:p>117399000</text:p>
          </table:table-cell>
          <table:table-cell office:value-type="float" office:value="16844.3" table:style-name="ce1">
            <text:p>16844.3</text:p>
          </table:table-cell>
          <table:table-cell office:value-type="float" office:value="33939300" table:style-name="ce1">
            <text:p>33939300</text:p>
          </table:table-cell>
          <table:table-cell office:value-type="float" office:value="162492" table:style-name="ce1">
            <text:p>162492</text:p>
          </table:table-cell>
          <table:table-cell office:value-type="float" office:value="173000" table:style-name="ce1">
            <text:p>173000</text:p>
          </table:table-cell>
          <table:table-cell office:value-type="float" office:value="57956300" table:style-name="ce1">
            <text:p>57956300</text:p>
          </table:table-cell>
          <table:table-cell office:value-type="float" office:value="2921810" table:style-name="ce1">
            <text:p>2921810</text:p>
          </table:table-cell>
          <table:table-cell office:value-type="float" office:value="32519.5" table:style-name="ce1">
            <text:p>32519.5</text:p>
          </table:table-cell>
          <table:table-cell office:value-type="float" office:value="48499300" table:style-name="ce1">
            <text:p>48499300</text:p>
          </table:table-cell>
          <table:table-cell office:value-type="float" office:value="39899.5" table:style-name="ce1">
            <text:p>39899.5</text:p>
          </table:table-cell>
          <table:table-cell office:value-type="float" office:value="38400.199999999997" table:style-name="ce1">
            <text:p>38400.2</text:p>
          </table:table-cell>
          <table:table-cell office:value-type="float" office:value="1295130" table:style-name="ce1">
            <text:p>1295130</text:p>
          </table:table-cell>
          <table:table-cell office:value-type="float" office:value="79363900" table:style-name="ce1">
            <text:p>79363900</text:p>
          </table:table-cell>
          <table:table-cell office:value-type="float" office:value="1.3692999999999999E+29" table:style-name="ce1">
            <text:p>1.3693E+29</text:p>
          </table:table-cell>
          <table:table-cell office:value-type="float" office:value="7.1773301622185828E-2" table:formula="of:=1 / LOG(SQRT(AVERAGE([.B63:.U63])))" table:style-name="ce1">
            <text:p>0.071773302</text:p>
          </table:table-cell>
          <table:table-cell table:number-columns-repeated="1636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40667000" table:style-name="ce1">
            <text:p>240667000</text:p>
          </table:table-cell>
          <table:table-cell office:value-type="float" office:value="155897000" table:style-name="ce1">
            <text:p>155897000</text:p>
          </table:table-cell>
          <table:table-cell office:value-type="float" office:value="631854" table:style-name="ce1">
            <text:p>631854</text:p>
          </table:table-cell>
          <table:table-cell office:value-type="float" office:value="14664700" table:style-name="ce1">
            <text:p>14664700</text:p>
          </table:table-cell>
          <table:table-cell office:value-type="float" office:value="84027" table:style-name="ce1">
            <text:p>84027</text:p>
          </table:table-cell>
          <table:table-cell office:value-type="float" office:value="3.2907100000000003E+29" table:style-name="ce1">
            <text:p>3.29071E+29</text:p>
          </table:table-cell>
          <table:table-cell office:value-type="float" office:value="34056300" table:style-name="ce1">
            <text:p>34056300</text:p>
          </table:table-cell>
          <table:table-cell office:value-type="float" office:value="170984" table:style-name="ce1">
            <text:p>170984</text:p>
          </table:table-cell>
          <table:table-cell office:value-type="float" office:value="4446080" table:style-name="ce1">
            <text:p>4446080</text:p>
          </table:table-cell>
          <table:table-cell office:value-type="float" office:value="8095.44" table:style-name="ce1">
            <text:p>8095.44</text:p>
          </table:table-cell>
          <table:table-cell office:value-type="float" office:value="13820.5" table:style-name="ce1">
            <text:p>13820.5</text:p>
          </table:table-cell>
          <table:table-cell office:value-type="float" office:value="35547500000" table:style-name="ce1">
            <text:p>35547500000</text:p>
          </table:table-cell>
          <table:table-cell office:value-type="float" office:value="191130" table:style-name="ce1">
            <text:p>191130</text:p>
          </table:table-cell>
          <table:table-cell office:value-type="float" office:value="3518500" table:style-name="ce1">
            <text:p>3518500</text:p>
          </table:table-cell>
          <table:table-cell office:value-type="float" office:value="411569000" table:style-name="ce1">
            <text:p>411569000</text:p>
          </table:table-cell>
          <table:table-cell office:value-type="float" office:value="233505" table:style-name="ce1">
            <text:p>233505</text:p>
          </table:table-cell>
          <table:table-cell office:value-type="float" office:value="1736580" table:style-name="ce1">
            <text:p>1736580</text:p>
          </table:table-cell>
          <table:table-cell office:value-type="float" office:value="598740" table:style-name="ce1">
            <text:p>598740</text:p>
          </table:table-cell>
          <table:table-cell office:value-type="float" office:value="31219500" table:style-name="ce1">
            <text:p>31219500</text:p>
          </table:table-cell>
          <table:table-cell office:value-type="float" office:value="2.5806999999999998E+30" table:style-name="ce1">
            <text:p>2.5807E+30</text:p>
          </table:table-cell>
          <table:table-cell office:value-type="float" office:value="6.8580452625170651E-2" table:formula="of:=1 / LOG(SQRT(AVERAGE([.B64:.U64])))" table:style-name="ce1">
            <text:p>0.068580453</text:p>
          </table:table-cell>
          <table:table-cell table:number-columns-repeated="1636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28860" table:style-name="ce1">
            <text:p>1528860</text:p>
          </table:table-cell>
          <table:table-cell office:value-type="float" office:value="46392" table:style-name="ce1">
            <text:p>46392</text:p>
          </table:table-cell>
          <table:table-cell office:value-type="float" office:value="1224740" table:style-name="ce1">
            <text:p>1224740</text:p>
          </table:table-cell>
          <table:table-cell office:value-type="float" office:value="1168960" table:style-name="ce1">
            <text:p>1168960</text:p>
          </table:table-cell>
          <table:table-cell office:value-type="float" office:value="4373.6400000000003" table:style-name="ce1">
            <text:p>4373.64</text:p>
          </table:table-cell>
          <table:table-cell office:value-type="float" office:value="1.91447E+29" table:style-name="ce1">
            <text:p>1.91447E+29</text:p>
          </table:table-cell>
          <table:table-cell office:value-type="float" office:value="415903000" table:style-name="ce1">
            <text:p>415903000</text:p>
          </table:table-cell>
          <table:table-cell office:value-type="float" office:value="26467300" table:style-name="ce1">
            <text:p>26467300</text:p>
          </table:table-cell>
          <table:table-cell office:value-type="float" office:value="2161740" table:style-name="ce1">
            <text:p>2161740</text:p>
          </table:table-cell>
          <table:table-cell office:value-type="float" office:value="37480.800000000003" table:style-name="ce1">
            <text:p>37480.8</text:p>
          </table:table-cell>
          <table:table-cell office:value-type="float" office:value="47520300" table:style-name="ce1">
            <text:p>47520300</text:p>
          </table:table-cell>
          <table:table-cell office:value-type="float" office:value="169761000" table:style-name="ce1">
            <text:p>169761000</text:p>
          </table:table-cell>
          <table:table-cell office:value-type="float" office:value="6256580" table:style-name="ce1">
            <text:p>6256580</text:p>
          </table:table-cell>
          <table:table-cell office:value-type="float" office:value="200687000" table:style-name="ce1">
            <text:p>200687000</text:p>
          </table:table-cell>
          <table:table-cell office:value-type="float" office:value="2067020" table:style-name="ce1">
            <text:p>2067020</text:p>
          </table:table-cell>
          <table:table-cell office:value-type="float" office:value="519463000" table:style-name="ce1">
            <text:p>519463000</text:p>
          </table:table-cell>
          <table:table-cell office:value-type="float" office:value="35224" table:style-name="ce1">
            <text:p>35224</text:p>
          </table:table-cell>
          <table:table-cell office:value-type="float" office:value="688373" table:style-name="ce1">
            <text:p>688373</text:p>
          </table:table-cell>
          <table:table-cell office:value-type="float" office:value="2447120" table:style-name="ce1">
            <text:p>2447120</text:p>
          </table:table-cell>
          <table:table-cell office:value-type="float" office:value="2.6951799999999999E+29" table:style-name="ce1">
            <text:p>2.69518E+29</text:p>
          </table:table-cell>
          <table:table-cell office:value-type="float" office:value="7.0515302670439886E-2" table:formula="of:=1 / LOG(SQRT(AVERAGE([.B65:.U65])))" table:style-name="ce1">
            <text:p>0.070515303</text:p>
          </table:table-cell>
          <table:table-cell table:number-columns-repeated="1636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034100" table:style-name="ce1">
            <text:p>47034100</text:p>
          </table:table-cell>
          <table:table-cell office:value-type="float" office:value="166582" table:style-name="ce1">
            <text:p>166582</text:p>
          </table:table-cell>
          <table:table-cell office:value-type="float" office:value="17014500" table:style-name="ce1">
            <text:p>17014500</text:p>
          </table:table-cell>
          <table:table-cell office:value-type="float" office:value="1587560" table:style-name="ce1">
            <text:p>1587560</text:p>
          </table:table-cell>
          <table:table-cell office:value-type="float" office:value="185082" table:style-name="ce1">
            <text:p>185082</text:p>
          </table:table-cell>
          <table:table-cell office:value-type="float" office:value="1.48673E+29" table:style-name="ce1">
            <text:p>1.48673E+29</text:p>
          </table:table-cell>
          <table:table-cell office:value-type="float" office:value="344585" table:style-name="ce1">
            <text:p>344585</text:p>
          </table:table-cell>
          <table:table-cell office:value-type="float" office:value="891831" table:style-name="ce1">
            <text:p>891831</text:p>
          </table:table-cell>
          <table:table-cell office:value-type="float" office:value="39631" table:style-name="ce1">
            <text:p>39631</text:p>
          </table:table-cell>
          <table:table-cell office:value-type="float" office:value="597900" table:style-name="ce1">
            <text:p>597900</text:p>
          </table:table-cell>
          <table:table-cell office:value-type="float" office:value="5410.99" table:style-name="ce1">
            <text:p>5410.99</text:p>
          </table:table-cell>
          <table:table-cell office:value-type="float" office:value="17628600" table:style-name="ce1">
            <text:p>17628600</text:p>
          </table:table-cell>
          <table:table-cell office:value-type="float" office:value="120079000" table:style-name="ce1">
            <text:p>120079000</text:p>
          </table:table-cell>
          <table:table-cell office:value-type="float" office:value="247164" table:style-name="ce1">
            <text:p>247164</text:p>
          </table:table-cell>
          <table:table-cell office:value-type="float" office:value="1485110" table:style-name="ce1">
            <text:p>1485110</text:p>
          </table:table-cell>
          <table:table-cell office:value-type="float" office:value="181345" table:style-name="ce1">
            <text:p>181345</text:p>
          </table:table-cell>
          <table:table-cell office:value-type="float" office:value="722947" table:style-name="ce1">
            <text:p>722947</text:p>
          </table:table-cell>
          <table:table-cell office:value-type="float" office:value="249272000" table:style-name="ce1">
            <text:p>249272000</text:p>
          </table:table-cell>
          <table:table-cell office:value-type="float" office:value="537837000" table:style-name="ce1">
            <text:p>537837000</text:p>
          </table:table-cell>
          <table:table-cell office:value-type="float" office:value="2.6687599999999998E+30" table:style-name="ce1">
            <text:p>2.66876E+30</text:p>
          </table:table-cell>
          <table:table-cell office:value-type="float" office:value="6.8613403660714653E-2" table:formula="of:=1 / LOG(SQRT(AVERAGE([.B66:.U66])))" table:style-name="ce1">
            <text:p>0.068613404</text:p>
          </table:table-cell>
          <table:table-cell table:number-columns-repeated="1636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6061100" table:style-name="ce1">
            <text:p>46061100</text:p>
          </table:table-cell>
          <table:table-cell office:value-type="float" office:value="522951" table:style-name="ce1">
            <text:p>522951</text:p>
          </table:table-cell>
          <table:table-cell office:value-type="float" office:value="98902" table:style-name="ce1">
            <text:p>98902</text:p>
          </table:table-cell>
          <table:table-cell office:value-type="float" office:value="23282400" table:style-name="ce1">
            <text:p>23282400</text:p>
          </table:table-cell>
          <table:table-cell office:value-type="float" office:value="5371890" table:style-name="ce1">
            <text:p>5371890</text:p>
          </table:table-cell>
          <table:table-cell office:value-type="float" office:value="4.0419500000000001E+29" table:style-name="ce1">
            <text:p>4.04195E+29</text:p>
          </table:table-cell>
          <table:table-cell office:value-type="float" office:value="379350000" table:style-name="ce1">
            <text:p>379350000</text:p>
          </table:table-cell>
          <table:table-cell office:value-type="float" office:value="36244.5" table:style-name="ce1">
            <text:p>36244.5</text:p>
          </table:table-cell>
          <table:table-cell office:value-type="float" office:value="2165270000000" table:style-name="ce1">
            <text:p>2.16527E+12</text:p>
          </table:table-cell>
          <table:table-cell office:value-type="float" office:value="31684.7" table:style-name="ce1">
            <text:p>31684.7</text:p>
          </table:table-cell>
          <table:table-cell office:value-type="float" office:value="16900.5" table:style-name="ce1">
            <text:p>16900.5</text:p>
          </table:table-cell>
          <table:table-cell office:value-type="float" office:value="39364600" table:style-name="ce1">
            <text:p>39364600</text:p>
          </table:table-cell>
          <table:table-cell office:value-type="float" office:value="268147" table:style-name="ce1">
            <text:p>268147</text:p>
          </table:table-cell>
          <table:table-cell office:value-type="float" office:value="473681" table:style-name="ce1">
            <text:p>473681</text:p>
          </table:table-cell>
          <table:table-cell office:value-type="float" office:value="1161370" table:style-name="ce1">
            <text:p>1161370</text:p>
          </table:table-cell>
          <table:table-cell office:value-type="float" office:value="453175" table:style-name="ce1">
            <text:p>453175</text:p>
          </table:table-cell>
          <table:table-cell office:value-type="float" office:value="1141180" table:style-name="ce1">
            <text:p>1141180</text:p>
          </table:table-cell>
          <table:table-cell office:value-type="float" office:value="125245" table:style-name="ce1">
            <text:p>125245</text:p>
          </table:table-cell>
          <table:table-cell office:value-type="float" office:value="1782780" table:style-name="ce1">
            <text:p>1782780</text:p>
          </table:table-cell>
          <table:table-cell office:value-type="float" office:value="7.01132E+28" table:style-name="ce1">
            <text:p>7.01132E+28</text:p>
          </table:table-cell>
          <table:table-cell office:value-type="float" office:value="7.0484505393702948E-2" table:formula="of:=1 / LOG(SQRT(AVERAGE([.B67:.U67])))" table:style-name="ce1">
            <text:p>0.070484505</text:p>
          </table:table-cell>
          <table:table-cell table:number-columns-repeated="1636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812200" table:style-name="ce1">
            <text:p>42812200</text:p>
          </table:table-cell>
          <table:table-cell office:value-type="float" office:value="333031" table:style-name="ce1">
            <text:p>333031</text:p>
          </table:table-cell>
          <table:table-cell office:value-type="float" office:value="423241" table:style-name="ce1">
            <text:p>423241</text:p>
          </table:table-cell>
          <table:table-cell office:value-type="float" office:value="13486600000" table:style-name="ce1">
            <text:p>13486600000</text:p>
          </table:table-cell>
          <table:table-cell office:value-type="float" office:value="108264" table:style-name="ce1">
            <text:p>108264</text:p>
          </table:table-cell>
          <table:table-cell office:value-type="float" office:value="1.06205E+30" table:style-name="ce1">
            <text:p>1.06205E+30</text:p>
          </table:table-cell>
          <table:table-cell office:value-type="float" office:value="2350470000" table:style-name="ce1">
            <text:p>2350470000</text:p>
          </table:table-cell>
          <table:table-cell office:value-type="float" office:value="896318" table:style-name="ce1">
            <text:p>896318</text:p>
          </table:table-cell>
          <table:table-cell office:value-type="float" office:value="223542000000" table:style-name="ce1">
            <text:p>2.23542E+11</text:p>
          </table:table-cell>
          <table:table-cell office:value-type="float" office:value="665927" table:style-name="ce1">
            <text:p>665927</text:p>
          </table:table-cell>
          <table:table-cell office:value-type="float" office:value="8880.9599999999991" table:style-name="ce1">
            <text:p>8880.96</text:p>
          </table:table-cell>
          <table:table-cell office:value-type="float" office:value="11027500" table:style-name="ce1">
            <text:p>11027500</text:p>
          </table:table-cell>
          <table:table-cell office:value-type="float" office:value="5927930" table:style-name="ce1">
            <text:p>5927930</text:p>
          </table:table-cell>
          <table:table-cell office:value-type="float" office:value="15285600" table:style-name="ce1">
            <text:p>15285600</text:p>
          </table:table-cell>
          <table:table-cell office:value-type="float" office:value="1219200" table:style-name="ce1">
            <text:p>1219200</text:p>
          </table:table-cell>
          <table:table-cell office:value-type="float" office:value="89579.9" table:style-name="ce1">
            <text:p>89579.9</text:p>
          </table:table-cell>
          <table:table-cell office:value-type="float" office:value="423737" table:style-name="ce1">
            <text:p>423737</text:p>
          </table:table-cell>
          <table:table-cell office:value-type="float" office:value="83642.899999999994" table:style-name="ce1">
            <text:p>83642.9</text:p>
          </table:table-cell>
          <table:table-cell office:value-type="float" office:value="13611900" table:style-name="ce1">
            <text:p>13611900</text:p>
          </table:table-cell>
          <table:table-cell office:value-type="float" office:value="1.98786E+29" table:style-name="ce1">
            <text:p>1.98786E+29</text:p>
          </table:table-cell>
          <table:table-cell office:value-type="float" office:value="6.944533998829229E-2" table:formula="of:=1 / LOG(SQRT(AVERAGE([.B68:.U68])))" table:style-name="ce1">
            <text:p>0.06944534</text:p>
          </table:table-cell>
          <table:table-cell table:number-columns-repeated="1636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99160" table:style-name="ce1">
            <text:p>1699160</text:p>
          </table:table-cell>
          <table:table-cell office:value-type="float" office:value="959220" table:style-name="ce1">
            <text:p>959220</text:p>
          </table:table-cell>
          <table:table-cell office:value-type="float" office:value="2079290" table:style-name="ce1">
            <text:p>2079290</text:p>
          </table:table-cell>
          <table:table-cell office:value-type="float" office:value="7293060" table:style-name="ce1">
            <text:p>7293060</text:p>
          </table:table-cell>
          <table:table-cell office:value-type="float" office:value="8440900" table:style-name="ce1">
            <text:p>8440900</text:p>
          </table:table-cell>
          <table:table-cell office:value-type="float" office:value="1.5361800000000001E+28" table:style-name="ce1">
            <text:p>1.53618E+28</text:p>
          </table:table-cell>
          <table:table-cell office:value-type="float" office:value="6237290" table:style-name="ce1">
            <text:p>6237290</text:p>
          </table:table-cell>
          <table:table-cell office:value-type="float" office:value="4043160" table:style-name="ce1">
            <text:p>4043160</text:p>
          </table:table-cell>
          <table:table-cell office:value-type="float" office:value="390352" table:style-name="ce1">
            <text:p>390352</text:p>
          </table:table-cell>
          <table:table-cell office:value-type="float" office:value="36036.800000000003" table:style-name="ce1">
            <text:p>36036.8</text:p>
          </table:table-cell>
          <table:table-cell office:value-type="float" office:value="318535" table:style-name="ce1">
            <text:p>318535</text:p>
          </table:table-cell>
          <table:table-cell office:value-type="float" office:value="67927800" table:style-name="ce1">
            <text:p>67927800</text:p>
          </table:table-cell>
          <table:table-cell office:value-type="float" office:value="261198" table:style-name="ce1">
            <text:p>261198</text:p>
          </table:table-cell>
          <table:table-cell office:value-type="float" office:value="44988.3" table:style-name="ce1">
            <text:p>44988.3</text:p>
          </table:table-cell>
          <table:table-cell office:value-type="float" office:value="685871000" table:style-name="ce1">
            <text:p>685871000</text:p>
          </table:table-cell>
          <table:table-cell office:value-type="float" office:value="176887" table:style-name="ce1">
            <text:p>176887</text:p>
          </table:table-cell>
          <table:table-cell office:value-type="float" office:value="146193" table:style-name="ce1">
            <text:p>146193</text:p>
          </table:table-cell>
          <table:table-cell office:value-type="float" office:value="247822000000" table:style-name="ce1">
            <text:p>2.47822E+11</text:p>
          </table:table-cell>
          <table:table-cell office:value-type="float" office:value="12017800" table:style-name="ce1">
            <text:p>12017800</text:p>
          </table:table-cell>
          <table:table-cell office:value-type="float" office:value="5.44601E+30" table:style-name="ce1">
            <text:p>5.44601E+30</text:p>
          </table:table-cell>
          <table:table-cell office:value-type="float" office:value="6.7943386891277768E-2" table:formula="of:=1 / LOG(SQRT(AVERAGE([.B69:.U69])))" table:style-name="ce1">
            <text:p>0.067943387</text:p>
          </table:table-cell>
          <table:table-cell table:number-columns-repeated="1636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611000" table:style-name="ce1">
            <text:p>13611000</text:p>
          </table:table-cell>
          <table:table-cell office:value-type="float" office:value="125595" table:style-name="ce1">
            <text:p>125595</text:p>
          </table:table-cell>
          <table:table-cell office:value-type="float" office:value="151268" table:style-name="ce1">
            <text:p>151268</text:p>
          </table:table-cell>
          <table:table-cell office:value-type="float" office:value="44888100" table:style-name="ce1">
            <text:p>44888100</text:p>
          </table:table-cell>
          <table:table-cell office:value-type="float" office:value="3360250" table:style-name="ce1">
            <text:p>3360250</text:p>
          </table:table-cell>
          <table:table-cell office:value-type="float" office:value="1.33245E+29" table:style-name="ce1">
            <text:p>1.33245E+29</text:p>
          </table:table-cell>
          <table:table-cell office:value-type="float" office:value="1433240000" table:style-name="ce1">
            <text:p>1433240000</text:p>
          </table:table-cell>
          <table:table-cell office:value-type="float" office:value="70293800" table:style-name="ce1">
            <text:p>70293800</text:p>
          </table:table-cell>
          <table:table-cell office:value-type="float" office:value="21664800" table:style-name="ce1">
            <text:p>21664800</text:p>
          </table:table-cell>
          <table:table-cell office:value-type="float" office:value="563079" table:style-name="ce1">
            <text:p>563079</text:p>
          </table:table-cell>
          <table:table-cell office:value-type="float" office:value="9549.2099999999991" table:style-name="ce1">
            <text:p>9549.21</text:p>
          </table:table-cell>
          <table:table-cell office:value-type="float" office:value="7707380" table:style-name="ce1">
            <text:p>7707380</text:p>
          </table:table-cell>
          <table:table-cell office:value-type="float" office:value="140075" table:style-name="ce1">
            <text:p>140075</text:p>
          </table:table-cell>
          <table:table-cell office:value-type="float" office:value="3523070" table:style-name="ce1">
            <text:p>3523070</text:p>
          </table:table-cell>
          <table:table-cell office:value-type="float" office:value="839281000" table:style-name="ce1">
            <text:p>839281000</text:p>
          </table:table-cell>
          <table:table-cell office:value-type="float" office:value="1112300" table:style-name="ce1">
            <text:p>1112300</text:p>
          </table:table-cell>
          <table:table-cell office:value-type="float" office:value="481660" table:style-name="ce1">
            <text:p>481660</text:p>
          </table:table-cell>
          <table:table-cell office:value-type="float" office:value="4740.8100000000004" table:style-name="ce1">
            <text:p>4740.81</text:p>
          </table:table-cell>
          <table:table-cell office:value-type="float" office:value="623741000" table:style-name="ce1">
            <text:p>623741000</text:p>
          </table:table-cell>
          <table:table-cell office:value-type="float" office:value="3.3415799999999999E+29" table:style-name="ce1">
            <text:p>3.34158E+29</text:p>
          </table:table-cell>
          <table:table-cell office:value-type="float" office:value="7.0500330091616478E-2" table:formula="of:=1 / LOG(SQRT(AVERAGE([.B70:.U70])))" table:style-name="ce1">
            <text:p>0.07050033</text:p>
          </table:table-cell>
          <table:table-cell table:number-columns-repeated="1636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41520" table:style-name="ce1">
            <text:p>1341520</text:p>
          </table:table-cell>
          <table:table-cell office:value-type="float" office:value="418628" table:style-name="ce1">
            <text:p>418628</text:p>
          </table:table-cell>
          <table:table-cell office:value-type="float" office:value="1565590" table:style-name="ce1">
            <text:p>1565590</text:p>
          </table:table-cell>
          <table:table-cell office:value-type="float" office:value="31699.200000000001" table:style-name="ce1">
            <text:p>31699.2</text:p>
          </table:table-cell>
          <table:table-cell office:value-type="float" office:value="5582760" table:style-name="ce1">
            <text:p>5582760</text:p>
          </table:table-cell>
          <table:table-cell office:value-type="float" office:value="4.1163000000000001E+29" table:style-name="ce1">
            <text:p>4.1163E+29</text:p>
          </table:table-cell>
          <table:table-cell office:value-type="float" office:value="55961100" table:style-name="ce1">
            <text:p>55961100</text:p>
          </table:table-cell>
          <table:table-cell office:value-type="float" office:value="74824.3" table:style-name="ce1">
            <text:p>74824.3</text:p>
          </table:table-cell>
          <table:table-cell office:value-type="float" office:value="190814000" table:style-name="ce1">
            <text:p>190814000</text:p>
          </table:table-cell>
          <table:table-cell office:value-type="float" office:value="24312.2" table:style-name="ce1">
            <text:p>24312.2</text:p>
          </table:table-cell>
          <table:table-cell office:value-type="float" office:value="8971.67" table:style-name="ce1">
            <text:p>8971.67</text:p>
          </table:table-cell>
          <table:table-cell office:value-type="float" office:value="1395490" table:style-name="ce1">
            <text:p>1395490</text:p>
          </table:table-cell>
          <table:table-cell office:value-type="float" office:value="3467050" table:style-name="ce1">
            <text:p>3467050</text:p>
          </table:table-cell>
          <table:table-cell office:value-type="float" office:value="1063350" table:style-name="ce1">
            <text:p>1063350</text:p>
          </table:table-cell>
          <table:table-cell office:value-type="float" office:value="178887000" table:style-name="ce1">
            <text:p>178887000</text:p>
          </table:table-cell>
          <table:table-cell office:value-type="float" office:value="1313440000" table:style-name="ce1">
            <text:p>1313440000</text:p>
          </table:table-cell>
          <table:table-cell office:value-type="float" office:value="1561420" table:style-name="ce1">
            <text:p>1561420</text:p>
          </table:table-cell>
          <table:table-cell office:value-type="float" office:value="725946" table:style-name="ce1">
            <text:p>725946</text:p>
          </table:table-cell>
          <table:table-cell office:value-type="float" office:value="1621160" table:style-name="ce1">
            <text:p>1621160</text:p>
          </table:table-cell>
          <table:table-cell office:value-type="float" office:value="6.0121299999999998E+29" table:style-name="ce1">
            <text:p>6.01213E+29</text:p>
          </table:table-cell>
          <table:table-cell office:value-type="float" office:value="6.9675456965625673E-2" table:formula="of:=1 / LOG(SQRT(AVERAGE([.B71:.U71])))" table:style-name="ce1">
            <text:p>0.069675457</text:p>
          </table:table-cell>
          <table:table-cell table:number-columns-repeated="1636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26400" table:style-name="ce1">
            <text:p>1526400</text:p>
          </table:table-cell>
          <table:table-cell office:value-type="float" office:value="4122000" table:style-name="ce1">
            <text:p>4122000</text:p>
          </table:table-cell>
          <table:table-cell office:value-type="float" office:value="472104" table:style-name="ce1">
            <text:p>472104</text:p>
          </table:table-cell>
          <table:table-cell office:value-type="float" office:value="6198060" table:style-name="ce1">
            <text:p>6198060</text:p>
          </table:table-cell>
          <table:table-cell office:value-type="float" office:value="2741500" table:style-name="ce1">
            <text:p>2741500</text:p>
          </table:table-cell>
          <table:table-cell office:value-type="float" office:value="4.8018599999999996E+28" table:style-name="ce1">
            <text:p>4.80186E+28</text:p>
          </table:table-cell>
          <table:table-cell office:value-type="float" office:value="297069000" table:style-name="ce1">
            <text:p>297069000</text:p>
          </table:table-cell>
          <table:table-cell office:value-type="float" office:value="900923" table:style-name="ce1">
            <text:p>900923</text:p>
          </table:table-cell>
          <table:table-cell office:value-type="float" office:value="825087" table:style-name="ce1">
            <text:p>825087</text:p>
          </table:table-cell>
          <table:table-cell office:value-type="float" office:value="116773" table:style-name="ce1">
            <text:p>116773</text:p>
          </table:table-cell>
          <table:table-cell office:value-type="float" office:value="12348.9" table:style-name="ce1">
            <text:p>12348.9</text:p>
          </table:table-cell>
          <table:table-cell office:value-type="float" office:value="67504700" table:style-name="ce1">
            <text:p>67504700</text:p>
          </table:table-cell>
          <table:table-cell office:value-type="float" office:value="1338160" table:style-name="ce1">
            <text:p>1338160</text:p>
          </table:table-cell>
          <table:table-cell office:value-type="float" office:value="5673910" table:style-name="ce1">
            <text:p>5673910</text:p>
          </table:table-cell>
          <table:table-cell office:value-type="float" office:value="11575100000" table:style-name="ce1">
            <text:p>11575100000</text:p>
          </table:table-cell>
          <table:table-cell office:value-type="float" office:value="85205.5" table:style-name="ce1">
            <text:p>85205.5</text:p>
          </table:table-cell>
          <table:table-cell office:value-type="float" office:value="490431" table:style-name="ce1">
            <text:p>490431</text:p>
          </table:table-cell>
          <table:table-cell office:value-type="float" office:value="198460" table:style-name="ce1">
            <text:p>198460</text:p>
          </table:table-cell>
          <table:table-cell office:value-type="float" office:value="5765910" table:style-name="ce1">
            <text:p>5765910</text:p>
          </table:table-cell>
          <table:table-cell office:value-type="float" office:value="4.1440499999999998E+29" table:style-name="ce1">
            <text:p>4.14405E+29</text:p>
          </table:table-cell>
          <table:table-cell office:value-type="float" office:value="7.0511891667344603E-2" table:formula="of:=1 / LOG(SQRT(AVERAGE([.B72:.U72])))" table:style-name="ce1">
            <text:p>0.070511892</text:p>
          </table:table-cell>
          <table:table-cell table:number-columns-repeated="1636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3154000" table:style-name="ce1">
            <text:p>123154000</text:p>
          </table:table-cell>
          <table:table-cell office:value-type="float" office:value="127572" table:style-name="ce1">
            <text:p>127572</text:p>
          </table:table-cell>
          <table:table-cell office:value-type="float" office:value="307136" table:style-name="ce1">
            <text:p>307136</text:p>
          </table:table-cell>
          <table:table-cell office:value-type="float" office:value="687425000" table:style-name="ce1">
            <text:p>687425000</text:p>
          </table:table-cell>
          <table:table-cell office:value-type="float" office:value="1208570" table:style-name="ce1">
            <text:p>1208570</text:p>
          </table:table-cell>
          <table:table-cell office:value-type="float" office:value="1.54561E+28" table:style-name="ce1">
            <text:p>1.54561E+28</text:p>
          </table:table-cell>
          <table:table-cell office:value-type="float" office:value="55582200" table:style-name="ce1">
            <text:p>55582200</text:p>
          </table:table-cell>
          <table:table-cell office:value-type="float" office:value="527092" table:style-name="ce1">
            <text:p>527092</text:p>
          </table:table-cell>
          <table:table-cell office:value-type="float" office:value="250501" table:style-name="ce1">
            <text:p>250501</text:p>
          </table:table-cell>
          <table:table-cell office:value-type="float" office:value="96600.7" table:style-name="ce1">
            <text:p>96600.7</text:p>
          </table:table-cell>
          <table:table-cell office:value-type="float" office:value="85555.4" table:style-name="ce1">
            <text:p>85555.4</text:p>
          </table:table-cell>
          <table:table-cell office:value-type="float" office:value="2003140" table:style-name="ce1">
            <text:p>2003140</text:p>
          </table:table-cell>
          <table:table-cell office:value-type="float" office:value="1627110" table:style-name="ce1">
            <text:p>1627110</text:p>
          </table:table-cell>
          <table:table-cell office:value-type="float" office:value="2663.64" table:style-name="ce1">
            <text:p>2663.64</text:p>
          </table:table-cell>
          <table:table-cell office:value-type="float" office:value="57518900" table:style-name="ce1">
            <text:p>57518900</text:p>
          </table:table-cell>
          <table:table-cell office:value-type="float" office:value="11860.1" table:style-name="ce1">
            <text:p>11860.1</text:p>
          </table:table-cell>
          <table:table-cell office:value-type="float" office:value="527441" table:style-name="ce1">
            <text:p>527441</text:p>
          </table:table-cell>
          <table:table-cell office:value-type="float" office:value="1109720" table:style-name="ce1">
            <text:p>1109720</text:p>
          </table:table-cell>
          <table:table-cell office:value-type="float" office:value="7384960" table:style-name="ce1">
            <text:p>7384960</text:p>
          </table:table-cell>
          <table:table-cell office:value-type="float" office:value="1.9488900000000001E+29" table:style-name="ce1">
            <text:p>1.94889E+29</text:p>
          </table:table-cell>
          <table:table-cell office:value-type="float" office:value="7.1372741620927369E-2" table:formula="of:=1 / LOG(SQRT(AVERAGE([.B73:.U73])))" table:style-name="ce1">
            <text:p>0.071372742</text:p>
          </table:table-cell>
          <table:table-cell table:number-columns-repeated="1636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72270" table:style-name="ce1">
            <text:p>1772270</text:p>
          </table:table-cell>
          <table:table-cell office:value-type="float" office:value="20459.5" table:style-name="ce1">
            <text:p>20459.5</text:p>
          </table:table-cell>
          <table:table-cell office:value-type="float" office:value="428865" table:style-name="ce1">
            <text:p>428865</text:p>
          </table:table-cell>
          <table:table-cell office:value-type="float" office:value="690950000" table:style-name="ce1">
            <text:p>690950000</text:p>
          </table:table-cell>
          <table:table-cell office:value-type="float" office:value="7436480" table:style-name="ce1">
            <text:p>7436480</text:p>
          </table:table-cell>
          <table:table-cell office:value-type="float" office:value="3.3872900000000003E+29" table:style-name="ce1">
            <text:p>3.38729E+29</text:p>
          </table:table-cell>
          <table:table-cell office:value-type="float" office:value="111131000" table:style-name="ce1">
            <text:p>111131000</text:p>
          </table:table-cell>
          <table:table-cell office:value-type="float" office:value="13243.5" table:style-name="ce1">
            <text:p>13243.5</text:p>
          </table:table-cell>
          <table:table-cell office:value-type="float" office:value="34065.699999999997" table:style-name="ce1">
            <text:p>34065.7</text:p>
          </table:table-cell>
          <table:table-cell office:value-type="float" office:value="549206" table:style-name="ce1">
            <text:p>549206</text:p>
          </table:table-cell>
          <table:table-cell office:value-type="float" office:value="8686200" table:style-name="ce1">
            <text:p>8686200</text:p>
          </table:table-cell>
          <table:table-cell office:value-type="float" office:value="50464300" table:style-name="ce1">
            <text:p>50464300</text:p>
          </table:table-cell>
          <table:table-cell office:value-type="float" office:value="147467" table:style-name="ce1">
            <text:p>147467</text:p>
          </table:table-cell>
          <table:table-cell office:value-type="float" office:value="28404200" table:style-name="ce1">
            <text:p>28404200</text:p>
          </table:table-cell>
          <table:table-cell office:value-type="float" office:value="2279570000" table:style-name="ce1">
            <text:p>2279570000</text:p>
          </table:table-cell>
          <table:table-cell office:value-type="float" office:value="163094" table:style-name="ce1">
            <text:p>163094</text:p>
          </table:table-cell>
          <table:table-cell office:value-type="float" office:value="445021" table:style-name="ce1">
            <text:p>445021</text:p>
          </table:table-cell>
          <table:table-cell office:value-type="float" office:value="3493880" table:style-name="ce1">
            <text:p>3493880</text:p>
          </table:table-cell>
          <table:table-cell office:value-type="float" office:value="1495670" table:style-name="ce1">
            <text:p>1495670</text:p>
          </table:table-cell>
          <table:table-cell office:value-type="float" office:value="1.0586500000000001E+30" table:style-name="ce1">
            <text:p>1.05865E+30</text:p>
          </table:table-cell>
          <table:table-cell office:value-type="float" office:value="6.9337827382948941E-2" table:formula="of:=1 / LOG(SQRT(AVERAGE([.B74:.U74])))" table:style-name="ce1">
            <text:p>0.069337827</text:p>
          </table:table-cell>
          <table:table-cell table:number-columns-repeated="1636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42380000" table:style-name="ce1">
            <text:p>1642380000</text:p>
          </table:table-cell>
          <table:table-cell office:value-type="float" office:value="53300.4" table:style-name="ce1">
            <text:p>53300.4</text:p>
          </table:table-cell>
          <table:table-cell office:value-type="float" office:value="139804" table:style-name="ce1">
            <text:p>139804</text:p>
          </table:table-cell>
          <table:table-cell office:value-type="float" office:value="15795400" table:style-name="ce1">
            <text:p>15795400</text:p>
          </table:table-cell>
          <table:table-cell office:value-type="float" office:value="399235" table:style-name="ce1">
            <text:p>399235</text:p>
          </table:table-cell>
          <table:table-cell office:value-type="float" office:value="6.3691100000000003E+28" table:style-name="ce1">
            <text:p>6.36911E+28</text:p>
          </table:table-cell>
          <table:table-cell office:value-type="float" office:value="134936" table:style-name="ce1">
            <text:p>134936</text:p>
          </table:table-cell>
          <table:table-cell office:value-type="float" office:value="223028" table:style-name="ce1">
            <text:p>223028</text:p>
          </table:table-cell>
          <table:table-cell office:value-type="float" office:value="86638900" table:style-name="ce1">
            <text:p>86638900</text:p>
          </table:table-cell>
          <table:table-cell office:value-type="float" office:value="14312.4" table:style-name="ce1">
            <text:p>14312.4</text:p>
          </table:table-cell>
          <table:table-cell office:value-type="float" office:value="9825.5300000000007" table:style-name="ce1">
            <text:p>9825.53</text:p>
          </table:table-cell>
          <table:table-cell office:value-type="float" office:value="72024000" table:style-name="ce1">
            <text:p>72024000</text:p>
          </table:table-cell>
          <table:table-cell office:value-type="float" office:value="236612" table:style-name="ce1">
            <text:p>236612</text:p>
          </table:table-cell>
          <table:table-cell office:value-type="float" office:value="1251540" table:style-name="ce1">
            <text:p>1251540</text:p>
          </table:table-cell>
          <table:table-cell office:value-type="float" office:value="47136100" table:style-name="ce1">
            <text:p>47136100</text:p>
          </table:table-cell>
          <table:table-cell office:value-type="float" office:value="91598.1" table:style-name="ce1">
            <text:p>91598.1</text:p>
          </table:table-cell>
          <table:table-cell office:value-type="float" office:value="145983" table:style-name="ce1">
            <text:p>145983</text:p>
          </table:table-cell>
          <table:table-cell office:value-type="float" office:value="1039930" table:style-name="ce1">
            <text:p>1039930</text:p>
          </table:table-cell>
          <table:table-cell office:value-type="float" office:value="1615230" table:style-name="ce1">
            <text:p>1615230</text:p>
          </table:table-cell>
          <table:table-cell office:value-type="float" office:value="1.4127500000000001E+30" table:style-name="ce1">
            <text:p>1.41275E+30</text:p>
          </table:table-cell>
          <table:table-cell office:value-type="float" office:value="6.9280417929749941E-2" table:formula="of:=1 / LOG(SQRT(AVERAGE([.B75:.U75])))" table:style-name="ce1">
            <text:p>0.069280418</text:p>
          </table:table-cell>
          <table:table-cell table:number-columns-repeated="1636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53280" table:style-name="ce1">
            <text:p>1353280</text:p>
          </table:table-cell>
          <table:table-cell office:value-type="float" office:value="14785800" table:style-name="ce1">
            <text:p>14785800</text:p>
          </table:table-cell>
          <table:table-cell office:value-type="float" office:value="202117" table:style-name="ce1">
            <text:p>202117</text:p>
          </table:table-cell>
          <table:table-cell office:value-type="float" office:value="7592400" table:style-name="ce1">
            <text:p>7592400</text:p>
          </table:table-cell>
          <table:table-cell office:value-type="float" office:value="74089.8" table:style-name="ce1">
            <text:p>74089.8</text:p>
          </table:table-cell>
          <table:table-cell office:value-type="float" office:value="3.2793900000000001E+29" table:style-name="ce1">
            <text:p>3.27939E+29</text:p>
          </table:table-cell>
          <table:table-cell office:value-type="float" office:value="69820.600000000006" table:style-name="ce1">
            <text:p>69820.6</text:p>
          </table:table-cell>
          <table:table-cell office:value-type="float" office:value="821164" table:style-name="ce1">
            <text:p>821164</text:p>
          </table:table-cell>
          <table:table-cell office:value-type="float" office:value="429239000" table:style-name="ce1">
            <text:p>429239000</text:p>
          </table:table-cell>
          <table:table-cell office:value-type="float" office:value="16599.599999999999" table:style-name="ce1">
            <text:p>16599.6</text:p>
          </table:table-cell>
          <table:table-cell office:value-type="float" office:value="47161.4" table:style-name="ce1">
            <text:p>47161.4</text:p>
          </table:table-cell>
          <table:table-cell office:value-type="float" office:value="174978000" table:style-name="ce1">
            <text:p>174978000</text:p>
          </table:table-cell>
          <table:table-cell office:value-type="float" office:value="186710" table:style-name="ce1">
            <text:p>186710</text:p>
          </table:table-cell>
          <table:table-cell office:value-type="float" office:value="38547" table:style-name="ce1">
            <text:p>38547</text:p>
          </table:table-cell>
          <table:table-cell office:value-type="float" office:value="381772" table:style-name="ce1">
            <text:p>381772</text:p>
          </table:table-cell>
          <table:table-cell office:value-type="float" office:value="6984.51" table:style-name="ce1">
            <text:p>6984.51</text:p>
          </table:table-cell>
          <table:table-cell office:value-type="float" office:value="6940120" table:style-name="ce1">
            <text:p>6940120</text:p>
          </table:table-cell>
          <table:table-cell office:value-type="float" office:value="1386140" table:style-name="ce1">
            <text:p>1386140</text:p>
          </table:table-cell>
          <table:table-cell office:value-type="float" office:value="12455000" table:style-name="ce1">
            <text:p>12455000</text:p>
          </table:table-cell>
          <table:table-cell office:value-type="float" office:value="2.84769E+28" table:style-name="ce1">
            <text:p>2.84769E+28</text:p>
          </table:table-cell>
          <table:table-cell office:value-type="float" office:value="7.0794136940561428E-2" table:formula="of:=1 / LOG(SQRT(AVERAGE([.B76:.U76])))" table:style-name="ce1">
            <text:p>0.070794137</text:p>
          </table:table-cell>
          <table:table-cell table:number-columns-repeated="1636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456840" table:style-name="ce1">
            <text:p>6456840</text:p>
          </table:table-cell>
          <table:table-cell office:value-type="float" office:value="6824810" table:style-name="ce1">
            <text:p>6824810</text:p>
          </table:table-cell>
          <table:table-cell office:value-type="float" office:value="133698" table:style-name="ce1">
            <text:p>133698</text:p>
          </table:table-cell>
          <table:table-cell office:value-type="float" office:value="191222000" table:style-name="ce1">
            <text:p>191222000</text:p>
          </table:table-cell>
          <table:table-cell office:value-type="float" office:value="3938660" table:style-name="ce1">
            <text:p>3938660</text:p>
          </table:table-cell>
          <table:table-cell office:value-type="float" office:value="7.6930500000000004E+29" table:style-name="ce1">
            <text:p>7.69305E+29</text:p>
          </table:table-cell>
          <table:table-cell office:value-type="float" office:value="112905" table:style-name="ce1">
            <text:p>112905</text:p>
          </table:table-cell>
          <table:table-cell office:value-type="float" office:value="42371100" table:style-name="ce1">
            <text:p>42371100</text:p>
          </table:table-cell>
          <table:table-cell office:value-type="float" office:value="1049070" table:style-name="ce1">
            <text:p>1049070</text:p>
          </table:table-cell>
          <table:table-cell office:value-type="float" office:value="576291" table:style-name="ce1">
            <text:p>576291</text:p>
          </table:table-cell>
          <table:table-cell office:value-type="float" office:value="622250" table:style-name="ce1">
            <text:p>622250</text:p>
          </table:table-cell>
          <table:table-cell office:value-type="float" office:value="220029000" table:style-name="ce1">
            <text:p>220029000</text:p>
          </table:table-cell>
          <table:table-cell office:value-type="float" office:value="125492" table:style-name="ce1">
            <text:p>125492</text:p>
          </table:table-cell>
          <table:table-cell office:value-type="float" office:value="80452.2" table:style-name="ce1">
            <text:p>80452.2</text:p>
          </table:table-cell>
          <table:table-cell office:value-type="float" office:value="1166320" table:style-name="ce1">
            <text:p>1166320</text:p>
          </table:table-cell>
          <table:table-cell office:value-type="float" office:value="15178.6" table:style-name="ce1">
            <text:p>15178.6</text:p>
          </table:table-cell>
          <table:table-cell office:value-type="float" office:value="395870" table:style-name="ce1">
            <text:p>395870</text:p>
          </table:table-cell>
          <table:table-cell office:value-type="float" office:value="58587" table:style-name="ce1">
            <text:p>58587</text:p>
          </table:table-cell>
          <table:table-cell office:value-type="float" office:value="202795000" table:style-name="ce1">
            <text:p>202795000</text:p>
          </table:table-cell>
          <table:table-cell office:value-type="float" office:value="1.66653E+29" table:style-name="ce1">
            <text:p>1.66653E+29</text:p>
          </table:table-cell>
          <table:table-cell office:value-type="float" office:value="6.9758779527359926E-2" table:formula="of:=1 / LOG(SQRT(AVERAGE([.B77:.U77])))" table:style-name="ce1">
            <text:p>0.06975878</text:p>
          </table:table-cell>
          <table:table-cell table:number-columns-repeated="1636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93230000" table:style-name="ce1">
            <text:p>1693230000</text:p>
          </table:table-cell>
          <table:table-cell office:value-type="float" office:value="17131.7" table:style-name="ce1">
            <text:p>17131.7</text:p>
          </table:table-cell>
          <table:table-cell office:value-type="float" office:value="8852820" table:style-name="ce1">
            <text:p>8852820</text:p>
          </table:table-cell>
          <table:table-cell office:value-type="float" office:value="13035500" table:style-name="ce1">
            <text:p>13035500</text:p>
          </table:table-cell>
          <table:table-cell office:value-type="float" office:value="6186.6" table:style-name="ce1">
            <text:p>6186.6</text:p>
          </table:table-cell>
          <table:table-cell office:value-type="float" office:value="4.49327E+33" table:style-name="ce1">
            <text:p>4.49327E+33</text:p>
          </table:table-cell>
          <table:table-cell office:value-type="float" office:value="2686450000" table:style-name="ce1">
            <text:p>2686450000</text:p>
          </table:table-cell>
          <table:table-cell office:value-type="float" office:value="196415" table:style-name="ce1">
            <text:p>196415</text:p>
          </table:table-cell>
          <table:table-cell office:value-type="float" office:value="573538" table:style-name="ce1">
            <text:p>573538</text:p>
          </table:table-cell>
          <table:table-cell office:value-type="float" office:value="583211" table:style-name="ce1">
            <text:p>583211</text:p>
          </table:table-cell>
          <table:table-cell office:value-type="float" office:value="13502.3" table:style-name="ce1">
            <text:p>13502.3</text:p>
          </table:table-cell>
          <table:table-cell office:value-type="float" office:value="5375790" table:style-name="ce1">
            <text:p>5375790</text:p>
          </table:table-cell>
          <table:table-cell office:value-type="float" office:value="2330430" table:style-name="ce1">
            <text:p>2330430</text:p>
          </table:table-cell>
          <table:table-cell office:value-type="float" office:value="23191.5" table:style-name="ce1">
            <text:p>23191.5</text:p>
          </table:table-cell>
          <table:table-cell office:value-type="float" office:value="564879" table:style-name="ce1">
            <text:p>564879</text:p>
          </table:table-cell>
          <table:table-cell office:value-type="float" office:value="9165.44" table:style-name="ce1">
            <text:p>9165.44</text:p>
          </table:table-cell>
          <table:table-cell office:value-type="float" office:value="43918.5" table:style-name="ce1">
            <text:p>43918.5</text:p>
          </table:table-cell>
          <table:table-cell office:value-type="float" office:value="38627" table:style-name="ce1">
            <text:p>38627</text:p>
          </table:table-cell>
          <table:table-cell office:value-type="float" office:value="1571780" table:style-name="ce1">
            <text:p>1571780</text:p>
          </table:table-cell>
          <table:table-cell office:value-type="float" office:value="6.6542600000000002E+28" table:style-name="ce1">
            <text:p>6.65426E+28</text:p>
          </table:table-cell>
          <table:table-cell office:value-type="float" office:value="6.1820861226025051E-2" table:formula="of:=1 / LOG(SQRT(AVERAGE([.B78:.U78])))" table:style-name="ce1">
            <text:p>0.061820861</text:p>
          </table:table-cell>
          <table:table-cell table:number-columns-repeated="1636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00040" table:style-name="ce1">
            <text:p>1900040</text:p>
          </table:table-cell>
          <table:table-cell office:value-type="float" office:value="367536" table:style-name="ce1">
            <text:p>367536</text:p>
          </table:table-cell>
          <table:table-cell office:value-type="float" office:value="232689" table:style-name="ce1">
            <text:p>232689</text:p>
          </table:table-cell>
          <table:table-cell office:value-type="float" office:value="2413240" table:style-name="ce1">
            <text:p>2413240</text:p>
          </table:table-cell>
          <table:table-cell office:value-type="float" office:value="2826770" table:style-name="ce1">
            <text:p>2826770</text:p>
          </table:table-cell>
          <table:table-cell office:value-type="float" office:value="1.3283599999999999E+30" table:style-name="ce1">
            <text:p>1.32836E+30</text:p>
          </table:table-cell>
          <table:table-cell office:value-type="float" office:value="30958600" table:style-name="ce1">
            <text:p>30958600</text:p>
          </table:table-cell>
          <table:table-cell office:value-type="float" office:value="32236.6" table:style-name="ce1">
            <text:p>32236.6</text:p>
          </table:table-cell>
          <table:table-cell office:value-type="float" office:value="32243.1" table:style-name="ce1">
            <text:p>32243.1</text:p>
          </table:table-cell>
          <table:table-cell office:value-type="float" office:value="54245" table:style-name="ce1">
            <text:p>54245</text:p>
          </table:table-cell>
          <table:table-cell office:value-type="float" office:value="6530.41" table:style-name="ce1">
            <text:p>6530.41</text:p>
          </table:table-cell>
          <table:table-cell office:value-type="float" office:value="57230000" table:style-name="ce1">
            <text:p>57230000</text:p>
          </table:table-cell>
          <table:table-cell office:value-type="float" office:value="14037000" table:style-name="ce1">
            <text:p>14037000</text:p>
          </table:table-cell>
          <table:table-cell office:value-type="float" office:value="35454700" table:style-name="ce1">
            <text:p>35454700</text:p>
          </table:table-cell>
          <table:table-cell office:value-type="float" office:value="1092470000000" table:style-name="ce1">
            <text:p>1.09247E+12</text:p>
          </table:table-cell>
          <table:table-cell office:value-type="float" office:value="179291" table:style-name="ce1">
            <text:p>179291</text:p>
          </table:table-cell>
          <table:table-cell office:value-type="float" office:value="388375" table:style-name="ce1">
            <text:p>388375</text:p>
          </table:table-cell>
          <table:table-cell office:value-type="float" office:value="55379.8" table:style-name="ce1">
            <text:p>55379.8</text:p>
          </table:table-cell>
          <table:table-cell office:value-type="float" office:value="1080200000" table:style-name="ce1">
            <text:p>1080200000</text:p>
          </table:table-cell>
          <table:table-cell office:value-type="float" office:value="1.5576299999999999E+30" table:style-name="ce1">
            <text:p>1.55763E+30</text:p>
          </table:table-cell>
          <table:table-cell office:value-type="float" office:value="6.8588834866609036E-2" table:formula="of:=1 / LOG(SQRT(AVERAGE([.B79:.U79])))" table:style-name="ce1">
            <text:p>0.068588835</text:p>
          </table:table-cell>
          <table:table-cell table:number-columns-repeated="1636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6393000" table:style-name="ce1">
            <text:p>386393000</text:p>
          </table:table-cell>
          <table:table-cell office:value-type="float" office:value="404518" table:style-name="ce1">
            <text:p>404518</text:p>
          </table:table-cell>
          <table:table-cell office:value-type="float" office:value="231832" table:style-name="ce1">
            <text:p>231832</text:p>
          </table:table-cell>
          <table:table-cell office:value-type="float" office:value="472449" table:style-name="ce1">
            <text:p>472449</text:p>
          </table:table-cell>
          <table:table-cell office:value-type="float" office:value="27071100" table:style-name="ce1">
            <text:p>27071100</text:p>
          </table:table-cell>
          <table:table-cell office:value-type="float" office:value="1.0993199999999999E+30" table:style-name="ce1">
            <text:p>1.09932E+30</text:p>
          </table:table-cell>
          <table:table-cell office:value-type="float" office:value="4403590" table:style-name="ce1">
            <text:p>4403590</text:p>
          </table:table-cell>
          <table:table-cell office:value-type="float" office:value="108793" table:style-name="ce1">
            <text:p>108793</text:p>
          </table:table-cell>
          <table:table-cell office:value-type="float" office:value="889189" table:style-name="ce1">
            <text:p>889189</text:p>
          </table:table-cell>
          <table:table-cell office:value-type="float" office:value="540942" table:style-name="ce1">
            <text:p>540942</text:p>
          </table:table-cell>
          <table:table-cell office:value-type="float" office:value="4230840" table:style-name="ce1">
            <text:p>4230840</text:p>
          </table:table-cell>
          <table:table-cell office:value-type="float" office:value="26232100000" table:style-name="ce1">
            <text:p>26232100000</text:p>
          </table:table-cell>
          <table:table-cell office:value-type="float" office:value="105775" table:style-name="ce1">
            <text:p>105775</text:p>
          </table:table-cell>
          <table:table-cell office:value-type="float" office:value="27099.9" table:style-name="ce1">
            <text:p>27099.9</text:p>
          </table:table-cell>
          <table:table-cell office:value-type="float" office:value="241564000" table:style-name="ce1">
            <text:p>241564000</text:p>
          </table:table-cell>
          <table:table-cell office:value-type="float" office:value="3169.35" table:style-name="ce1">
            <text:p>3169.35</text:p>
          </table:table-cell>
          <table:table-cell office:value-type="float" office:value="110088" table:style-name="ce1">
            <text:p>110088</text:p>
          </table:table-cell>
          <table:table-cell office:value-type="float" office:value="161051" table:style-name="ce1">
            <text:p>161051</text:p>
          </table:table-cell>
          <table:table-cell office:value-type="float" office:value="17094400" table:style-name="ce1">
            <text:p>17094400</text:p>
          </table:table-cell>
          <table:table-cell office:value-type="float" office:value="2.36192E+30" table:style-name="ce1">
            <text:p>2.36192E+30</text:p>
          </table:table-cell>
          <table:table-cell office:value-type="float" office:value="6.8403659680084439E-2" table:formula="of:=1 / LOG(SQRT(AVERAGE([.B80:.U80])))" table:style-name="ce1">
            <text:p>0.06840366</text:p>
          </table:table-cell>
          <table:table-cell table:number-columns-repeated="1636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42010" table:style-name="ce1">
            <text:p>2042010</text:p>
          </table:table-cell>
          <table:table-cell office:value-type="float" office:value="14741800" table:style-name="ce1">
            <text:p>14741800</text:p>
          </table:table-cell>
          <table:table-cell office:value-type="float" office:value="209288" table:style-name="ce1">
            <text:p>209288</text:p>
          </table:table-cell>
          <table:table-cell office:value-type="float" office:value="508130" table:style-name="ce1">
            <text:p>508130</text:p>
          </table:table-cell>
          <table:table-cell office:value-type="float" office:value="170244" table:style-name="ce1">
            <text:p>170244</text:p>
          </table:table-cell>
          <table:table-cell office:value-type="float" office:value="5.7309999999999998E+29" table:style-name="ce1">
            <text:p>5.731E+29</text:p>
          </table:table-cell>
          <table:table-cell office:value-type="float" office:value="12245.1" table:style-name="ce1">
            <text:p>12245.1</text:p>
          </table:table-cell>
          <table:table-cell office:value-type="float" office:value="216324" table:style-name="ce1">
            <text:p>216324</text:p>
          </table:table-cell>
          <table:table-cell office:value-type="float" office:value="267788000" table:style-name="ce1">
            <text:p>267788000</text:p>
          </table:table-cell>
          <table:table-cell office:value-type="float" office:value="1017150" table:style-name="ce1">
            <text:p>1017150</text:p>
          </table:table-cell>
          <table:table-cell office:value-type="float" office:value="3758.26" table:style-name="ce1">
            <text:p>3758.26</text:p>
          </table:table-cell>
          <table:table-cell office:value-type="float" office:value="3055320" table:style-name="ce1">
            <text:p>3055320</text:p>
          </table:table-cell>
          <table:table-cell office:value-type="float" office:value="121629" table:style-name="ce1">
            <text:p>121629</text:p>
          </table:table-cell>
          <table:table-cell office:value-type="float" office:value="3104470" table:style-name="ce1">
            <text:p>3104470</text:p>
          </table:table-cell>
          <table:table-cell office:value-type="float" office:value="62241700" table:style-name="ce1">
            <text:p>62241700</text:p>
          </table:table-cell>
          <table:table-cell office:value-type="float" office:value="157025" table:style-name="ce1">
            <text:p>157025</text:p>
          </table:table-cell>
          <table:table-cell office:value-type="float" office:value="89641500" table:style-name="ce1">
            <text:p>89641500</text:p>
          </table:table-cell>
          <table:table-cell office:value-type="float" office:value="58097.1" table:style-name="ce1">
            <text:p>58097.1</text:p>
          </table:table-cell>
          <table:table-cell office:value-type="float" office:value="17936900" table:style-name="ce1">
            <text:p>17936900</text:p>
          </table:table-cell>
          <table:table-cell office:value-type="float" office:value="3.8330700000000002E+31" table:style-name="ce1">
            <text:p>3.83307E+31</text:p>
          </table:table-cell>
          <table:table-cell office:value-type="float" office:value="6.603065493413296E-2" table:formula="of:=1 / LOG(SQRT(AVERAGE([.B81:.U81])))" table:style-name="ce1">
            <text:p>0.066030655</text:p>
          </table:table-cell>
          <table:table-cell table:number-columns-repeated="1636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9115400" table:style-name="ce1">
            <text:p>49115400</text:p>
          </table:table-cell>
          <table:table-cell office:value-type="float" office:value="15339400" table:style-name="ce1">
            <text:p>15339400</text:p>
          </table:table-cell>
          <table:table-cell office:value-type="float" office:value="256846" table:style-name="ce1">
            <text:p>256846</text:p>
          </table:table-cell>
          <table:table-cell office:value-type="float" office:value="14860100" table:style-name="ce1">
            <text:p>14860100</text:p>
          </table:table-cell>
          <table:table-cell office:value-type="float" office:value="1079380000" table:style-name="ce1">
            <text:p>1079380000</text:p>
          </table:table-cell>
          <table:table-cell office:value-type="float" office:value="6.3765300000000005E+29" table:style-name="ce1">
            <text:p>6.37653E+29</text:p>
          </table:table-cell>
          <table:table-cell office:value-type="float" office:value="2655980" table:style-name="ce1">
            <text:p>2655980</text:p>
          </table:table-cell>
          <table:table-cell office:value-type="float" office:value="8314920" table:style-name="ce1">
            <text:p>8314920</text:p>
          </table:table-cell>
          <table:table-cell office:value-type="float" office:value="4494470" table:style-name="ce1">
            <text:p>4494470</text:p>
          </table:table-cell>
          <table:table-cell office:value-type="float" office:value="27635.4" table:style-name="ce1">
            <text:p>27635.4</text:p>
          </table:table-cell>
          <table:table-cell office:value-type="float" office:value="5454.13" table:style-name="ce1">
            <text:p>5454.13</text:p>
          </table:table-cell>
          <table:table-cell office:value-type="float" office:value="393929000" table:style-name="ce1">
            <text:p>393929000</text:p>
          </table:table-cell>
          <table:table-cell office:value-type="float" office:value="473000" table:style-name="ce1">
            <text:p>473000</text:p>
          </table:table-cell>
          <table:table-cell office:value-type="float" office:value="88426.4" table:style-name="ce1">
            <text:p>88426.4</text:p>
          </table:table-cell>
          <table:table-cell office:value-type="float" office:value="6196170" table:style-name="ce1">
            <text:p>6196170</text:p>
          </table:table-cell>
          <table:table-cell office:value-type="float" office:value="134473" table:style-name="ce1">
            <text:p>134473</text:p>
          </table:table-cell>
          <table:table-cell office:value-type="float" office:value="30734.1" table:style-name="ce1">
            <text:p>30734.1</text:p>
          </table:table-cell>
          <table:table-cell office:value-type="float" office:value="504245000" table:style-name="ce1">
            <text:p>504245000</text:p>
          </table:table-cell>
          <table:table-cell office:value-type="float" office:value="4007400" table:style-name="ce1">
            <text:p>4007400</text:p>
          </table:table-cell>
          <table:table-cell office:value-type="float" office:value="1.7637799999999999E+31" table:style-name="ce1">
            <text:p>1.76378E+31</text:p>
          </table:table-cell>
          <table:table-cell office:value-type="float" office:value="6.6753806740852351E-2" table:formula="of:=1 / LOG(SQRT(AVERAGE([.B82:.U82])))" table:style-name="ce1">
            <text:p>0.066753807</text:p>
          </table:table-cell>
          <table:table-cell table:number-columns-repeated="1636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2665900" table:style-name="ce1">
            <text:p>62665900</text:p>
          </table:table-cell>
          <table:table-cell office:value-type="float" office:value="1049860" table:style-name="ce1">
            <text:p>1049860</text:p>
          </table:table-cell>
          <table:table-cell office:value-type="float" office:value="248876" table:style-name="ce1">
            <text:p>248876</text:p>
          </table:table-cell>
          <table:table-cell office:value-type="float" office:value="189617" table:style-name="ce1">
            <text:p>189617</text:p>
          </table:table-cell>
          <table:table-cell office:value-type="float" office:value="80479900" table:style-name="ce1">
            <text:p>80479900</text:p>
          </table:table-cell>
          <table:table-cell office:value-type="float" office:value="6.1695200000000003E+29" table:style-name="ce1">
            <text:p>6.16952E+29</text:p>
          </table:table-cell>
          <table:table-cell office:value-type="float" office:value="7987.47" table:style-name="ce1">
            <text:p>7987.47</text:p>
          </table:table-cell>
          <table:table-cell office:value-type="float" office:value="117306" table:style-name="ce1">
            <text:p>117306</text:p>
          </table:table-cell>
          <table:table-cell office:value-type="float" office:value="1132420" table:style-name="ce1">
            <text:p>1132420</text:p>
          </table:table-cell>
          <table:table-cell office:value-type="float" office:value="15410.2" table:style-name="ce1">
            <text:p>15410.2</text:p>
          </table:table-cell>
          <table:table-cell office:value-type="float" office:value="12568.8" table:style-name="ce1">
            <text:p>12568.8</text:p>
          </table:table-cell>
          <table:table-cell office:value-type="float" office:value="747414" table:style-name="ce1">
            <text:p>747414</text:p>
          </table:table-cell>
          <table:table-cell office:value-type="float" office:value="37875.300000000003" table:style-name="ce1">
            <text:p>37875.3</text:p>
          </table:table-cell>
          <table:table-cell office:value-type="float" office:value="1974890" table:style-name="ce1">
            <text:p>1974890</text:p>
          </table:table-cell>
          <table:table-cell office:value-type="float" office:value="205931" table:style-name="ce1">
            <text:p>205931</text:p>
          </table:table-cell>
          <table:table-cell office:value-type="float" office:value="92079" table:style-name="ce1">
            <text:p>92079</text:p>
          </table:table-cell>
          <table:table-cell office:value-type="float" office:value="915264" table:style-name="ce1">
            <text:p>915264</text:p>
          </table:table-cell>
          <table:table-cell office:value-type="float" office:value="124626000" table:style-name="ce1">
            <text:p>124626000</text:p>
          </table:table-cell>
          <table:table-cell office:value-type="float" office:value="3098220" table:style-name="ce1">
            <text:p>3098220</text:p>
          </table:table-cell>
          <table:table-cell office:value-type="float" office:value="2956530000" table:style-name="ce1">
            <text:p>2956530000</text:p>
          </table:table-cell>
          <table:table-cell office:value-type="float" office:value="7.020198878968581E-2" table:formula="of:=1 / LOG(SQRT(AVERAGE([.B83:.U83])))" table:style-name="ce1">
            <text:p>0.070201989</text:p>
          </table:table-cell>
          <table:table-cell table:number-columns-repeated="1636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0300500000" table:style-name="ce1">
            <text:p>70300500000</text:p>
          </table:table-cell>
          <table:table-cell office:value-type="float" office:value="14720100" table:style-name="ce1">
            <text:p>14720100</text:p>
          </table:table-cell>
          <table:table-cell office:value-type="float" office:value="357153" table:style-name="ce1">
            <text:p>357153</text:p>
          </table:table-cell>
          <table:table-cell office:value-type="float" office:value="84244900" table:style-name="ce1">
            <text:p>84244900</text:p>
          </table:table-cell>
          <table:table-cell office:value-type="float" office:value="4299970" table:style-name="ce1">
            <text:p>4299970</text:p>
          </table:table-cell>
          <table:table-cell office:value-type="float" office:value="4.86976E+29" table:style-name="ce1">
            <text:p>4.86976E+29</text:p>
          </table:table-cell>
          <table:table-cell office:value-type="float" office:value="567283000" table:style-name="ce1">
            <text:p>567283000</text:p>
          </table:table-cell>
          <table:table-cell office:value-type="float" office:value="24221.599999999999" table:style-name="ce1">
            <text:p>24221.6</text:p>
          </table:table-cell>
          <table:table-cell office:value-type="float" office:value="510710" table:style-name="ce1">
            <text:p>510710</text:p>
          </table:table-cell>
          <table:table-cell office:value-type="float" office:value="20636.599999999999" table:style-name="ce1">
            <text:p>20636.6</text:p>
          </table:table-cell>
          <table:table-cell office:value-type="float" office:value="12649.2" table:style-name="ce1">
            <text:p>12649.2</text:p>
          </table:table-cell>
          <table:table-cell office:value-type="float" office:value="16820000" table:style-name="ce1">
            <text:p>16820000</text:p>
          </table:table-cell>
          <table:table-cell office:value-type="float" office:value="42641" table:style-name="ce1">
            <text:p>42641</text:p>
          </table:table-cell>
          <table:table-cell office:value-type="float" office:value="13132.6" table:style-name="ce1">
            <text:p>13132.6</text:p>
          </table:table-cell>
          <table:table-cell office:value-type="float" office:value="667234" table:style-name="ce1">
            <text:p>667234</text:p>
          </table:table-cell>
          <table:table-cell office:value-type="float" office:value="91715.3" table:style-name="ce1">
            <text:p>91715.3</text:p>
          </table:table-cell>
          <table:table-cell office:value-type="float" office:value="38071.1" table:style-name="ce1">
            <text:p>38071.1</text:p>
          </table:table-cell>
          <table:table-cell office:value-type="float" office:value="42644.5" table:style-name="ce1">
            <text:p>42644.5</text:p>
          </table:table-cell>
          <table:table-cell office:value-type="float" office:value="24060700" table:style-name="ce1">
            <text:p>24060700</text:p>
          </table:table-cell>
          <table:table-cell office:value-type="float" office:value="8.7052899999999999E+28" table:style-name="ce1">
            <text:p>8.70529E+28</text:p>
          </table:table-cell>
          <table:table-cell office:value-type="float" office:value="7.0279245327073719E-2" table:formula="of:=1 / LOG(SQRT(AVERAGE([.B84:.U84])))" table:style-name="ce1">
            <text:p>0.070279245</text:p>
          </table:table-cell>
          <table:table-cell table:number-columns-repeated="1636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367200" table:style-name="ce1">
            <text:p>19367200</text:p>
          </table:table-cell>
          <table:table-cell office:value-type="float" office:value="15327400" table:style-name="ce1">
            <text:p>15327400</text:p>
          </table:table-cell>
          <table:table-cell office:value-type="float" office:value="15049400" table:style-name="ce1">
            <text:p>15049400</text:p>
          </table:table-cell>
          <table:table-cell office:value-type="float" office:value="217444" table:style-name="ce1">
            <text:p>217444</text:p>
          </table:table-cell>
          <table:table-cell office:value-type="float" office:value="84654.9" table:style-name="ce1">
            <text:p>84654.9</text:p>
          </table:table-cell>
          <table:table-cell office:value-type="float" office:value="4.4936700000000002E+33" table:style-name="ce1">
            <text:p>4.49367E+33</text:p>
          </table:table-cell>
          <table:table-cell office:value-type="float" office:value="1928170" table:style-name="ce1">
            <text:p>1928170</text:p>
          </table:table-cell>
          <table:table-cell office:value-type="float" office:value="19000700" table:style-name="ce1">
            <text:p>19000700</text:p>
          </table:table-cell>
          <table:table-cell office:value-type="float" office:value="28572400" table:style-name="ce1">
            <text:p>28572400</text:p>
          </table:table-cell>
          <table:table-cell office:value-type="float" office:value="113604000" table:style-name="ce1">
            <text:p>113604000</text:p>
          </table:table-cell>
          <table:table-cell office:value-type="float" office:value="144420" table:style-name="ce1">
            <text:p>144420</text:p>
          </table:table-cell>
          <table:table-cell office:value-type="float" office:value="140198000" table:style-name="ce1">
            <text:p>140198000</text:p>
          </table:table-cell>
          <table:table-cell office:value-type="float" office:value="683460" table:style-name="ce1">
            <text:p>683460</text:p>
          </table:table-cell>
          <table:table-cell office:value-type="float" office:value="555728" table:style-name="ce1">
            <text:p>555728</text:p>
          </table:table-cell>
          <table:table-cell office:value-type="float" office:value="7149010" table:style-name="ce1">
            <text:p>7149010</text:p>
          </table:table-cell>
          <table:table-cell office:value-type="float" office:value="7992.58" table:style-name="ce1">
            <text:p>7992.58</text:p>
          </table:table-cell>
          <table:table-cell office:value-type="float" office:value="122421" table:style-name="ce1">
            <text:p>122421</text:p>
          </table:table-cell>
          <table:table-cell office:value-type="float" office:value="97494.8" table:style-name="ce1">
            <text:p>97494.8</text:p>
          </table:table-cell>
          <table:table-cell office:value-type="float" office:value="2834650" table:style-name="ce1">
            <text:p>2834650</text:p>
          </table:table-cell>
          <table:table-cell office:value-type="float" office:value="3.4618500000000002E+29" table:style-name="ce1">
            <text:p>3.46185E+29</text:p>
          </table:table-cell>
          <table:table-cell office:value-type="float" office:value="6.1820735709123421E-2" table:formula="of:=1 / LOG(SQRT(AVERAGE([.B85:.U85])))" table:style-name="ce1">
            <text:p>0.061820736</text:p>
          </table:table-cell>
          <table:table-cell table:number-columns-repeated="1636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21501" table:style-name="ce1">
            <text:p>721501</text:p>
          </table:table-cell>
          <table:table-cell office:value-type="float" office:value="29102400" table:style-name="ce1">
            <text:p>29102400</text:p>
          </table:table-cell>
          <table:table-cell office:value-type="float" office:value="157872" table:style-name="ce1">
            <text:p>157872</text:p>
          </table:table-cell>
          <table:table-cell office:value-type="float" office:value="6124980" table:style-name="ce1">
            <text:p>6124980</text:p>
          </table:table-cell>
          <table:table-cell office:value-type="float" office:value="5870210" table:style-name="ce1">
            <text:p>5870210</text:p>
          </table:table-cell>
          <table:table-cell office:value-type="float" office:value="1.3888700000000001E+30" table:style-name="ce1">
            <text:p>1.38887E+30</text:p>
          </table:table-cell>
          <table:table-cell office:value-type="float" office:value="95151.1" table:style-name="ce1">
            <text:p>95151.1</text:p>
          </table:table-cell>
          <table:table-cell office:value-type="float" office:value="17807" table:style-name="ce1">
            <text:p>17807</text:p>
          </table:table-cell>
          <table:table-cell office:value-type="float" office:value="5735510" table:style-name="ce1">
            <text:p>5735510</text:p>
          </table:table-cell>
          <table:table-cell office:value-type="float" office:value="21916.7" table:style-name="ce1">
            <text:p>21916.7</text:p>
          </table:table-cell>
          <table:table-cell office:value-type="float" office:value="173684" table:style-name="ce1">
            <text:p>173684</text:p>
          </table:table-cell>
          <table:table-cell office:value-type="float" office:value="13032200" table:style-name="ce1">
            <text:p>13032200</text:p>
          </table:table-cell>
          <table:table-cell office:value-type="float" office:value="18698700" table:style-name="ce1">
            <text:p>18698700</text:p>
          </table:table-cell>
          <table:table-cell office:value-type="float" office:value="562497" table:style-name="ce1">
            <text:p>562497</text:p>
          </table:table-cell>
          <table:table-cell office:value-type="float" office:value="506894" table:style-name="ce1">
            <text:p>506894</text:p>
          </table:table-cell>
          <table:table-cell office:value-type="float" office:value="12990.3" table:style-name="ce1">
            <text:p>12990.3</text:p>
          </table:table-cell>
          <table:table-cell office:value-type="float" office:value="110880" table:style-name="ce1">
            <text:p>110880</text:p>
          </table:table-cell>
          <table:table-cell office:value-type="float" office:value="6742.65" table:style-name="ce1">
            <text:p>6742.65</text:p>
          </table:table-cell>
          <table:table-cell office:value-type="float" office:value="6112090" table:style-name="ce1">
            <text:p>6112090</text:p>
          </table:table-cell>
          <table:table-cell office:value-type="float" office:value="1.99933E+31" table:style-name="ce1">
            <text:p>1.99933E+31</text:p>
          </table:table-cell>
          <table:table-cell office:value-type="float" office:value="6.6602236146418123E-2" table:formula="of:=1 / LOG(SQRT(AVERAGE([.B86:.U86])))" table:style-name="ce1">
            <text:p>0.066602236</text:p>
          </table:table-cell>
          <table:table-cell table:number-columns-repeated="1636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8074900" table:style-name="ce1">
            <text:p>18074900</text:p>
          </table:table-cell>
          <table:table-cell office:value-type="float" office:value="464710" table:style-name="ce1">
            <text:p>464710</text:p>
          </table:table-cell>
          <table:table-cell office:value-type="float" office:value="173900000" table:style-name="ce1">
            <text:p>173900000</text:p>
          </table:table-cell>
          <table:table-cell office:value-type="float" office:value="894132" table:style-name="ce1">
            <text:p>894132</text:p>
          </table:table-cell>
          <table:table-cell office:value-type="float" office:value="405684" table:style-name="ce1">
            <text:p>405684</text:p>
          </table:table-cell>
          <table:table-cell office:value-type="float" office:value="7.2083499999999999E+28" table:style-name="ce1">
            <text:p>7.20835E+28</text:p>
          </table:table-cell>
          <table:table-cell office:value-type="float" office:value="280958" table:style-name="ce1">
            <text:p>280958</text:p>
          </table:table-cell>
          <table:table-cell office:value-type="float" office:value="116437" table:style-name="ce1">
            <text:p>116437</text:p>
          </table:table-cell>
          <table:table-cell office:value-type="float" office:value="414321000000000" table:style-name="ce1">
            <text:p>4.14321E+14</text:p>
          </table:table-cell>
          <table:table-cell office:value-type="float" office:value="16721.599999999999" table:style-name="ce1">
            <text:p>16721.6</text:p>
          </table:table-cell>
          <table:table-cell office:value-type="float" office:value="84675.6" table:style-name="ce1">
            <text:p>84675.6</text:p>
          </table:table-cell>
          <table:table-cell office:value-type="float" office:value="1188160" table:style-name="ce1">
            <text:p>1188160</text:p>
          </table:table-cell>
          <table:table-cell office:value-type="float" office:value="377537" table:style-name="ce1">
            <text:p>377537</text:p>
          </table:table-cell>
          <table:table-cell office:value-type="float" office:value="6357570" table:style-name="ce1">
            <text:p>6357570</text:p>
          </table:table-cell>
          <table:table-cell office:value-type="float" office:value="2201530" table:style-name="ce1">
            <text:p>2201530</text:p>
          </table:table-cell>
          <table:table-cell office:value-type="float" office:value="95892.9" table:style-name="ce1">
            <text:p>95892.9</text:p>
          </table:table-cell>
          <table:table-cell office:value-type="float" office:value="883581" table:style-name="ce1">
            <text:p>883581</text:p>
          </table:table-cell>
          <table:table-cell office:value-type="float" office:value="36566.6" table:style-name="ce1">
            <text:p>36566.6</text:p>
          </table:table-cell>
          <table:table-cell office:value-type="float" office:value="1044100000" table:style-name="ce1">
            <text:p>1044100000</text:p>
          </table:table-cell>
          <table:table-cell office:value-type="float" office:value="6.3617500000000002E+28" table:style-name="ce1">
            <text:p>6.36175E+28</text:p>
          </table:table-cell>
          <table:table-cell office:value-type="float" office:value="7.1860883804634804E-2" table:formula="of:=1 / LOG(SQRT(AVERAGE([.B87:.U87])))" table:style-name="ce1">
            <text:p>0.071860884</text:p>
          </table:table-cell>
          <table:table-cell table:number-columns-repeated="1636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05680" table:style-name="ce1">
            <text:p>1905680</text:p>
          </table:table-cell>
          <table:table-cell office:value-type="float" office:value="29337900" table:style-name="ce1">
            <text:p>29337900</text:p>
          </table:table-cell>
          <table:table-cell office:value-type="float" office:value="11070" table:style-name="ce1">
            <text:p>11070</text:p>
          </table:table-cell>
          <table:table-cell office:value-type="float" office:value="18229300" table:style-name="ce1">
            <text:p>18229300</text:p>
          </table:table-cell>
          <table:table-cell office:value-type="float" office:value="2062330" table:style-name="ce1">
            <text:p>2062330</text:p>
          </table:table-cell>
          <table:table-cell office:value-type="float" office:value="6.20667E+29" table:style-name="ce1">
            <text:p>6.20667E+29</text:p>
          </table:table-cell>
          <table:table-cell office:value-type="float" office:value="118431000" table:style-name="ce1">
            <text:p>118431000</text:p>
          </table:table-cell>
          <table:table-cell office:value-type="float" office:value="21357.5" table:style-name="ce1">
            <text:p>21357.5</text:p>
          </table:table-cell>
          <table:table-cell office:value-type="float" office:value="177250" table:style-name="ce1">
            <text:p>177250</text:p>
          </table:table-cell>
          <table:table-cell office:value-type="float" office:value="19410.400000000001" table:style-name="ce1">
            <text:p>19410.4</text:p>
          </table:table-cell>
          <table:table-cell office:value-type="float" office:value="9852.06" table:style-name="ce1">
            <text:p>9852.06</text:p>
          </table:table-cell>
          <table:table-cell office:value-type="float" office:value="182712000" table:style-name="ce1">
            <text:p>182712000</text:p>
          </table:table-cell>
          <table:table-cell office:value-type="float" office:value="146426" table:style-name="ce1">
            <text:p>146426</text:p>
          </table:table-cell>
          <table:table-cell office:value-type="float" office:value="1510140" table:style-name="ce1">
            <text:p>1510140</text:p>
          </table:table-cell>
          <table:table-cell office:value-type="float" office:value="3688120" table:style-name="ce1">
            <text:p>3688120</text:p>
          </table:table-cell>
          <table:table-cell office:value-type="float" office:value="1352700" table:style-name="ce1">
            <text:p>1352700</text:p>
          </table:table-cell>
          <table:table-cell office:value-type="float" office:value="8273270" table:style-name="ce1">
            <text:p>8273270</text:p>
          </table:table-cell>
          <table:table-cell office:value-type="float" office:value="5381.97" table:style-name="ce1">
            <text:p>5381.97</text:p>
          </table:table-cell>
          <table:table-cell office:value-type="float" office:value="2084200000" table:style-name="ce1">
            <text:p>2084200000</text:p>
          </table:table-cell>
          <table:table-cell office:value-type="float" office:value="1.3074299999999999E+29" table:style-name="ce1">
            <text:p>1.30743E+29</text:p>
          </table:table-cell>
          <table:table-cell office:value-type="float" office:value="6.999162591357902E-2" table:formula="of:=1 / LOG(SQRT(AVERAGE([.B88:.U88])))" table:style-name="ce1">
            <text:p>0.069991626</text:p>
          </table:table-cell>
          <table:table-cell table:number-columns-repeated="1636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77800" table:style-name="ce1">
            <text:p>22677800</text:p>
          </table:table-cell>
          <table:table-cell office:value-type="float" office:value="1279350" table:style-name="ce1">
            <text:p>1279350</text:p>
          </table:table-cell>
          <table:table-cell office:value-type="float" office:value="257521" table:style-name="ce1">
            <text:p>257521</text:p>
          </table:table-cell>
          <table:table-cell office:value-type="float" office:value="6099040" table:style-name="ce1">
            <text:p>6099040</text:p>
          </table:table-cell>
          <table:table-cell office:value-type="float" office:value="14843.1" table:style-name="ce1">
            <text:p>14843.1</text:p>
          </table:table-cell>
          <table:table-cell office:value-type="float" office:value="9.7032999999999998E+29" table:style-name="ce1">
            <text:p>9.7033E+29</text:p>
          </table:table-cell>
          <table:table-cell office:value-type="float" office:value="378462000" table:style-name="ce1">
            <text:p>378462000</text:p>
          </table:table-cell>
          <table:table-cell office:value-type="float" office:value="13972800" table:style-name="ce1">
            <text:p>13972800</text:p>
          </table:table-cell>
          <table:table-cell office:value-type="float" office:value="490795" table:style-name="ce1">
            <text:p>490795</text:p>
          </table:table-cell>
          <table:table-cell office:value-type="float" office:value="2319.41" table:style-name="ce1">
            <text:p>2319.41</text:p>
          </table:table-cell>
          <table:table-cell office:value-type="float" office:value="18502" table:style-name="ce1">
            <text:p>18502</text:p>
          </table:table-cell>
          <table:table-cell office:value-type="float" office:value="49869000" table:style-name="ce1">
            <text:p>49869000</text:p>
          </table:table-cell>
          <table:table-cell office:value-type="float" office:value="69792.100000000006" table:style-name="ce1">
            <text:p>69792.1</text:p>
          </table:table-cell>
          <table:table-cell office:value-type="float" office:value="2573540" table:style-name="ce1">
            <text:p>2573540</text:p>
          </table:table-cell>
          <table:table-cell office:value-type="float" office:value="2949280" table:style-name="ce1">
            <text:p>2949280</text:p>
          </table:table-cell>
          <table:table-cell office:value-type="float" office:value="87340" table:style-name="ce1">
            <text:p>87340</text:p>
          </table:table-cell>
          <table:table-cell office:value-type="float" office:value="19121.099999999999" table:style-name="ce1">
            <text:p>19121.1</text:p>
          </table:table-cell>
          <table:table-cell office:value-type="float" office:value="8704.36" table:style-name="ce1">
            <text:p>8704.36</text:p>
          </table:table-cell>
          <table:table-cell office:value-type="float" office:value="1079420000" table:style-name="ce1">
            <text:p>1079420000</text:p>
          </table:table-cell>
          <table:table-cell office:value-type="float" office:value="3.4447200000000001E+30" table:style-name="ce1">
            <text:p>3.44472E+30</text:p>
          </table:table-cell>
          <table:table-cell office:value-type="float" office:value="6.8157252997470427E-2" table:formula="of:=1 / LOG(SQRT(AVERAGE([.B89:.U89])))" table:style-name="ce1">
            <text:p>0.068157253</text:p>
          </table:table-cell>
          <table:table-cell table:number-columns-repeated="1636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2384000" table:style-name="ce1">
            <text:p>52384000</text:p>
          </table:table-cell>
          <table:table-cell office:value-type="float" office:value="45255200" table:style-name="ce1">
            <text:p>45255200</text:p>
          </table:table-cell>
          <table:table-cell office:value-type="float" office:value="184133" table:style-name="ce1">
            <text:p>184133</text:p>
          </table:table-cell>
          <table:table-cell office:value-type="float" office:value="6290920" table:style-name="ce1">
            <text:p>6290920</text:p>
          </table:table-cell>
          <table:table-cell office:value-type="float" office:value="121253" table:style-name="ce1">
            <text:p>121253</text:p>
          </table:table-cell>
          <table:table-cell office:value-type="float" office:value="4.4942400000000003E+33" table:style-name="ce1">
            <text:p>4.49424E+33</text:p>
          </table:table-cell>
          <table:table-cell office:value-type="float" office:value="4907510" table:style-name="ce1">
            <text:p>4907510</text:p>
          </table:table-cell>
          <table:table-cell office:value-type="float" office:value="4380470" table:style-name="ce1">
            <text:p>4380470</text:p>
          </table:table-cell>
          <table:table-cell office:value-type="float" office:value="222250" table:style-name="ce1">
            <text:p>222250</text:p>
          </table:table-cell>
          <table:table-cell office:value-type="float" office:value="581024" table:style-name="ce1">
            <text:p>581024</text:p>
          </table:table-cell>
          <table:table-cell office:value-type="float" office:value="89428.4" table:style-name="ce1">
            <text:p>89428.4</text:p>
          </table:table-cell>
          <table:table-cell office:value-type="float" office:value="62671300" table:style-name="ce1">
            <text:p>62671300</text:p>
          </table:table-cell>
          <table:table-cell office:value-type="float" office:value="89708" table:style-name="ce1">
            <text:p>89708</text:p>
          </table:table-cell>
          <table:table-cell office:value-type="float" office:value="8226.09" table:style-name="ce1">
            <text:p>8226.09</text:p>
          </table:table-cell>
          <table:table-cell office:value-type="float" office:value="524001" table:style-name="ce1">
            <text:p>524001</text:p>
          </table:table-cell>
          <table:table-cell office:value-type="float" office:value="92519.1" table:style-name="ce1">
            <text:p>92519.1</text:p>
          </table:table-cell>
          <table:table-cell office:value-type="float" office:value="351172" table:style-name="ce1">
            <text:p>351172</text:p>
          </table:table-cell>
          <table:table-cell office:value-type="float" office:value="102940" table:style-name="ce1">
            <text:p>102940</text:p>
          </table:table-cell>
          <table:table-cell office:value-type="float" office:value="1489340" table:style-name="ce1">
            <text:p>1489340</text:p>
          </table:table-cell>
          <table:table-cell office:value-type="float" office:value="2.9504199999999999E+28" table:style-name="ce1">
            <text:p>2.95042E+28</text:p>
          </table:table-cell>
          <table:table-cell office:value-type="float" office:value="6.1820688930917529E-2" table:formula="of:=1 / LOG(SQRT(AVERAGE([.B90:.U90])))" table:style-name="ce1">
            <text:p>0.061820689</text:p>
          </table:table-cell>
          <table:table-cell table:number-columns-repeated="1636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2916800" table:style-name="ce1">
            <text:p>62916800</text:p>
          </table:table-cell>
          <table:table-cell office:value-type="float" office:value="14989600" table:style-name="ce1">
            <text:p>14989600</text:p>
          </table:table-cell>
          <table:table-cell office:value-type="float" office:value="2454930" table:style-name="ce1">
            <text:p>2454930</text:p>
          </table:table-cell>
          <table:table-cell office:value-type="float" office:value="6032500" table:style-name="ce1">
            <text:p>6032500</text:p>
          </table:table-cell>
          <table:table-cell office:value-type="float" office:value="139536" table:style-name="ce1">
            <text:p>139536</text:p>
          </table:table-cell>
          <table:table-cell office:value-type="float" office:value="2.4289999999999999E+29" table:style-name="ce1">
            <text:p>2.429E+29</text:p>
          </table:table-cell>
          <table:table-cell office:value-type="float" office:value="624599" table:style-name="ce1">
            <text:p>624599</text:p>
          </table:table-cell>
          <table:table-cell office:value-type="float" office:value="1766160" table:style-name="ce1">
            <text:p>1766160</text:p>
          </table:table-cell>
          <table:table-cell office:value-type="float" office:value="6394750" table:style-name="ce1">
            <text:p>6394750</text:p>
          </table:table-cell>
          <table:table-cell office:value-type="float" office:value="566942" table:style-name="ce1">
            <text:p>566942</text:p>
          </table:table-cell>
          <table:table-cell office:value-type="float" office:value="91715.6" table:style-name="ce1">
            <text:p>91715.6</text:p>
          </table:table-cell>
          <table:table-cell office:value-type="float" office:value="130530000" table:style-name="ce1">
            <text:p>130530000</text:p>
          </table:table-cell>
          <table:table-cell office:value-type="float" office:value="110378" table:style-name="ce1">
            <text:p>110378</text:p>
          </table:table-cell>
          <table:table-cell office:value-type="float" office:value="3109.02" table:style-name="ce1">
            <text:p>3109.02</text:p>
          </table:table-cell>
          <table:table-cell office:value-type="float" office:value="1041200" table:style-name="ce1">
            <text:p>1041200</text:p>
          </table:table-cell>
          <table:table-cell office:value-type="float" office:value="9441530" table:style-name="ce1">
            <text:p>9441530</text:p>
          </table:table-cell>
          <table:table-cell office:value-type="float" office:value="478631" table:style-name="ce1">
            <text:p>478631</text:p>
          </table:table-cell>
          <table:table-cell office:value-type="float" office:value="281787" table:style-name="ce1">
            <text:p>281787</text:p>
          </table:table-cell>
          <table:table-cell office:value-type="float" office:value="1025320000" table:style-name="ce1">
            <text:p>1025320000</text:p>
          </table:table-cell>
          <table:table-cell office:value-type="float" office:value="3.5951399999999997E+30" table:style-name="ce1">
            <text:p>3.59514E+30</text:p>
          </table:table-cell>
          <table:table-cell office:value-type="float" office:value="6.8298827653482927E-2" table:formula="of:=1 / LOG(SQRT(AVERAGE([.B91:.U91])))" table:style-name="ce1">
            <text:p>0.068298828</text:p>
          </table:table-cell>
          <table:table-cell table:number-columns-repeated="1636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74491" table:style-name="ce1">
            <text:p>474491</text:p>
          </table:table-cell>
          <table:table-cell office:value-type="float" office:value="185981000" table:style-name="ce1">
            <text:p>185981000</text:p>
          </table:table-cell>
          <table:table-cell office:value-type="float" office:value="628278" table:style-name="ce1">
            <text:p>628278</text:p>
          </table:table-cell>
          <table:table-cell office:value-type="float" office:value="361274" table:style-name="ce1">
            <text:p>361274</text:p>
          </table:table-cell>
          <table:table-cell office:value-type="float" office:value="83131100" table:style-name="ce1">
            <text:p>83131100</text:p>
          </table:table-cell>
          <table:table-cell office:value-type="float" office:value="4.4932000000000002E+33" table:style-name="ce1">
            <text:p>4.4932E+33</text:p>
          </table:table-cell>
          <table:table-cell office:value-type="float" office:value="56290400" table:style-name="ce1">
            <text:p>56290400</text:p>
          </table:table-cell>
          <table:table-cell office:value-type="float" office:value="376657" table:style-name="ce1">
            <text:p>376657</text:p>
          </table:table-cell>
          <table:table-cell office:value-type="float" office:value="194144000" table:style-name="ce1">
            <text:p>194144000</text:p>
          </table:table-cell>
          <table:table-cell office:value-type="float" office:value="550532" table:style-name="ce1">
            <text:p>550532</text:p>
          </table:table-cell>
          <table:table-cell office:value-type="float" office:value="14194.2" table:style-name="ce1">
            <text:p>14194.2</text:p>
          </table:table-cell>
          <table:table-cell office:value-type="float" office:value="5761640" table:style-name="ce1">
            <text:p>5761640</text:p>
          </table:table-cell>
          <table:table-cell office:value-type="float" office:value="194257" table:style-name="ce1">
            <text:p>194257</text:p>
          </table:table-cell>
          <table:table-cell office:value-type="float" office:value="1682870" table:style-name="ce1">
            <text:p>1682870</text:p>
          </table:table-cell>
          <table:table-cell office:value-type="float" office:value="11098600" table:style-name="ce1">
            <text:p>11098600</text:p>
          </table:table-cell>
          <table:table-cell office:value-type="float" office:value="23186.799999999999" table:style-name="ce1">
            <text:p>23186.8</text:p>
          </table:table-cell>
          <table:table-cell office:value-type="float" office:value="1674450" table:style-name="ce1">
            <text:p>1674450</text:p>
          </table:table-cell>
          <table:table-cell office:value-type="float" office:value="710936" table:style-name="ce1">
            <text:p>710936</text:p>
          </table:table-cell>
          <table:table-cell office:value-type="float" office:value="22796400" table:style-name="ce1">
            <text:p>22796400</text:p>
          </table:table-cell>
          <table:table-cell office:value-type="float" office:value="1.43304E+29" table:style-name="ce1">
            <text:p>1.43304E+29</text:p>
          </table:table-cell>
          <table:table-cell office:value-type="float" office:value="6.182085997722829E-2" table:formula="of:=1 / LOG(SQRT(AVERAGE([.B92:.U92])))" table:style-name="ce1">
            <text:p>0.06182086</text:p>
          </table:table-cell>
          <table:table-cell table:number-columns-repeated="1636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091000" table:style-name="ce1">
            <text:p>13091000</text:p>
          </table:table-cell>
          <table:table-cell office:value-type="float" office:value="23655800" table:style-name="ce1">
            <text:p>23655800</text:p>
          </table:table-cell>
          <table:table-cell office:value-type="float" office:value="24534.9" table:style-name="ce1">
            <text:p>24534.9</text:p>
          </table:table-cell>
          <table:table-cell office:value-type="float" office:value="8023180" table:style-name="ce1">
            <text:p>8023180</text:p>
          </table:table-cell>
          <table:table-cell office:value-type="float" office:value="8310.91" table:style-name="ce1">
            <text:p>8310.91</text:p>
          </table:table-cell>
          <table:table-cell office:value-type="float" office:value="3.8586300000000002E+29" table:style-name="ce1">
            <text:p>3.85863E+29</text:p>
          </table:table-cell>
          <table:table-cell office:value-type="float" office:value="113457000" table:style-name="ce1">
            <text:p>113457000</text:p>
          </table:table-cell>
          <table:table-cell office:value-type="float" office:value="137023" table:style-name="ce1">
            <text:p>137023</text:p>
          </table:table-cell>
          <table:table-cell office:value-type="float" office:value="376003" table:style-name="ce1">
            <text:p>376003</text:p>
          </table:table-cell>
          <table:table-cell office:value-type="float" office:value="1079510" table:style-name="ce1">
            <text:p>1079510</text:p>
          </table:table-cell>
          <table:table-cell office:value-type="float" office:value="5923.1" table:style-name="ce1">
            <text:p>5923.1</text:p>
          </table:table-cell>
          <table:table-cell office:value-type="float" office:value="830131000" table:style-name="ce1">
            <text:p>830131000</text:p>
          </table:table-cell>
          <table:table-cell office:value-type="float" office:value="3503500" table:style-name="ce1">
            <text:p>3503500</text:p>
          </table:table-cell>
          <table:table-cell office:value-type="float" office:value="181932000" table:style-name="ce1">
            <text:p>181932000</text:p>
          </table:table-cell>
          <table:table-cell office:value-type="float" office:value="334730" table:style-name="ce1">
            <text:p>334730</text:p>
          </table:table-cell>
          <table:table-cell office:value-type="float" office:value="16154400" table:style-name="ce1">
            <text:p>16154400</text:p>
          </table:table-cell>
          <table:table-cell office:value-type="float" office:value="111877" table:style-name="ce1">
            <text:p>111877</text:p>
          </table:table-cell>
          <table:table-cell office:value-type="float" office:value="9631270" table:style-name="ce1">
            <text:p>9631270</text:p>
          </table:table-cell>
          <table:table-cell office:value-type="float" office:value="17644500" table:style-name="ce1">
            <text:p>17644500</text:p>
          </table:table-cell>
          <table:table-cell office:value-type="float" office:value="3.6286400000000001E+30" table:style-name="ce1">
            <text:p>3.62864E+30</text:p>
          </table:table-cell>
          <table:table-cell office:value-type="float" office:value="6.8253324884115993E-2" table:formula="of:=1 / LOG(SQRT(AVERAGE([.B93:.U93])))" table:style-name="ce1">
            <text:p>0.068253325</text:p>
          </table:table-cell>
          <table:table-cell table:number-columns-repeated="1636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.3336800000000001E+28" table:style-name="ce1">
            <text:p>1.33368E+28</text:p>
          </table:table-cell>
          <table:table-cell office:value-type="float" office:value="20126000" table:style-name="ce1">
            <text:p>20126000</text:p>
          </table:table-cell>
          <table:table-cell office:value-type="float" office:value="4556.1400000000003" table:style-name="ce1">
            <text:p>4556.14</text:p>
          </table:table-cell>
          <table:table-cell office:value-type="float" office:value="21121500" table:style-name="ce1">
            <text:p>21121500</text:p>
          </table:table-cell>
          <table:table-cell office:value-type="float" office:value="2247200" table:style-name="ce1">
            <text:p>2247200</text:p>
          </table:table-cell>
          <table:table-cell office:value-type="float" office:value="1.16787E+30" table:style-name="ce1">
            <text:p>1.16787E+30</text:p>
          </table:table-cell>
          <table:table-cell office:value-type="float" office:value="2157380" table:style-name="ce1">
            <text:p>2157380</text:p>
          </table:table-cell>
          <table:table-cell office:value-type="float" office:value="431933" table:style-name="ce1">
            <text:p>431933</text:p>
          </table:table-cell>
          <table:table-cell office:value-type="float" office:value="445065000000000" table:style-name="ce1">
            <text:p>4.45065E+14</text:p>
          </table:table-cell>
          <table:table-cell office:value-type="float" office:value="17296.400000000001" table:style-name="ce1">
            <text:p>17296.4</text:p>
          </table:table-cell>
          <table:table-cell office:value-type="float" office:value="119979" table:style-name="ce1">
            <text:p>119979</text:p>
          </table:table-cell>
          <table:table-cell office:value-type="float" office:value="457777000" table:style-name="ce1">
            <text:p>457777000</text:p>
          </table:table-cell>
          <table:table-cell office:value-type="float" office:value="638832" table:style-name="ce1">
            <text:p>638832</text:p>
          </table:table-cell>
          <table:table-cell office:value-type="float" office:value="1213110" table:style-name="ce1">
            <text:p>1213110</text:p>
          </table:table-cell>
          <table:table-cell office:value-type="float" office:value="636995" table:style-name="ce1">
            <text:p>636995</text:p>
          </table:table-cell>
          <table:table-cell office:value-type="float" office:value="1541460000" table:style-name="ce1">
            <text:p>1541460000</text:p>
          </table:table-cell>
          <table:table-cell office:value-type="float" office:value="116193" table:style-name="ce1">
            <text:p>116193</text:p>
          </table:table-cell>
          <table:table-cell office:value-type="float" office:value="31720" table:style-name="ce1">
            <text:p>31720</text:p>
          </table:table-cell>
          <table:table-cell office:value-type="float" office:value="9673800" table:style-name="ce1">
            <text:p>9673800</text:p>
          </table:table-cell>
          <table:table-cell office:value-type="float" office:value="3.40551E+30" table:style-name="ce1">
            <text:p>3.40551E+30</text:p>
          </table:table-cell>
          <table:table-cell office:value-type="float" office:value="6.8118796071774748E-2" table:formula="of:=1 / LOG(SQRT(AVERAGE([.B94:.U94])))" table:style-name="ce1">
            <text:p>0.068118796</text:p>
          </table:table-cell>
          <table:table-cell table:number-columns-repeated="1636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5636600" table:style-name="ce1">
            <text:p>45636600</text:p>
          </table:table-cell>
          <table:table-cell office:value-type="float" office:value="2256240" table:style-name="ce1">
            <text:p>2256240</text:p>
          </table:table-cell>
          <table:table-cell office:value-type="float" office:value="42430.7" table:style-name="ce1">
            <text:p>42430.7</text:p>
          </table:table-cell>
          <table:table-cell office:value-type="float" office:value="15787000" table:style-name="ce1">
            <text:p>15787000</text:p>
          </table:table-cell>
          <table:table-cell office:value-type="float" office:value="2535850000" table:style-name="ce1">
            <text:p>2535850000</text:p>
          </table:table-cell>
          <table:table-cell office:value-type="float" office:value="2.1890000000000001E+30" table:style-name="ce1">
            <text:p>2.189E+30</text:p>
          </table:table-cell>
          <table:table-cell office:value-type="float" office:value="7811690000" table:style-name="ce1">
            <text:p>7811690000</text:p>
          </table:table-cell>
          <table:table-cell office:value-type="float" office:value="143989" table:style-name="ce1">
            <text:p>143989</text:p>
          </table:table-cell>
          <table:table-cell office:value-type="float" office:value="1978580" table:style-name="ce1">
            <text:p>1978580</text:p>
          </table:table-cell>
          <table:table-cell office:value-type="float" office:value="1075450" table:style-name="ce1">
            <text:p>1075450</text:p>
          </table:table-cell>
          <table:table-cell office:value-type="float" office:value="13332.6" table:style-name="ce1">
            <text:p>13332.6</text:p>
          </table:table-cell>
          <table:table-cell office:value-type="float" office:value="322459000" table:style-name="ce1">
            <text:p>322459000</text:p>
          </table:table-cell>
          <table:table-cell office:value-type="float" office:value="99027.4" table:style-name="ce1">
            <text:p>99027.4</text:p>
          </table:table-cell>
          <table:table-cell office:value-type="float" office:value="17784.2" table:style-name="ce1">
            <text:p>17784.2</text:p>
          </table:table-cell>
          <table:table-cell office:value-type="float" office:value="1585910" table:style-name="ce1">
            <text:p>1585910</text:p>
          </table:table-cell>
          <table:table-cell office:value-type="float" office:value="687651" table:style-name="ce1">
            <text:p>687651</text:p>
          </table:table-cell>
          <table:table-cell office:value-type="float" office:value="3871.85" table:style-name="ce1">
            <text:p>3871.85</text:p>
          </table:table-cell>
          <table:table-cell office:value-type="float" office:value="8889760" table:style-name="ce1">
            <text:p>8889760</text:p>
          </table:table-cell>
          <table:table-cell office:value-type="float" office:value="4143190" table:style-name="ce1">
            <text:p>4143190</text:p>
          </table:table-cell>
          <table:table-cell office:value-type="float" office:value="6.3382500000000001E+26" table:style-name="ce1">
            <text:p>6.33825E+26</text:p>
          </table:table-cell>
          <table:table-cell office:value-type="float" office:value="6.8872085138701952E-2" table:formula="of:=1 / LOG(SQRT(AVERAGE([.B95:.U95])))" table:style-name="ce1">
            <text:p>0.068872085</text:p>
          </table:table-cell>
          <table:table-cell table:number-columns-repeated="1636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35710" table:style-name="ce1">
            <text:p>1035710</text:p>
          </table:table-cell>
          <table:table-cell office:value-type="float" office:value="547829" table:style-name="ce1">
            <text:p>547829</text:p>
          </table:table-cell>
          <table:table-cell office:value-type="float" office:value="215694" table:style-name="ce1">
            <text:p>215694</text:p>
          </table:table-cell>
          <table:table-cell office:value-type="float" office:value="21340000" table:style-name="ce1">
            <text:p>21340000</text:p>
          </table:table-cell>
          <table:table-cell office:value-type="float" office:value="68782.399999999994" table:style-name="ce1">
            <text:p>68782.4</text:p>
          </table:table-cell>
          <table:table-cell office:value-type="float" office:value="1.6544900000000001E+30" table:style-name="ce1">
            <text:p>1.65449E+30</text:p>
          </table:table-cell>
          <table:table-cell office:value-type="float" office:value="2637370" table:style-name="ce1">
            <text:p>2637370</text:p>
          </table:table-cell>
          <table:table-cell office:value-type="float" office:value="1267720" table:style-name="ce1">
            <text:p>1267720</text:p>
          </table:table-cell>
          <table:table-cell office:value-type="float" office:value="75534.899999999994" table:style-name="ce1">
            <text:p>75534.9</text:p>
          </table:table-cell>
          <table:table-cell office:value-type="float" office:value="743460" table:style-name="ce1">
            <text:p>743460</text:p>
          </table:table-cell>
          <table:table-cell office:value-type="float" office:value="171340" table:style-name="ce1">
            <text:p>171340</text:p>
          </table:table-cell>
          <table:table-cell office:value-type="float" office:value="79274400" table:style-name="ce1">
            <text:p>79274400</text:p>
          </table:table-cell>
          <table:table-cell office:value-type="float" office:value="2934320" table:style-name="ce1">
            <text:p>2934320</text:p>
          </table:table-cell>
          <table:table-cell office:value-type="float" office:value="83422.8" table:style-name="ce1">
            <text:p>83422.8</text:p>
          </table:table-cell>
          <table:table-cell office:value-type="float" office:value="837056" table:style-name="ce1">
            <text:p>837056</text:p>
          </table:table-cell>
          <table:table-cell office:value-type="float" office:value="1750660" table:style-name="ce1">
            <text:p>1750660</text:p>
          </table:table-cell>
          <table:table-cell office:value-type="float" office:value="102871" table:style-name="ce1">
            <text:p>102871</text:p>
          </table:table-cell>
          <table:table-cell office:value-type="float" office:value="47738.7" table:style-name="ce1">
            <text:p>47738.7</text:p>
          </table:table-cell>
          <table:table-cell office:value-type="float" office:value="1101110000" table:style-name="ce1">
            <text:p>1101110000</text:p>
          </table:table-cell>
          <table:table-cell office:value-type="float" office:value="4.9735300000000001E+24" table:style-name="ce1">
            <text:p>4.97353E+24</text:p>
          </table:table-cell>
          <table:table-cell office:value-type="float" office:value="6.9161948009693497E-2" table:formula="of:=1 / LOG(SQRT(AVERAGE([.B96:.U96])))" table:style-name="ce1">
            <text:p>0.069161948</text:p>
          </table:table-cell>
          <table:table-cell table:number-columns-repeated="1636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22870" table:style-name="ce1">
            <text:p>1122870</text:p>
          </table:table-cell>
          <table:table-cell office:value-type="float" office:value="53654000" table:style-name="ce1">
            <text:p>53654000</text:p>
          </table:table-cell>
          <table:table-cell office:value-type="float" office:value="153051" table:style-name="ce1">
            <text:p>153051</text:p>
          </table:table-cell>
          <table:table-cell office:value-type="float" office:value="13581600" table:style-name="ce1">
            <text:p>13581600</text:p>
          </table:table-cell>
          <table:table-cell office:value-type="float" office:value="8038320" table:style-name="ce1">
            <text:p>8038320</text:p>
          </table:table-cell>
          <table:table-cell office:value-type="float" office:value="4.3177899999999997E+30" table:style-name="ce1">
            <text:p>4.31779E+30</text:p>
          </table:table-cell>
          <table:table-cell office:value-type="float" office:value="8799.7099999999991" table:style-name="ce1">
            <text:p>8799.71</text:p>
          </table:table-cell>
          <table:table-cell office:value-type="float" office:value="946267" table:style-name="ce1">
            <text:p>946267</text:p>
          </table:table-cell>
          <table:table-cell office:value-type="float" office:value="103034" table:style-name="ce1">
            <text:p>103034</text:p>
          </table:table-cell>
          <table:table-cell office:value-type="float" office:value="12259.9" table:style-name="ce1">
            <text:p>12259.9</text:p>
          </table:table-cell>
          <table:table-cell office:value-type="float" office:value="91155.199999999997" table:style-name="ce1">
            <text:p>91155.2</text:p>
          </table:table-cell>
          <table:table-cell office:value-type="float" office:value="238490000" table:style-name="ce1">
            <text:p>238490000</text:p>
          </table:table-cell>
          <table:table-cell office:value-type="float" office:value="1578380" table:style-name="ce1">
            <text:p>1578380</text:p>
          </table:table-cell>
          <table:table-cell office:value-type="float" office:value="33391.199999999997" table:style-name="ce1">
            <text:p>33391.2</text:p>
          </table:table-cell>
          <table:table-cell office:value-type="float" office:value="583492" table:style-name="ce1">
            <text:p>583492</text:p>
          </table:table-cell>
          <table:table-cell office:value-type="float" office:value="13154400" table:style-name="ce1">
            <text:p>13154400</text:p>
          </table:table-cell>
          <table:table-cell office:value-type="float" office:value="514309" table:style-name="ce1">
            <text:p>514309</text:p>
          </table:table-cell>
          <table:table-cell office:value-type="float" office:value="522841" table:style-name="ce1">
            <text:p>522841</text:p>
          </table:table-cell>
          <table:table-cell office:value-type="float" office:value="3959720" table:style-name="ce1">
            <text:p>3959720</text:p>
          </table:table-cell>
          <table:table-cell office:value-type="float" office:value="3.4197300000000003E+30" table:style-name="ce1">
            <text:p>3.41973E+30</text:p>
          </table:table-cell>
          <table:table-cell office:value-type="float" office:value="6.7595949213651405E-2" table:formula="of:=1 / LOG(SQRT(AVERAGE([.B97:.U97])))" table:style-name="ce1">
            <text:p>0.067595949</text:p>
          </table:table-cell>
          <table:table-cell table:number-columns-repeated="1636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5212" table:style-name="ce1">
            <text:p>535212</text:p>
          </table:table-cell>
          <table:table-cell office:value-type="float" office:value="3456720000000" table:style-name="ce1">
            <text:p>3.45672E+12</text:p>
          </table:table-cell>
          <table:table-cell office:value-type="float" office:value="4085390" table:style-name="ce1">
            <text:p>4085390</text:p>
          </table:table-cell>
          <table:table-cell office:value-type="float" office:value="16817300" table:style-name="ce1">
            <text:p>16817300</text:p>
          </table:table-cell>
          <table:table-cell office:value-type="float" office:value="1082930000" table:style-name="ce1">
            <text:p>1082930000</text:p>
          </table:table-cell>
          <table:table-cell office:value-type="float" office:value="1.4140099999999999E+30" table:style-name="ce1">
            <text:p>1.41401E+30</text:p>
          </table:table-cell>
          <table:table-cell office:value-type="float" office:value="225616" table:style-name="ce1">
            <text:p>225616</text:p>
          </table:table-cell>
          <table:table-cell office:value-type="float" office:value="56610" table:style-name="ce1">
            <text:p>56610</text:p>
          </table:table-cell>
          <table:table-cell office:value-type="float" office:value="424000" table:style-name="ce1">
            <text:p>424000</text:p>
          </table:table-cell>
          <table:table-cell office:value-type="float" office:value="2492750000" table:style-name="ce1">
            <text:p>2492750000</text:p>
          </table:table-cell>
          <table:table-cell office:value-type="float" office:value="5128.71" table:style-name="ce1">
            <text:p>5128.71</text:p>
          </table:table-cell>
          <table:table-cell office:value-type="float" office:value="310178000" table:style-name="ce1">
            <text:p>310178000</text:p>
          </table:table-cell>
          <table:table-cell office:value-type="float" office:value="1331230" table:style-name="ce1">
            <text:p>1331230</text:p>
          </table:table-cell>
          <table:table-cell office:value-type="float" office:value="1284330" table:style-name="ce1">
            <text:p>1284330</text:p>
          </table:table-cell>
          <table:table-cell office:value-type="float" office:value="17377500" table:style-name="ce1">
            <text:p>17377500</text:p>
          </table:table-cell>
          <table:table-cell office:value-type="float" office:value="290351" table:style-name="ce1">
            <text:p>290351</text:p>
          </table:table-cell>
          <table:table-cell office:value-type="float" office:value="16059.2" table:style-name="ce1">
            <text:p>16059.2</text:p>
          </table:table-cell>
          <table:table-cell office:value-type="float" office:value="466305" table:style-name="ce1">
            <text:p>466305</text:p>
          </table:table-cell>
          <table:table-cell office:value-type="float" office:value="464525" table:style-name="ce1">
            <text:p>464525</text:p>
          </table:table-cell>
          <table:table-cell office:value-type="float" office:value="3.4197300000000003E+30" table:style-name="ce1">
            <text:p>3.41973E+30</text:p>
          </table:table-cell>
          <table:table-cell office:value-type="float" office:value="6.8065982353824939E-2" table:formula="of:=1 / LOG(SQRT(AVERAGE([.B98:.U98])))" table:style-name="ce1">
            <text:p>0.068065982</text:p>
          </table:table-cell>
          <table:table-cell table:number-columns-repeated="1636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9832" table:style-name="ce1">
            <text:p>579832</text:p>
          </table:table-cell>
          <table:table-cell office:value-type="float" office:value="218328" table:style-name="ce1">
            <text:p>218328</text:p>
          </table:table-cell>
          <table:table-cell office:value-type="float" office:value="23012.9" table:style-name="ce1">
            <text:p>23012.9</text:p>
          </table:table-cell>
          <table:table-cell office:value-type="float" office:value="175340" table:style-name="ce1">
            <text:p>175340</text:p>
          </table:table-cell>
          <table:table-cell office:value-type="float" office:value="241000" table:style-name="ce1">
            <text:p>241000</text:p>
          </table:table-cell>
          <table:table-cell office:value-type="float" office:value="1.4244900000000001E+30" table:style-name="ce1">
            <text:p>1.42449E+30</text:p>
          </table:table-cell>
          <table:table-cell office:value-type="float" office:value="102757000" table:style-name="ce1">
            <text:p>102757000</text:p>
          </table:table-cell>
          <table:table-cell office:value-type="float" office:value="950816" table:style-name="ce1">
            <text:p>950816</text:p>
          </table:table-cell>
          <table:table-cell office:value-type="float" office:value="6983390" table:style-name="ce1">
            <text:p>6983390</text:p>
          </table:table-cell>
          <table:table-cell office:value-type="float" office:value="575294" table:style-name="ce1">
            <text:p>575294</text:p>
          </table:table-cell>
          <table:table-cell office:value-type="float" office:value="4759.66" table:style-name="ce1">
            <text:p>4759.66</text:p>
          </table:table-cell>
          <table:table-cell office:value-type="float" office:value="5.9401999999999998E+29" table:style-name="ce1">
            <text:p>5.9402E+29</text:p>
          </table:table-cell>
          <table:table-cell office:value-type="float" office:value="2287380000" table:style-name="ce1">
            <text:p>2287380000</text:p>
          </table:table-cell>
          <table:table-cell office:value-type="float" office:value="63696600" table:style-name="ce1">
            <text:p>63696600</text:p>
          </table:table-cell>
          <table:table-cell office:value-type="float" office:value="770633" table:style-name="ce1">
            <text:p>770633</text:p>
          </table:table-cell>
          <table:table-cell office:value-type="float" office:value="14211100" table:style-name="ce1">
            <text:p>14211100</text:p>
          </table:table-cell>
          <table:table-cell office:value-type="float" office:value="6925.04" table:style-name="ce1">
            <text:p>6925.04</text:p>
          </table:table-cell>
          <table:table-cell office:value-type="float" office:value="103356" table:style-name="ce1">
            <text:p>103356</text:p>
          </table:table-cell>
          <table:table-cell office:value-type="float" office:value="82328100" table:style-name="ce1">
            <text:p>82328100</text:p>
          </table:table-cell>
          <table:table-cell office:value-type="float" office:value="11223600" table:style-name="ce1">
            <text:p>11223600</text:p>
          </table:table-cell>
          <table:table-cell office:value-type="float" office:value="6.8956003905473379E-2" table:formula="of:=1 / LOG(SQRT(AVERAGE([.B99:.U99])))" table:style-name="ce1">
            <text:p>0.068956004</text:p>
          </table:table-cell>
          <table:table-cell table:number-columns-repeated="1636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68041" table:style-name="ce1">
            <text:p>768041</text:p>
          </table:table-cell>
          <table:table-cell office:value-type="float" office:value="1343310" table:style-name="ce1">
            <text:p>1343310</text:p>
          </table:table-cell>
          <table:table-cell office:value-type="float" office:value="841368" table:style-name="ce1">
            <text:p>841368</text:p>
          </table:table-cell>
          <table:table-cell office:value-type="float" office:value="22321900" table:style-name="ce1">
            <text:p>22321900</text:p>
          </table:table-cell>
          <table:table-cell office:value-type="float" office:value="85276100" table:style-name="ce1">
            <text:p>85276100</text:p>
          </table:table-cell>
          <table:table-cell office:value-type="float" office:value="7.8798099999999999E+29" table:style-name="ce1">
            <text:p>7.87981E+29</text:p>
          </table:table-cell>
          <table:table-cell office:value-type="float" office:value="96722.9" table:style-name="ce1">
            <text:p>96722.9</text:p>
          </table:table-cell>
          <table:table-cell office:value-type="float" office:value="73432.800000000003" table:style-name="ce1">
            <text:p>73432.8</text:p>
          </table:table-cell>
          <table:table-cell office:value-type="float" office:value="491396" table:style-name="ce1">
            <text:p>491396</text:p>
          </table:table-cell>
          <table:table-cell office:value-type="float" office:value="648230" table:style-name="ce1">
            <text:p>648230</text:p>
          </table:table-cell>
          <table:table-cell office:value-type="float" office:value="8670390" table:style-name="ce1">
            <text:p>8670390</text:p>
          </table:table-cell>
          <table:table-cell office:value-type="float" office:value="55706200" table:style-name="ce1">
            <text:p>55706200</text:p>
          </table:table-cell>
          <table:table-cell office:value-type="float" office:value="254298" table:style-name="ce1">
            <text:p>254298</text:p>
          </table:table-cell>
          <table:table-cell office:value-type="float" office:value="2020800" table:style-name="ce1">
            <text:p>2020800</text:p>
          </table:table-cell>
          <table:table-cell office:value-type="float" office:value="24763700" table:style-name="ce1">
            <text:p>24763700</text:p>
          </table:table-cell>
          <table:table-cell office:value-type="float" office:value="777402" table:style-name="ce1">
            <text:p>777402</text:p>
          </table:table-cell>
          <table:table-cell office:value-type="float" office:value="98186.6" table:style-name="ce1">
            <text:p>98186.6</text:p>
          </table:table-cell>
          <table:table-cell office:value-type="float" office:value="115317" table:style-name="ce1">
            <text:p>115317</text:p>
          </table:table-cell>
          <table:table-cell office:value-type="float" office:value="170490000" table:style-name="ce1">
            <text:p>170490000</text:p>
          </table:table-cell>
          <table:table-cell office:value-type="float" office:value="121973000" table:style-name="ce1">
            <text:p>121973000</text:p>
          </table:table-cell>
          <table:table-cell office:value-type="float" office:value="6.9941109498053433E-2" table:formula="of:=1 / LOG(SQRT(AVERAGE([.B100:.U100])))" table:style-name="ce1">
            <text:p>0.069941109</text:p>
          </table:table-cell>
          <table:table-cell table:number-columns-repeated="1636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85374000" table:style-name="ce1">
            <text:p>385374000</text:p>
          </table:table-cell>
          <table:table-cell office:value-type="float" office:value="1025370" table:style-name="ce1">
            <text:p>1025370</text:p>
          </table:table-cell>
          <table:table-cell office:value-type="float" office:value="79836.2" table:style-name="ce1">
            <text:p>79836.2</text:p>
          </table:table-cell>
          <table:table-cell office:value-type="float" office:value="6140630" table:style-name="ce1">
            <text:p>6140630</text:p>
          </table:table-cell>
          <table:table-cell office:value-type="float" office:value="1121940000" table:style-name="ce1">
            <text:p>1121940000</text:p>
          </table:table-cell>
          <table:table-cell office:value-type="float" office:value="3.7792499999999998E+29" table:style-name="ce1">
            <text:p>3.77925E+29</text:p>
          </table:table-cell>
          <table:table-cell office:value-type="float" office:value="66572.100000000006" table:style-name="ce1">
            <text:p>66572.1</text:p>
          </table:table-cell>
          <table:table-cell office:value-type="float" office:value="91655.2" table:style-name="ce1">
            <text:p>91655.2</text:p>
          </table:table-cell>
          <table:table-cell office:value-type="float" office:value="417694" table:style-name="ce1">
            <text:p>417694</text:p>
          </table:table-cell>
          <table:table-cell office:value-type="float" office:value="18808" table:style-name="ce1">
            <text:p>18808</text:p>
          </table:table-cell>
          <table:table-cell office:value-type="float" office:value="104806" table:style-name="ce1">
            <text:p>104806</text:p>
          </table:table-cell>
          <table:table-cell office:value-type="float" office:value="332579000" table:style-name="ce1">
            <text:p>332579000</text:p>
          </table:table-cell>
          <table:table-cell office:value-type="float" office:value="98244.800000000003" table:style-name="ce1">
            <text:p>98244.8</text:p>
          </table:table-cell>
          <table:table-cell office:value-type="float" office:value="37145100" table:style-name="ce1">
            <text:p>37145100</text:p>
          </table:table-cell>
          <table:table-cell office:value-type="float" office:value="1448440" table:style-name="ce1">
            <text:p>1448440</text:p>
          </table:table-cell>
          <table:table-cell office:value-type="float" office:value="38368.9" table:style-name="ce1">
            <text:p>38368.9</text:p>
          </table:table-cell>
          <table:table-cell office:value-type="float" office:value="1647360" table:style-name="ce1">
            <text:p>1647360</text:p>
          </table:table-cell>
          <table:table-cell office:value-type="float" office:value="61546.6" table:style-name="ce1">
            <text:p>61546.6</text:p>
          </table:table-cell>
          <table:table-cell office:value-type="float" office:value="9231940" table:style-name="ce1">
            <text:p>9231940</text:p>
          </table:table-cell>
          <table:table-cell office:value-type="float" office:value="3.26029E+29" table:style-name="ce1">
            <text:p>3.26029E+29</text:p>
          </table:table-cell>
          <table:table-cell office:value-type="float" office:value="7.0061093274216779E-2" table:formula="of:=1 / LOG(SQRT(AVERAGE([.B101:.U101])))" table:style-name="ce1">
            <text:p>0.070061093</text:p>
          </table:table-cell>
          <table:table-cell table:number-columns-repeated="1636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59880" table:style-name="ce1">
            <text:p>3559880</text:p>
          </table:table-cell>
          <table:table-cell office:value-type="float" office:value="1155790" table:style-name="ce1">
            <text:p>1155790</text:p>
          </table:table-cell>
          <table:table-cell office:value-type="float" office:value="1432460" table:style-name="ce1">
            <text:p>1432460</text:p>
          </table:table-cell>
          <table:table-cell office:value-type="float" office:value="8529530" table:style-name="ce1">
            <text:p>8529530</text:p>
          </table:table-cell>
          <table:table-cell office:value-type="float" office:value="944926000" table:style-name="ce1">
            <text:p>944926000</text:p>
          </table:table-cell>
          <table:table-cell office:value-type="float" office:value="142877000" table:style-name="ce1">
            <text:p>142877000</text:p>
          </table:table-cell>
          <table:table-cell office:value-type="float" office:value="901746" table:style-name="ce1">
            <text:p>901746</text:p>
          </table:table-cell>
          <table:table-cell office:value-type="float" office:value="371809" table:style-name="ce1">
            <text:p>371809</text:p>
          </table:table-cell>
          <table:table-cell office:value-type="float" office:value="95013.4" table:style-name="ce1">
            <text:p>95013.4</text:p>
          </table:table-cell>
          <table:table-cell office:value-type="float" office:value="545141" table:style-name="ce1">
            <text:p>545141</text:p>
          </table:table-cell>
          <table:table-cell office:value-type="float" office:value="5769.87" table:style-name="ce1">
            <text:p>5769.87</text:p>
          </table:table-cell>
          <table:table-cell office:value-type="float" office:value="25859800" table:style-name="ce1">
            <text:p>25859800</text:p>
          </table:table-cell>
          <table:table-cell office:value-type="float" office:value="165283" table:style-name="ce1">
            <text:p>165283</text:p>
          </table:table-cell>
          <table:table-cell office:value-type="float" office:value="4939380" table:style-name="ce1">
            <text:p>4939380</text:p>
          </table:table-cell>
          <table:table-cell office:value-type="float" office:value="12541600" table:style-name="ce1">
            <text:p>12541600</text:p>
          </table:table-cell>
          <table:table-cell office:value-type="float" office:value="333049" table:style-name="ce1">
            <text:p>333049</text:p>
          </table:table-cell>
          <table:table-cell office:value-type="float" office:value="135541" table:style-name="ce1">
            <text:p>135541</text:p>
          </table:table-cell>
          <table:table-cell office:value-type="float" office:value="2387320" table:style-name="ce1">
            <text:p>2387320</text:p>
          </table:table-cell>
          <table:table-cell office:value-type="float" office:value="31826600000" table:style-name="ce1">
            <text:p>31826600000</text:p>
          </table:table-cell>
          <table:table-cell office:value-type="float" office:value="417960000" table:style-name="ce1">
            <text:p>417960000</text:p>
          </table:table-cell>
          <table:table-cell office:value-type="float" office:value="0.21685727818829648" table:formula="of:=1 / LOG(SQRT(AVERAGE([.B102:.U102])))" table:style-name="ce1">
            <text:p>0.216857278</text:p>
          </table:table-cell>
          <table:table-cell table:number-columns-repeated="1636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844940" table:style-name="ce1">
            <text:p>2844940</text:p>
          </table:table-cell>
          <table:table-cell office:value-type="float" office:value="15912600" table:style-name="ce1">
            <text:p>15912600</text:p>
          </table:table-cell>
          <table:table-cell office:value-type="float" office:value="81224.100000000006" table:style-name="ce1">
            <text:p>81224.1</text:p>
          </table:table-cell>
          <table:table-cell office:value-type="float" office:value="6191160" table:style-name="ce1">
            <text:p>6191160</text:p>
          </table:table-cell>
          <table:table-cell office:value-type="float" office:value="3845.39" table:style-name="ce1">
            <text:p>3845.39</text:p>
          </table:table-cell>
          <table:table-cell office:value-type="float" office:value="2.2959E+30" table:style-name="ce1">
            <text:p>2.2959E+30</text:p>
          </table:table-cell>
          <table:table-cell office:value-type="float" office:value="1641290" table:style-name="ce1">
            <text:p>1641290</text:p>
          </table:table-cell>
          <table:table-cell office:value-type="float" office:value="45163.5" table:style-name="ce1">
            <text:p>45163.5</text:p>
          </table:table-cell>
          <table:table-cell office:value-type="float" office:value="15532300" table:style-name="ce1">
            <text:p>15532300</text:p>
          </table:table-cell>
          <table:table-cell office:value-type="float" office:value="7374.97" table:style-name="ce1">
            <text:p>7374.97</text:p>
          </table:table-cell>
          <table:table-cell office:value-type="float" office:value="5641.18" table:style-name="ce1">
            <text:p>5641.18</text:p>
          </table:table-cell>
          <table:table-cell office:value-type="float" office:value="348841000" table:style-name="ce1">
            <text:p>348841000</text:p>
          </table:table-cell>
          <table:table-cell office:value-type="float" office:value="22457.5" table:style-name="ce1">
            <text:p>22457.5</text:p>
          </table:table-cell>
          <table:table-cell office:value-type="float" office:value="1169880" table:style-name="ce1">
            <text:p>1169880</text:p>
          </table:table-cell>
          <table:table-cell office:value-type="float" office:value="186720" table:style-name="ce1">
            <text:p>186720</text:p>
          </table:table-cell>
          <table:table-cell office:value-type="float" office:value="2718.53" table:style-name="ce1">
            <text:p>2718.53</text:p>
          </table:table-cell>
          <table:table-cell office:value-type="float" office:value="166554" table:style-name="ce1">
            <text:p>166554</text:p>
          </table:table-cell>
          <table:table-cell office:value-type="float" office:value="8655.2900000000009" table:style-name="ce1">
            <text:p>8655.29</text:p>
          </table:table-cell>
          <table:table-cell office:value-type="float" office:value="17609400" table:style-name="ce1">
            <text:p>17609400</text:p>
          </table:table-cell>
          <table:table-cell office:value-type="float" office:value="4.06744E+28" table:style-name="ce1">
            <text:p>4.06744E+28</text:p>
          </table:table-cell>
          <table:table-cell office:value-type="float" office:value="6.8805249367399082E-2" table:formula="of:=1 / LOG(SQRT(AVERAGE([.B103:.U103])))" table:style-name="ce1">
            <text:p>0.068805249</text:p>
          </table:table-cell>
          <table:table-cell table:number-columns-repeated="1636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44170000" table:style-name="ce1">
            <text:p>2244170000</text:p>
          </table:table-cell>
          <table:table-cell office:value-type="float" office:value="18806000" table:style-name="ce1">
            <text:p>18806000</text:p>
          </table:table-cell>
          <table:table-cell office:value-type="float" office:value="12221.6" table:style-name="ce1">
            <text:p>12221.6</text:p>
          </table:table-cell>
          <table:table-cell office:value-type="float" office:value="899008000" table:style-name="ce1">
            <text:p>899008000</text:p>
          </table:table-cell>
          <table:table-cell office:value-type="float" office:value="15993600" table:style-name="ce1">
            <text:p>15993600</text:p>
          </table:table-cell>
          <table:table-cell office:value-type="float" office:value="4.49564E+33" table:style-name="ce1">
            <text:p>4.49564E+33</text:p>
          </table:table-cell>
          <table:table-cell office:value-type="float" office:value="54967900" table:style-name="ce1">
            <text:p>54967900</text:p>
          </table:table-cell>
          <table:table-cell office:value-type="float" office:value="20508.400000000001" table:style-name="ce1">
            <text:p>20508.4</text:p>
          </table:table-cell>
          <table:table-cell office:value-type="float" office:value="216272" table:style-name="ce1">
            <text:p>216272</text:p>
          </table:table-cell>
          <table:table-cell office:value-type="float" office:value="113493" table:style-name="ce1">
            <text:p>113493</text:p>
          </table:table-cell>
          <table:table-cell office:value-type="float" office:value="13314.3" table:style-name="ce1">
            <text:p>13314.3</text:p>
          </table:table-cell>
          <table:table-cell office:value-type="float" office:value="62017800000" table:style-name="ce1">
            <text:p>62017800000</text:p>
          </table:table-cell>
          <table:table-cell office:value-type="float" office:value="13285.6" table:style-name="ce1">
            <text:p>13285.6</text:p>
          </table:table-cell>
          <table:table-cell office:value-type="float" office:value="62456500" table:style-name="ce1">
            <text:p>62456500</text:p>
          </table:table-cell>
          <table:table-cell office:value-type="float" office:value="98950800" table:style-name="ce1">
            <text:p>98950800</text:p>
          </table:table-cell>
          <table:table-cell office:value-type="float" office:value="88643.199999999997" table:style-name="ce1">
            <text:p>88643.2</text:p>
          </table:table-cell>
          <table:table-cell office:value-type="float" office:value="31419300" table:style-name="ce1">
            <text:p>31419300</text:p>
          </table:table-cell>
          <table:table-cell office:value-type="float" office:value="620412" table:style-name="ce1">
            <text:p>620412</text:p>
          </table:table-cell>
          <table:table-cell office:value-type="float" office:value="1757160" table:style-name="ce1">
            <text:p>1757160</text:p>
          </table:table-cell>
          <table:table-cell office:value-type="float" office:value="2.4107500000000001E+30" table:style-name="ce1">
            <text:p>2.41075E+30</text:p>
          </table:table-cell>
          <table:table-cell office:value-type="float" office:value="6.1819991003500892E-2" table:formula="of:=1 / LOG(SQRT(AVERAGE([.B104:.U104])))" table:style-name="ce1">
            <text:p>0.061819991</text:p>
          </table:table-cell>
          <table:table-cell table:number-columns-repeated="1636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66469" table:style-name="ce1">
            <text:p>766469</text:p>
          </table:table-cell>
          <table:table-cell office:value-type="float" office:value="15847100" table:style-name="ce1">
            <text:p>15847100</text:p>
          </table:table-cell>
          <table:table-cell office:value-type="float" office:value="267876" table:style-name="ce1">
            <text:p>267876</text:p>
          </table:table-cell>
          <table:table-cell office:value-type="float" office:value="16304000" table:style-name="ce1">
            <text:p>16304000</text:p>
          </table:table-cell>
          <table:table-cell office:value-type="float" office:value="3092940000" table:style-name="ce1">
            <text:p>3092940000</text:p>
          </table:table-cell>
          <table:table-cell office:value-type="float" office:value="3.2199099999999997E+30" table:style-name="ce1">
            <text:p>3.21991E+30</text:p>
          </table:table-cell>
          <table:table-cell office:value-type="float" office:value="722676" table:style-name="ce1">
            <text:p>722676</text:p>
          </table:table-cell>
          <table:table-cell office:value-type="float" office:value="21450.5" table:style-name="ce1">
            <text:p>21450.5</text:p>
          </table:table-cell>
          <table:table-cell office:value-type="float" office:value="99751.4" table:style-name="ce1">
            <text:p>99751.4</text:p>
          </table:table-cell>
          <table:table-cell office:value-type="float" office:value="13279.1" table:style-name="ce1">
            <text:p>13279.1</text:p>
          </table:table-cell>
          <table:table-cell office:value-type="float" office:value="3713.17" table:style-name="ce1">
            <text:p>3713.17</text:p>
          </table:table-cell>
          <table:table-cell office:value-type="float" office:value="28746100" table:style-name="ce1">
            <text:p>28746100</text:p>
          </table:table-cell>
          <table:table-cell office:value-type="float" office:value="213145" table:style-name="ce1">
            <text:p>213145</text:p>
          </table:table-cell>
          <table:table-cell office:value-type="float" office:value="46915500" table:style-name="ce1">
            <text:p>46915500</text:p>
          </table:table-cell>
          <table:table-cell office:value-type="float" office:value="103536000" table:style-name="ce1">
            <text:p>103536000</text:p>
          </table:table-cell>
          <table:table-cell office:value-type="float" office:value="3655740" table:style-name="ce1">
            <text:p>3655740</text:p>
          </table:table-cell>
          <table:table-cell office:value-type="float" office:value="22440.2" table:style-name="ce1">
            <text:p>22440.2</text:p>
          </table:table-cell>
          <table:table-cell office:value-type="float" office:value="4419600" table:style-name="ce1">
            <text:p>4419600</text:p>
          </table:table-cell>
          <table:table-cell office:value-type="float" office:value="11618100000" table:style-name="ce1">
            <text:p>11618100000</text:p>
          </table:table-cell>
          <table:table-cell office:value-type="float" office:value="7.5583900000000005E+30" table:style-name="ce1">
            <text:p>7.55839E+30</text:p>
          </table:table-cell>
          <table:table-cell office:value-type="float" office:value="6.7268675860406468E-2" table:formula="of:=1 / LOG(SQRT(AVERAGE([.B105:.U105])))" table:style-name="ce1">
            <text:p>0.067268676</text:p>
          </table:table-cell>
          <table:table-cell table:number-columns-repeated="1636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471760" table:style-name="ce1">
            <text:p>3471760</text:p>
          </table:table-cell>
          <table:table-cell office:value-type="float" office:value="30440600" table:style-name="ce1">
            <text:p>30440600</text:p>
          </table:table-cell>
          <table:table-cell office:value-type="float" office:value="30704.6" table:style-name="ce1">
            <text:p>30704.6</text:p>
          </table:table-cell>
          <table:table-cell office:value-type="float" office:value="12540900" table:style-name="ce1">
            <text:p>12540900</text:p>
          </table:table-cell>
          <table:table-cell office:value-type="float" office:value="166532000" table:style-name="ce1">
            <text:p>166532000</text:p>
          </table:table-cell>
          <table:table-cell office:value-type="float" office:value="7.93794E+27" table:style-name="ce1">
            <text:p>7.93794E+27</text:p>
          </table:table-cell>
          <table:table-cell office:value-type="float" office:value="1286480" table:style-name="ce1">
            <text:p>1286480</text:p>
          </table:table-cell>
          <table:table-cell office:value-type="float" office:value="31028.5" table:style-name="ce1">
            <text:p>31028.5</text:p>
          </table:table-cell>
          <table:table-cell office:value-type="float" office:value="54553600" table:style-name="ce1">
            <text:p>54553600</text:p>
          </table:table-cell>
          <table:table-cell office:value-type="float" office:value="880217" table:style-name="ce1">
            <text:p>880217</text:p>
          </table:table-cell>
          <table:table-cell office:value-type="float" office:value="7505830" table:style-name="ce1">
            <text:p>7505830</text:p>
          </table:table-cell>
          <table:table-cell office:value-type="float" office:value="136072000" table:style-name="ce1">
            <text:p>136072000</text:p>
          </table:table-cell>
          <table:table-cell office:value-type="float" office:value="403841" table:style-name="ce1">
            <text:p>403841</text:p>
          </table:table-cell>
          <table:table-cell office:value-type="float" office:value="1438740" table:style-name="ce1">
            <text:p>1438740</text:p>
          </table:table-cell>
          <table:table-cell office:value-type="float" office:value="933444" table:style-name="ce1">
            <text:p>933444</text:p>
          </table:table-cell>
          <table:table-cell office:value-type="float" office:value="3315.72" table:style-name="ce1">
            <text:p>3315.72</text:p>
          </table:table-cell>
          <table:table-cell office:value-type="float" office:value="181301" table:style-name="ce1">
            <text:p>181301</text:p>
          </table:table-cell>
          <table:table-cell office:value-type="float" office:value="24896.6" table:style-name="ce1">
            <text:p>24896.6</text:p>
          </table:table-cell>
          <table:table-cell office:value-type="float" office:value="20311200" table:style-name="ce1">
            <text:p>20311200</text:p>
          </table:table-cell>
          <table:table-cell office:value-type="float" office:value="4.5635399999999999E+28" table:style-name="ce1">
            <text:p>4.56354E+28</text:p>
          </table:table-cell>
          <table:table-cell office:value-type="float" office:value="7.2918401861896437E-2" table:formula="of:=1 / LOG(SQRT(AVERAGE([.B106:.U106])))" table:style-name="ce1">
            <text:p>0.072918402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95393" table:style-name="ce1">
            <text:p>695393</text:p>
          </table:table-cell>
          <table:table-cell office:value-type="float" office:value="36971300" table:style-name="ce1">
            <text:p>36971300</text:p>
          </table:table-cell>
          <table:table-cell office:value-type="float" office:value="55616.4" table:style-name="ce1">
            <text:p>55616.4</text:p>
          </table:table-cell>
          <table:table-cell office:value-type="float" office:value="742821000" table:style-name="ce1">
            <text:p>742821000</text:p>
          </table:table-cell>
          <table:table-cell office:value-type="float" office:value="172247" table:style-name="ce1">
            <text:p>172247</text:p>
          </table:table-cell>
          <table:table-cell office:value-type="float" office:value="3.2411200000000001E+30" table:style-name="ce1">
            <text:p>3.24112E+30</text:p>
          </table:table-cell>
          <table:table-cell office:value-type="float" office:value="71679.600000000006" table:style-name="ce1">
            <text:p>71679.6</text:p>
          </table:table-cell>
          <table:table-cell office:value-type="float" office:value="20270.400000000001" table:style-name="ce1">
            <text:p>20270.4</text:p>
          </table:table-cell>
          <table:table-cell office:value-type="float" office:value="14704200" table:style-name="ce1">
            <text:p>14704200</text:p>
          </table:table-cell>
          <table:table-cell office:value-type="float" office:value="25318.9" table:style-name="ce1">
            <text:p>25318.9</text:p>
          </table:table-cell>
          <table:table-cell office:value-type="float" office:value="188693" table:style-name="ce1">
            <text:p>188693</text:p>
          </table:table-cell>
          <table:table-cell office:value-type="float" office:value="281521000" table:style-name="ce1">
            <text:p>281521000</text:p>
          </table:table-cell>
          <table:table-cell office:value-type="float" office:value="386894" table:style-name="ce1">
            <text:p>386894</text:p>
          </table:table-cell>
          <table:table-cell office:value-type="float" office:value="255004" table:style-name="ce1">
            <text:p>255004</text:p>
          </table:table-cell>
          <table:table-cell office:value-type="float" office:value="683297" table:style-name="ce1">
            <text:p>683297</text:p>
          </table:table-cell>
          <table:table-cell office:value-type="float" office:value="12753.6" table:style-name="ce1">
            <text:p>12753.6</text:p>
          </table:table-cell>
          <table:table-cell office:value-type="float" office:value="172840" table:style-name="ce1">
            <text:p>172840</text:p>
          </table:table-cell>
          <table:table-cell office:value-type="float" office:value="11604.2" table:style-name="ce1">
            <text:p>11604.2</text:p>
          </table:table-cell>
          <table:table-cell office:value-type="float" office:value="6597990" table:style-name="ce1">
            <text:p>6597990</text:p>
          </table:table-cell>
          <table:table-cell office:value-type="float" office:value="4.3307200000000002E+30" table:style-name="ce1">
            <text:p>4.33072E+30</text:p>
          </table:table-cell>
          <table:table-cell office:value-type="float" office:value="6.7617432151004644E-2" table:formula="of:=1 / LOG(SQRT(AVERAGE([.B107:.U107])))" table:style-name="ce1">
            <text:p>0.067617432</text:p>
          </table:table-cell>
          <table:table-cell table:number-columns-repeated="1636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9785400" table:style-name="ce1">
            <text:p>49785400</text:p>
          </table:table-cell>
          <table:table-cell office:value-type="float" office:value="32589200" table:style-name="ce1">
            <text:p>32589200</text:p>
          </table:table-cell>
          <table:table-cell office:value-type="float" office:value="12027.9" table:style-name="ce1">
            <text:p>12027.9</text:p>
          </table:table-cell>
          <table:table-cell office:value-type="float" office:value="887517000" table:style-name="ce1">
            <text:p>887517000</text:p>
          </table:table-cell>
          <table:table-cell office:value-type="float" office:value="371630000" table:style-name="ce1">
            <text:p>371630000</text:p>
          </table:table-cell>
          <table:table-cell office:value-type="float" office:value="9.1168599999999993E+35" table:style-name="ce1">
            <text:p>9.11686E+35</text:p>
          </table:table-cell>
          <table:table-cell office:value-type="float" office:value="110168000" table:style-name="ce1">
            <text:p>110168000</text:p>
          </table:table-cell>
          <table:table-cell office:value-type="float" office:value="166604" table:style-name="ce1">
            <text:p>166604</text:p>
          </table:table-cell>
          <table:table-cell office:value-type="float" office:value="34432.1" table:style-name="ce1">
            <text:p>34432.1</text:p>
          </table:table-cell>
          <table:table-cell office:value-type="float" office:value="475239" table:style-name="ce1">
            <text:p>475239</text:p>
          </table:table-cell>
          <table:table-cell office:value-type="float" office:value="188504" table:style-name="ce1">
            <text:p>188504</text:p>
          </table:table-cell>
          <table:table-cell office:value-type="float" office:value="86196600" table:style-name="ce1">
            <text:p>86196600</text:p>
          </table:table-cell>
          <table:table-cell office:value-type="float" office:value="32805500" table:style-name="ce1">
            <text:p>32805500</text:p>
          </table:table-cell>
          <table:table-cell office:value-type="float" office:value="1817180" table:style-name="ce1">
            <text:p>1817180</text:p>
          </table:table-cell>
          <table:table-cell office:value-type="float" office:value="1149270" table:style-name="ce1">
            <text:p>1149270</text:p>
          </table:table-cell>
          <table:table-cell office:value-type="float" office:value="1116250" table:style-name="ce1">
            <text:p>1116250</text:p>
          </table:table-cell>
          <table:table-cell office:value-type="float" office:value="1158950" table:style-name="ce1">
            <text:p>1158950</text:p>
          </table:table-cell>
          <table:table-cell office:value-type="float" office:value="153968" table:style-name="ce1">
            <text:p>153968</text:p>
          </table:table-cell>
          <table:table-cell office:value-type="float" office:value="11019600000" table:style-name="ce1">
            <text:p>11019600000</text:p>
          </table:table-cell>
          <table:table-cell office:value-type="float" office:value="5.1832799999999997E+28" table:style-name="ce1">
            <text:p>5.18328E+28</text:p>
          </table:table-cell>
          <table:table-cell office:value-type="float" office:value="5.7705376881334841E-2" table:formula="of:=1 / LOG(SQRT(AVERAGE([.B108:.U108])))" table:style-name="ce1">
            <text:p>0.057705377</text:p>
          </table:table-cell>
          <table:table-cell table:number-columns-repeated="1636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56870" table:style-name="ce1">
            <text:p>2156870</text:p>
          </table:table-cell>
          <table:table-cell office:value-type="float" office:value="45722500" table:style-name="ce1">
            <text:p>45722500</text:p>
          </table:table-cell>
          <table:table-cell office:value-type="float" office:value="8596100" table:style-name="ce1">
            <text:p>8596100</text:p>
          </table:table-cell>
          <table:table-cell office:value-type="float" office:value="685374" table:style-name="ce1">
            <text:p>685374</text:p>
          </table:table-cell>
          <table:table-cell office:value-type="float" office:value="94736500" table:style-name="ce1">
            <text:p>94736500</text:p>
          </table:table-cell>
          <table:table-cell office:value-type="float" office:value="1.5361800000000001E+28" table:style-name="ce1">
            <text:p>1.53618E+28</text:p>
          </table:table-cell>
          <table:table-cell office:value-type="float" office:value="19653.8" table:style-name="ce1">
            <text:p>19653.8</text:p>
          </table:table-cell>
          <table:table-cell office:value-type="float" office:value="848884" table:style-name="ce1">
            <text:p>848884</text:p>
          </table:table-cell>
          <table:table-cell office:value-type="float" office:value="94090.3" table:style-name="ce1">
            <text:p>94090.3</text:p>
          </table:table-cell>
          <table:table-cell office:value-type="float" office:value="676914" table:style-name="ce1">
            <text:p>676914</text:p>
          </table:table-cell>
          <table:table-cell office:value-type="float" office:value="22541.1" table:style-name="ce1">
            <text:p>22541.1</text:p>
          </table:table-cell>
          <table:table-cell office:value-type="float" office:value="311209000" table:style-name="ce1">
            <text:p>311209000</text:p>
          </table:table-cell>
          <table:table-cell office:value-type="float" office:value="1241930" table:style-name="ce1">
            <text:p>1241930</text:p>
          </table:table-cell>
          <table:table-cell office:value-type="float" office:value="235575" table:style-name="ce1">
            <text:p>235575</text:p>
          </table:table-cell>
          <table:table-cell office:value-type="float" office:value="1948490" table:style-name="ce1">
            <text:p>1948490</text:p>
          </table:table-cell>
          <table:table-cell office:value-type="float" office:value="3889250" table:style-name="ce1">
            <text:p>3889250</text:p>
          </table:table-cell>
          <table:table-cell office:value-type="float" office:value="4777090" table:style-name="ce1">
            <text:p>4777090</text:p>
          </table:table-cell>
          <table:table-cell office:value-type="float" office:value="6460.09" table:style-name="ce1">
            <text:p>6460.09</text:p>
          </table:table-cell>
          <table:table-cell office:value-type="float" office:value="5155880" table:style-name="ce1">
            <text:p>5155880</text:p>
          </table:table-cell>
          <table:table-cell office:value-type="float" office:value="7.6763300000000002E+28" table:style-name="ce1">
            <text:p>7.67633E+28</text:p>
          </table:table-cell>
          <table:table-cell office:value-type="float" office:value="7.2297828942838344E-2" table:formula="of:=1 / LOG(SQRT(AVERAGE([.B109:.U109])))" table:style-name="ce1">
            <text:p>0.072297829</text:p>
          </table:table-cell>
          <table:table-cell table:number-columns-repeated="1636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686800" table:style-name="ce1">
            <text:p>14686800</text:p>
          </table:table-cell>
          <table:table-cell office:value-type="float" office:value="16006600" table:style-name="ce1">
            <text:p>16006600</text:p>
          </table:table-cell>
          <table:table-cell office:value-type="float" office:value="168218" table:style-name="ce1">
            <text:p>168218</text:p>
          </table:table-cell>
          <table:table-cell office:value-type="float" office:value="24152400" table:style-name="ce1">
            <text:p>24152400</text:p>
          </table:table-cell>
          <table:table-cell office:value-type="float" office:value="1157940000" table:style-name="ce1">
            <text:p>1157940000</text:p>
          </table:table-cell>
          <table:table-cell office:value-type="float" office:value="1.6383900000000001E+30" table:style-name="ce1">
            <text:p>1.63839E+30</text:p>
          </table:table-cell>
          <table:table-cell office:value-type="float" office:value="43176.6" table:style-name="ce1">
            <text:p>43176.6</text:p>
          </table:table-cell>
          <table:table-cell office:value-type="float" office:value="1482590" table:style-name="ce1">
            <text:p>1482590</text:p>
          </table:table-cell>
          <table:table-cell office:value-type="float" office:value="234857" table:style-name="ce1">
            <text:p>234857</text:p>
          </table:table-cell>
          <table:table-cell office:value-type="float" office:value="873902" table:style-name="ce1">
            <text:p>873902</text:p>
          </table:table-cell>
          <table:table-cell office:value-type="float" office:value="9160.58" table:style-name="ce1">
            <text:p>9160.58</text:p>
          </table:table-cell>
          <table:table-cell office:value-type="float" office:value="448281000" table:style-name="ce1">
            <text:p>448281000</text:p>
          </table:table-cell>
          <table:table-cell office:value-type="float" office:value="2829790" table:style-name="ce1">
            <text:p>2829790</text:p>
          </table:table-cell>
          <table:table-cell office:value-type="float" office:value="327936" table:style-name="ce1">
            <text:p>327936</text:p>
          </table:table-cell>
          <table:table-cell office:value-type="float" office:value="340031000" table:style-name="ce1">
            <text:p>340031000</text:p>
          </table:table-cell>
          <table:table-cell office:value-type="float" office:value="54286.7" table:style-name="ce1">
            <text:p>54286.7</text:p>
          </table:table-cell>
          <table:table-cell office:value-type="float" office:value="875730" table:style-name="ce1">
            <text:p>875730</text:p>
          </table:table-cell>
          <table:table-cell office:value-type="float" office:value="9388570" table:style-name="ce1">
            <text:p>9388570</text:p>
          </table:table-cell>
          <table:table-cell office:value-type="float" office:value="11242100000" table:style-name="ce1">
            <text:p>11242100000</text:p>
          </table:table-cell>
          <table:table-cell office:value-type="float" office:value="4.7250099999999997E+30" table:style-name="ce1">
            <text:p>4.72501E+30</text:p>
          </table:table-cell>
          <table:table-cell office:value-type="float" office:value="6.779049930878589E-2" table:formula="of:=1 / LOG(SQRT(AVERAGE([.B110:.U110])))" table:style-name="ce1">
            <text:p>0.067790499</text:p>
          </table:table-cell>
          <table:table-cell table:number-columns-repeated="1636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672210" table:style-name="ce1">
            <text:p>1672210</text:p>
          </table:table-cell>
          <table:table-cell office:value-type="float" office:value="60574900" table:style-name="ce1">
            <text:p>60574900</text:p>
          </table:table-cell>
          <table:table-cell office:value-type="float" office:value="3977.08" table:style-name="ce1">
            <text:p>3977.08</text:p>
          </table:table-cell>
          <table:table-cell office:value-type="float" office:value="177020" table:style-name="ce1">
            <text:p>177020</text:p>
          </table:table-cell>
          <table:table-cell office:value-type="float" office:value="803199000" table:style-name="ce1">
            <text:p>803199000</text:p>
          </table:table-cell>
          <table:table-cell office:value-type="float" office:value="2.6584600000000002E+27" table:style-name="ce1">
            <text:p>2.65846E+27</text:p>
          </table:table-cell>
          <table:table-cell office:value-type="float" office:value="979453000" table:style-name="ce1">
            <text:p>979453000</text:p>
          </table:table-cell>
          <table:table-cell office:value-type="float" office:value="26289.4" table:style-name="ce1">
            <text:p>26289.4</text:p>
          </table:table-cell>
          <table:table-cell office:value-type="float" office:value="182317" table:style-name="ce1">
            <text:p>182317</text:p>
          </table:table-cell>
          <table:table-cell office:value-type="float" office:value="545525" table:style-name="ce1">
            <text:p>545525</text:p>
          </table:table-cell>
          <table:table-cell office:value-type="float" office:value="5967.28" table:style-name="ce1">
            <text:p>5967.28</text:p>
          </table:table-cell>
          <table:table-cell office:value-type="float" office:value="1388320" table:style-name="ce1">
            <text:p>1388320</text:p>
          </table:table-cell>
          <table:table-cell office:value-type="float" office:value="72654.5" table:style-name="ce1">
            <text:p>72654.5</text:p>
          </table:table-cell>
          <table:table-cell office:value-type="float" office:value="6184030" table:style-name="ce1">
            <text:p>6184030</text:p>
          </table:table-cell>
          <table:table-cell office:value-type="float" office:value="38433.1" table:style-name="ce1">
            <text:p>38433.1</text:p>
          </table:table-cell>
          <table:table-cell office:value-type="float" office:value="12474.8" table:style-name="ce1">
            <text:p>12474.8</text:p>
          </table:table-cell>
          <table:table-cell office:value-type="float" office:value="42169.7" table:style-name="ce1">
            <text:p>42169.7</text:p>
          </table:table-cell>
          <table:table-cell office:value-type="float" office:value="86631.9" table:style-name="ce1">
            <text:p>86631.9</text:p>
          </table:table-cell>
          <table:table-cell office:value-type="float" office:value="22360000000" table:style-name="ce1">
            <text:p>22360000000</text:p>
          </table:table-cell>
          <table:table-cell office:value-type="float" office:value="4.6985300000000001E+30" table:style-name="ce1">
            <text:p>4.69853E+30</text:p>
          </table:table-cell>
          <table:table-cell office:value-type="float" office:value="6.8093966907286682E-2" table:formula="of:=1 / LOG(SQRT(AVERAGE([.B111:.U111])))" table:style-name="ce1">
            <text:p>0.068093967</text:p>
          </table:table-cell>
          <table:table-cell table:number-columns-repeated="1636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830940" table:style-name="ce1">
            <text:p>2830940</text:p>
          </table:table-cell>
          <table:table-cell office:value-type="float" office:value="613554" table:style-name="ce1">
            <text:p>613554</text:p>
          </table:table-cell>
          <table:table-cell office:value-type="float" office:value="46242000" table:style-name="ce1">
            <text:p>46242000</text:p>
          </table:table-cell>
          <table:table-cell office:value-type="float" office:value="5958650" table:style-name="ce1">
            <text:p>5958650</text:p>
          </table:table-cell>
          <table:table-cell office:value-type="float" office:value="181531000" table:style-name="ce1">
            <text:p>181531000</text:p>
          </table:table-cell>
          <table:table-cell office:value-type="float" office:value="6.5259499999999997E+30" table:style-name="ce1">
            <text:p>6.52595E+30</text:p>
          </table:table-cell>
          <table:table-cell office:value-type="float" office:value="25355" table:style-name="ce1">
            <text:p>25355</text:p>
          </table:table-cell>
          <table:table-cell office:value-type="float" office:value="1630000" table:style-name="ce1">
            <text:p>1630000</text:p>
          </table:table-cell>
          <table:table-cell office:value-type="float" office:value="1356700" table:style-name="ce1">
            <text:p>1356700</text:p>
          </table:table-cell>
          <table:table-cell office:value-type="float" office:value="94722.6" table:style-name="ce1">
            <text:p>94722.6</text:p>
          </table:table-cell>
          <table:table-cell office:value-type="float" office:value="4949.58" table:style-name="ce1">
            <text:p>4949.58</text:p>
          </table:table-cell>
          <table:table-cell office:value-type="float" office:value="140859000" table:style-name="ce1">
            <text:p>140859000</text:p>
          </table:table-cell>
          <table:table-cell office:value-type="float" office:value="503334" table:style-name="ce1">
            <text:p>503334</text:p>
          </table:table-cell>
          <table:table-cell office:value-type="float" office:value="4813.22" table:style-name="ce1">
            <text:p>4813.22</text:p>
          </table:table-cell>
          <table:table-cell office:value-type="float" office:value="648654000" table:style-name="ce1">
            <text:p>648654000</text:p>
          </table:table-cell>
          <table:table-cell office:value-type="float" office:value="139161" table:style-name="ce1">
            <text:p>139161</text:p>
          </table:table-cell>
          <table:table-cell office:value-type="float" office:value="509388" table:style-name="ce1">
            <text:p>509388</text:p>
          </table:table-cell>
          <table:table-cell office:value-type="float" office:value="86250" table:style-name="ce1">
            <text:p>86250</text:p>
          </table:table-cell>
          <table:table-cell office:value-type="float" office:value="11019800000" table:style-name="ce1">
            <text:p>11019800000</text:p>
          </table:table-cell>
          <table:table-cell office:value-type="float" office:value="2.6880900000000001E+28" table:style-name="ce1">
            <text:p>2.68809E+28</text:p>
          </table:table-cell>
          <table:table-cell office:value-type="float" office:value="6.7761238882754399E-2" table:formula="of:=1 / LOG(SQRT(AVERAGE([.B112:.U112])))" table:style-name="ce1">
            <text:p>0.067761239</text:p>
          </table:table-cell>
          <table:table-cell table:number-columns-repeated="1636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97860" table:style-name="ce1">
            <text:p>3597860</text:p>
          </table:table-cell>
          <table:table-cell office:value-type="float" office:value="61668700" table:style-name="ce1">
            <text:p>61668700</text:p>
          </table:table-cell>
          <table:table-cell office:value-type="float" office:value="24517" table:style-name="ce1">
            <text:p>24517</text:p>
          </table:table-cell>
          <table:table-cell office:value-type="float" office:value="70605.3" table:style-name="ce1">
            <text:p>70605.3</text:p>
          </table:table-cell>
          <table:table-cell office:value-type="float" office:value="832770000" table:style-name="ce1">
            <text:p>832770000</text:p>
          </table:table-cell>
          <table:table-cell office:value-type="float" office:value="28317700" table:style-name="ce1">
            <text:p>28317700</text:p>
          </table:table-cell>
          <table:table-cell office:value-type="float" office:value="7285660" table:style-name="ce1">
            <text:p>7285660</text:p>
          </table:table-cell>
          <table:table-cell office:value-type="float" office:value="51461.9" table:style-name="ce1">
            <text:p>51461.9</text:p>
          </table:table-cell>
          <table:table-cell office:value-type="float" office:value="1588120" table:style-name="ce1">
            <text:p>1588120</text:p>
          </table:table-cell>
          <table:table-cell office:value-type="float" office:value="2494220000" table:style-name="ce1">
            <text:p>2494220000</text:p>
          </table:table-cell>
          <table:table-cell office:value-type="float" office:value="10572" table:style-name="ce1">
            <text:p>10572</text:p>
          </table:table-cell>
          <table:table-cell office:value-type="float" office:value="39879200" table:style-name="ce1">
            <text:p>39879200</text:p>
          </table:table-cell>
          <table:table-cell office:value-type="float" office:value="923284" table:style-name="ce1">
            <text:p>923284</text:p>
          </table:table-cell>
          <table:table-cell office:value-type="float" office:value="587658" table:style-name="ce1">
            <text:p>587658</text:p>
          </table:table-cell>
          <table:table-cell office:value-type="float" office:value="463957000" table:style-name="ce1">
            <text:p>463957000</text:p>
          </table:table-cell>
          <table:table-cell office:value-type="float" office:value="31301900" table:style-name="ce1">
            <text:p>31301900</text:p>
          </table:table-cell>
          <table:table-cell office:value-type="float" office:value="43392.2" table:style-name="ce1">
            <text:p>43392.2</text:p>
          </table:table-cell>
          <table:table-cell office:value-type="float" office:value="17591.900000000001" table:style-name="ce1">
            <text:p>17591.9</text:p>
          </table:table-cell>
          <table:table-cell office:value-type="float" office:value="31331100" table:style-name="ce1">
            <text:p>31331100</text:p>
          </table:table-cell>
          <table:table-cell office:value-type="float" office:value="5.26238E+30" table:style-name="ce1">
            <text:p>5.26238E+30</text:p>
          </table:table-cell>
          <table:table-cell office:value-type="float" office:value="6.7980613619190902E-2" table:formula="of:=1 / LOG(SQRT(AVERAGE([.B113:.U113])))" table:style-name="ce1">
            <text:p>0.067980614</text:p>
          </table:table-cell>
          <table:table-cell table:number-columns-repeated="1636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598400" table:style-name="ce1">
            <text:p>11598400</text:p>
          </table:table-cell>
          <table:table-cell office:value-type="float" office:value="1998520" table:style-name="ce1">
            <text:p>1998520</text:p>
          </table:table-cell>
          <table:table-cell office:value-type="float" office:value="113572" table:style-name="ce1">
            <text:p>113572</text:p>
          </table:table-cell>
          <table:table-cell office:value-type="float" office:value="6862200" table:style-name="ce1">
            <text:p>6862200</text:p>
          </table:table-cell>
          <table:table-cell office:value-type="float" office:value="194212" table:style-name="ce1">
            <text:p>194212</text:p>
          </table:table-cell>
          <table:table-cell office:value-type="float" office:value="3.44059E+28" table:style-name="ce1">
            <text:p>3.44059E+28</text:p>
          </table:table-cell>
          <table:table-cell office:value-type="float" office:value="586907" table:style-name="ce1">
            <text:p>586907</text:p>
          </table:table-cell>
          <table:table-cell office:value-type="float" office:value="20745.8" table:style-name="ce1">
            <text:p>20745.8</text:p>
          </table:table-cell>
          <table:table-cell office:value-type="float" office:value="133557" table:style-name="ce1">
            <text:p>133557</text:p>
          </table:table-cell>
          <table:table-cell office:value-type="float" office:value="17430.2" table:style-name="ce1">
            <text:p>17430.2</text:p>
          </table:table-cell>
          <table:table-cell office:value-type="float" office:value="328047" table:style-name="ce1">
            <text:p>328047</text:p>
          </table:table-cell>
          <table:table-cell office:value-type="float" office:value="4194030" table:style-name="ce1">
            <text:p>4194030</text:p>
          </table:table-cell>
          <table:table-cell office:value-type="float" office:value="132168" table:style-name="ce1">
            <text:p>132168</text:p>
          </table:table-cell>
          <table:table-cell office:value-type="float" office:value="342064" table:style-name="ce1">
            <text:p>342064</text:p>
          </table:table-cell>
          <table:table-cell office:value-type="float" office:value="9443270" table:style-name="ce1">
            <text:p>9443270</text:p>
          </table:table-cell>
          <table:table-cell office:value-type="float" office:value="636006" table:style-name="ce1">
            <text:p>636006</text:p>
          </table:table-cell>
          <table:table-cell office:value-type="float" office:value="3074060" table:style-name="ce1">
            <text:p>3074060</text:p>
          </table:table-cell>
          <table:table-cell office:value-type="float" office:value="192153" table:style-name="ce1">
            <text:p>192153</text:p>
          </table:table-cell>
          <table:table-cell office:value-type="float" office:value="27218200" table:style-name="ce1">
            <text:p>27218200</text:p>
          </table:table-cell>
          <table:table-cell office:value-type="float" office:value="72347700" table:style-name="ce1">
            <text:p>72347700</text:p>
          </table:table-cell>
          <table:table-cell office:value-type="float" office:value="7.3433292641076495E-2" table:formula="of:=1 / LOG(SQRT(AVERAGE([.B114:.U114])))" table:style-name="ce1">
            <text:p>0.073433293</text:p>
          </table:table-cell>
          <table:table-cell table:number-columns-repeated="1636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46431" table:style-name="ce1">
            <text:p>646431</text:p>
          </table:table-cell>
          <table:table-cell office:value-type="float" office:value="102866000" table:style-name="ce1">
            <text:p>102866000</text:p>
          </table:table-cell>
          <table:table-cell office:value-type="float" office:value="589728" table:style-name="ce1">
            <text:p>589728</text:p>
          </table:table-cell>
          <table:table-cell office:value-type="float" office:value="807429" table:style-name="ce1">
            <text:p>807429</text:p>
          </table:table-cell>
          <table:table-cell office:value-type="float" office:value="18974200" table:style-name="ce1">
            <text:p>18974200</text:p>
          </table:table-cell>
          <table:table-cell office:value-type="float" office:value="2.0207099999999999E+30" table:style-name="ce1">
            <text:p>2.02071E+30</text:p>
          </table:table-cell>
          <table:table-cell office:value-type="float" office:value="68271900" table:style-name="ce1">
            <text:p>68271900</text:p>
          </table:table-cell>
          <table:table-cell office:value-type="float" office:value="11439.2" table:style-name="ce1">
            <text:p>11439.2</text:p>
          </table:table-cell>
          <table:table-cell office:value-type="float" office:value="667881" table:style-name="ce1">
            <text:p>667881</text:p>
          </table:table-cell>
          <table:table-cell office:value-type="float" office:value="1399270" table:style-name="ce1">
            <text:p>1399270</text:p>
          </table:table-cell>
          <table:table-cell office:value-type="float" office:value="15026.3" table:style-name="ce1">
            <text:p>15026.3</text:p>
          </table:table-cell>
          <table:table-cell office:value-type="float" office:value="3125910" table:style-name="ce1">
            <text:p>3125910</text:p>
          </table:table-cell>
          <table:table-cell office:value-type="float" office:value="632013" table:style-name="ce1">
            <text:p>632013</text:p>
          </table:table-cell>
          <table:table-cell office:value-type="float" office:value="91283.8" table:style-name="ce1">
            <text:p>91283.8</text:p>
          </table:table-cell>
          <table:table-cell office:value-type="float" office:value="105245" table:style-name="ce1">
            <text:p>105245</text:p>
          </table:table-cell>
          <table:table-cell office:value-type="float" office:value="471853" table:style-name="ce1">
            <text:p>471853</text:p>
          </table:table-cell>
          <table:table-cell office:value-type="float" office:value="8042680" table:style-name="ce1">
            <text:p>8042680</text:p>
          </table:table-cell>
          <table:table-cell office:value-type="float" office:value="19764.599999999999" table:style-name="ce1">
            <text:p>19764.6</text:p>
          </table:table-cell>
          <table:table-cell office:value-type="float" office:value="7364400" table:style-name="ce1">
            <text:p>7364400</text:p>
          </table:table-cell>
          <table:table-cell office:value-type="float" office:value="209176000" table:style-name="ce1">
            <text:p>209176000</text:p>
          </table:table-cell>
          <table:table-cell office:value-type="float" office:value="6.8954879179784934E-2" table:formula="of:=1 / LOG(SQRT(AVERAGE([.B115:.U115])))" table:style-name="ce1">
            <text:p>0.068954879</text:p>
          </table:table-cell>
          <table:table-cell table:number-columns-repeated="1636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8293800" table:style-name="ce1">
            <text:p>18293800</text:p>
          </table:table-cell>
          <table:table-cell office:value-type="float" office:value="16471700" table:style-name="ce1">
            <text:p>16471700</text:p>
          </table:table-cell>
          <table:table-cell office:value-type="float" office:value="57837600000000" table:style-name="ce1">
            <text:p>5.78376E+13</text:p>
          </table:table-cell>
          <table:table-cell office:value-type="float" office:value="814408" table:style-name="ce1">
            <text:p>814408</text:p>
          </table:table-cell>
          <table:table-cell office:value-type="float" office:value="159504000" table:style-name="ce1">
            <text:p>159504000</text:p>
          </table:table-cell>
          <table:table-cell office:value-type="float" office:value="4.4927899999999999E+33" table:style-name="ce1">
            <text:p>4.49279E+33</text:p>
          </table:table-cell>
          <table:table-cell office:value-type="float" office:value="1401140" table:style-name="ce1">
            <text:p>1401140</text:p>
          </table:table-cell>
          <table:table-cell office:value-type="float" office:value="19936.599999999999" table:style-name="ce1">
            <text:p>19936.6</text:p>
          </table:table-cell>
          <table:table-cell office:value-type="float" office:value="417115000" table:style-name="ce1">
            <text:p>417115000</text:p>
          </table:table-cell>
          <table:table-cell office:value-type="float" office:value="41335" table:style-name="ce1">
            <text:p>41335</text:p>
          </table:table-cell>
          <table:table-cell office:value-type="float" office:value="6941.93" table:style-name="ce1">
            <text:p>6941.93</text:p>
          </table:table-cell>
          <table:table-cell office:value-type="float" office:value="4.8850199999999998E+29" table:style-name="ce1">
            <text:p>4.88502E+29</text:p>
          </table:table-cell>
          <table:table-cell office:value-type="float" office:value="994891" table:style-name="ce1">
            <text:p>994891</text:p>
          </table:table-cell>
          <table:table-cell office:value-type="float" office:value="1198440" table:style-name="ce1">
            <text:p>1198440</text:p>
          </table:table-cell>
          <table:table-cell office:value-type="float" office:value="1073020" table:style-name="ce1">
            <text:p>1073020</text:p>
          </table:table-cell>
          <table:table-cell office:value-type="float" office:value="4629120" table:style-name="ce1">
            <text:p>4629120</text:p>
          </table:table-cell>
          <table:table-cell office:value-type="float" office:value="51722.7" table:style-name="ce1">
            <text:p>51722.7</text:p>
          </table:table-cell>
          <table:table-cell office:value-type="float" office:value="4062210" table:style-name="ce1">
            <text:p>4062210</text:p>
          </table:table-cell>
          <table:table-cell office:value-type="float" office:value="3011160" table:style-name="ce1">
            <text:p>3011160</text:p>
          </table:table-cell>
          <table:table-cell office:value-type="float" office:value="5.5354299999999998E+30" table:style-name="ce1">
            <text:p>5.53543E+30</text:p>
          </table:table-cell>
          <table:table-cell office:value-type="float" office:value="6.1819850211452164E-2" table:formula="of:=1 / LOG(SQRT(AVERAGE([.B116:.U116])))" table:style-name="ce1">
            <text:p>0.06181985</text:p>
          </table:table-cell>
          <table:table-cell table:number-columns-repeated="1636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432500" table:style-name="ce1">
            <text:p>12432500</text:p>
          </table:table-cell>
          <table:table-cell office:value-type="float" office:value="14587800" table:style-name="ce1">
            <text:p>14587800</text:p>
          </table:table-cell>
          <table:table-cell office:value-type="float" office:value="8832.59" table:style-name="ce1">
            <text:p>8832.59</text:p>
          </table:table-cell>
          <table:table-cell office:value-type="float" office:value="12360800" table:style-name="ce1">
            <text:p>12360800</text:p>
          </table:table-cell>
          <table:table-cell office:value-type="float" office:value="8412430" table:style-name="ce1">
            <text:p>8412430</text:p>
          </table:table-cell>
          <table:table-cell office:value-type="float" office:value="2.92601E+29" table:style-name="ce1">
            <text:p>2.92601E+29</text:p>
          </table:table-cell>
          <table:table-cell office:value-type="float" office:value="1393220" table:style-name="ce1">
            <text:p>1393220</text:p>
          </table:table-cell>
          <table:table-cell office:value-type="float" office:value="220233" table:style-name="ce1">
            <text:p>220233</text:p>
          </table:table-cell>
          <table:table-cell office:value-type="float" office:value="270576" table:style-name="ce1">
            <text:p>270576</text:p>
          </table:table-cell>
          <table:table-cell office:value-type="float" office:value="27179.8" table:style-name="ce1">
            <text:p>27179.8</text:p>
          </table:table-cell>
          <table:table-cell office:value-type="float" office:value="16897000" table:style-name="ce1">
            <text:p>16897000</text:p>
          </table:table-cell>
          <table:table-cell office:value-type="float" office:value="136683000" table:style-name="ce1">
            <text:p>136683000</text:p>
          </table:table-cell>
          <table:table-cell office:value-type="float" office:value="2972310" table:style-name="ce1">
            <text:p>2972310</text:p>
          </table:table-cell>
          <table:table-cell office:value-type="float" office:value="678897" table:style-name="ce1">
            <text:p>678897</text:p>
          </table:table-cell>
          <table:table-cell office:value-type="float" office:value="9478670" table:style-name="ce1">
            <text:p>9478670</text:p>
          </table:table-cell>
          <table:table-cell office:value-type="float" office:value="2654.83" table:style-name="ce1">
            <text:p>2654.83</text:p>
          </table:table-cell>
          <table:table-cell office:value-type="float" office:value="53311.1" table:style-name="ce1">
            <text:p>53311.1</text:p>
          </table:table-cell>
          <table:table-cell office:value-type="float" office:value="9003.92" table:style-name="ce1">
            <text:p>9003.92</text:p>
          </table:table-cell>
          <table:table-cell office:value-type="float" office:value="2792690000" table:style-name="ce1">
            <text:p>2792690000</text:p>
          </table:table-cell>
          <table:table-cell office:value-type="float" office:value="25674700" table:style-name="ce1">
            <text:p>25674700</text:p>
          </table:table-cell>
          <table:table-cell office:value-type="float" office:value="7.1009499205674356E-2" table:formula="of:=1 / LOG(SQRT(AVERAGE([.B117:.U117])))" table:style-name="ce1">
            <text:p>0.071009499</text:p>
          </table:table-cell>
          <table:table-cell table:number-columns-repeated="1636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21871" table:style-name="ce1">
            <text:p>621871</text:p>
          </table:table-cell>
          <table:table-cell office:value-type="float" office:value="16963000" table:style-name="ce1">
            <text:p>16963000</text:p>
          </table:table-cell>
          <table:table-cell office:value-type="float" office:value="3783.63" table:style-name="ce1">
            <text:p>3783.63</text:p>
          </table:table-cell>
          <table:table-cell office:value-type="float" office:value="893050000" table:style-name="ce1">
            <text:p>893050000</text:p>
          </table:table-cell>
          <table:table-cell office:value-type="float" office:value="4324820000" table:style-name="ce1">
            <text:p>4324820000</text:p>
          </table:table-cell>
          <table:table-cell office:value-type="float" office:value="2.0238600000000001E+30" table:style-name="ce1">
            <text:p>2.02386E+30</text:p>
          </table:table-cell>
          <table:table-cell office:value-type="float" office:value="9197740" table:style-name="ce1">
            <text:p>9197740</text:p>
          </table:table-cell>
          <table:table-cell office:value-type="float" office:value="290081" table:style-name="ce1">
            <text:p>290081</text:p>
          </table:table-cell>
          <table:table-cell office:value-type="float" office:value="5108570" table:style-name="ce1">
            <text:p>5108570</text:p>
          </table:table-cell>
          <table:table-cell office:value-type="float" office:value="13342.1" table:style-name="ce1">
            <text:p>13342.1</text:p>
          </table:table-cell>
          <table:table-cell office:value-type="float" office:value="73885.2" table:style-name="ce1">
            <text:p>73885.2</text:p>
          </table:table-cell>
          <table:table-cell office:value-type="float" office:value="258351000" table:style-name="ce1">
            <text:p>258351000</text:p>
          </table:table-cell>
          <table:table-cell office:value-type="float" office:value="252736" table:style-name="ce1">
            <text:p>252736</text:p>
          </table:table-cell>
          <table:table-cell office:value-type="float" office:value="3183210" table:style-name="ce1">
            <text:p>3183210</text:p>
          </table:table-cell>
          <table:table-cell office:value-type="float" office:value="6754860" table:style-name="ce1">
            <text:p>6754860</text:p>
          </table:table-cell>
          <table:table-cell office:value-type="float" office:value="620950" table:style-name="ce1">
            <text:p>620950</text:p>
          </table:table-cell>
          <table:table-cell office:value-type="float" office:value="241542" table:style-name="ce1">
            <text:p>241542</text:p>
          </table:table-cell>
          <table:table-cell office:value-type="float" office:value="102832" table:style-name="ce1">
            <text:p>102832</text:p>
          </table:table-cell>
          <table:table-cell office:value-type="float" office:value="25746100" table:style-name="ce1">
            <text:p>25746100</text:p>
          </table:table-cell>
          <table:table-cell office:value-type="float" office:value="38963300" table:style-name="ce1">
            <text:p>38963300</text:p>
          </table:table-cell>
          <table:table-cell office:value-type="float" office:value="6.8953270970847316E-2" table:formula="of:=1 / LOG(SQRT(AVERAGE([.B118:.U118])))" table:style-name="ce1">
            <text:p>0.068953271</text:p>
          </table:table-cell>
          <table:table-cell table:number-columns-repeated="1636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8378400" table:style-name="ce1">
            <text:p>48378400</text:p>
          </table:table-cell>
          <table:table-cell office:value-type="float" office:value="16344500" table:style-name="ce1">
            <text:p>16344500</text:p>
          </table:table-cell>
          <table:table-cell office:value-type="float" office:value="18164.099999999999" table:style-name="ce1">
            <text:p>18164.1</text:p>
          </table:table-cell>
          <table:table-cell office:value-type="float" office:value="19001300" table:style-name="ce1">
            <text:p>19001300</text:p>
          </table:table-cell>
          <table:table-cell office:value-type="float" office:value="84632400" table:style-name="ce1">
            <text:p>84632400</text:p>
          </table:table-cell>
          <table:table-cell office:value-type="float" office:value="2.0375500000000001E+30" table:style-name="ce1">
            <text:p>2.03755E+30</text:p>
          </table:table-cell>
          <table:table-cell office:value-type="float" office:value="2076310000" table:style-name="ce1">
            <text:p>2076310000</text:p>
          </table:table-cell>
          <table:table-cell office:value-type="float" office:value="45444.1" table:style-name="ce1">
            <text:p>45444.1</text:p>
          </table:table-cell>
          <table:table-cell office:value-type="float" office:value="20423.599999999999" table:style-name="ce1">
            <text:p>20423.6</text:p>
          </table:table-cell>
          <table:table-cell office:value-type="float" office:value="121111000" table:style-name="ce1">
            <text:p>121111000</text:p>
          </table:table-cell>
          <table:table-cell office:value-type="float" office:value="89456.3" table:style-name="ce1">
            <text:p>89456.3</text:p>
          </table:table-cell>
          <table:table-cell office:value-type="float" office:value="292791000" table:style-name="ce1">
            <text:p>292791000</text:p>
          </table:table-cell>
          <table:table-cell office:value-type="float" office:value="1669700" table:style-name="ce1">
            <text:p>1669700</text:p>
          </table:table-cell>
          <table:table-cell office:value-type="float" office:value="7415310" table:style-name="ce1">
            <text:p>7415310</text:p>
          </table:table-cell>
          <table:table-cell office:value-type="float" office:value="20875800" table:style-name="ce1">
            <text:p>20875800</text:p>
          </table:table-cell>
          <table:table-cell office:value-type="float" office:value="432965" table:style-name="ce1">
            <text:p>432965</text:p>
          </table:table-cell>
          <table:table-cell office:value-type="float" office:value="349905" table:style-name="ce1">
            <text:p>349905</text:p>
          </table:table-cell>
          <table:table-cell office:value-type="float" office:value="217116" table:style-name="ce1">
            <text:p>217116</text:p>
          </table:table-cell>
          <table:table-cell office:value-type="float" office:value="8167030" table:style-name="ce1">
            <text:p>8167030</text:p>
          </table:table-cell>
          <table:table-cell office:value-type="float" office:value="68722700" table:style-name="ce1">
            <text:p>68722700</text:p>
          </table:table-cell>
          <table:table-cell office:value-type="float" office:value="6.8946311463779095E-2" table:formula="of:=1 / LOG(SQRT(AVERAGE([.B119:.U119])))" table:style-name="ce1">
            <text:p>0.068946311</text:p>
          </table:table-cell>
          <table:table-cell table:number-columns-repeated="1636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38407" table:style-name="ce1">
            <text:p>838407</text:p>
          </table:table-cell>
          <table:table-cell office:value-type="float" office:value="16041000" table:style-name="ce1">
            <text:p>16041000</text:p>
          </table:table-cell>
          <table:table-cell office:value-type="float" office:value="5023.1499999999996" table:style-name="ce1">
            <text:p>5023.15</text:p>
          </table:table-cell>
          <table:table-cell office:value-type="float" office:value="647173" table:style-name="ce1">
            <text:p>647173</text:p>
          </table:table-cell>
          <table:table-cell office:value-type="float" office:value="5565050" table:style-name="ce1">
            <text:p>5565050</text:p>
          </table:table-cell>
          <table:table-cell office:value-type="float" office:value="9.68165E+29" table:style-name="ce1">
            <text:p>9.68165E+29</text:p>
          </table:table-cell>
          <table:table-cell office:value-type="float" office:value="12308.8" table:style-name="ce1">
            <text:p>12308.8</text:p>
          </table:table-cell>
          <table:table-cell office:value-type="float" office:value="35311.300000000003" table:style-name="ce1">
            <text:p>35311.3</text:p>
          </table:table-cell>
          <table:table-cell office:value-type="float" office:value="593689" table:style-name="ce1">
            <text:p>593689</text:p>
          </table:table-cell>
          <table:table-cell office:value-type="float" office:value="626710" table:style-name="ce1">
            <text:p>626710</text:p>
          </table:table-cell>
          <table:table-cell office:value-type="float" office:value="88540.4" table:style-name="ce1">
            <text:p>88540.4</text:p>
          </table:table-cell>
          <table:table-cell office:value-type="float" office:value="141636000" table:style-name="ce1">
            <text:p>141636000</text:p>
          </table:table-cell>
          <table:table-cell office:value-type="float" office:value="580174" table:style-name="ce1">
            <text:p>580174</text:p>
          </table:table-cell>
          <table:table-cell office:value-type="float" office:value="645228" table:style-name="ce1">
            <text:p>645228</text:p>
          </table:table-cell>
          <table:table-cell office:value-type="float" office:value="16119600" table:style-name="ce1">
            <text:p>16119600</text:p>
          </table:table-cell>
          <table:table-cell office:value-type="float" office:value="2838.97" table:style-name="ce1">
            <text:p>2838.97</text:p>
          </table:table-cell>
          <table:table-cell office:value-type="float" office:value="479044000" table:style-name="ce1">
            <text:p>479044000</text:p>
          </table:table-cell>
          <table:table-cell office:value-type="float" office:value="5265.22" table:style-name="ce1">
            <text:p>5265.22</text:p>
          </table:table-cell>
          <table:table-cell office:value-type="float" office:value="216612" table:style-name="ce1">
            <text:p>216612</text:p>
          </table:table-cell>
          <table:table-cell office:value-type="float" office:value="90004200" table:style-name="ce1">
            <text:p>90004200</text:p>
          </table:table-cell>
          <table:table-cell office:value-type="float" office:value="6.9723047616404465E-2" table:formula="of:=1 / LOG(SQRT(AVERAGE([.B120:.U120])))" table:style-name="ce1">
            <text:p>0.069723048</text:p>
          </table:table-cell>
          <table:table-cell table:number-columns-repeated="1636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525760" table:style-name="ce1">
            <text:p>1525760</text:p>
          </table:table-cell>
          <table:table-cell office:value-type="float" office:value="15414600" table:style-name="ce1">
            <text:p>15414600</text:p>
          </table:table-cell>
          <table:table-cell office:value-type="float" office:value="28573.1" table:style-name="ce1">
            <text:p>28573.1</text:p>
          </table:table-cell>
          <table:table-cell office:value-type="float" office:value="675954" table:style-name="ce1">
            <text:p>675954</text:p>
          </table:table-cell>
          <table:table-cell office:value-type="float" office:value="105592" table:style-name="ce1">
            <text:p>105592</text:p>
          </table:table-cell>
          <table:table-cell office:value-type="float" office:value="3.2775299999999998E+29" table:style-name="ce1">
            <text:p>3.27753E+29</text:p>
          </table:table-cell>
          <table:table-cell office:value-type="float" office:value="16722.5" table:style-name="ce1">
            <text:p>16722.5</text:p>
          </table:table-cell>
          <table:table-cell office:value-type="float" office:value="360507" table:style-name="ce1">
            <text:p>360507</text:p>
          </table:table-cell>
          <table:table-cell office:value-type="float" office:value="3418.09" table:style-name="ce1">
            <text:p>3418.09</text:p>
          </table:table-cell>
          <table:table-cell office:value-type="float" office:value="560563" table:style-name="ce1">
            <text:p>560563</text:p>
          </table:table-cell>
          <table:table-cell office:value-type="float" office:value="77996.7" table:style-name="ce1">
            <text:p>77996.7</text:p>
          </table:table-cell>
          <table:table-cell office:value-type="float" office:value="164435000" table:style-name="ce1">
            <text:p>164435000</text:p>
          </table:table-cell>
          <table:table-cell office:value-type="float" office:value="76370.3" table:style-name="ce1">
            <text:p>76370.3</text:p>
          </table:table-cell>
          <table:table-cell office:value-type="float" office:value="1210410" table:style-name="ce1">
            <text:p>1210410</text:p>
          </table:table-cell>
          <table:table-cell office:value-type="float" office:value="241018000000" table:style-name="ce1">
            <text:p>2.41018E+11</text:p>
          </table:table-cell>
          <table:table-cell office:value-type="float" office:value="2914420" table:style-name="ce1">
            <text:p>2914420</text:p>
          </table:table-cell>
          <table:table-cell office:value-type="float" office:value="292872" table:style-name="ce1">
            <text:p>292872</text:p>
          </table:table-cell>
          <table:table-cell office:value-type="float" office:value="533203" table:style-name="ce1">
            <text:p>533203</text:p>
          </table:table-cell>
          <table:table-cell office:value-type="float" office:value="32956700" table:style-name="ce1">
            <text:p>32956700</text:p>
          </table:table-cell>
          <table:table-cell office:value-type="float" office:value="58052100" table:style-name="ce1">
            <text:p>58052100</text:p>
          </table:table-cell>
          <table:table-cell office:value-type="float" office:value="7.0885495671939025E-2" table:formula="of:=1 / LOG(SQRT(AVERAGE([.B121:.U121])))" table:style-name="ce1">
            <text:p>0.070885496</text:p>
          </table:table-cell>
          <table:table-cell table:number-columns-repeated="1636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7983140" table:style-name="ce1">
            <text:p>7983140</text:p>
          </table:table-cell>
          <table:table-cell office:value-type="float" office:value="339228000" table:style-name="ce1">
            <text:p>339228000</text:p>
          </table:table-cell>
          <table:table-cell office:value-type="float" office:value="138462" table:style-name="ce1">
            <text:p>138462</text:p>
          </table:table-cell>
          <table:table-cell office:value-type="float" office:value="887423000" table:style-name="ce1">
            <text:p>887423000</text:p>
          </table:table-cell>
          <table:table-cell office:value-type="float" office:value="6018.4" table:style-name="ce1">
            <text:p>6018.4</text:p>
          </table:table-cell>
          <table:table-cell office:value-type="float" office:value="4.85878E+30" table:style-name="ce1">
            <text:p>4.85878E+30</text:p>
          </table:table-cell>
          <table:table-cell office:value-type="float" office:value="255915000" table:style-name="ce1">
            <text:p>255915000</text:p>
          </table:table-cell>
          <table:table-cell office:value-type="float" office:value="126276" table:style-name="ce1">
            <text:p>126276</text:p>
          </table:table-cell>
          <table:table-cell office:value-type="float" office:value="684814" table:style-name="ce1">
            <text:p>684814</text:p>
          </table:table-cell>
          <table:table-cell office:value-type="float" office:value="27871.9" table:style-name="ce1">
            <text:p>27871.9</text:p>
          </table:table-cell>
          <table:table-cell office:value-type="float" office:value="5256.49" table:style-name="ce1">
            <text:p>5256.49</text:p>
          </table:table-cell>
          <table:table-cell office:value-type="float" office:value="25008900" table:style-name="ce1">
            <text:p>25008900</text:p>
          </table:table-cell>
          <table:table-cell office:value-type="float" office:value="15024400" table:style-name="ce1">
            <text:p>15024400</text:p>
          </table:table-cell>
          <table:table-cell office:value-type="float" office:value="1560870" table:style-name="ce1">
            <text:p>1560870</text:p>
          </table:table-cell>
          <table:table-cell office:value-type="float" office:value="4464990" table:style-name="ce1">
            <text:p>4464990</text:p>
          </table:table-cell>
          <table:table-cell office:value-type="float" office:value="8086.23" table:style-name="ce1">
            <text:p>8086.23</text:p>
          </table:table-cell>
          <table:table-cell office:value-type="float" office:value="8637200" table:style-name="ce1">
            <text:p>8637200</text:p>
          </table:table-cell>
          <table:table-cell office:value-type="float" office:value="8898140" table:style-name="ce1">
            <text:p>8898140</text:p>
          </table:table-cell>
          <table:table-cell office:value-type="float" office:value="20628700" table:style-name="ce1">
            <text:p>20628700</text:p>
          </table:table-cell>
          <table:table-cell office:value-type="float" office:value="3.6252200000000001E+27" table:style-name="ce1">
            <text:p>3.62522E+27</text:p>
          </table:table-cell>
          <table:table-cell office:value-type="float" office:value="6.8060034448790774E-2" table:formula="of:=1 / LOG(SQRT(AVERAGE([.B122:.U122])))" table:style-name="ce1">
            <text:p>0.068060034</text:p>
          </table:table-cell>
          <table:table-cell table:number-columns-repeated="1636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130700" table:style-name="ce1">
            <text:p>17130700</text:p>
          </table:table-cell>
          <table:table-cell office:value-type="float" office:value="68377500" table:style-name="ce1">
            <text:p>68377500</text:p>
          </table:table-cell>
          <table:table-cell office:value-type="float" office:value="4528.95" table:style-name="ce1">
            <text:p>4528.95</text:p>
          </table:table-cell>
          <table:table-cell office:value-type="float" office:value="893151000" table:style-name="ce1">
            <text:p>893151000</text:p>
          </table:table-cell>
          <table:table-cell office:value-type="float" office:value="5491.38" table:style-name="ce1">
            <text:p>5491.38</text:p>
          </table:table-cell>
          <table:table-cell office:value-type="float" office:value="1.6674799999999999E+30" table:style-name="ce1">
            <text:p>1.66748E+30</text:p>
          </table:table-cell>
          <table:table-cell office:value-type="float" office:value="38522500" table:style-name="ce1">
            <text:p>38522500</text:p>
          </table:table-cell>
          <table:table-cell office:value-type="float" office:value="20956.2" table:style-name="ce1">
            <text:p>20956.2</text:p>
          </table:table-cell>
          <table:table-cell office:value-type="float" office:value="3332320" table:style-name="ce1">
            <text:p>3332320</text:p>
          </table:table-cell>
          <table:table-cell office:value-type="float" office:value="540713" table:style-name="ce1">
            <text:p>540713</text:p>
          </table:table-cell>
          <table:table-cell office:value-type="float" office:value="72936" table:style-name="ce1">
            <text:p>72936</text:p>
          </table:table-cell>
          <table:table-cell office:value-type="float" office:value="24628500" table:style-name="ce1">
            <text:p>24628500</text:p>
          </table:table-cell>
          <table:table-cell office:value-type="float" office:value="272311" table:style-name="ce1">
            <text:p>272311</text:p>
          </table:table-cell>
          <table:table-cell office:value-type="float" office:value="1887990" table:style-name="ce1">
            <text:p>1887990</text:p>
          </table:table-cell>
          <table:table-cell office:value-type="float" office:value="280767" table:style-name="ce1">
            <text:p>280767</text:p>
          </table:table-cell>
          <table:table-cell office:value-type="float" office:value="7990.41" table:style-name="ce1">
            <text:p>7990.41</text:p>
          </table:table-cell>
          <table:table-cell office:value-type="float" office:value="1419820" table:style-name="ce1">
            <text:p>1419820</text:p>
          </table:table-cell>
          <table:table-cell office:value-type="float" office:value="126176" table:style-name="ce1">
            <text:p>126176</text:p>
          </table:table-cell>
          <table:table-cell office:value-type="float" office:value="11181700000" table:style-name="ce1">
            <text:p>11181700000</text:p>
          </table:table-cell>
          <table:table-cell office:value-type="float" office:value="8.6200199999999999E+28" table:style-name="ce1">
            <text:p>8.62002E+28</text:p>
          </table:table-cell>
          <table:table-cell office:value-type="float" office:value="6.9101527149211306E-2" table:formula="of:=1 / LOG(SQRT(AVERAGE([.B123:.U123])))" table:style-name="ce1">
            <text:p>0.069101527</text:p>
          </table:table-cell>
          <table:table-cell table:number-columns-repeated="1636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687100" table:style-name="ce1">
            <text:p>25687100</text:p>
          </table:table-cell>
          <table:table-cell office:value-type="float" office:value="1697880" table:style-name="ce1">
            <text:p>1697880</text:p>
          </table:table-cell>
          <table:table-cell office:value-type="float" office:value="11630.1" table:style-name="ce1">
            <text:p>11630.1</text:p>
          </table:table-cell>
          <table:table-cell office:value-type="float" office:value="110389" table:style-name="ce1">
            <text:p>110389</text:p>
          </table:table-cell>
          <table:table-cell office:value-type="float" office:value="64476100" table:style-name="ce1">
            <text:p>64476100</text:p>
          </table:table-cell>
          <table:table-cell office:value-type="float" office:value="3.1189399999999999E+30" table:style-name="ce1">
            <text:p>3.11894E+30</text:p>
          </table:table-cell>
          <table:table-cell office:value-type="float" office:value="2157910" table:style-name="ce1">
            <text:p>2157910</text:p>
          </table:table-cell>
          <table:table-cell office:value-type="float" office:value="92910.6" table:style-name="ce1">
            <text:p>92910.6</text:p>
          </table:table-cell>
          <table:table-cell office:value-type="float" office:value="123844" table:style-name="ce1">
            <text:p>123844</text:p>
          </table:table-cell>
          <table:table-cell office:value-type="float" office:value="98159.2" table:style-name="ce1">
            <text:p>98159.2</text:p>
          </table:table-cell>
          <table:table-cell office:value-type="float" office:value="2996580" table:style-name="ce1">
            <text:p>2996580</text:p>
          </table:table-cell>
          <table:table-cell office:value-type="float" office:value="29451500" table:style-name="ce1">
            <text:p>29451500</text:p>
          </table:table-cell>
          <table:table-cell office:value-type="float" office:value="15620.7" table:style-name="ce1">
            <text:p>15620.7</text:p>
          </table:table-cell>
          <table:table-cell office:value-type="float" office:value="3071030" table:style-name="ce1">
            <text:p>3071030</text:p>
          </table:table-cell>
          <table:table-cell office:value-type="float" office:value="36375600" table:style-name="ce1">
            <text:p>36375600</text:p>
          </table:table-cell>
          <table:table-cell office:value-type="float" office:value="1009710000" table:style-name="ce1">
            <text:p>1009710000</text:p>
          </table:table-cell>
          <table:table-cell office:value-type="float" office:value="973548" table:style-name="ce1">
            <text:p>973548</text:p>
          </table:table-cell>
          <table:table-cell office:value-type="float" office:value="125982" table:style-name="ce1">
            <text:p>125982</text:p>
          </table:table-cell>
          <table:table-cell office:value-type="float" office:value="23299800" table:style-name="ce1">
            <text:p>23299800</text:p>
          </table:table-cell>
          <table:table-cell office:value-type="float" office:value="6.1605200000000001E+27" table:style-name="ce1">
            <text:p>6.16052E+27</text:p>
          </table:table-cell>
          <table:table-cell office:value-type="float" office:value="6.8507617064259327E-2" table:formula="of:=1 / LOG(SQRT(AVERAGE([.B124:.U124])))" table:style-name="ce1">
            <text:p>0.068507617</text:p>
          </table:table-cell>
          <table:table-cell table:number-columns-repeated="1636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48789" table:style-name="ce1">
            <text:p>348789</text:p>
          </table:table-cell>
          <table:table-cell office:value-type="float" office:value="15522600" table:style-name="ce1">
            <text:p>15522600</text:p>
          </table:table-cell>
          <table:table-cell office:value-type="float" office:value="168094" table:style-name="ce1">
            <text:p>168094</text:p>
          </table:table-cell>
          <table:table-cell office:value-type="float" office:value="16197300" table:style-name="ce1">
            <text:p>16197300</text:p>
          </table:table-cell>
          <table:table-cell office:value-type="float" office:value="85872600" table:style-name="ce1">
            <text:p>85872600</text:p>
          </table:table-cell>
          <table:table-cell office:value-type="float" office:value="2.1663299999999999E+30" table:style-name="ce1">
            <text:p>2.16633E+30</text:p>
          </table:table-cell>
          <table:table-cell office:value-type="float" office:value="836204" table:style-name="ce1">
            <text:p>836204</text:p>
          </table:table-cell>
          <table:table-cell office:value-type="float" office:value="11039600" table:style-name="ce1">
            <text:p>11039600</text:p>
          </table:table-cell>
          <table:table-cell office:value-type="float" office:value="7540350" table:style-name="ce1">
            <text:p>7540350</text:p>
          </table:table-cell>
          <table:table-cell office:value-type="float" office:value="24048.9" table:style-name="ce1">
            <text:p>24048.9</text:p>
          </table:table-cell>
          <table:table-cell office:value-type="float" office:value="81205.2" table:style-name="ce1">
            <text:p>81205.2</text:p>
          </table:table-cell>
          <table:table-cell office:value-type="float" office:value="140266000" table:style-name="ce1">
            <text:p>140266000</text:p>
          </table:table-cell>
          <table:table-cell office:value-type="float" office:value="1526310" table:style-name="ce1">
            <text:p>1526310</text:p>
          </table:table-cell>
          <table:table-cell office:value-type="float" office:value="130076" table:style-name="ce1">
            <text:p>130076</text:p>
          </table:table-cell>
          <table:table-cell office:value-type="float" office:value="22679200" table:style-name="ce1">
            <text:p>22679200</text:p>
          </table:table-cell>
          <table:table-cell office:value-type="float" office:value="8720.86" table:style-name="ce1">
            <text:p>8720.86</text:p>
          </table:table-cell>
          <table:table-cell office:value-type="float" office:value="43368.6" table:style-name="ce1">
            <text:p>43368.6</text:p>
          </table:table-cell>
          <table:table-cell office:value-type="float" office:value="1248100" table:style-name="ce1">
            <text:p>1248100</text:p>
          </table:table-cell>
          <table:table-cell office:value-type="float" office:value="22894100000" table:style-name="ce1">
            <text:p>22894100000</text:p>
          </table:table-cell>
          <table:table-cell office:value-type="float" office:value="3.0726800000000002E+29" table:style-name="ce1">
            <text:p>3.07268E+29</text:p>
          </table:table-cell>
          <table:table-cell office:value-type="float" office:value="6.8746715114438667E-2" table:formula="of:=1 / LOG(SQRT(AVERAGE([.B125:.U125])))" table:style-name="ce1">
            <text:p>0.068746715</text:p>
          </table:table-cell>
          <table:table-cell table:number-columns-repeated="1636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403360" table:style-name="ce1">
            <text:p>8403360</text:p>
          </table:table-cell>
          <table:table-cell office:value-type="float" office:value="172215" table:style-name="ce1">
            <text:p>172215</text:p>
          </table:table-cell>
          <table:table-cell office:value-type="float" office:value="5401.02" table:style-name="ce1">
            <text:p>5401.02</text:p>
          </table:table-cell>
          <table:table-cell office:value-type="float" office:value="835535" table:style-name="ce1">
            <text:p>835535</text:p>
          </table:table-cell>
          <table:table-cell office:value-type="float" office:value="97434700" table:style-name="ce1">
            <text:p>97434700</text:p>
          </table:table-cell>
          <table:table-cell office:value-type="float" office:value="6807910000" table:style-name="ce1">
            <text:p>6807910000</text:p>
          </table:table-cell>
          <table:table-cell office:value-type="float" office:value="397978" table:style-name="ce1">
            <text:p>397978</text:p>
          </table:table-cell>
          <table:table-cell office:value-type="float" office:value="85024.3" table:style-name="ce1">
            <text:p>85024.3</text:p>
          </table:table-cell>
          <table:table-cell office:value-type="float" office:value="32134500" table:style-name="ce1">
            <text:p>32134500</text:p>
          </table:table-cell>
          <table:table-cell office:value-type="float" office:value="109052" table:style-name="ce1">
            <text:p>109052</text:p>
          </table:table-cell>
          <table:table-cell office:value-type="float" office:value="102094" table:style-name="ce1">
            <text:p>102094</text:p>
          </table:table-cell>
          <table:table-cell office:value-type="float" office:value="143002000" table:style-name="ce1">
            <text:p>143002000</text:p>
          </table:table-cell>
          <table:table-cell office:value-type="float" office:value="8195770" table:style-name="ce1">
            <text:p>8195770</text:p>
          </table:table-cell>
          <table:table-cell office:value-type="float" office:value="120111" table:style-name="ce1">
            <text:p>120111</text:p>
          </table:table-cell>
          <table:table-cell office:value-type="float" office:value="816895" table:style-name="ce1">
            <text:p>816895</text:p>
          </table:table-cell>
          <table:table-cell office:value-type="float" office:value="3863.2" table:style-name="ce1">
            <text:p>3863.2</text:p>
          </table:table-cell>
          <table:table-cell office:value-type="float" office:value="14898.4" table:style-name="ce1">
            <text:p>14898.4</text:p>
          </table:table-cell>
          <table:table-cell office:value-type="float" office:value="9548090" table:style-name="ce1">
            <text:p>9548090</text:p>
          </table:table-cell>
          <table:table-cell office:value-type="float" office:value="848443" table:style-name="ce1">
            <text:p>848443</text:p>
          </table:table-cell>
          <table:table-cell office:value-type="float" office:value="8.5938600000000006E+28" table:style-name="ce1">
            <text:p>8.59386E+28</text:p>
          </table:table-cell>
          <table:table-cell office:value-type="float" office:value="7.2376815556976129E-2" table:formula="of:=1 / LOG(SQRT(AVERAGE([.B126:.U126])))" table:style-name="ce1">
            <text:p>0.072376816</text:p>
          </table:table-cell>
          <table:table-cell table:number-columns-repeated="1636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254520" table:style-name="ce1">
            <text:p>5254520</text:p>
          </table:table-cell>
          <table:table-cell office:value-type="float" office:value="16487700" table:style-name="ce1">
            <text:p>16487700</text:p>
          </table:table-cell>
          <table:table-cell office:value-type="float" office:value="25911.1" table:style-name="ce1">
            <text:p>25911.1</text:p>
          </table:table-cell>
          <table:table-cell office:value-type="float" office:value="30087.7" table:style-name="ce1">
            <text:p>30087.7</text:p>
          </table:table-cell>
          <table:table-cell office:value-type="float" office:value="1142270000" table:style-name="ce1">
            <text:p>1142270000</text:p>
          </table:table-cell>
          <table:table-cell office:value-type="float" office:value="4.7386900000000001E+30" table:style-name="ce1">
            <text:p>4.73869E+30</text:p>
          </table:table-cell>
          <table:table-cell office:value-type="float" office:value="13029400" table:style-name="ce1">
            <text:p>13029400</text:p>
          </table:table-cell>
          <table:table-cell office:value-type="float" office:value="33101.5" table:style-name="ce1">
            <text:p>33101.5</text:p>
          </table:table-cell>
          <table:table-cell office:value-type="float" office:value="3521600" table:style-name="ce1">
            <text:p>3521600</text:p>
          </table:table-cell>
          <table:table-cell office:value-type="float" office:value="1061480" table:style-name="ce1">
            <text:p>1061480</text:p>
          </table:table-cell>
          <table:table-cell office:value-type="float" office:value="4387.8500000000004" table:style-name="ce1">
            <text:p>4387.85</text:p>
          </table:table-cell>
          <table:table-cell office:value-type="float" office:value="294072000" table:style-name="ce1">
            <text:p>294072000</text:p>
          </table:table-cell>
          <table:table-cell office:value-type="float" office:value="56834100" table:style-name="ce1">
            <text:p>56834100</text:p>
          </table:table-cell>
          <table:table-cell office:value-type="float" office:value="1199380" table:style-name="ce1">
            <text:p>1199380</text:p>
          </table:table-cell>
          <table:table-cell office:value-type="float" office:value="1470480000" table:style-name="ce1">
            <text:p>1470480000</text:p>
          </table:table-cell>
          <table:table-cell office:value-type="float" office:value="411468" table:style-name="ce1">
            <text:p>411468</text:p>
          </table:table-cell>
          <table:table-cell office:value-type="float" office:value="48014600" table:style-name="ce1">
            <text:p>48014600</text:p>
          </table:table-cell>
          <table:table-cell office:value-type="float" office:value="152809" table:style-name="ce1">
            <text:p>152809</text:p>
          </table:table-cell>
          <table:table-cell office:value-type="float" office:value="519864" table:style-name="ce1">
            <text:p>519864</text:p>
          </table:table-cell>
          <table:table-cell office:value-type="float" office:value="7.7364299999999998E+27" table:style-name="ce1">
            <text:p>7.73643E+27</text:p>
          </table:table-cell>
          <table:table-cell office:value-type="float" office:value="6.8084325857319702E-2" table:formula="of:=1 / LOG(SQRT(AVERAGE([.B127:.U127])))" table:style-name="ce1">
            <text:p>0.068084326</text:p>
          </table:table-cell>
          <table:table-cell table:number-columns-repeated="1636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24880" table:style-name="ce1">
            <text:p>1824880</text:p>
          </table:table-cell>
          <table:table-cell office:value-type="float" office:value="349049" table:style-name="ce1">
            <text:p>349049</text:p>
          </table:table-cell>
          <table:table-cell office:value-type="float" office:value="80486.3" table:style-name="ce1">
            <text:p>80486.3</text:p>
          </table:table-cell>
          <table:table-cell office:value-type="float" office:value="6518070" table:style-name="ce1">
            <text:p>6518070</text:p>
          </table:table-cell>
          <table:table-cell office:value-type="float" office:value="12400.7" table:style-name="ce1">
            <text:p>12400.7</text:p>
          </table:table-cell>
          <table:table-cell office:value-type="float" office:value="3.11435E+30" table:style-name="ce1">
            <text:p>3.11435E+30</text:p>
          </table:table-cell>
          <table:table-cell office:value-type="float" office:value="2559250" table:style-name="ce1">
            <text:p>2559250</text:p>
          </table:table-cell>
          <table:table-cell office:value-type="float" office:value="116885" table:style-name="ce1">
            <text:p>116885</text:p>
          </table:table-cell>
          <table:table-cell office:value-type="float" office:value="450072" table:style-name="ce1">
            <text:p>450072</text:p>
          </table:table-cell>
          <table:table-cell office:value-type="float" office:value="1836230" table:style-name="ce1">
            <text:p>1836230</text:p>
          </table:table-cell>
          <table:table-cell office:value-type="float" office:value="120497" table:style-name="ce1">
            <text:p>120497</text:p>
          </table:table-cell>
          <table:table-cell office:value-type="float" office:value="254361000" table:style-name="ce1">
            <text:p>254361000</text:p>
          </table:table-cell>
          <table:table-cell office:value-type="float" office:value="2693160" table:style-name="ce1">
            <text:p>2693160</text:p>
          </table:table-cell>
          <table:table-cell office:value-type="float" office:value="2526100" table:style-name="ce1">
            <text:p>2526100</text:p>
          </table:table-cell>
          <table:table-cell office:value-type="float" office:value="945469000000" table:style-name="ce1">
            <text:p>9.45469E+11</text:p>
          </table:table-cell>
          <table:table-cell office:value-type="float" office:value="13304.3" table:style-name="ce1">
            <text:p>13304.3</text:p>
          </table:table-cell>
          <table:table-cell office:value-type="float" office:value="59564.3" table:style-name="ce1">
            <text:p>59564.3</text:p>
          </table:table-cell>
          <table:table-cell office:value-type="float" office:value="882977" table:style-name="ce1">
            <text:p>882977</text:p>
          </table:table-cell>
          <table:table-cell office:value-type="float" office:value="1062900" table:style-name="ce1">
            <text:p>1062900</text:p>
          </table:table-cell>
          <table:table-cell office:value-type="float" office:value="8.8561100000000002E+29" table:style-name="ce1">
            <text:p>8.85611E+29</text:p>
          </table:table-cell>
          <table:table-cell office:value-type="float" office:value="6.82569960620098E-2" table:formula="of:=1 / LOG(SQRT(AVERAGE([.B128:.U128])))" table:style-name="ce1">
            <text:p>0.068256996</text:p>
          </table:table-cell>
          <table:table-cell table:number-columns-repeated="1636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796410000" table:style-name="ce1">
            <text:p>2796410000</text:p>
          </table:table-cell>
          <table:table-cell office:value-type="float" office:value="35737200" table:style-name="ce1">
            <text:p>35737200</text:p>
          </table:table-cell>
          <table:table-cell office:value-type="float" office:value="5123.46" table:style-name="ce1">
            <text:p>5123.46</text:p>
          </table:table-cell>
          <table:table-cell office:value-type="float" office:value="959080000" table:style-name="ce1">
            <text:p>959080000</text:p>
          </table:table-cell>
          <table:table-cell office:value-type="float" office:value="95135800" table:style-name="ce1">
            <text:p>95135800</text:p>
          </table:table-cell>
          <table:table-cell office:value-type="float" office:value="3.8324199999999998E+29" table:style-name="ce1">
            <text:p>3.83242E+29</text:p>
          </table:table-cell>
          <table:table-cell office:value-type="float" office:value="36583500000" table:style-name="ce1">
            <text:p>36583500000</text:p>
          </table:table-cell>
          <table:table-cell office:value-type="float" office:value="99176.5" table:style-name="ce1">
            <text:p>99176.5</text:p>
          </table:table-cell>
          <table:table-cell office:value-type="float" office:value="167600" table:style-name="ce1">
            <text:p>167600</text:p>
          </table:table-cell>
          <table:table-cell office:value-type="float" office:value="84598.5" table:style-name="ce1">
            <text:p>84598.5</text:p>
          </table:table-cell>
          <table:table-cell office:value-type="float" office:value="1881270" table:style-name="ce1">
            <text:p>1881270</text:p>
          </table:table-cell>
          <table:table-cell office:value-type="float" office:value="1894450" table:style-name="ce1">
            <text:p>1894450</text:p>
          </table:table-cell>
          <table:table-cell office:value-type="float" office:value="590704" table:style-name="ce1">
            <text:p>590704</text:p>
          </table:table-cell>
          <table:table-cell office:value-type="float" office:value="217309" table:style-name="ce1">
            <text:p>217309</text:p>
          </table:table-cell>
          <table:table-cell office:value-type="float" office:value="457860000" table:style-name="ce1">
            <text:p>457860000</text:p>
          </table:table-cell>
          <table:table-cell office:value-type="float" office:value="973830" table:style-name="ce1">
            <text:p>973830</text:p>
          </table:table-cell>
          <table:table-cell office:value-type="float" office:value="4135190" table:style-name="ce1">
            <text:p>4135190</text:p>
          </table:table-cell>
          <table:table-cell office:value-type="float" office:value="8810030" table:style-name="ce1">
            <text:p>8810030</text:p>
          </table:table-cell>
          <table:table-cell office:value-type="float" office:value="72245200000" table:style-name="ce1">
            <text:p>72245200000</text:p>
          </table:table-cell>
          <table:table-cell office:value-type="float" office:value="1.7427799999999999E+28" table:style-name="ce1">
            <text:p>1.74278E+28</text:p>
          </table:table-cell>
          <table:table-cell office:value-type="float" office:value="7.0666991710336108E-2" table:formula="of:=1 / LOG(SQRT(AVERAGE([.B129:.U129])))" table:style-name="ce1">
            <text:p>0.070666992</text:p>
          </table:table-cell>
          <table:table-cell table:number-columns-repeated="1636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3029200" table:style-name="ce1">
            <text:p>13029200</text:p>
          </table:table-cell>
          <table:table-cell office:value-type="float" office:value="164370000" table:style-name="ce1">
            <text:p>164370000</text:p>
          </table:table-cell>
          <table:table-cell office:value-type="float" office:value="7046.02" table:style-name="ce1">
            <text:p>7046.02</text:p>
          </table:table-cell>
          <table:table-cell office:value-type="float" office:value="6104590" table:style-name="ce1">
            <text:p>6104590</text:p>
          </table:table-cell>
          <table:table-cell office:value-type="float" office:value="14920.1" table:style-name="ce1">
            <text:p>14920.1</text:p>
          </table:table-cell>
          <table:table-cell office:value-type="float" office:value="1.08206E+30" table:style-name="ce1">
            <text:p>1.08206E+30</text:p>
          </table:table-cell>
          <table:table-cell office:value-type="float" office:value="12557500" table:style-name="ce1">
            <text:p>12557500</text:p>
          </table:table-cell>
          <table:table-cell office:value-type="float" office:value="44823600" table:style-name="ce1">
            <text:p>44823600</text:p>
          </table:table-cell>
          <table:table-cell office:value-type="float" office:value="119525" table:style-name="ce1">
            <text:p>119525</text:p>
          </table:table-cell>
          <table:table-cell office:value-type="float" office:value="546478" table:style-name="ce1">
            <text:p>546478</text:p>
          </table:table-cell>
          <table:table-cell office:value-type="float" office:value="693011" table:style-name="ce1">
            <text:p>693011</text:p>
          </table:table-cell>
          <table:table-cell office:value-type="float" office:value="973641000" table:style-name="ce1">
            <text:p>973641000</text:p>
          </table:table-cell>
          <table:table-cell office:value-type="float" office:value="594514" table:style-name="ce1">
            <text:p>594514</text:p>
          </table:table-cell>
          <table:table-cell office:value-type="float" office:value="214547" table:style-name="ce1">
            <text:p>214547</text:p>
          </table:table-cell>
          <table:table-cell office:value-type="float" office:value="8952690" table:style-name="ce1">
            <text:p>8952690</text:p>
          </table:table-cell>
          <table:table-cell office:value-type="float" office:value="11290.5" table:style-name="ce1">
            <text:p>11290.5</text:p>
          </table:table-cell>
          <table:table-cell office:value-type="float" office:value="37444.5" table:style-name="ce1">
            <text:p>37444.5</text:p>
          </table:table-cell>
          <table:table-cell office:value-type="float" office:value="75187.3" table:style-name="ce1">
            <text:p>75187.3</text:p>
          </table:table-cell>
          <table:table-cell office:value-type="float" office:value="573104" table:style-name="ce1">
            <text:p>573104</text:p>
          </table:table-cell>
          <table:table-cell office:value-type="float" office:value="118627000" table:style-name="ce1">
            <text:p>118627000</text:p>
          </table:table-cell>
          <table:table-cell office:value-type="float" office:value="6.9605839729038554E-2" table:formula="of:=1 / LOG(SQRT(AVERAGE([.B130:.U130])))" table:style-name="ce1">
            <text:p>0.06960584</text:p>
          </table:table-cell>
          <table:table-cell table:number-columns-repeated="1636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68124" table:style-name="ce1">
            <text:p>868124</text:p>
          </table:table-cell>
          <table:table-cell office:value-type="float" office:value="63684.4" table:style-name="ce1">
            <text:p>63684.4</text:p>
          </table:table-cell>
          <table:table-cell office:value-type="float" office:value="11463.2" table:style-name="ce1">
            <text:p>11463.2</text:p>
          </table:table-cell>
          <table:table-cell office:value-type="float" office:value="31098700" table:style-name="ce1">
            <text:p>31098700</text:p>
          </table:table-cell>
          <table:table-cell office:value-type="float" office:value="635307" table:style-name="ce1">
            <text:p>635307</text:p>
          </table:table-cell>
          <table:table-cell office:value-type="float" office:value="2.6584600000000002E+27" table:style-name="ce1">
            <text:p>2.65846E+27</text:p>
          </table:table-cell>
          <table:table-cell office:value-type="float" office:value="70243.3" table:style-name="ce1">
            <text:p>70243.3</text:p>
          </table:table-cell>
          <table:table-cell office:value-type="float" office:value="163380" table:style-name="ce1">
            <text:p>163380</text:p>
          </table:table-cell>
          <table:table-cell office:value-type="float" office:value="578781" table:style-name="ce1">
            <text:p>578781</text:p>
          </table:table-cell>
          <table:table-cell office:value-type="float" office:value="559628" table:style-name="ce1">
            <text:p>559628</text:p>
          </table:table-cell>
          <table:table-cell office:value-type="float" office:value="96258.8" table:style-name="ce1">
            <text:p>96258.8</text:p>
          </table:table-cell>
          <table:table-cell office:value-type="float" office:value="351870000000" table:style-name="ce1">
            <text:p>3.5187E+11</text:p>
          </table:table-cell>
          <table:table-cell office:value-type="float" office:value="159086" table:style-name="ce1">
            <text:p>159086</text:p>
          </table:table-cell>
          <table:table-cell office:value-type="float" office:value="656986" table:style-name="ce1">
            <text:p>656986</text:p>
          </table:table-cell>
          <table:table-cell office:value-type="float" office:value="458212000" table:style-name="ce1">
            <text:p>458212000</text:p>
          </table:table-cell>
          <table:table-cell office:value-type="float" office:value="25177.200000000001" table:style-name="ce1">
            <text:p>25177.2</text:p>
          </table:table-cell>
          <table:table-cell office:value-type="float" office:value="146086" table:style-name="ce1">
            <text:p>146086</text:p>
          </table:table-cell>
          <table:table-cell office:value-type="float" office:value="145681" table:style-name="ce1">
            <text:p>145681</text:p>
          </table:table-cell>
          <table:table-cell office:value-type="float" office:value="869223" table:style-name="ce1">
            <text:p>869223</text:p>
          </table:table-cell>
          <table:table-cell office:value-type="float" office:value="2.7064399999999998E+31" table:style-name="ce1">
            <text:p>2.70644E+31</text:p>
          </table:table-cell>
          <table:table-cell office:value-type="float" office:value="6.6375915673750008E-2" table:formula="of:=1 / LOG(SQRT(AVERAGE([.B131:.U131])))" table:style-name="ce1">
            <text:p>0.066375916</text:p>
          </table:table-cell>
          <table:table-cell table:number-columns-repeated="1636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901850" table:style-name="ce1">
            <text:p>2901850</text:p>
          </table:table-cell>
          <table:table-cell office:value-type="float" office:value="358897" table:style-name="ce1">
            <text:p>358897</text:p>
          </table:table-cell>
          <table:table-cell office:value-type="float" office:value="134098" table:style-name="ce1">
            <text:p>134098</text:p>
          </table:table-cell>
          <table:table-cell office:value-type="float" office:value="12051600" table:style-name="ce1">
            <text:p>12051600</text:p>
          </table:table-cell>
          <table:table-cell office:value-type="float" office:value="46439.4" table:style-name="ce1">
            <text:p>46439.4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4935930" table:style-name="ce1">
            <text:p>4935930</text:p>
          </table:table-cell>
          <table:table-cell office:value-type="float" office:value="102494" table:style-name="ce1">
            <text:p>102494</text:p>
          </table:table-cell>
          <table:table-cell office:value-type="float" office:value="2380340" table:style-name="ce1">
            <text:p>2380340</text:p>
          </table:table-cell>
          <table:table-cell office:value-type="float" office:value="8710040" table:style-name="ce1">
            <text:p>8710040</text:p>
          </table:table-cell>
          <table:table-cell office:value-type="float" office:value="90796.3" table:style-name="ce1">
            <text:p>90796.3</text:p>
          </table:table-cell>
          <table:table-cell office:value-type="float" office:value="7306620" table:style-name="ce1">
            <text:p>7306620</text:p>
          </table:table-cell>
          <table:table-cell office:value-type="float" office:value="671194" table:style-name="ce1">
            <text:p>671194</text:p>
          </table:table-cell>
          <table:table-cell office:value-type="float" office:value="1159550" table:style-name="ce1">
            <text:p>1159550</text:p>
          </table:table-cell>
          <table:table-cell office:value-type="float" office:value="1613360" table:style-name="ce1">
            <text:p>1613360</text:p>
          </table:table-cell>
          <table:table-cell office:value-type="float" office:value="20107.8" table:style-name="ce1">
            <text:p>20107.8</text:p>
          </table:table-cell>
          <table:table-cell office:value-type="float" office:value="19369.400000000001" table:style-name="ce1">
            <text:p>19369.4</text:p>
          </table:table-cell>
          <table:table-cell office:value-type="float" office:value="101676000000" table:style-name="ce1">
            <text:p>1.01676E+11</text:p>
          </table:table-cell>
          <table:table-cell office:value-type="float" office:value="1444660" table:style-name="ce1">
            <text:p>1444660</text:p>
          </table:table-cell>
          <table:table-cell office:value-type="float" office:value="6.6766799999999998E+30" table:style-name="ce1">
            <text:p>6.67668E+30</text:p>
          </table:table-cell>
          <table:table-cell office:value-type="float" office:value="6.7732706608552434E-2" table:formula="of:=1 / LOG(SQRT(AVERAGE([.B132:.U132])))" table:style-name="ce1">
            <text:p>0.067732707</text:p>
          </table:table-cell>
          <table:table-cell table:number-columns-repeated="1636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.4668E+29" table:style-name="ce1">
            <text:p>4.4668E+29</text:p>
          </table:table-cell>
          <table:table-cell office:value-type="float" office:value="15688900" table:style-name="ce1">
            <text:p>15688900</text:p>
          </table:table-cell>
          <table:table-cell office:value-type="float" office:value="4236.93" table:style-name="ce1">
            <text:p>4236.93</text:p>
          </table:table-cell>
          <table:table-cell office:value-type="float" office:value="12805100" table:style-name="ce1">
            <text:p>12805100</text:p>
          </table:table-cell>
          <table:table-cell office:value-type="float" office:value="2209990000" table:style-name="ce1">
            <text:p>2209990000</text:p>
          </table:table-cell>
          <table:table-cell office:value-type="float" office:value="2.4945900000000001E+30" table:style-name="ce1">
            <text:p>2.49459E+30</text:p>
          </table:table-cell>
          <table:table-cell office:value-type="float" office:value="5618960" table:style-name="ce1">
            <text:p>5618960</text:p>
          </table:table-cell>
          <table:table-cell office:value-type="float" office:value="24593.9" table:style-name="ce1">
            <text:p>24593.9</text:p>
          </table:table-cell>
          <table:table-cell office:value-type="float" office:value="315654" table:style-name="ce1">
            <text:p>315654</text:p>
          </table:table-cell>
          <table:table-cell office:value-type="float" office:value="8330.86" table:style-name="ce1">
            <text:p>8330.86</text:p>
          </table:table-cell>
          <table:table-cell office:value-type="float" office:value="159884" table:style-name="ce1">
            <text:p>159884</text:p>
          </table:table-cell>
          <table:table-cell office:value-type="float" office:value="3075290" table:style-name="ce1">
            <text:p>3075290</text:p>
          </table:table-cell>
          <table:table-cell office:value-type="float" office:value="21265.200000000001" table:style-name="ce1">
            <text:p>21265.2</text:p>
          </table:table-cell>
          <table:table-cell office:value-type="float" office:value="1674290" table:style-name="ce1">
            <text:p>1674290</text:p>
          </table:table-cell>
          <table:table-cell office:value-type="float" office:value="14251200" table:style-name="ce1">
            <text:p>14251200</text:p>
          </table:table-cell>
          <table:table-cell office:value-type="float" office:value="348465" table:style-name="ce1">
            <text:p>348465</text:p>
          </table:table-cell>
          <table:table-cell office:value-type="float" office:value="1094200" table:style-name="ce1">
            <text:p>1094200</text:p>
          </table:table-cell>
          <table:table-cell office:value-type="float" office:value="299621" table:style-name="ce1">
            <text:p>299621</text:p>
          </table:table-cell>
          <table:table-cell office:value-type="float" office:value="485534" table:style-name="ce1">
            <text:p>485534</text:p>
          </table:table-cell>
          <table:table-cell office:value-type="float" office:value="3.34903E+31" table:style-name="ce1">
            <text:p>3.34903E+31</text:p>
          </table:table-cell>
          <table:table-cell office:value-type="float" office:value="6.6092875001688547E-2" table:formula="of:=1 / LOG(SQRT(AVERAGE([.B133:.U133])))" table:style-name="ce1">
            <text:p>0.066092875</text:p>
          </table:table-cell>
          <table:table-cell table:number-columns-repeated="1636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2903000" table:style-name="ce1">
            <text:p>282903000</text:p>
          </table:table-cell>
          <table:table-cell office:value-type="float" office:value="496365" table:style-name="ce1">
            <text:p>496365</text:p>
          </table:table-cell>
          <table:table-cell office:value-type="float" office:value="204912" table:style-name="ce1">
            <text:p>204912</text:p>
          </table:table-cell>
          <table:table-cell office:value-type="float" office:value="5964290" table:style-name="ce1">
            <text:p>5964290</text:p>
          </table:table-cell>
          <table:table-cell office:value-type="float" office:value="998405000" table:style-name="ce1">
            <text:p>998405000</text:p>
          </table:table-cell>
          <table:table-cell office:value-type="float" office:value="4.4932000000000002E+33" table:style-name="ce1">
            <text:p>4.4932E+33</text:p>
          </table:table-cell>
          <table:table-cell office:value-type="float" office:value="685891" table:style-name="ce1">
            <text:p>685891</text:p>
          </table:table-cell>
          <table:table-cell office:value-type="float" office:value="23433.7" table:style-name="ce1">
            <text:p>23433.7</text:p>
          </table:table-cell>
          <table:table-cell office:value-type="float" office:value="5981120" table:style-name="ce1">
            <text:p>5981120</text:p>
          </table:table-cell>
          <table:table-cell office:value-type="float" office:value="551305" table:style-name="ce1">
            <text:p>551305</text:p>
          </table:table-cell>
          <table:table-cell office:value-type="float" office:value="95885.8" table:style-name="ce1">
            <text:p>95885.8</text:p>
          </table:table-cell>
          <table:table-cell office:value-type="float" office:value="598908000" table:style-name="ce1">
            <text:p>598908000</text:p>
          </table:table-cell>
          <table:table-cell office:value-type="float" office:value="124277" table:style-name="ce1">
            <text:p>124277</text:p>
          </table:table-cell>
          <table:table-cell office:value-type="float" office:value="1153990" table:style-name="ce1">
            <text:p>1153990</text:p>
          </table:table-cell>
          <table:table-cell office:value-type="float" office:value="1473260" table:style-name="ce1">
            <text:p>1473260</text:p>
          </table:table-cell>
          <table:table-cell office:value-type="float" office:value="160229" table:style-name="ce1">
            <text:p>160229</text:p>
          </table:table-cell>
          <table:table-cell office:value-type="float" office:value="18267600" table:style-name="ce1">
            <text:p>18267600</text:p>
          </table:table-cell>
          <table:table-cell office:value-type="float" office:value="44231.4" table:style-name="ce1">
            <text:p>44231.4</text:p>
          </table:table-cell>
          <table:table-cell office:value-type="float" office:value="10376300" table:style-name="ce1">
            <text:p>10376300</text:p>
          </table:table-cell>
          <table:table-cell office:value-type="float" office:value="6.6552599999999995E+30" table:style-name="ce1">
            <text:p>6.65526E+30</text:p>
          </table:table-cell>
          <table:table-cell office:value-type="float" office:value="6.1819658146500901E-2" table:formula="of:=1 / LOG(SQRT(AVERAGE([.B134:.U134])))" table:style-name="ce1">
            <text:p>0.061819658</text:p>
          </table:table-cell>
          <table:table-cell table:number-columns-repeated="1636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58726" table:style-name="ce1">
            <text:p>958726</text:p>
          </table:table-cell>
          <table:table-cell office:value-type="float" office:value="972194" table:style-name="ce1">
            <text:p>972194</text:p>
          </table:table-cell>
          <table:table-cell office:value-type="float" office:value="86048.8" table:style-name="ce1">
            <text:p>86048.8</text:p>
          </table:table-cell>
          <table:table-cell office:value-type="float" office:value="389911" table:style-name="ce1">
            <text:p>389911</text:p>
          </table:table-cell>
          <table:table-cell office:value-type="float" office:value="60578.2" table:style-name="ce1">
            <text:p>60578.2</text:p>
          </table:table-cell>
          <table:table-cell office:value-type="float" office:value="4.6694400000000003E+30" table:style-name="ce1">
            <text:p>4.66944E+30</text:p>
          </table:table-cell>
          <table:table-cell office:value-type="float" office:value="84899.9" table:style-name="ce1">
            <text:p>84899.9</text:p>
          </table:table-cell>
          <table:table-cell office:value-type="float" office:value="4020050" table:style-name="ce1">
            <text:p>4020050</text:p>
          </table:table-cell>
          <table:table-cell office:value-type="float" office:value="34338800" table:style-name="ce1">
            <text:p>34338800</text:p>
          </table:table-cell>
          <table:table-cell office:value-type="float" office:value="20867.099999999999" table:style-name="ce1">
            <text:p>20867.1</text:p>
          </table:table-cell>
          <table:table-cell office:value-type="float" office:value="98971.4" table:style-name="ce1">
            <text:p>98971.4</text:p>
          </table:table-cell>
          <table:table-cell office:value-type="float" office:value="356214000" table:style-name="ce1">
            <text:p>356214000</text:p>
          </table:table-cell>
          <table:table-cell office:value-type="float" office:value="27396.7" table:style-name="ce1">
            <text:p>27396.7</text:p>
          </table:table-cell>
          <table:table-cell office:value-type="float" office:value="5432600" table:style-name="ce1">
            <text:p>5432600</text:p>
          </table:table-cell>
          <table:table-cell office:value-type="float" office:value="169530" table:style-name="ce1">
            <text:p>169530</text:p>
          </table:table-cell>
          <table:table-cell office:value-type="float" office:value="170325" table:style-name="ce1">
            <text:p>170325</text:p>
          </table:table-cell>
          <table:table-cell office:value-type="float" office:value="31617.1" table:style-name="ce1">
            <text:p>31617.1</text:p>
          </table:table-cell>
          <table:table-cell office:value-type="float" office:value="34940.199999999997" table:style-name="ce1">
            <text:p>34940.2</text:p>
          </table:table-cell>
          <table:table-cell office:value-type="float" office:value="20216900" table:style-name="ce1">
            <text:p>20216900</text:p>
          </table:table-cell>
          <table:table-cell office:value-type="float" office:value="7.3055100000000001E+30" table:style-name="ce1">
            <text:p>7.30551E+30</text:p>
          </table:table-cell>
          <table:table-cell office:value-type="float" office:value="6.7165383716204383E-2" table:formula="of:=1 / LOG(SQRT(AVERAGE([.B135:.U135])))" table:style-name="ce1">
            <text:p>0.067165384</text:p>
          </table:table-cell>
          <table:table-cell table:number-columns-repeated="1636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4048800" table:style-name="ce1">
            <text:p>44048800</text:p>
          </table:table-cell>
          <table:table-cell office:value-type="float" office:value="18521200" table:style-name="ce1">
            <text:p>18521200</text:p>
          </table:table-cell>
          <table:table-cell office:value-type="float" office:value="18536.2" table:style-name="ce1">
            <text:p>18536.2</text:p>
          </table:table-cell>
          <table:table-cell office:value-type="float" office:value="1478080" table:style-name="ce1">
            <text:p>1478080</text:p>
          </table:table-cell>
          <table:table-cell office:value-type="float" office:value="655230" table:style-name="ce1">
            <text:p>655230</text:p>
          </table:table-cell>
          <table:table-cell office:value-type="float" office:value="1.70106E+30" table:style-name="ce1">
            <text:p>1.70106E+30</text:p>
          </table:table-cell>
          <table:table-cell office:value-type="float" office:value="168754" table:style-name="ce1">
            <text:p>168754</text:p>
          </table:table-cell>
          <table:table-cell office:value-type="float" office:value="80023.5" table:style-name="ce1">
            <text:p>80023.5</text:p>
          </table:table-cell>
          <table:table-cell office:value-type="float" office:value="36727900" table:style-name="ce1">
            <text:p>36727900</text:p>
          </table:table-cell>
          <table:table-cell office:value-type="float" office:value="8944.17" table:style-name="ce1">
            <text:p>8944.17</text:p>
          </table:table-cell>
          <table:table-cell office:value-type="float" office:value="3656.95" table:style-name="ce1">
            <text:p>3656.95</text:p>
          </table:table-cell>
          <table:table-cell office:value-type="float" office:value="987246000" table:style-name="ce1">
            <text:p>987246000</text:p>
          </table:table-cell>
          <table:table-cell office:value-type="float" office:value="117789" table:style-name="ce1">
            <text:p>117789</text:p>
          </table:table-cell>
          <table:table-cell office:value-type="float" office:value="2618600" table:style-name="ce1">
            <text:p>2618600</text:p>
          </table:table-cell>
          <table:table-cell office:value-type="float" office:value="423673" table:style-name="ce1">
            <text:p>423673</text:p>
          </table:table-cell>
          <table:table-cell office:value-type="float" office:value="3558.97" table:style-name="ce1">
            <text:p>3558.97</text:p>
          </table:table-cell>
          <table:table-cell office:value-type="float" office:value="423674" table:style-name="ce1">
            <text:p>423674</text:p>
          </table:table-cell>
          <table:table-cell office:value-type="float" office:value="1424930" table:style-name="ce1">
            <text:p>1424930</text:p>
          </table:table-cell>
          <table:table-cell office:value-type="float" office:value="5228360" table:style-name="ce1">
            <text:p>5228360</text:p>
          </table:table-cell>
          <table:table-cell office:value-type="float" office:value="3.4778600000000001E+31" table:style-name="ce1">
            <text:p>3.47786E+31</text:p>
          </table:table-cell>
          <table:table-cell office:value-type="float" office:value="6.6091623746785663E-2" table:formula="of:=1 / LOG(SQRT(AVERAGE([.B136:.U136])))" table:style-name="ce1">
            <text:p>0.066091624</text:p>
          </table:table-cell>
          <table:table-cell table:number-columns-repeated="1636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456270" table:style-name="ce1">
            <text:p>1456270</text:p>
          </table:table-cell>
          <table:table-cell office:value-type="float" office:value="336835000" table:style-name="ce1">
            <text:p>336835000</text:p>
          </table:table-cell>
          <table:table-cell office:value-type="float" office:value="383271" table:style-name="ce1">
            <text:p>383271</text:p>
          </table:table-cell>
          <table:table-cell office:value-type="float" office:value="887482000" table:style-name="ce1">
            <text:p>887482000</text:p>
          </table:table-cell>
          <table:table-cell office:value-type="float" office:value="14327900" table:style-name="ce1">
            <text:p>14327900</text:p>
          </table:table-cell>
          <table:table-cell office:value-type="float" office:value="1.5032E+30" table:style-name="ce1">
            <text:p>1.5032E+30</text:p>
          </table:table-cell>
          <table:table-cell office:value-type="float" office:value="3880940" table:style-name="ce1">
            <text:p>3880940</text:p>
          </table:table-cell>
          <table:table-cell office:value-type="float" office:value="949342" table:style-name="ce1">
            <text:p>949342</text:p>
          </table:table-cell>
          <table:table-cell office:value-type="float" office:value="36694.9" table:style-name="ce1">
            <text:p>36694.9</text:p>
          </table:table-cell>
          <table:table-cell office:value-type="float" office:value="679775" table:style-name="ce1">
            <text:p>679775</text:p>
          </table:table-cell>
          <table:table-cell office:value-type="float" office:value="161228" table:style-name="ce1">
            <text:p>161228</text:p>
          </table:table-cell>
          <table:table-cell office:value-type="float" office:value="251599" table:style-name="ce1">
            <text:p>251599</text:p>
          </table:table-cell>
          <table:table-cell office:value-type="float" office:value="161946" table:style-name="ce1">
            <text:p>161946</text:p>
          </table:table-cell>
          <table:table-cell office:value-type="float" office:value="38713200" table:style-name="ce1">
            <text:p>38713200</text:p>
          </table:table-cell>
          <table:table-cell office:value-type="float" office:value="162971" table:style-name="ce1">
            <text:p>162971</text:p>
          </table:table-cell>
          <table:table-cell office:value-type="float" office:value="6966.8" table:style-name="ce1">
            <text:p>6966.8</text:p>
          </table:table-cell>
          <table:table-cell office:value-type="float" office:value="1046870" table:style-name="ce1">
            <text:p>1046870</text:p>
          </table:table-cell>
          <table:table-cell office:value-type="float" office:value="260907" table:style-name="ce1">
            <text:p>260907</text:p>
          </table:table-cell>
          <table:table-cell office:value-type="float" office:value="2249900" table:style-name="ce1">
            <text:p>2249900</text:p>
          </table:table-cell>
          <table:table-cell office:value-type="float" office:value="20027700" table:style-name="ce1">
            <text:p>20027700</text:p>
          </table:table-cell>
          <table:table-cell office:value-type="float" office:value="6.9261702321422022E-2" table:formula="of:=1 / LOG(SQRT(AVERAGE([.B137:.U137])))" table:style-name="ce1">
            <text:p>0.069261702</text:p>
          </table:table-cell>
          <table:table-cell table:number-columns-repeated="1636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68343" table:style-name="ce1">
            <text:p>468343</text:p>
          </table:table-cell>
          <table:table-cell office:value-type="float" office:value="29635800" table:style-name="ce1">
            <text:p>29635800</text:p>
          </table:table-cell>
          <table:table-cell office:value-type="float" office:value="16305.1" table:style-name="ce1">
            <text:p>16305.1</text:p>
          </table:table-cell>
          <table:table-cell office:value-type="float" office:value="905562000" table:style-name="ce1">
            <text:p>905562000</text:p>
          </table:table-cell>
          <table:table-cell office:value-type="float" office:value="2592600" table:style-name="ce1">
            <text:p>2592600</text:p>
          </table:table-cell>
          <table:table-cell office:value-type="float" office:value="2.3394500000000002E+29" table:style-name="ce1">
            <text:p>2.33945E+29</text:p>
          </table:table-cell>
          <table:table-cell office:value-type="float" office:value="1126790" table:style-name="ce1">
            <text:p>1126790</text:p>
          </table:table-cell>
          <table:table-cell office:value-type="float" office:value="107663" table:style-name="ce1">
            <text:p>107663</text:p>
          </table:table-cell>
          <table:table-cell office:value-type="float" office:value="50271400" table:style-name="ce1">
            <text:p>50271400</text:p>
          </table:table-cell>
          <table:table-cell office:value-type="float" office:value="90668.6" table:style-name="ce1">
            <text:p>90668.6</text:p>
          </table:table-cell>
          <table:table-cell office:value-type="float" office:value="4191.29" table:style-name="ce1">
            <text:p>4191.29</text:p>
          </table:table-cell>
          <table:table-cell office:value-type="float" office:value="663273" table:style-name="ce1">
            <text:p>663273</text:p>
          </table:table-cell>
          <table:table-cell office:value-type="float" office:value="140325" table:style-name="ce1">
            <text:p>140325</text:p>
          </table:table-cell>
          <table:table-cell office:value-type="float" office:value="10435000" table:style-name="ce1">
            <text:p>10435000</text:p>
          </table:table-cell>
          <table:table-cell office:value-type="float" office:value="1470900000" table:style-name="ce1">
            <text:p>1470900000</text:p>
          </table:table-cell>
          <table:table-cell office:value-type="float" office:value="10473.4" table:style-name="ce1">
            <text:p>10473.4</text:p>
          </table:table-cell>
          <table:table-cell office:value-type="float" office:value="2302.77" table:style-name="ce1">
            <text:p>2302.77</text:p>
          </table:table-cell>
          <table:table-cell office:value-type="float" office:value="538192" table:style-name="ce1">
            <text:p>538192</text:p>
          </table:table-cell>
          <table:table-cell office:value-type="float" office:value="15755500" table:style-name="ce1">
            <text:p>15755500</text:p>
          </table:table-cell>
          <table:table-cell office:value-type="float" office:value="1.9667999999999999E+29" table:style-name="ce1">
            <text:p>1.9668E+29</text:p>
          </table:table-cell>
          <table:table-cell office:value-type="float" office:value="7.0588893240100911E-2" table:formula="of:=1 / LOG(SQRT(AVERAGE([.B138:.U138])))" table:style-name="ce1">
            <text:p>0.070588893</text:p>
          </table:table-cell>
          <table:table-cell table:number-columns-repeated="1636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17267" table:style-name="ce1">
            <text:p>917267</text:p>
          </table:table-cell>
          <table:table-cell office:value-type="float" office:value="87880300" table:style-name="ce1">
            <text:p>87880300</text:p>
          </table:table-cell>
          <table:table-cell office:value-type="float" office:value="170981" table:style-name="ce1">
            <text:p>170981</text:p>
          </table:table-cell>
          <table:table-cell office:value-type="float" office:value="13460800" table:style-name="ce1">
            <text:p>13460800</text:p>
          </table:table-cell>
          <table:table-cell office:value-type="float" office:value="13778.1" table:style-name="ce1">
            <text:p>13778.1</text:p>
          </table:table-cell>
          <table:table-cell office:value-type="float" office:value="1.92269E+30" table:style-name="ce1">
            <text:p>1.92269E+30</text:p>
          </table:table-cell>
          <table:table-cell office:value-type="float" office:value="198863" table:style-name="ce1">
            <text:p>198863</text:p>
          </table:table-cell>
          <table:table-cell office:value-type="float" office:value="226310" table:style-name="ce1">
            <text:p>226310</text:p>
          </table:table-cell>
          <table:table-cell office:value-type="float" office:value="3402530" table:style-name="ce1">
            <text:p>3402530</text:p>
          </table:table-cell>
          <table:table-cell office:value-type="float" office:value="557450" table:style-name="ce1">
            <text:p>557450</text:p>
          </table:table-cell>
          <table:table-cell office:value-type="float" office:value="7852.54" table:style-name="ce1">
            <text:p>7852.54</text:p>
          </table:table-cell>
          <table:table-cell office:value-type="float" office:value="859911000" table:style-name="ce1">
            <text:p>859911000</text:p>
          </table:table-cell>
          <table:table-cell office:value-type="float" office:value="683770" table:style-name="ce1">
            <text:p>683770</text:p>
          </table:table-cell>
          <table:table-cell office:value-type="float" office:value="516402000" table:style-name="ce1">
            <text:p>516402000</text:p>
          </table:table-cell>
          <table:table-cell office:value-type="float" office:value="2042740" table:style-name="ce1">
            <text:p>2042740</text:p>
          </table:table-cell>
          <table:table-cell office:value-type="float" office:value="114993" table:style-name="ce1">
            <text:p>114993</text:p>
          </table:table-cell>
          <table:table-cell office:value-type="float" office:value="3113.66" table:style-name="ce1">
            <text:p>3113.66</text:p>
          </table:table-cell>
          <table:table-cell office:value-type="float" office:value="692321" table:style-name="ce1">
            <text:p>692321</text:p>
          </table:table-cell>
          <table:table-cell office:value-type="float" office:value="59628800" table:style-name="ce1">
            <text:p>59628800</text:p>
          </table:table-cell>
          <table:table-cell office:value-type="float" office:value="1.93737E+31" table:style-name="ce1">
            <text:p>1.93737E+31</text:p>
          </table:table-cell>
          <table:table-cell office:value-type="float" office:value="6.6606108402324976E-2" table:formula="of:=1 / LOG(SQRT(AVERAGE([.B139:.U139])))" table:style-name="ce1">
            <text:p>0.066606108</text:p>
          </table:table-cell>
          <table:table-cell table:number-columns-repeated="1636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88821" table:style-name="ce1">
            <text:p>688821</text:p>
          </table:table-cell>
          <table:table-cell office:value-type="float" office:value="15282900" table:style-name="ce1">
            <text:p>15282900</text:p>
          </table:table-cell>
          <table:table-cell office:value-type="float" office:value="5049.41" table:style-name="ce1">
            <text:p>5049.41</text:p>
          </table:table-cell>
          <table:table-cell office:value-type="float" office:value="6124190" table:style-name="ce1">
            <text:p>6124190</text:p>
          </table:table-cell>
          <table:table-cell office:value-type="float" office:value="15865400" table:style-name="ce1">
            <text:p>15865400</text:p>
          </table:table-cell>
          <table:table-cell office:value-type="float" office:value="1.30623E+26" table:style-name="ce1">
            <text:p>1.30623E+26</text:p>
          </table:table-cell>
          <table:table-cell office:value-type="float" office:value="73824.800000000003" table:style-name="ce1">
            <text:p>73824.8</text:p>
          </table:table-cell>
          <table:table-cell office:value-type="float" office:value="150998" table:style-name="ce1">
            <text:p>150998</text:p>
          </table:table-cell>
          <table:table-cell office:value-type="float" office:value="189413" table:style-name="ce1">
            <text:p>189413</text:p>
          </table:table-cell>
          <table:table-cell office:value-type="float" office:value="17628.3" table:style-name="ce1">
            <text:p>17628.3</text:p>
          </table:table-cell>
          <table:table-cell office:value-type="float" office:value="11485.8" table:style-name="ce1">
            <text:p>11485.8</text:p>
          </table:table-cell>
          <table:table-cell office:value-type="float" office:value="2906140" table:style-name="ce1">
            <text:p>2906140</text:p>
          </table:table-cell>
          <table:table-cell office:value-type="float" office:value="694039" table:style-name="ce1">
            <text:p>694039</text:p>
          </table:table-cell>
          <table:table-cell office:value-type="float" office:value="9090090" table:style-name="ce1">
            <text:p>9090090</text:p>
          </table:table-cell>
          <table:table-cell office:value-type="float" office:value="3964820" table:style-name="ce1">
            <text:p>3964820</text:p>
          </table:table-cell>
          <table:table-cell office:value-type="float" office:value="469762" table:style-name="ce1">
            <text:p>469762</text:p>
          </table:table-cell>
          <table:table-cell office:value-type="float" office:value="351408" table:style-name="ce1">
            <text:p>351408</text:p>
          </table:table-cell>
          <table:table-cell office:value-type="float" office:value="148843" table:style-name="ce1">
            <text:p>148843</text:p>
          </table:table-cell>
          <table:table-cell office:value-type="float" office:value="2330810" table:style-name="ce1">
            <text:p>2330810</text:p>
          </table:table-cell>
          <table:table-cell office:value-type="float" office:value="6.1743299999999997E+30" table:style-name="ce1">
            <text:p>6.17433E+30</text:p>
          </table:table-cell>
          <table:table-cell office:value-type="float" office:value="6.78205910025306E-2" table:formula="of:=1 / LOG(SQRT(AVERAGE([.B140:.U140])))" table:style-name="ce1">
            <text:p>0.067820591</text:p>
          </table:table-cell>
          <table:table-cell table:number-columns-repeated="1636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0675000" table:style-name="ce1">
            <text:p>40675000</text:p>
          </table:table-cell>
          <table:table-cell office:value-type="float" office:value="15397500" table:style-name="ce1">
            <text:p>15397500</text:p>
          </table:table-cell>
          <table:table-cell office:value-type="float" office:value="6511.31" table:style-name="ce1">
            <text:p>6511.31</text:p>
          </table:table-cell>
          <table:table-cell office:value-type="float" office:value="13856.4" table:style-name="ce1">
            <text:p>13856.4</text:p>
          </table:table-cell>
          <table:table-cell office:value-type="float" office:value="268839" table:style-name="ce1">
            <text:p>268839</text:p>
          </table:table-cell>
          <table:table-cell office:value-type="float" office:value="5.9355100000000003E+28" table:style-name="ce1">
            <text:p>5.93551E+28</text:p>
          </table:table-cell>
          <table:table-cell office:value-type="float" office:value="78025.399999999994" table:style-name="ce1">
            <text:p>78025.4</text:p>
          </table:table-cell>
          <table:table-cell office:value-type="float" office:value="102077" table:style-name="ce1">
            <text:p>102077</text:p>
          </table:table-cell>
          <table:table-cell office:value-type="float" office:value="308282" table:style-name="ce1">
            <text:p>308282</text:p>
          </table:table-cell>
          <table:table-cell office:value-type="float" office:value="23475.5" table:style-name="ce1">
            <text:p>23475.5</text:p>
          </table:table-cell>
          <table:table-cell office:value-type="float" office:value="23930.400000000001" table:style-name="ce1">
            <text:p>23930.4</text:p>
          </table:table-cell>
          <table:table-cell office:value-type="float" office:value="324142000" table:style-name="ce1">
            <text:p>324142000</text:p>
          </table:table-cell>
          <table:table-cell office:value-type="float" office:value="727594" table:style-name="ce1">
            <text:p>727594</text:p>
          </table:table-cell>
          <table:table-cell office:value-type="float" office:value="383157" table:style-name="ce1">
            <text:p>383157</text:p>
          </table:table-cell>
          <table:table-cell office:value-type="float" office:value="104573" table:style-name="ce1">
            <text:p>104573</text:p>
          </table:table-cell>
          <table:table-cell office:value-type="float" office:value="60224.7" table:style-name="ce1">
            <text:p>60224.7</text:p>
          </table:table-cell>
          <table:table-cell office:value-type="float" office:value="1470460" table:style-name="ce1">
            <text:p>1470460</text:p>
          </table:table-cell>
          <table:table-cell office:value-type="float" office:value="93012.9" table:style-name="ce1">
            <text:p>93012.9</text:p>
          </table:table-cell>
          <table:table-cell office:value-type="float" office:value="3803650" table:style-name="ce1">
            <text:p>3803650</text:p>
          </table:table-cell>
          <table:table-cell office:value-type="float" office:value="2.9943400000000002E+29" table:style-name="ce1">
            <text:p>2.99434E+29</text:p>
          </table:table-cell>
          <table:table-cell office:value-type="float" office:value="7.0786915231610792E-2" table:formula="of:=1 / LOG(SQRT(AVERAGE([.B141:.U141])))" table:style-name="ce1">
            <text:p>0.070786915</text:p>
          </table:table-cell>
          <table:table-cell table:number-columns-repeated="1636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87508" table:style-name="ce1">
            <text:p>687508</text:p>
          </table:table-cell>
          <table:table-cell office:value-type="float" office:value="211219000" table:style-name="ce1">
            <text:p>211219000</text:p>
          </table:table-cell>
          <table:table-cell office:value-type="float" office:value="8804.67" table:style-name="ce1">
            <text:p>8804.67</text:p>
          </table:table-cell>
          <table:table-cell office:value-type="float" office:value="4067080" table:style-name="ce1">
            <text:p>4067080</text:p>
          </table:table-cell>
          <table:table-cell office:value-type="float" office:value="91605200" table:style-name="ce1">
            <text:p>91605200</text:p>
          </table:table-cell>
          <table:table-cell office:value-type="float" office:value="6.6871999999999995E+30" table:style-name="ce1">
            <text:p>6.6872E+30</text:p>
          </table:table-cell>
          <table:table-cell office:value-type="float" office:value="837597" table:style-name="ce1">
            <text:p>837597</text:p>
          </table:table-cell>
          <table:table-cell office:value-type="float" office:value="318094" table:style-name="ce1">
            <text:p>318094</text:p>
          </table:table-cell>
          <table:table-cell office:value-type="float" office:value="362653" table:style-name="ce1">
            <text:p>362653</text:p>
          </table:table-cell>
          <table:table-cell office:value-type="float" office:value="10400.200000000001" table:style-name="ce1">
            <text:p>10400.2</text:p>
          </table:table-cell>
          <table:table-cell office:value-type="float" office:value="4368.45" table:style-name="ce1">
            <text:p>4368.45</text:p>
          </table:table-cell>
          <table:table-cell office:value-type="float" office:value="956724000" table:style-name="ce1">
            <text:p>956724000</text:p>
          </table:table-cell>
          <table:table-cell office:value-type="float" office:value="735156" table:style-name="ce1">
            <text:p>735156</text:p>
          </table:table-cell>
          <table:table-cell office:value-type="float" office:value="10007000" table:style-name="ce1">
            <text:p>10007000</text:p>
          </table:table-cell>
          <table:table-cell office:value-type="float" office:value="3183900" table:style-name="ce1">
            <text:p>3183900</text:p>
          </table:table-cell>
          <table:table-cell office:value-type="float" office:value="22291.1" table:style-name="ce1">
            <text:p>22291.1</text:p>
          </table:table-cell>
          <table:table-cell office:value-type="float" office:value="13290.2" table:style-name="ce1">
            <text:p>13290.2</text:p>
          </table:table-cell>
          <table:table-cell office:value-type="float" office:value="7343900" table:style-name="ce1">
            <text:p>7343900</text:p>
          </table:table-cell>
          <table:table-cell office:value-type="float" office:value="1898140" table:style-name="ce1">
            <text:p>1898140</text:p>
          </table:table-cell>
          <table:table-cell office:value-type="float" office:value="9.8502800000000005E+26" table:style-name="ce1">
            <text:p>9.85028E+26</text:p>
          </table:table-cell>
          <table:table-cell office:value-type="float" office:value="6.7740859938570028E-2" table:formula="of:=1 / LOG(SQRT(AVERAGE([.B142:.U142])))" table:style-name="ce1">
            <text:p>0.06774086</text:p>
          </table:table-cell>
          <table:table-cell table:number-columns-repeated="1636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6138000" table:style-name="ce1">
            <text:p>26138000</text:p>
          </table:table-cell>
          <table:table-cell office:value-type="float" office:value="16444000" table:style-name="ce1">
            <text:p>16444000</text:p>
          </table:table-cell>
          <table:table-cell office:value-type="float" office:value="89903.9" table:style-name="ce1">
            <text:p>89903.9</text:p>
          </table:table-cell>
          <table:table-cell office:value-type="float" office:value="2376130000" table:style-name="ce1">
            <text:p>2376130000</text:p>
          </table:table-cell>
          <table:table-cell office:value-type="float" office:value="1026830000" table:style-name="ce1">
            <text:p>1026830000</text:p>
          </table:table-cell>
          <table:table-cell office:value-type="float" office:value="5.1109400000000001E+29" table:style-name="ce1">
            <text:p>5.11094E+29</text:p>
          </table:table-cell>
          <table:table-cell office:value-type="float" office:value="97455.9" table:style-name="ce1">
            <text:p>97455.9</text:p>
          </table:table-cell>
          <table:table-cell office:value-type="float" office:value="106326" table:style-name="ce1">
            <text:p>106326</text:p>
          </table:table-cell>
          <table:table-cell office:value-type="float" office:value="4471680000" table:style-name="ce1">
            <text:p>4471680000</text:p>
          </table:table-cell>
          <table:table-cell office:value-type="float" office:value="544204" table:style-name="ce1">
            <text:p>544204</text:p>
          </table:table-cell>
          <table:table-cell office:value-type="float" office:value="12151.6" table:style-name="ce1">
            <text:p>12151.6</text:p>
          </table:table-cell>
          <table:table-cell office:value-type="float" office:value="49529300" table:style-name="ce1">
            <text:p>49529300</text:p>
          </table:table-cell>
          <table:table-cell office:value-type="float" office:value="47191" table:style-name="ce1">
            <text:p>47191</text:p>
          </table:table-cell>
          <table:table-cell office:value-type="float" office:value="8759240" table:style-name="ce1">
            <text:p>8759240</text:p>
          </table:table-cell>
          <table:table-cell office:value-type="float" office:value="93497.2" table:style-name="ce1">
            <text:p>93497.2</text:p>
          </table:table-cell>
          <table:table-cell office:value-type="float" office:value="7923290" table:style-name="ce1">
            <text:p>7923290</text:p>
          </table:table-cell>
          <table:table-cell office:value-type="float" office:value="146908" table:style-name="ce1">
            <text:p>146908</text:p>
          </table:table-cell>
          <table:table-cell office:value-type="float" office:value="91230.9" table:style-name="ce1">
            <text:p>91230.9</text:p>
          </table:table-cell>
          <table:table-cell office:value-type="float" office:value="30021700" table:style-name="ce1">
            <text:p>30021700</text:p>
          </table:table-cell>
          <table:table-cell office:value-type="float" office:value="1.1225399999999999E+28" table:style-name="ce1">
            <text:p>1.12254E+28</text:p>
          </table:table-cell>
          <table:table-cell office:value-type="float" office:value="7.038063850671411E-2" table:formula="of:=1 / LOG(SQRT(AVERAGE([.B143:.U143])))" table:style-name="ce1">
            <text:p>0.070380639</text:p>
          </table:table-cell>
          <table:table-cell table:number-columns-repeated="1636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2598700" table:style-name="ce1">
            <text:p>12598700</text:p>
          </table:table-cell>
          <table:table-cell office:value-type="float" office:value="15523300" table:style-name="ce1">
            <text:p>15523300</text:p>
          </table:table-cell>
          <table:table-cell office:value-type="float" office:value="174898" table:style-name="ce1">
            <text:p>174898</text:p>
          </table:table-cell>
          <table:table-cell office:value-type="float" office:value="262258" table:style-name="ce1">
            <text:p>262258</text:p>
          </table:table-cell>
          <table:table-cell office:value-type="float" office:value="1037550000" table:style-name="ce1">
            <text:p>1037550000</text:p>
          </table:table-cell>
          <table:table-cell office:value-type="float" office:value="1.0026800000000001E+30" table:style-name="ce1">
            <text:p>1.00268E+30</text:p>
          </table:table-cell>
          <table:table-cell office:value-type="float" office:value="152929" table:style-name="ce1">
            <text:p>152929</text:p>
          </table:table-cell>
          <table:table-cell office:value-type="float" office:value="7341.26" table:style-name="ce1">
            <text:p>7341.26</text:p>
          </table:table-cell>
          <table:table-cell office:value-type="float" office:value="2489980" table:style-name="ce1">
            <text:p>2489980</text:p>
          </table:table-cell>
          <table:table-cell office:value-type="float" office:value="531633" table:style-name="ce1">
            <text:p>531633</text:p>
          </table:table-cell>
          <table:table-cell office:value-type="float" office:value="90431.9" table:style-name="ce1">
            <text:p>90431.9</text:p>
          </table:table-cell>
          <table:table-cell office:value-type="float" office:value="59740000" table:style-name="ce1">
            <text:p>59740000</text:p>
          </table:table-cell>
          <table:table-cell office:value-type="float" office:value="12700.9" table:style-name="ce1">
            <text:p>12700.9</text:p>
          </table:table-cell>
          <table:table-cell office:value-type="float" office:value="1592140000" table:style-name="ce1">
            <text:p>1592140000</text:p>
          </table:table-cell>
          <table:table-cell office:value-type="float" office:value="494292000" table:style-name="ce1">
            <text:p>494292000</text:p>
          </table:table-cell>
          <table:table-cell office:value-type="float" office:value="278802" table:style-name="ce1">
            <text:p>278802</text:p>
          </table:table-cell>
          <table:table-cell office:value-type="float" office:value="42195400" table:style-name="ce1">
            <text:p>42195400</text:p>
          </table:table-cell>
          <table:table-cell office:value-type="float" office:value="62850.1" table:style-name="ce1">
            <text:p>62850.1</text:p>
          </table:table-cell>
          <table:table-cell office:value-type="float" office:value="1413730" table:style-name="ce1">
            <text:p>1413730</text:p>
          </table:table-cell>
          <table:table-cell office:value-type="float" office:value="3.3909200000000002E+31" table:style-name="ce1">
            <text:p>3.39092E+31</text:p>
          </table:table-cell>
          <table:table-cell office:value-type="float" office:value="6.6133316371118689E-2" table:formula="of:=1 / LOG(SQRT(AVERAGE([.B144:.U144])))" table:style-name="ce1">
            <text:p>0.066133316</text:p>
          </table:table-cell>
          <table:table-cell table:number-columns-repeated="1636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5814200" table:style-name="ce1">
            <text:p>15814200</text:p>
          </table:table-cell>
          <table:table-cell office:value-type="float" office:value="4266040000" table:style-name="ce1">
            <text:p>4266040000</text:p>
          </table:table-cell>
          <table:table-cell office:value-type="float" office:value="73067.100000000006" table:style-name="ce1">
            <text:p>73067.1</text:p>
          </table:table-cell>
          <table:table-cell office:value-type="float" office:value="878451" table:style-name="ce1">
            <text:p>878451</text:p>
          </table:table-cell>
          <table:table-cell office:value-type="float" office:value="42254.5" table:style-name="ce1">
            <text:p>42254.5</text:p>
          </table:table-cell>
          <table:table-cell office:value-type="float" office:value="3.3312600000000002E+29" table:style-name="ce1">
            <text:p>3.33126E+29</text:p>
          </table:table-cell>
          <table:table-cell office:value-type="float" office:value="217126000" table:style-name="ce1">
            <text:p>217126000</text:p>
          </table:table-cell>
          <table:table-cell office:value-type="float" office:value="163776" table:style-name="ce1">
            <text:p>163776</text:p>
          </table:table-cell>
          <table:table-cell office:value-type="float" office:value="1.61767E+26" table:style-name="ce1">
            <text:p>1.61767E+26</text:p>
          </table:table-cell>
          <table:table-cell office:value-type="float" office:value="538281" table:style-name="ce1">
            <text:p>538281</text:p>
          </table:table-cell>
          <table:table-cell office:value-type="float" office:value="91417.5" table:style-name="ce1">
            <text:p>91417.5</text:p>
          </table:table-cell>
          <table:table-cell office:value-type="float" office:value="307231000" table:style-name="ce1">
            <text:p>307231000</text:p>
          </table:table-cell>
          <table:table-cell office:value-type="float" office:value="67427.399999999994" table:style-name="ce1">
            <text:p>67427.4</text:p>
          </table:table-cell>
          <table:table-cell office:value-type="float" office:value="454232" table:style-name="ce1">
            <text:p>454232</text:p>
          </table:table-cell>
          <table:table-cell office:value-type="float" office:value="28109700" table:style-name="ce1">
            <text:p>28109700</text:p>
          </table:table-cell>
          <table:table-cell office:value-type="float" office:value="11233.7" table:style-name="ce1">
            <text:p>11233.7</text:p>
          </table:table-cell>
          <table:table-cell office:value-type="float" office:value="1250740" table:style-name="ce1">
            <text:p>1250740</text:p>
          </table:table-cell>
          <table:table-cell office:value-type="float" office:value="94079700" table:style-name="ce1">
            <text:p>94079700</text:p>
          </table:table-cell>
          <table:table-cell office:value-type="float" office:value="544458" table:style-name="ce1">
            <text:p>544458</text:p>
          </table:table-cell>
          <table:table-cell office:value-type="float" office:value="6.1767600000000001E+31" table:style-name="ce1">
            <text:p>6.17676E+31</text:p>
          </table:table-cell>
          <table:table-cell office:value-type="float" office:value="6.5590828810392895E-2" table:formula="of:=1 / LOG(SQRT(AVERAGE([.B145:.U145])))" table:style-name="ce1">
            <text:p>0.065590829</text:p>
          </table:table-cell>
          <table:table-cell table:number-columns-repeated="1636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93191500" table:style-name="ce1">
            <text:p>93191500</text:p>
          </table:table-cell>
          <table:table-cell office:value-type="float" office:value="1390140" table:style-name="ce1">
            <text:p>1390140</text:p>
          </table:table-cell>
          <table:table-cell office:value-type="float" office:value="4783.08" table:style-name="ce1">
            <text:p>4783.08</text:p>
          </table:table-cell>
          <table:table-cell office:value-type="float" office:value="2485890" table:style-name="ce1">
            <text:p>2485890</text:p>
          </table:table-cell>
          <table:table-cell office:value-type="float" office:value="83581.7" table:style-name="ce1">
            <text:p>83581.7</text:p>
          </table:table-cell>
          <table:table-cell office:value-type="float" office:value="7.9064199999999998E+30" table:style-name="ce1">
            <text:p>7.90642E+30</text:p>
          </table:table-cell>
          <table:table-cell office:value-type="float" office:value="1076980000" table:style-name="ce1">
            <text:p>1076980000</text:p>
          </table:table-cell>
          <table:table-cell office:value-type="float" office:value="23636.3" table:style-name="ce1">
            <text:p>23636.3</text:p>
          </table:table-cell>
          <table:table-cell office:value-type="float" office:value="2497240" table:style-name="ce1">
            <text:p>2497240</text:p>
          </table:table-cell>
          <table:table-cell office:value-type="float" office:value="92142.8" table:style-name="ce1">
            <text:p>92142.8</text:p>
          </table:table-cell>
          <table:table-cell office:value-type="float" office:value="5934.83" table:style-name="ce1">
            <text:p>5934.83</text:p>
          </table:table-cell>
          <table:table-cell office:value-type="float" office:value="27228200" table:style-name="ce1">
            <text:p>27228200</text:p>
          </table:table-cell>
          <table:table-cell office:value-type="float" office:value="768128" table:style-name="ce1">
            <text:p>768128</text:p>
          </table:table-cell>
          <table:table-cell office:value-type="float" office:value="5301080" table:style-name="ce1">
            <text:p>5301080</text:p>
          </table:table-cell>
          <table:table-cell office:value-type="float" office:value="670528000" table:style-name="ce1">
            <text:p>670528000</text:p>
          </table:table-cell>
          <table:table-cell office:value-type="float" office:value="526008" table:style-name="ce1">
            <text:p>526008</text:p>
          </table:table-cell>
          <table:table-cell office:value-type="float" office:value="32057.200000000001" table:style-name="ce1">
            <text:p>32057.2</text:p>
          </table:table-cell>
          <table:table-cell office:value-type="float" office:value="643318" table:style-name="ce1">
            <text:p>643318</text:p>
          </table:table-cell>
          <table:table-cell office:value-type="float" office:value="10216200" table:style-name="ce1">
            <text:p>10216200</text:p>
          </table:table-cell>
          <table:table-cell office:value-type="float" office:value="1.5118000000000001E+27" table:style-name="ce1">
            <text:p>1.5118E+27</text:p>
          </table:table-cell>
          <table:table-cell office:value-type="float" office:value="6.7574341165812263E-2" table:formula="of:=1 / LOG(SQRT(AVERAGE([.B146:.U146])))" table:style-name="ce1">
            <text:p>0.067574341</text:p>
          </table:table-cell>
          <table:table-cell table:number-columns-repeated="1636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43745000" table:style-name="ce1">
            <text:p>743745000</text:p>
          </table:table-cell>
          <table:table-cell office:value-type="float" office:value="16600600" table:style-name="ce1">
            <text:p>16600600</text:p>
          </table:table-cell>
          <table:table-cell office:value-type="float" office:value="5489.04" table:style-name="ce1">
            <text:p>5489.04</text:p>
          </table:table-cell>
          <table:table-cell office:value-type="float" office:value="24173900" table:style-name="ce1">
            <text:p>24173900</text:p>
          </table:table-cell>
          <table:table-cell office:value-type="float" office:value="2518710" table:style-name="ce1">
            <text:p>2518710</text:p>
          </table:table-cell>
          <table:table-cell office:value-type="float" office:value="1.04226E+30" table:style-name="ce1">
            <text:p>1.04226E+30</text:p>
          </table:table-cell>
          <table:table-cell office:value-type="float" office:value="42158" table:style-name="ce1">
            <text:p>42158</text:p>
          </table:table-cell>
          <table:table-cell office:value-type="float" office:value="742566000" table:style-name="ce1">
            <text:p>742566000</text:p>
          </table:table-cell>
          <table:table-cell office:value-type="float" office:value="472588" table:style-name="ce1">
            <text:p>472588</text:p>
          </table:table-cell>
          <table:table-cell office:value-type="float" office:value="9129.4699999999993" table:style-name="ce1">
            <text:p>9129.47</text:p>
          </table:table-cell>
          <table:table-cell office:value-type="float" office:value="4928.9399999999996" table:style-name="ce1">
            <text:p>4928.94</text:p>
          </table:table-cell>
          <table:table-cell office:value-type="float" office:value="307220000" table:style-name="ce1">
            <text:p>307220000</text:p>
          </table:table-cell>
          <table:table-cell office:value-type="float" office:value="685227" table:style-name="ce1">
            <text:p>685227</text:p>
          </table:table-cell>
          <table:table-cell office:value-type="float" office:value="515020" table:style-name="ce1">
            <text:p>515020</text:p>
          </table:table-cell>
          <table:table-cell office:value-type="float" office:value="78859100" table:style-name="ce1">
            <text:p>78859100</text:p>
          </table:table-cell>
          <table:table-cell office:value-type="float" office:value="263957" table:style-name="ce1">
            <text:p>263957</text:p>
          </table:table-cell>
          <table:table-cell office:value-type="float" office:value="1546900" table:style-name="ce1">
            <text:p>1546900</text:p>
          </table:table-cell>
          <table:table-cell office:value-type="float" office:value="35302500000" table:style-name="ce1">
            <text:p>35302500000</text:p>
          </table:table-cell>
          <table:table-cell office:value-type="float" office:value="1088220" table:style-name="ce1">
            <text:p>1088220</text:p>
          </table:table-cell>
          <table:table-cell office:value-type="float" office:value="1.61522E+29" table:style-name="ce1">
            <text:p>1.61522E+29</text:p>
          </table:table-cell>
          <table:table-cell office:value-type="float" office:value="6.9493867495077105E-2" table:formula="of:=1 / LOG(SQRT(AVERAGE([.B147:.U147])))" table:style-name="ce1">
            <text:p>0.069493867</text:p>
          </table:table-cell>
          <table:table-cell table:number-columns-repeated="1636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5536100" table:style-name="ce1">
            <text:p>25536100</text:p>
          </table:table-cell>
          <table:table-cell office:value-type="float" office:value="16427400" table:style-name="ce1">
            <text:p>16427400</text:p>
          </table:table-cell>
          <table:table-cell office:value-type="float" office:value="14855.2" table:style-name="ce1">
            <text:p>14855.2</text:p>
          </table:table-cell>
          <table:table-cell office:value-type="float" office:value="12092500" table:style-name="ce1">
            <text:p>12092500</text:p>
          </table:table-cell>
          <table:table-cell office:value-type="float" office:value="2154610" table:style-name="ce1">
            <text:p>2154610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9221.2099999999991" table:style-name="ce1">
            <text:p>9221.21</text:p>
          </table:table-cell>
          <table:table-cell office:value-type="float" office:value="187528" table:style-name="ce1">
            <text:p>187528</text:p>
          </table:table-cell>
          <table:table-cell office:value-type="float" office:value="5851570" table:style-name="ce1">
            <text:p>5851570</text:p>
          </table:table-cell>
          <table:table-cell office:value-type="float" office:value="9198.59" table:style-name="ce1">
            <text:p>9198.59</text:p>
          </table:table-cell>
          <table:table-cell office:value-type="float" office:value="108806" table:style-name="ce1">
            <text:p>108806</text:p>
          </table:table-cell>
          <table:table-cell office:value-type="float" office:value="82982700000" table:style-name="ce1">
            <text:p>82982700000</text:p>
          </table:table-cell>
          <table:table-cell office:value-type="float" office:value="5286.24" table:style-name="ce1">
            <text:p>5286.24</text:p>
          </table:table-cell>
          <table:table-cell office:value-type="float" office:value="988993" table:style-name="ce1">
            <text:p>988993</text:p>
          </table:table-cell>
          <table:table-cell office:value-type="float" office:value="30361600" table:style-name="ce1">
            <text:p>30361600</text:p>
          </table:table-cell>
          <table:table-cell office:value-type="float" office:value="9167.82" table:style-name="ce1">
            <text:p>9167.82</text:p>
          </table:table-cell>
          <table:table-cell office:value-type="float" office:value="17360" table:style-name="ce1">
            <text:p>17360</text:p>
          </table:table-cell>
          <table:table-cell office:value-type="float" office:value="46132700000000" table:style-name="ce1">
            <text:p>4.61327E+13</text:p>
          </table:table-cell>
          <table:table-cell office:value-type="float" office:value="2282470" table:style-name="ce1">
            <text:p>2282470</text:p>
          </table:table-cell>
          <table:table-cell office:value-type="float" office:value="7.1527500000000003E+30" table:style-name="ce1">
            <text:p>7.15275E+30</text:p>
          </table:table-cell>
          <table:table-cell office:value-type="float" office:value="6.7664813417134095E-2" table:formula="of:=1 / LOG(SQRT(AVERAGE([.B148:.U148])))" table:style-name="ce1">
            <text:p>0.067664813</text:p>
          </table:table-cell>
          <table:table-cell table:number-columns-repeated="1636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288750" table:style-name="ce1">
            <text:p>3288750</text:p>
          </table:table-cell>
          <table:table-cell office:value-type="float" office:value="30595000" table:style-name="ce1">
            <text:p>30595000</text:p>
          </table:table-cell>
          <table:table-cell office:value-type="float" office:value="3653610" table:style-name="ce1">
            <text:p>3653610</text:p>
          </table:table-cell>
          <table:table-cell office:value-type="float" office:value="6292730" table:style-name="ce1">
            <text:p>6292730</text:p>
          </table:table-cell>
          <table:table-cell office:value-type="float" office:value="254663" table:style-name="ce1">
            <text:p>254663</text:p>
          </table:table-cell>
          <table:table-cell office:value-type="float" office:value="9.5633499999999998E+29" table:style-name="ce1">
            <text:p>9.56335E+29</text:p>
          </table:table-cell>
          <table:table-cell office:value-type="float" office:value="1902440" table:style-name="ce1">
            <text:p>1902440</text:p>
          </table:table-cell>
          <table:table-cell office:value-type="float" office:value="478599000" table:style-name="ce1">
            <text:p>478599000</text:p>
          </table:table-cell>
          <table:table-cell office:value-type="float" office:value="3514260" table:style-name="ce1">
            <text:p>3514260</text:p>
          </table:table-cell>
          <table:table-cell office:value-type="float" office:value="628360" table:style-name="ce1">
            <text:p>628360</text:p>
          </table:table-cell>
          <table:table-cell office:value-type="float" office:value="23607300" table:style-name="ce1">
            <text:p>23607300</text:p>
          </table:table-cell>
          <table:table-cell office:value-type="float" office:value="305767000" table:style-name="ce1">
            <text:p>305767000</text:p>
          </table:table-cell>
          <table:table-cell office:value-type="float" office:value="1999930" table:style-name="ce1">
            <text:p>1999930</text:p>
          </table:table-cell>
          <table:table-cell office:value-type="float" office:value="26980300" table:style-name="ce1">
            <text:p>26980300</text:p>
          </table:table-cell>
          <table:table-cell office:value-type="float" office:value="616184" table:style-name="ce1">
            <text:p>616184</text:p>
          </table:table-cell>
          <table:table-cell office:value-type="float" office:value="30041.200000000001" table:style-name="ce1">
            <text:p>30041.2</text:p>
          </table:table-cell>
          <table:table-cell office:value-type="float" office:value="3652.34" table:style-name="ce1">
            <text:p>3652.34</text:p>
          </table:table-cell>
          <table:table-cell office:value-type="float" office:value="10386.1" table:style-name="ce1">
            <text:p>10386.1</text:p>
          </table:table-cell>
          <table:table-cell office:value-type="float" office:value="1488670" table:style-name="ce1">
            <text:p>1488670</text:p>
          </table:table-cell>
          <table:table-cell office:value-type="float" office:value="3.8736099999999999E+31" table:style-name="ce1">
            <text:p>3.87361E+31</text:p>
          </table:table-cell>
          <table:table-cell office:value-type="float" office:value="6.6011659927460387E-2" table:formula="of:=1 / LOG(SQRT(AVERAGE([.B149:.U149])))" table:style-name="ce1">
            <text:p>0.06601166</text:p>
          </table:table-cell>
          <table:table-cell table:number-columns-repeated="1636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32031000" table:style-name="ce1">
            <text:p>332031000</text:p>
          </table:table-cell>
          <table:table-cell office:value-type="float" office:value="1792100" table:style-name="ce1">
            <text:p>1792100</text:p>
          </table:table-cell>
          <table:table-cell office:value-type="float" office:value="2788520" table:style-name="ce1">
            <text:p>2788520</text:p>
          </table:table-cell>
          <table:table-cell office:value-type="float" office:value="11122300" table:style-name="ce1">
            <text:p>11122300</text:p>
          </table:table-cell>
          <table:table-cell office:value-type="float" office:value="293344" table:style-name="ce1">
            <text:p>293344</text:p>
          </table:table-cell>
          <table:table-cell office:value-type="float" office:value="1.7778300000000001E+30" table:style-name="ce1">
            <text:p>1.77783E+30</text:p>
          </table:table-cell>
          <table:table-cell office:value-type="float" office:value="70429.3" table:style-name="ce1">
            <text:p>70429.3</text:p>
          </table:table-cell>
          <table:table-cell office:value-type="float" office:value="41429.800000000003" table:style-name="ce1">
            <text:p>41429.8</text:p>
          </table:table-cell>
          <table:table-cell office:value-type="float" office:value="4791060" table:style-name="ce1">
            <text:p>4791060</text:p>
          </table:table-cell>
          <table:table-cell office:value-type="float" office:value="10739.1" table:style-name="ce1">
            <text:p>10739.1</text:p>
          </table:table-cell>
          <table:table-cell office:value-type="float" office:value="6920.4" table:style-name="ce1">
            <text:p>6920.4</text:p>
          </table:table-cell>
          <table:table-cell office:value-type="float" office:value="3442160" table:style-name="ce1">
            <text:p>3442160</text:p>
          </table:table-cell>
          <table:table-cell office:value-type="float" office:value="110115" table:style-name="ce1">
            <text:p>110115</text:p>
          </table:table-cell>
          <table:table-cell office:value-type="float" office:value="168067" table:style-name="ce1">
            <text:p>168067</text:p>
          </table:table-cell>
          <table:table-cell office:value-type="float" office:value="10879000" table:style-name="ce1">
            <text:p>10879000</text:p>
          </table:table-cell>
          <table:table-cell office:value-type="float" office:value="9795.6200000000008" table:style-name="ce1">
            <text:p>9795.62</text:p>
          </table:table-cell>
          <table:table-cell office:value-type="float" office:value="53114.5" table:style-name="ce1">
            <text:p>53114.5</text:p>
          </table:table-cell>
          <table:table-cell office:value-type="float" office:value="12996800" table:style-name="ce1">
            <text:p>12996800</text:p>
          </table:table-cell>
          <table:table-cell office:value-type="float" office:value="782567000" table:style-name="ce1">
            <text:p>782567000</text:p>
          </table:table-cell>
          <table:table-cell office:value-type="float" office:value="1.0872E+28" table:style-name="ce1">
            <text:p>1.0872E+28</text:p>
          </table:table-cell>
          <table:table-cell office:value-type="float" office:value="6.9081030259719706E-2" table:formula="of:=1 / LOG(SQRT(AVERAGE([.B150:.U150])))" table:style-name="ce1">
            <text:p>0.06908103</text:p>
          </table:table-cell>
          <table:table-cell table:number-columns-repeated="1636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61396000" table:style-name="ce1">
            <text:p>161396000</text:p>
          </table:table-cell>
          <table:table-cell office:value-type="float" office:value="495085" table:style-name="ce1">
            <text:p>495085</text:p>
          </table:table-cell>
          <table:table-cell office:value-type="float" office:value="7771300000" table:style-name="ce1">
            <text:p>7771300000</text:p>
          </table:table-cell>
          <table:table-cell office:value-type="float" office:value="957056" table:style-name="ce1">
            <text:p>957056</text:p>
          </table:table-cell>
          <table:table-cell office:value-type="float" office:value="14053100" table:style-name="ce1">
            <text:p>14053100</text:p>
          </table:table-cell>
          <table:table-cell office:value-type="float" office:value="7.5840500000000003E+29" table:style-name="ce1">
            <text:p>7.58405E+29</text:p>
          </table:table-cell>
          <table:table-cell office:value-type="float" office:value="137638" table:style-name="ce1">
            <text:p>137638</text:p>
          </table:table-cell>
          <table:table-cell office:value-type="float" office:value="84750.6" table:style-name="ce1">
            <text:p>84750.6</text:p>
          </table:table-cell>
          <table:table-cell office:value-type="float" office:value="11880500" table:style-name="ce1">
            <text:p>11880500</text:p>
          </table:table-cell>
          <table:table-cell office:value-type="float" office:value="7542.98" table:style-name="ce1">
            <text:p>7542.98</text:p>
          </table:table-cell>
          <table:table-cell office:value-type="float" office:value="89482.3" table:style-name="ce1">
            <text:p>89482.3</text:p>
          </table:table-cell>
          <table:table-cell office:value-type="float" office:value="553171000" table:style-name="ce1">
            <text:p>553171000</text:p>
          </table:table-cell>
          <table:table-cell office:value-type="float" office:value="9676130" table:style-name="ce1">
            <text:p>9676130</text:p>
          </table:table-cell>
          <table:table-cell office:value-type="float" office:value="189899" table:style-name="ce1">
            <text:p>189899</text:p>
          </table:table-cell>
          <table:table-cell office:value-type="float" office:value="85594.8" table:style-name="ce1">
            <text:p>85594.8</text:p>
          </table:table-cell>
          <table:table-cell office:value-type="float" office:value="44044.1" table:style-name="ce1">
            <text:p>44044.1</text:p>
          </table:table-cell>
          <table:table-cell office:value-type="float" office:value="5535760" table:style-name="ce1">
            <text:p>5535760</text:p>
          </table:table-cell>
          <table:table-cell office:value-type="float" office:value="199761000000" table:style-name="ce1">
            <text:p>1.99761E+11</text:p>
          </table:table-cell>
          <table:table-cell office:value-type="float" office:value="1854790" table:style-name="ce1">
            <text:p>1854790</text:p>
          </table:table-cell>
          <table:table-cell office:value-type="float" office:value="1.14868E+29" table:style-name="ce1">
            <text:p>1.14868E+29</text:p>
          </table:table-cell>
          <table:table-cell office:value-type="float" office:value="6.9832109551507565E-2" table:formula="of:=1 / LOG(SQRT(AVERAGE([.B151:.U151])))" table:style-name="ce1">
            <text:p>0.06983211</text:p>
          </table:table-cell>
          <table:table-cell table:number-columns-repeated="1636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10961000" table:style-name="ce1">
            <text:p>110961000</text:p>
          </table:table-cell>
          <table:table-cell office:value-type="float" office:value="207783" table:style-name="ce1">
            <text:p>207783</text:p>
          </table:table-cell>
          <table:table-cell office:value-type="float" office:value="41279.699999999997" table:style-name="ce1">
            <text:p>41279.7</text:p>
          </table:table-cell>
          <table:table-cell office:value-type="float" office:value="9.8001299999999997E+33" table:style-name="ce1">
            <text:p>9.80013E+33</text:p>
          </table:table-cell>
          <table:table-cell office:value-type="float" office:value="7539010" table:style-name="ce1">
            <text:p>7539010</text:p>
          </table:table-cell>
          <table:table-cell office:value-type="float" office:value="8.4758900000000006E+29" table:style-name="ce1">
            <text:p>8.47589E+29</text:p>
          </table:table-cell>
          <table:table-cell office:value-type="float" office:value="7950070" table:style-name="ce1">
            <text:p>7950070</text:p>
          </table:table-cell>
          <table:table-cell office:value-type="float" office:value="1478960" table:style-name="ce1">
            <text:p>1478960</text:p>
          </table:table-cell>
          <table:table-cell office:value-type="float" office:value="239916" table:style-name="ce1">
            <text:p>239916</text:p>
          </table:table-cell>
          <table:table-cell office:value-type="float" office:value="630936" table:style-name="ce1">
            <text:p>630936</text:p>
          </table:table-cell>
          <table:table-cell office:value-type="float" office:value="11987.9" table:style-name="ce1">
            <text:p>11987.9</text:p>
          </table:table-cell>
          <table:table-cell office:value-type="float" office:value="628986000" table:style-name="ce1">
            <text:p>628986000</text:p>
          </table:table-cell>
          <table:table-cell office:value-type="float" office:value="73849.7" table:style-name="ce1">
            <text:p>73849.7</text:p>
          </table:table-cell>
          <table:table-cell office:value-type="float" office:value="539853" table:style-name="ce1">
            <text:p>539853</text:p>
          </table:table-cell>
          <table:table-cell office:value-type="float" office:value="841772" table:style-name="ce1">
            <text:p>841772</text:p>
          </table:table-cell>
          <table:table-cell office:value-type="float" office:value="4000.11" table:style-name="ce1">
            <text:p>4000.11</text:p>
          </table:table-cell>
          <table:table-cell office:value-type="float" office:value="12993.1" table:style-name="ce1">
            <text:p>12993.1</text:p>
          </table:table-cell>
          <table:table-cell office:value-type="float" office:value="305240" table:style-name="ce1">
            <text:p>305240</text:p>
          </table:table-cell>
          <table:table-cell office:value-type="float" office:value="394243000" table:style-name="ce1">
            <text:p>394243000</text:p>
          </table:table-cell>
          <table:table-cell office:value-type="float" office:value="1.6329999999999999E+27" table:style-name="ce1">
            <text:p>1.633E+27</text:p>
          </table:table-cell>
          <table:table-cell office:value-type="float" office:value="6.1180341051407683E-2" table:formula="of:=1 / LOG(SQRT(AVERAGE([.B152:.U152])))" table:style-name="ce1">
            <text:p>0.061180341</text:p>
          </table:table-cell>
          <table:table-cell table:number-columns-repeated="1636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32940" table:style-name="ce1">
            <text:p>6032940</text:p>
          </table:table-cell>
          <table:table-cell office:value-type="float" office:value="405850" table:style-name="ce1">
            <text:p>405850</text:p>
          </table:table-cell>
          <table:table-cell office:value-type="float" office:value="94642.6" table:style-name="ce1">
            <text:p>94642.6</text:p>
          </table:table-cell>
          <table:table-cell office:value-type="float" office:value="6894170" table:style-name="ce1">
            <text:p>6894170</text:p>
          </table:table-cell>
          <table:table-cell office:value-type="float" office:value="98731.3" table:style-name="ce1">
            <text:p>98731.3</text:p>
          </table:table-cell>
          <table:table-cell office:value-type="float" office:value="2.85494E+30" table:style-name="ce1">
            <text:p>2.85494E+30</text:p>
          </table:table-cell>
          <table:table-cell office:value-type="float" office:value="313371" table:style-name="ce1">
            <text:p>313371</text:p>
          </table:table-cell>
          <table:table-cell office:value-type="float" office:value="27316.9" table:style-name="ce1">
            <text:p>27316.9</text:p>
          </table:table-cell>
          <table:table-cell office:value-type="float" office:value="269122" table:style-name="ce1">
            <text:p>269122</text:p>
          </table:table-cell>
          <table:table-cell office:value-type="float" office:value="10981.5" table:style-name="ce1">
            <text:p>10981.5</text:p>
          </table:table-cell>
          <table:table-cell office:value-type="float" office:value="5906.27" table:style-name="ce1">
            <text:p>5906.27</text:p>
          </table:table-cell>
          <table:table-cell office:value-type="float" office:value="47195000" table:style-name="ce1">
            <text:p>47195000</text:p>
          </table:table-cell>
          <table:table-cell office:value-type="float" office:value="108336" table:style-name="ce1">
            <text:p>108336</text:p>
          </table:table-cell>
          <table:table-cell office:value-type="float" office:value="37080900" table:style-name="ce1">
            <text:p>37080900</text:p>
          </table:table-cell>
          <table:table-cell office:value-type="float" office:value="30918900" table:style-name="ce1">
            <text:p>30918900</text:p>
          </table:table-cell>
          <table:table-cell office:value-type="float" office:value="9381.61" table:style-name="ce1">
            <text:p>9381.61</text:p>
          </table:table-cell>
          <table:table-cell office:value-type="float" office:value="6947.91" table:style-name="ce1">
            <text:p>6947.91</text:p>
          </table:table-cell>
          <table:table-cell office:value-type="float" office:value="167297" table:style-name="ce1">
            <text:p>167297</text:p>
          </table:table-cell>
          <table:table-cell office:value-type="float" office:value="3010100" table:style-name="ce1">
            <text:p>3010100</text:p>
          </table:table-cell>
          <table:table-cell office:value-type="float" office:value="7.3889199999999999E+28" table:style-name="ce1">
            <text:p>7.38892E+28</text:p>
          </table:table-cell>
          <table:table-cell office:value-type="float" office:value="6.857378582450821E-2" table:formula="of:=1 / LOG(SQRT(AVERAGE([.B153:.U153])))" table:style-name="ce1">
            <text:p>0.068573786</text:p>
          </table:table-cell>
          <table:table-cell table:number-columns-repeated="1636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381630" table:style-name="ce1">
            <text:p>1381630</text:p>
          </table:table-cell>
          <table:table-cell office:value-type="float" office:value="471098" table:style-name="ce1">
            <text:p>471098</text:p>
          </table:table-cell>
          <table:table-cell office:value-type="float" office:value="11019.6" table:style-name="ce1">
            <text:p>11019.6</text:p>
          </table:table-cell>
          <table:table-cell office:value-type="float" office:value="12793600" table:style-name="ce1">
            <text:p>12793600</text:p>
          </table:table-cell>
          <table:table-cell office:value-type="float" office:value="77530.399999999994" table:style-name="ce1">
            <text:p>77530.4</text:p>
          </table:table-cell>
          <table:table-cell office:value-type="float" office:value="3.2247099999999998E+29" table:style-name="ce1">
            <text:p>3.22471E+29</text:p>
          </table:table-cell>
          <table:table-cell office:value-type="float" office:value="24437400" table:style-name="ce1">
            <text:p>24437400</text:p>
          </table:table-cell>
          <table:table-cell office:value-type="float" office:value="73723" table:style-name="ce1">
            <text:p>73723</text:p>
          </table:table-cell>
          <table:table-cell office:value-type="float" office:value="279167" table:style-name="ce1">
            <text:p>279167</text:p>
          </table:table-cell>
          <table:table-cell office:value-type="float" office:value="2559.77" table:style-name="ce1">
            <text:p>2559.77</text:p>
          </table:table-cell>
          <table:table-cell office:value-type="float" office:value="2376030000" table:style-name="ce1">
            <text:p>2376030000</text:p>
          </table:table-cell>
          <table:table-cell office:value-type="float" office:value="243972000" table:style-name="ce1">
            <text:p>243972000</text:p>
          </table:table-cell>
          <table:table-cell office:value-type="float" office:value="1497900" table:style-name="ce1">
            <text:p>1497900</text:p>
          </table:table-cell>
          <table:table-cell office:value-type="float" office:value="3841800" table:style-name="ce1">
            <text:p>3841800</text:p>
          </table:table-cell>
          <table:table-cell office:value-type="float" office:value="3624750" table:style-name="ce1">
            <text:p>3624750</text:p>
          </table:table-cell>
          <table:table-cell office:value-type="float" office:value="122673" table:style-name="ce1">
            <text:p>122673</text:p>
          </table:table-cell>
          <table:table-cell office:value-type="float" office:value="944009" table:style-name="ce1">
            <text:p>944009</text:p>
          </table:table-cell>
          <table:table-cell office:value-type="float" office:value="130728000" table:style-name="ce1">
            <text:p>130728000</text:p>
          </table:table-cell>
          <table:table-cell office:value-type="float" office:value="17321100" table:style-name="ce1">
            <text:p>17321100</text:p>
          </table:table-cell>
          <table:table-cell office:value-type="float" office:value="3.5991099999999998E+28" table:style-name="ce1">
            <text:p>3.59911E+28</text:p>
          </table:table-cell>
          <table:table-cell office:value-type="float" office:value="7.0787907371409831E-2" table:formula="of:=1 / LOG(SQRT(AVERAGE([.B154:.U154])))" table:style-name="ce1">
            <text:p>0.070787907</text:p>
          </table:table-cell>
          <table:table-cell table:number-columns-repeated="1636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49222" table:style-name="ce1">
            <text:p>949222</text:p>
          </table:table-cell>
          <table:table-cell office:value-type="float" office:value="15554300" table:style-name="ce1">
            <text:p>15554300</text:p>
          </table:table-cell>
          <table:table-cell office:value-type="float" office:value="6733.57" table:style-name="ce1">
            <text:p>6733.57</text:p>
          </table:table-cell>
          <table:table-cell office:value-type="float" office:value="888542000" table:style-name="ce1">
            <text:p>888542000</text:p>
          </table:table-cell>
          <table:table-cell office:value-type="float" office:value="1031250000" table:style-name="ce1">
            <text:p>1031250000</text:p>
          </table:table-cell>
          <table:table-cell office:value-type="float" office:value="1.43715E+30" table:style-name="ce1">
            <text:p>1.43715E+30</text:p>
          </table:table-cell>
          <table:table-cell office:value-type="float" office:value="170289" table:style-name="ce1">
            <text:p>170289</text:p>
          </table:table-cell>
          <table:table-cell office:value-type="float" office:value="80628.100000000006" table:style-name="ce1">
            <text:p>80628.1</text:p>
          </table:table-cell>
          <table:table-cell office:value-type="float" office:value="465266" table:style-name="ce1">
            <text:p>465266</text:p>
          </table:table-cell>
          <table:table-cell office:value-type="float" office:value="8864.59" table:style-name="ce1">
            <text:p>8864.59</text:p>
          </table:table-cell>
          <table:table-cell office:value-type="float" office:value="7525.72" table:style-name="ce1">
            <text:p>7525.72</text:p>
          </table:table-cell>
          <table:table-cell office:value-type="float" office:value="14125400" table:style-name="ce1">
            <text:p>14125400</text:p>
          </table:table-cell>
          <table:table-cell office:value-type="float" office:value="33826.199999999997" table:style-name="ce1">
            <text:p>33826.2</text:p>
          </table:table-cell>
          <table:table-cell office:value-type="float" office:value="272318" table:style-name="ce1">
            <text:p>272318</text:p>
          </table:table-cell>
          <table:table-cell office:value-type="float" office:value="184507000" table:style-name="ce1">
            <text:p>184507000</text:p>
          </table:table-cell>
          <table:table-cell office:value-type="float" office:value="33662400" table:style-name="ce1">
            <text:p>33662400</text:p>
          </table:table-cell>
          <table:table-cell office:value-type="float" office:value="1420740" table:style-name="ce1">
            <text:p>1420740</text:p>
          </table:table-cell>
          <table:table-cell office:value-type="float" office:value="92589.9" table:style-name="ce1">
            <text:p>92589.9</text:p>
          </table:table-cell>
          <table:table-cell office:value-type="float" office:value="570999" table:style-name="ce1">
            <text:p>570999</text:p>
          </table:table-cell>
          <table:table-cell office:value-type="float" office:value="7.2657299999999997E+28" table:style-name="ce1">
            <text:p>7.26573E+28</text:p>
          </table:table-cell>
          <table:table-cell office:value-type="float" office:value="6.9257133896141923E-2" table:formula="of:=1 / LOG(SQRT(AVERAGE([.B155:.U155])))" table:style-name="ce1">
            <text:p>0.069257134</text:p>
          </table:table-cell>
          <table:table-cell table:number-columns-repeated="1636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74990" table:style-name="ce1">
            <text:p>1574990</text:p>
          </table:table-cell>
          <table:table-cell office:value-type="float" office:value="30968300" table:style-name="ce1">
            <text:p>30968300</text:p>
          </table:table-cell>
          <table:table-cell office:value-type="float" office:value="49910.7" table:style-name="ce1">
            <text:p>49910.7</text:p>
          </table:table-cell>
          <table:table-cell office:value-type="float" office:value="19446800" table:style-name="ce1">
            <text:p>19446800</text:p>
          </table:table-cell>
          <table:table-cell office:value-type="float" office:value="87990.6" table:style-name="ce1">
            <text:p>87990.6</text:p>
          </table:table-cell>
          <table:table-cell office:value-type="float" office:value="1.59517E+30" table:style-name="ce1">
            <text:p>1.59517E+30</text:p>
          </table:table-cell>
          <table:table-cell office:value-type="float" office:value="121832" table:style-name="ce1">
            <text:p>121832</text:p>
          </table:table-cell>
          <table:table-cell office:value-type="float" office:value="528670" table:style-name="ce1">
            <text:p>528670</text:p>
          </table:table-cell>
          <table:table-cell office:value-type="float" office:value="5989120" table:style-name="ce1">
            <text:p>5989120</text:p>
          </table:table-cell>
          <table:table-cell office:value-type="float" office:value="2178.5300000000002" table:style-name="ce1">
            <text:p>2178.53</text:p>
          </table:table-cell>
          <table:table-cell office:value-type="float" office:value="10353.9" table:style-name="ce1">
            <text:p>10353.9</text:p>
          </table:table-cell>
          <table:table-cell office:value-type="float" office:value="3793720" table:style-name="ce1">
            <text:p>3793720</text:p>
          </table:table-cell>
          <table:table-cell office:value-type="float" office:value="127634" table:style-name="ce1">
            <text:p>127634</text:p>
          </table:table-cell>
          <table:table-cell office:value-type="float" office:value="802993" table:style-name="ce1">
            <text:p>802993</text:p>
          </table:table-cell>
          <table:table-cell office:value-type="float" office:value="44328100" table:style-name="ce1">
            <text:p>44328100</text:p>
          </table:table-cell>
          <table:table-cell office:value-type="float" office:value="114115" table:style-name="ce1">
            <text:p>114115</text:p>
          </table:table-cell>
          <table:table-cell office:value-type="float" office:value="1541000" table:style-name="ce1">
            <text:p>1541000</text:p>
          </table:table-cell>
          <table:table-cell office:value-type="float" office:value="29625.200000000001" table:style-name="ce1">
            <text:p>29625.2</text:p>
          </table:table-cell>
          <table:table-cell office:value-type="float" office:value="845613" table:style-name="ce1">
            <text:p>845613</text:p>
          </table:table-cell>
          <table:table-cell office:value-type="float" office:value="6.5660999999999997E+30" table:style-name="ce1">
            <text:p>6.5661E+30</text:p>
          </table:table-cell>
          <table:table-cell office:value-type="float" office:value="6.7543088331706622E-2" table:formula="of:=1 / LOG(SQRT(AVERAGE([.B156:.U156])))" table:style-name="ce1">
            <text:p>0.067543088</text:p>
          </table:table-cell>
          <table:table-cell table:number-columns-repeated="1636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07925" table:style-name="ce1">
            <text:p>507925</text:p>
          </table:table-cell>
          <table:table-cell office:value-type="float" office:value="564807" table:style-name="ce1">
            <text:p>564807</text:p>
          </table:table-cell>
          <table:table-cell office:value-type="float" office:value="321614" table:style-name="ce1">
            <text:p>321614</text:p>
          </table:table-cell>
          <table:table-cell office:value-type="float" office:value="1630630" table:style-name="ce1">
            <text:p>1630630</text:p>
          </table:table-cell>
          <table:table-cell office:value-type="float" office:value="646616" table:style-name="ce1">
            <text:p>646616</text:p>
          </table:table-cell>
          <table:table-cell office:value-type="float" office:value="6.9119900000000002E+28" table:style-name="ce1">
            <text:p>6.91199E+28</text:p>
          </table:table-cell>
          <table:table-cell office:value-type="float" office:value="4547130" table:style-name="ce1">
            <text:p>4547130</text:p>
          </table:table-cell>
          <table:table-cell office:value-type="float" office:value="10778700" table:style-name="ce1">
            <text:p>10778700</text:p>
          </table:table-cell>
          <table:table-cell office:value-type="float" office:value="196890" table:style-name="ce1">
            <text:p>196890</text:p>
          </table:table-cell>
          <table:table-cell office:value-type="float" office:value="533314" table:style-name="ce1">
            <text:p>533314</text:p>
          </table:table-cell>
          <table:table-cell office:value-type="float" office:value="6037.13" table:style-name="ce1">
            <text:p>6037.13</text:p>
          </table:table-cell>
          <table:table-cell office:value-type="float" office:value="41563600" table:style-name="ce1">
            <text:p>41563600</text:p>
          </table:table-cell>
          <table:table-cell office:value-type="float" office:value="224477" table:style-name="ce1">
            <text:p>224477</text:p>
          </table:table-cell>
          <table:table-cell office:value-type="float" office:value="2933590" table:style-name="ce1">
            <text:p>2933590</text:p>
          </table:table-cell>
          <table:table-cell office:value-type="float" office:value="630895" table:style-name="ce1">
            <text:p>630895</text:p>
          </table:table-cell>
          <table:table-cell office:value-type="float" office:value="11290.7" table:style-name="ce1">
            <text:p>11290.7</text:p>
          </table:table-cell>
          <table:table-cell office:value-type="float" office:value="117545" table:style-name="ce1">
            <text:p>117545</text:p>
          </table:table-cell>
          <table:table-cell office:value-type="float" office:value="18000500" table:style-name="ce1">
            <text:p>18000500</text:p>
          </table:table-cell>
          <table:table-cell office:value-type="float" office:value="16415300" table:style-name="ce1">
            <text:p>16415300</text:p>
          </table:table-cell>
          <table:table-cell office:value-type="float" office:value="2.7491900000000002E+30" table:style-name="ce1">
            <text:p>2.74919E+30</text:p>
          </table:table-cell>
          <table:table-cell office:value-type="float" office:value="6.8613085534743143E-2" table:formula="of:=1 / LOG(SQRT(AVERAGE([.B157:.U157])))" table:style-name="ce1">
            <text:p>0.068613086</text:p>
          </table:table-cell>
          <table:table-cell table:number-columns-repeated="1636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11608000" table:style-name="ce1">
            <text:p>511608000</text:p>
          </table:table-cell>
          <table:table-cell office:value-type="float" office:value="30258300" table:style-name="ce1">
            <text:p>30258300</text:p>
          </table:table-cell>
          <table:table-cell office:value-type="float" office:value="22569" table:style-name="ce1">
            <text:p>22569</text:p>
          </table:table-cell>
          <table:table-cell office:value-type="float" office:value="54347600" table:style-name="ce1">
            <text:p>54347600</text:p>
          </table:table-cell>
          <table:table-cell office:value-type="float" office:value="74279.100000000006" table:style-name="ce1">
            <text:p>74279.1</text:p>
          </table:table-cell>
          <table:table-cell office:value-type="float" office:value="2.19261E+23" table:style-name="ce1">
            <text:p>2.19261E+23</text:p>
          </table:table-cell>
          <table:table-cell office:value-type="float" office:value="1104540" table:style-name="ce1">
            <text:p>1104540</text:p>
          </table:table-cell>
          <table:table-cell office:value-type="float" office:value="128988" table:style-name="ce1">
            <text:p>128988</text:p>
          </table:table-cell>
          <table:table-cell office:value-type="float" office:value="433793" table:style-name="ce1">
            <text:p>433793</text:p>
          </table:table-cell>
          <table:table-cell office:value-type="float" office:value="12565.9" table:style-name="ce1">
            <text:p>12565.9</text:p>
          </table:table-cell>
          <table:table-cell office:value-type="float" office:value="81386.7" table:style-name="ce1">
            <text:p>81386.7</text:p>
          </table:table-cell>
          <table:table-cell office:value-type="float" office:value="459435000" table:style-name="ce1">
            <text:p>459435000</text:p>
          </table:table-cell>
          <table:table-cell office:value-type="float" office:value="137991" table:style-name="ce1">
            <text:p>137991</text:p>
          </table:table-cell>
          <table:table-cell office:value-type="float" office:value="443656" table:style-name="ce1">
            <text:p>443656</text:p>
          </table:table-cell>
          <table:table-cell office:value-type="float" office:value="146772" table:style-name="ce1">
            <text:p>146772</text:p>
          </table:table-cell>
          <table:table-cell office:value-type="float" office:value="38344.800000000003" table:style-name="ce1">
            <text:p>38344.8</text:p>
          </table:table-cell>
          <table:table-cell office:value-type="float" office:value="135136" table:style-name="ce1">
            <text:p>135136</text:p>
          </table:table-cell>
          <table:table-cell office:value-type="float" office:value="8763610" table:style-name="ce1">
            <text:p>8763610</text:p>
          </table:table-cell>
          <table:table-cell office:value-type="float" office:value="1128620" table:style-name="ce1">
            <text:p>1128620</text:p>
          </table:table-cell>
          <table:table-cell office:value-type="float" office:value="2.4440300000000001E+29" table:style-name="ce1">
            <text:p>2.44403E+29</text:p>
          </table:table-cell>
          <table:table-cell office:value-type="float" office:value="7.1207125085963302E-2" table:formula="of:=1 / LOG(SQRT(AVERAGE([.B158:.U158])))" table:style-name="ce1">
            <text:p>0.071207125</text:p>
          </table:table-cell>
          <table:table-cell table:number-columns-repeated="1636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7561800" table:style-name="ce1">
            <text:p>87561800</text:p>
          </table:table-cell>
          <table:table-cell office:value-type="float" office:value="54207400" table:style-name="ce1">
            <text:p>54207400</text:p>
          </table:table-cell>
          <table:table-cell office:value-type="float" office:value="10996.9" table:style-name="ce1">
            <text:p>10996.9</text:p>
          </table:table-cell>
          <table:table-cell office:value-type="float" office:value="60706200" table:style-name="ce1">
            <text:p>60706200</text:p>
          </table:table-cell>
          <table:table-cell office:value-type="float" office:value="92926000" table:style-name="ce1">
            <text:p>92926000</text:p>
          </table:table-cell>
          <table:table-cell office:value-type="float" office:value="1.57305E+27" table:style-name="ce1">
            <text:p>1.57305E+27</text:p>
          </table:table-cell>
          <table:table-cell office:value-type="float" office:value="7815850" table:style-name="ce1">
            <text:p>7815850</text:p>
          </table:table-cell>
          <table:table-cell office:value-type="float" office:value="18101200" table:style-name="ce1">
            <text:p>18101200</text:p>
          </table:table-cell>
          <table:table-cell office:value-type="float" office:value="87918" table:style-name="ce1">
            <text:p>87918</text:p>
          </table:table-cell>
          <table:table-cell office:value-type="float" office:value="16976.3" table:style-name="ce1">
            <text:p>16976.3</text:p>
          </table:table-cell>
          <table:table-cell office:value-type="float" office:value="21101.200000000001" table:style-name="ce1">
            <text:p>21101.2</text:p>
          </table:table-cell>
          <table:table-cell office:value-type="float" office:value="315307000" table:style-name="ce1">
            <text:p>315307000</text:p>
          </table:table-cell>
          <table:table-cell office:value-type="float" office:value="8042.69" table:style-name="ce1">
            <text:p>8042.69</text:p>
          </table:table-cell>
          <table:table-cell office:value-type="float" office:value="175727000" table:style-name="ce1">
            <text:p>175727000</text:p>
          </table:table-cell>
          <table:table-cell office:value-type="float" office:value="102084" table:style-name="ce1">
            <text:p>102084</text:p>
          </table:table-cell>
          <table:table-cell office:value-type="float" office:value="72063.199999999997" table:style-name="ce1">
            <text:p>72063.2</text:p>
          </table:table-cell>
          <table:table-cell office:value-type="float" office:value="14134.1" table:style-name="ce1">
            <text:p>14134.1</text:p>
          </table:table-cell>
          <table:table-cell office:value-type="float" office:value="68346.7" table:style-name="ce1">
            <text:p>68346.7</text:p>
          </table:table-cell>
          <table:table-cell office:value-type="float" office:value="32145800" table:style-name="ce1">
            <text:p>32145800</text:p>
          </table:table-cell>
          <table:table-cell office:value-type="float" office:value="5.9937300000000004E+30" table:style-name="ce1">
            <text:p>5.99373E+30</text:p>
          </table:table-cell>
          <table:table-cell office:value-type="float" office:value="6.7850013546650836E-2" table:formula="of:=1 / LOG(SQRT(AVERAGE([.B159:.U159])))" table:style-name="ce1">
            <text:p>0.067850014</text:p>
          </table:table-cell>
          <table:table-cell table:number-columns-repeated="1636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63235" table:style-name="ce1">
            <text:p>663235</text:p>
          </table:table-cell>
          <table:table-cell office:value-type="float" office:value="559784" table:style-name="ce1">
            <text:p>559784</text:p>
          </table:table-cell>
          <table:table-cell office:value-type="float" office:value="13399.3" table:style-name="ce1">
            <text:p>13399.3</text:p>
          </table:table-cell>
          <table:table-cell office:value-type="float" office:value="29520.3" table:style-name="ce1">
            <text:p>29520.3</text:p>
          </table:table-cell>
          <table:table-cell office:value-type="float" office:value="355506" table:style-name="ce1">
            <text:p>355506</text:p>
          </table:table-cell>
          <table:table-cell office:value-type="float" office:value="1.9938400000000001E+29" table:style-name="ce1">
            <text:p>1.99384E+29</text:p>
          </table:table-cell>
          <table:table-cell office:value-type="float" office:value="557313" table:style-name="ce1">
            <text:p>557313</text:p>
          </table:table-cell>
          <table:table-cell office:value-type="float" office:value="9959990" table:style-name="ce1">
            <text:p>9959990</text:p>
          </table:table-cell>
          <table:table-cell office:value-type="float" office:value="856978" table:style-name="ce1">
            <text:p>856978</text:p>
          </table:table-cell>
          <table:table-cell office:value-type="float" office:value="625079" table:style-name="ce1">
            <text:p>625079</text:p>
          </table:table-cell>
          <table:table-cell office:value-type="float" office:value="121092" table:style-name="ce1">
            <text:p>121092</text:p>
          </table:table-cell>
          <table:table-cell office:value-type="float" office:value="3303460" table:style-name="ce1">
            <text:p>3303460</text:p>
          </table:table-cell>
          <table:table-cell office:value-type="float" office:value="96942.5" table:style-name="ce1">
            <text:p>96942.5</text:p>
          </table:table-cell>
          <table:table-cell office:value-type="float" office:value="184256" table:style-name="ce1">
            <text:p>184256</text:p>
          </table:table-cell>
          <table:table-cell office:value-type="float" office:value="972438" table:style-name="ce1">
            <text:p>972438</text:p>
          </table:table-cell>
          <table:table-cell office:value-type="float" office:value="271541" table:style-name="ce1">
            <text:p>271541</text:p>
          </table:table-cell>
          <table:table-cell office:value-type="float" office:value="65048.9" table:style-name="ce1">
            <text:p>65048.9</text:p>
          </table:table-cell>
          <table:table-cell office:value-type="float" office:value="69949.399999999994" table:style-name="ce1">
            <text:p>69949.4</text:p>
          </table:table-cell>
          <table:table-cell office:value-type="float" office:value="33113600" table:style-name="ce1">
            <text:p>33113600</text:p>
          </table:table-cell>
          <table:table-cell office:value-type="float" office:value="3.9390799999999999E+31" table:style-name="ce1">
            <text:p>3.93908E+31</text:p>
          </table:table-cell>
          <table:table-cell office:value-type="float" office:value="6.601410072351814E-2" table:formula="of:=1 / LOG(SQRT(AVERAGE([.B160:.U160])))" table:style-name="ce1">
            <text:p>0.066014101</text:p>
          </table:table-cell>
          <table:table-cell table:number-columns-repeated="1636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0021599999999999E+32" table:style-name="ce1">
            <text:p>1.00216E+32</text:p>
          </table:table-cell>
          <table:table-cell office:value-type="float" office:value="15473600" table:style-name="ce1">
            <text:p>15473600</text:p>
          </table:table-cell>
          <table:table-cell office:value-type="float" office:value="127496" table:style-name="ce1">
            <text:p>127496</text:p>
          </table:table-cell>
          <table:table-cell office:value-type="float" office:value="5979860" table:style-name="ce1">
            <text:p>5979860</text:p>
          </table:table-cell>
          <table:table-cell office:value-type="float" office:value="251422" table:style-name="ce1">
            <text:p>251422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72175.3" table:style-name="ce1">
            <text:p>72175.3</text:p>
          </table:table-cell>
          <table:table-cell office:value-type="float" office:value="52054.5" table:style-name="ce1">
            <text:p>52054.5</text:p>
          </table:table-cell>
          <table:table-cell office:value-type="float" office:value="270147" table:style-name="ce1">
            <text:p>270147</text:p>
          </table:table-cell>
          <table:table-cell office:value-type="float" office:value="16315.1" table:style-name="ce1">
            <text:p>16315.1</text:p>
          </table:table-cell>
          <table:table-cell office:value-type="float" office:value="6421.27" table:style-name="ce1">
            <text:p>6421.27</text:p>
          </table:table-cell>
          <table:table-cell office:value-type="float" office:value="540128" table:style-name="ce1">
            <text:p>540128</text:p>
          </table:table-cell>
          <table:table-cell office:value-type="float" office:value="510654" table:style-name="ce1">
            <text:p>510654</text:p>
          </table:table-cell>
          <table:table-cell office:value-type="float" office:value="4593770" table:style-name="ce1">
            <text:p>4593770</text:p>
          </table:table-cell>
          <table:table-cell office:value-type="float" office:value="1596750" table:style-name="ce1">
            <text:p>1596750</text:p>
          </table:table-cell>
          <table:table-cell office:value-type="float" office:value="33574.1" table:style-name="ce1">
            <text:p>33574.1</text:p>
          </table:table-cell>
          <table:table-cell office:value-type="float" office:value="2724.28" table:style-name="ce1">
            <text:p>2724.28</text:p>
          </table:table-cell>
          <table:table-cell office:value-type="float" office:value="30232.1" table:style-name="ce1">
            <text:p>30232.1</text:p>
          </table:table-cell>
          <table:table-cell office:value-type="float" office:value="24091000" table:style-name="ce1">
            <text:p>24091000</text:p>
          </table:table-cell>
          <table:table-cell office:value-type="float" office:value="5.8799599999999996E+30" table:style-name="ce1">
            <text:p>5.87996E+30</text:p>
          </table:table-cell>
          <table:table-cell office:value-type="float" office:value="6.509369738819494E-2" table:formula="of:=1 / LOG(SQRT(AVERAGE([.B161:.U161])))" table:style-name="ce1">
            <text:p>0.065093697</text:p>
          </table:table-cell>
          <table:table-cell table:number-columns-repeated="1636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357510000" table:style-name="ce1">
            <text:p>4357510000</text:p>
          </table:table-cell>
          <table:table-cell office:value-type="float" office:value="33601800" table:style-name="ce1">
            <text:p>33601800</text:p>
          </table:table-cell>
          <table:table-cell office:value-type="float" office:value="1258420" table:style-name="ce1">
            <text:p>1258420</text:p>
          </table:table-cell>
          <table:table-cell office:value-type="float" office:value="1066390000" table:style-name="ce1">
            <text:p>1066390000</text:p>
          </table:table-cell>
          <table:table-cell office:value-type="float" office:value="219420" table:style-name="ce1">
            <text:p>219420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68960" table:style-name="ce1">
            <text:p>68960</text:p>
          </table:table-cell>
          <table:table-cell office:value-type="float" office:value="579839" table:style-name="ce1">
            <text:p>579839</text:p>
          </table:table-cell>
          <table:table-cell office:value-type="float" office:value="47007800" table:style-name="ce1">
            <text:p>47007800</text:p>
          </table:table-cell>
          <table:table-cell office:value-type="float" office:value="85713.8" table:style-name="ce1">
            <text:p>85713.8</text:p>
          </table:table-cell>
          <table:table-cell office:value-type="float" office:value="96843.6" table:style-name="ce1">
            <text:p>96843.6</text:p>
          </table:table-cell>
          <table:table-cell office:value-type="float" office:value="3539400" table:style-name="ce1">
            <text:p>3539400</text:p>
          </table:table-cell>
          <table:table-cell office:value-type="float" office:value="24685.599999999999" table:style-name="ce1">
            <text:p>24685.6</text:p>
          </table:table-cell>
          <table:table-cell office:value-type="float" office:value="34253400" table:style-name="ce1">
            <text:p>34253400</text:p>
          </table:table-cell>
          <table:table-cell office:value-type="float" office:value="9340870" table:style-name="ce1">
            <text:p>9340870</text:p>
          </table:table-cell>
          <table:table-cell office:value-type="float" office:value="253274" table:style-name="ce1">
            <text:p>253274</text:p>
          </table:table-cell>
          <table:table-cell office:value-type="float" office:value="50969" table:style-name="ce1">
            <text:p>50969</text:p>
          </table:table-cell>
          <table:table-cell office:value-type="float" office:value="4604.22" table:style-name="ce1">
            <text:p>4604.22</text:p>
          </table:table-cell>
          <table:table-cell office:value-type="float" office:value="288010" table:style-name="ce1">
            <text:p>288010</text:p>
          </table:table-cell>
          <table:table-cell office:value-type="float" office:value="3.9519399999999999E+31" table:style-name="ce1">
            <text:p>3.95194E+31</text:p>
          </table:table-cell>
          <table:table-cell office:value-type="float" office:value="6.6014204049527708E-2" table:formula="of:=1 / LOG(SQRT(AVERAGE([.B162:.U162])))" table:style-name="ce1">
            <text:p>0.066014204</text:p>
          </table:table-cell>
          <table:table-cell table:number-columns-repeated="1636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580980" table:style-name="ce1">
            <text:p>1580980</text:p>
          </table:table-cell>
          <table:table-cell office:value-type="float" office:value="372081" table:style-name="ce1">
            <text:p>372081</text:p>
          </table:table-cell>
          <table:table-cell office:value-type="float" office:value="43670600" table:style-name="ce1">
            <text:p>43670600</text:p>
          </table:table-cell>
          <table:table-cell office:value-type="float" office:value="7129220" table:style-name="ce1">
            <text:p>7129220</text:p>
          </table:table-cell>
          <table:table-cell office:value-type="float" office:value="5636.67" table:style-name="ce1">
            <text:p>5636.67</text:p>
          </table:table-cell>
          <table:table-cell office:value-type="float" office:value="2.6584600000000002E+27" table:style-name="ce1">
            <text:p>2.65846E+27</text:p>
          </table:table-cell>
          <table:table-cell office:value-type="float" office:value="852198" table:style-name="ce1">
            <text:p>852198</text:p>
          </table:table-cell>
          <table:table-cell office:value-type="float" office:value="23909.200000000001" table:style-name="ce1">
            <text:p>23909.2</text:p>
          </table:table-cell>
          <table:table-cell office:value-type="float" office:value="489808" table:style-name="ce1">
            <text:p>489808</text:p>
          </table:table-cell>
          <table:table-cell office:value-type="float" office:value="24077.599999999999" table:style-name="ce1">
            <text:p>24077.6</text:p>
          </table:table-cell>
          <table:table-cell office:value-type="float" office:value="181873" table:style-name="ce1">
            <text:p>181873</text:p>
          </table:table-cell>
          <table:table-cell office:value-type="float" office:value="4836120" table:style-name="ce1">
            <text:p>4836120</text:p>
          </table:table-cell>
          <table:table-cell office:value-type="float" office:value="12509700" table:style-name="ce1">
            <text:p>12509700</text:p>
          </table:table-cell>
          <table:table-cell office:value-type="float" office:value="1252060" table:style-name="ce1">
            <text:p>1252060</text:p>
          </table:table-cell>
          <table:table-cell office:value-type="float" office:value="1645520" table:style-name="ce1">
            <text:p>1645520</text:p>
          </table:table-cell>
          <table:table-cell office:value-type="float" office:value="15374.2" table:style-name="ce1">
            <text:p>15374.2</text:p>
          </table:table-cell>
          <table:table-cell office:value-type="float" office:value="13455.7" table:style-name="ce1">
            <text:p>13455.7</text:p>
          </table:table-cell>
          <table:table-cell office:value-type="float" office:value="48767.1" table:style-name="ce1">
            <text:p>48767.1</text:p>
          </table:table-cell>
          <table:table-cell office:value-type="float" office:value="898276" table:style-name="ce1">
            <text:p>898276</text:p>
          </table:table-cell>
          <table:table-cell office:value-type="float" office:value="4.1198600000000001E+26" table:style-name="ce1">
            <text:p>4.11986E+26</text:p>
          </table:table-cell>
          <table:table-cell office:value-type="float" office:value="7.6376189716418685E-2" table:formula="of:=1 / LOG(SQRT(AVERAGE([.B163:.U163])))" table:style-name="ce1">
            <text:p>0.07637619</text:p>
          </table:table-cell>
          <table:table-cell table:number-columns-repeated="1636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0424700" table:style-name="ce1">
            <text:p>60424700</text:p>
          </table:table-cell>
          <table:table-cell office:value-type="float" office:value="221740" table:style-name="ce1">
            <text:p>221740</text:p>
          </table:table-cell>
          <table:table-cell office:value-type="float" office:value="83431.600000000006" table:style-name="ce1">
            <text:p>83431.6</text:p>
          </table:table-cell>
          <table:table-cell office:value-type="float" office:value="746695000" table:style-name="ce1">
            <text:p>746695000</text:p>
          </table:table-cell>
          <table:table-cell office:value-type="float" office:value="614364" table:style-name="ce1">
            <text:p>614364</text:p>
          </table:table-cell>
          <table:table-cell office:value-type="float" office:value="6.64722E+28" table:style-name="ce1">
            <text:p>6.64722E+28</text:p>
          </table:table-cell>
          <table:table-cell office:value-type="float" office:value="7471.12" table:style-name="ce1">
            <text:p>7471.12</text:p>
          </table:table-cell>
          <table:table-cell office:value-type="float" office:value="7825.52" table:style-name="ce1">
            <text:p>7825.52</text:p>
          </table:table-cell>
          <table:table-cell office:value-type="float" office:value="196654" table:style-name="ce1">
            <text:p>196654</text:p>
          </table:table-cell>
          <table:table-cell office:value-type="float" office:value="3560.96" table:style-name="ce1">
            <text:p>3560.96</text:p>
          </table:table-cell>
          <table:table-cell office:value-type="float" office:value="5093.09" table:style-name="ce1">
            <text:p>5093.09</text:p>
          </table:table-cell>
          <table:table-cell office:value-type="float" office:value="56065000" table:style-name="ce1">
            <text:p>56065000</text:p>
          </table:table-cell>
          <table:table-cell office:value-type="float" office:value="12870.4" table:style-name="ce1">
            <text:p>12870.4</text:p>
          </table:table-cell>
          <table:table-cell office:value-type="float" office:value="568657000" table:style-name="ce1">
            <text:p>568657000</text:p>
          </table:table-cell>
          <table:table-cell office:value-type="float" office:value="277212000" table:style-name="ce1">
            <text:p>277212000</text:p>
          </table:table-cell>
          <table:table-cell office:value-type="float" office:value="115140" table:style-name="ce1">
            <text:p>115140</text:p>
          </table:table-cell>
          <table:table-cell office:value-type="float" office:value="16421" table:style-name="ce1">
            <text:p>16421</text:p>
          </table:table-cell>
          <table:table-cell office:value-type="float" office:value="39564700" table:style-name="ce1">
            <text:p>39564700</text:p>
          </table:table-cell>
          <table:table-cell office:value-type="float" office:value="698636" table:style-name="ce1">
            <text:p>698636</text:p>
          </table:table-cell>
          <table:table-cell office:value-type="float" office:value="6.1633700000000002E+30" table:style-name="ce1">
            <text:p>6.16337E+30</text:p>
          </table:table-cell>
          <table:table-cell office:value-type="float" office:value="6.7811673439511749E-2" table:formula="of:=1 / LOG(SQRT(AVERAGE([.B164:.U164])))" table:style-name="ce1">
            <text:p>0.067811673</text:p>
          </table:table-cell>
          <table:table-cell table:number-columns-repeated="1636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060000" table:style-name="ce1">
            <text:p>56060000</text:p>
          </table:table-cell>
          <table:table-cell office:value-type="float" office:value="14864800" table:style-name="ce1">
            <text:p>14864800</text:p>
          </table:table-cell>
          <table:table-cell office:value-type="float" office:value="6071.76" table:style-name="ce1">
            <text:p>6071.76</text:p>
          </table:table-cell>
          <table:table-cell office:value-type="float" office:value="98172" table:style-name="ce1">
            <text:p>98172</text:p>
          </table:table-cell>
          <table:table-cell office:value-type="float" office:value="2518520" table:style-name="ce1">
            <text:p>2518520</text:p>
          </table:table-cell>
          <table:table-cell office:value-type="float" office:value="1.41544E+30" table:style-name="ce1">
            <text:p>1.41544E+30</text:p>
          </table:table-cell>
          <table:table-cell office:value-type="float" office:value="89283.5" table:style-name="ce1">
            <text:p>89283.5</text:p>
          </table:table-cell>
          <table:table-cell office:value-type="float" office:value="48479900" table:style-name="ce1">
            <text:p>48479900</text:p>
          </table:table-cell>
          <table:table-cell office:value-type="float" office:value="14175000" table:style-name="ce1">
            <text:p>14175000</text:p>
          </table:table-cell>
          <table:table-cell office:value-type="float" office:value="2650.09" table:style-name="ce1">
            <text:p>2650.09</text:p>
          </table:table-cell>
          <table:table-cell office:value-type="float" office:value="9275.02" table:style-name="ce1">
            <text:p>9275.02</text:p>
          </table:table-cell>
          <table:table-cell office:value-type="float" office:value="2840900" table:style-name="ce1">
            <text:p>2840900</text:p>
          </table:table-cell>
          <table:table-cell office:value-type="float" office:value="6645140" table:style-name="ce1">
            <text:p>6645140</text:p>
          </table:table-cell>
          <table:table-cell office:value-type="float" office:value="16080800" table:style-name="ce1">
            <text:p>16080800</text:p>
          </table:table-cell>
          <table:table-cell office:value-type="float" office:value="506906000" table:style-name="ce1">
            <text:p>506906000</text:p>
          </table:table-cell>
          <table:table-cell office:value-type="float" office:value="3824.63" table:style-name="ce1">
            <text:p>3824.63</text:p>
          </table:table-cell>
          <table:table-cell office:value-type="float" office:value="80779.399999999994" table:style-name="ce1">
            <text:p>80779.4</text:p>
          </table:table-cell>
          <table:table-cell office:value-type="float" office:value="36280200" table:style-name="ce1">
            <text:p>36280200</text:p>
          </table:table-cell>
          <table:table-cell office:value-type="float" office:value="1462910" table:style-name="ce1">
            <text:p>1462910</text:p>
          </table:table-cell>
          <table:table-cell office:value-type="float" office:value="1.6771000000000001E+27" table:style-name="ce1">
            <text:p>1.6771E+27</text:p>
          </table:table-cell>
          <table:table-cell office:value-type="float" office:value="6.9323187254860322E-2" table:formula="of:=1 / LOG(SQRT(AVERAGE([.B165:.U165])))" table:style-name="ce1">
            <text:p>0.069323187</text:p>
          </table:table-cell>
          <table:table-cell table:number-columns-repeated="1636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8413800" table:style-name="ce1">
            <text:p>28413800</text:p>
          </table:table-cell>
          <table:table-cell office:value-type="float" office:value="718370" table:style-name="ce1">
            <text:p>718370</text:p>
          </table:table-cell>
          <table:table-cell office:value-type="float" office:value="7432200000" table:style-name="ce1">
            <text:p>7432200000</text:p>
          </table:table-cell>
          <table:table-cell office:value-type="float" office:value="456357" table:style-name="ce1">
            <text:p>456357</text:p>
          </table:table-cell>
          <table:table-cell office:value-type="float" office:value="48437.4" table:style-name="ce1">
            <text:p>48437.4</text:p>
          </table:table-cell>
          <table:table-cell office:value-type="float" office:value="92646.399999999994" table:style-name="ce1">
            <text:p>92646.4</text:p>
          </table:table-cell>
          <table:table-cell office:value-type="float" office:value="58759000" table:style-name="ce1">
            <text:p>58759000</text:p>
          </table:table-cell>
          <table:table-cell office:value-type="float" office:value="23421.5" table:style-name="ce1">
            <text:p>23421.5</text:p>
          </table:table-cell>
          <table:table-cell office:value-type="float" office:value="156878" table:style-name="ce1">
            <text:p>156878</text:p>
          </table:table-cell>
          <table:table-cell office:value-type="float" office:value="14021.6" table:style-name="ce1">
            <text:p>14021.6</text:p>
          </table:table-cell>
          <table:table-cell office:value-type="float" office:value="9351010" table:style-name="ce1">
            <text:p>9351010</text:p>
          </table:table-cell>
          <table:table-cell office:value-type="float" office:value="441397000" table:style-name="ce1">
            <text:p>441397000</text:p>
          </table:table-cell>
          <table:table-cell office:value-type="float" office:value="392315" table:style-name="ce1">
            <text:p>392315</text:p>
          </table:table-cell>
          <table:table-cell office:value-type="float" office:value="55582800" table:style-name="ce1">
            <text:p>55582800</text:p>
          </table:table-cell>
          <table:table-cell office:value-type="float" office:value="8450110" table:style-name="ce1">
            <text:p>8450110</text:p>
          </table:table-cell>
          <table:table-cell office:value-type="float" office:value="90256.2" table:style-name="ce1">
            <text:p>90256.2</text:p>
          </table:table-cell>
          <table:table-cell office:value-type="float" office:value="2295.46" table:style-name="ce1">
            <text:p>2295.46</text:p>
          </table:table-cell>
          <table:table-cell office:value-type="float" office:value="20736" table:style-name="ce1">
            <text:p>20736</text:p>
          </table:table-cell>
          <table:table-cell office:value-type="float" office:value="43806300" table:style-name="ce1">
            <text:p>43806300</text:p>
          </table:table-cell>
          <table:table-cell office:value-type="float" office:value="5.4589800000000004E+30" table:style-name="ce1">
            <text:p>5.45898E+30</text:p>
          </table:table-cell>
          <table:table-cell office:value-type="float" office:value="6.7943825997651794E-2" table:formula="of:=1 / LOG(SQRT(AVERAGE([.B166:.U166])))" table:style-name="ce1">
            <text:p>0.067943826</text:p>
          </table:table-cell>
          <table:table-cell table:number-columns-repeated="1636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89730000000" table:style-name="ce1">
            <text:p>2.88973E+12</text:p>
          </table:table-cell>
          <table:table-cell office:value-type="float" office:value="4871400" table:style-name="ce1">
            <text:p>4871400</text:p>
          </table:table-cell>
          <table:table-cell office:value-type="float" office:value="3937470" table:style-name="ce1">
            <text:p>3937470</text:p>
          </table:table-cell>
          <table:table-cell office:value-type="float" office:value="7255490" table:style-name="ce1">
            <text:p>7255490</text:p>
          </table:table-cell>
          <table:table-cell office:value-type="float" office:value="2331610" table:style-name="ce1">
            <text:p>2331610</text:p>
          </table:table-cell>
          <table:table-cell office:value-type="float" office:value="6.6461399999999996E+34" table:style-name="ce1">
            <text:p>6.64614E+34</text:p>
          </table:table-cell>
          <table:table-cell office:value-type="float" office:value="13798.9" table:style-name="ce1">
            <text:p>13798.9</text:p>
          </table:table-cell>
          <table:table-cell office:value-type="float" office:value="13839" table:style-name="ce1">
            <text:p>13839</text:p>
          </table:table-cell>
          <table:table-cell office:value-type="float" office:value="17756000" table:style-name="ce1">
            <text:p>17756000</text:p>
          </table:table-cell>
          <table:table-cell office:value-type="float" office:value="6208.94" table:style-name="ce1">
            <text:p>6208.94</text:p>
          </table:table-cell>
          <table:table-cell office:value-type="float" office:value="26664.7" table:style-name="ce1">
            <text:p>26664.7</text:p>
          </table:table-cell>
          <table:table-cell office:value-type="float" office:value="164363000" table:style-name="ce1">
            <text:p>164363000</text:p>
          </table:table-cell>
          <table:table-cell office:value-type="float" office:value="1985990" table:style-name="ce1">
            <text:p>1985990</text:p>
          </table:table-cell>
          <table:table-cell office:value-type="float" office:value="53406900" table:style-name="ce1">
            <text:p>53406900</text:p>
          </table:table-cell>
          <table:table-cell office:value-type="float" office:value="30981.200000000001" table:style-name="ce1">
            <text:p>30981.2</text:p>
          </table:table-cell>
          <table:table-cell office:value-type="float" office:value="330077" table:style-name="ce1">
            <text:p>330077</text:p>
          </table:table-cell>
          <table:table-cell office:value-type="float" office:value="391645" table:style-name="ce1">
            <text:p>391645</text:p>
          </table:table-cell>
          <table:table-cell office:value-type="float" office:value="81049.100000000006" table:style-name="ce1">
            <text:p>81049.1</text:p>
          </table:table-cell>
          <table:table-cell office:value-type="float" office:value="1574360000" table:style-name="ce1">
            <text:p>1574360000</text:p>
          </table:table-cell>
          <table:table-cell office:value-type="float" office:value="1.69652E+28" table:style-name="ce1">
            <text:p>1.69652E+28</text:p>
          </table:table-cell>
          <table:table-cell office:value-type="float" office:value="5.9663130746088908E-2" table:formula="of:=1 / LOG(SQRT(AVERAGE([.B167:.U167])))" table:style-name="ce1">
            <text:p>0.059663131</text:p>
          </table:table-cell>
          <table:table-cell table:number-columns-repeated="1636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152210" table:style-name="ce1">
            <text:p>7152210</text:p>
          </table:table-cell>
          <table:table-cell office:value-type="float" office:value="432222" table:style-name="ce1">
            <text:p>432222</text:p>
          </table:table-cell>
          <table:table-cell office:value-type="float" office:value="75728" table:style-name="ce1">
            <text:p>75728</text:p>
          </table:table-cell>
          <table:table-cell office:value-type="float" office:value="194790000" table:style-name="ce1">
            <text:p>194790000</text:p>
          </table:table-cell>
          <table:table-cell office:value-type="float" office:value="627580" table:style-name="ce1">
            <text:p>627580</text:p>
          </table:table-cell>
          <table:table-cell office:value-type="float" office:value="3.64335E+29" table:style-name="ce1">
            <text:p>3.64335E+29</text:p>
          </table:table-cell>
          <table:table-cell office:value-type="float" office:value="12870000" table:style-name="ce1">
            <text:p>12870000</text:p>
          </table:table-cell>
          <table:table-cell office:value-type="float" office:value="22159.9" table:style-name="ce1">
            <text:p>22159.9</text:p>
          </table:table-cell>
          <table:table-cell office:value-type="float" office:value="193764" table:style-name="ce1">
            <text:p>193764</text:p>
          </table:table-cell>
          <table:table-cell office:value-type="float" office:value="2186.48" table:style-name="ce1">
            <text:p>2186.48</text:p>
          </table:table-cell>
          <table:table-cell office:value-type="float" office:value="53215.8" table:style-name="ce1">
            <text:p>53215.8</text:p>
          </table:table-cell>
          <table:table-cell office:value-type="float" office:value="304777000" table:style-name="ce1">
            <text:p>304777000</text:p>
          </table:table-cell>
          <table:table-cell office:value-type="float" office:value="22649000" table:style-name="ce1">
            <text:p>22649000</text:p>
          </table:table-cell>
          <table:table-cell office:value-type="float" office:value="366908000" table:style-name="ce1">
            <text:p>366908000</text:p>
          </table:table-cell>
          <table:table-cell office:value-type="float" office:value="8642810" table:style-name="ce1">
            <text:p>8642810</text:p>
          </table:table-cell>
          <table:table-cell office:value-type="float" office:value="1415940" table:style-name="ce1">
            <text:p>1415940</text:p>
          </table:table-cell>
          <table:table-cell office:value-type="float" office:value="40239900" table:style-name="ce1">
            <text:p>40239900</text:p>
          </table:table-cell>
          <table:table-cell office:value-type="float" office:value="12825.7" table:style-name="ce1">
            <text:p>12825.7</text:p>
          </table:table-cell>
          <table:table-cell office:value-type="float" office:value="17884700" table:style-name="ce1">
            <text:p>17884700</text:p>
          </table:table-cell>
          <table:table-cell office:value-type="float" office:value="5.6516499999999997E+29" table:style-name="ce1">
            <text:p>5.65165E+29</text:p>
          </table:table-cell>
          <table:table-cell office:value-type="float" office:value="6.9766096676560141E-2" table:formula="of:=1 / LOG(SQRT(AVERAGE([.B168:.U168])))" table:style-name="ce1">
            <text:p>0.069766097</text:p>
          </table:table-cell>
          <table:table-cell table:number-columns-repeated="1636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616000" table:style-name="ce1">
            <text:p>29616000</text:p>
          </table:table-cell>
          <table:table-cell office:value-type="float" office:value="14833400" table:style-name="ce1">
            <text:p>14833400</text:p>
          </table:table-cell>
          <table:table-cell office:value-type="float" office:value="10835.7" table:style-name="ce1">
            <text:p>10835.7</text:p>
          </table:table-cell>
          <table:table-cell office:value-type="float" office:value="31059.7" table:style-name="ce1">
            <text:p>31059.7</text:p>
          </table:table-cell>
          <table:table-cell office:value-type="float" office:value="88067.5" table:style-name="ce1">
            <text:p>88067.5</text:p>
          </table:table-cell>
          <table:table-cell office:value-type="float" office:value="7.4436799999999999E+28" table:style-name="ce1">
            <text:p>7.44368E+28</text:p>
          </table:table-cell>
          <table:table-cell office:value-type="float" office:value="5672840" table:style-name="ce1">
            <text:p>5672840</text:p>
          </table:table-cell>
          <table:table-cell office:value-type="float" office:value="1463770" table:style-name="ce1">
            <text:p>1463770</text:p>
          </table:table-cell>
          <table:table-cell office:value-type="float" office:value="163731" table:style-name="ce1">
            <text:p>163731</text:p>
          </table:table-cell>
          <table:table-cell office:value-type="float" office:value="15850.6" table:style-name="ce1">
            <text:p>15850.6</text:p>
          </table:table-cell>
          <table:table-cell office:value-type="float" office:value="26578000" table:style-name="ce1">
            <text:p>26578000</text:p>
          </table:table-cell>
          <table:table-cell office:value-type="float" office:value="4463800" table:style-name="ce1">
            <text:p>4463800</text:p>
          </table:table-cell>
          <table:table-cell office:value-type="float" office:value="19248.3" table:style-name="ce1">
            <text:p>19248.3</text:p>
          </table:table-cell>
          <table:table-cell office:value-type="float" office:value="751749" table:style-name="ce1">
            <text:p>751749</text:p>
          </table:table-cell>
          <table:table-cell office:value-type="float" office:value="726279" table:style-name="ce1">
            <text:p>726279</text:p>
          </table:table-cell>
          <table:table-cell office:value-type="float" office:value="28854.400000000001" table:style-name="ce1">
            <text:p>28854.4</text:p>
          </table:table-cell>
          <table:table-cell office:value-type="float" office:value="5915520" table:style-name="ce1">
            <text:p>5915520</text:p>
          </table:table-cell>
          <table:table-cell office:value-type="float" office:value="8759180" table:style-name="ce1">
            <text:p>8759180</text:p>
          </table:table-cell>
          <table:table-cell office:value-type="float" office:value="84502.3" table:style-name="ce1">
            <text:p>84502.3</text:p>
          </table:table-cell>
          <table:table-cell office:value-type="float" office:value="6.0562699999999995E+30" table:style-name="ce1">
            <text:p>6.05627E+30</text:p>
          </table:table-cell>
          <table:table-cell office:value-type="float" office:value="6.7827694680194575E-2" table:formula="of:=1 / LOG(SQRT(AVERAGE([.B169:.U169])))" table:style-name="ce1">
            <text:p>0.067827695</text:p>
          </table:table-cell>
          <table:table-cell table:number-columns-repeated="1636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5796800" table:style-name="ce1">
            <text:p>55796800</text:p>
          </table:table-cell>
          <table:table-cell office:value-type="float" office:value="710145" table:style-name="ce1">
            <text:p>710145</text:p>
          </table:table-cell>
          <table:table-cell office:value-type="float" office:value="696720" table:style-name="ce1">
            <text:p>696720</text:p>
          </table:table-cell>
          <table:table-cell office:value-type="float" office:value="8643850" table:style-name="ce1">
            <text:p>8643850</text:p>
          </table:table-cell>
          <table:table-cell office:value-type="float" office:value="15195.4" table:style-name="ce1">
            <text:p>15195.4</text:p>
          </table:table-cell>
          <table:table-cell office:value-type="float" office:value="5.8464700000000001E+29" table:style-name="ce1">
            <text:p>5.84647E+29</text:p>
          </table:table-cell>
          <table:table-cell office:value-type="float" office:value="3062360" table:style-name="ce1">
            <text:p>3062360</text:p>
          </table:table-cell>
          <table:table-cell office:value-type="float" office:value="868380" table:style-name="ce1">
            <text:p>868380</text:p>
          </table:table-cell>
          <table:table-cell office:value-type="float" office:value="177715" table:style-name="ce1">
            <text:p>177715</text:p>
          </table:table-cell>
          <table:table-cell office:value-type="float" office:value="15576.7" table:style-name="ce1">
            <text:p>15576.7</text:p>
          </table:table-cell>
          <table:table-cell office:value-type="float" office:value="30488.1" table:style-name="ce1">
            <text:p>30488.1</text:p>
          </table:table-cell>
          <table:table-cell office:value-type="float" office:value="5067040" table:style-name="ce1">
            <text:p>5067040</text:p>
          </table:table-cell>
          <table:table-cell office:value-type="float" office:value="21741" table:style-name="ce1">
            <text:p>21741</text:p>
          </table:table-cell>
          <table:table-cell office:value-type="float" office:value="1366910" table:style-name="ce1">
            <text:p>1366910</text:p>
          </table:table-cell>
          <table:table-cell office:value-type="float" office:value="66792.5" table:style-name="ce1">
            <text:p>66792.5</text:p>
          </table:table-cell>
          <table:table-cell office:value-type="float" office:value="169755" table:style-name="ce1">
            <text:p>169755</text:p>
          </table:table-cell>
          <table:table-cell office:value-type="float" office:value="7116.62" table:style-name="ce1">
            <text:p>7116.62</text:p>
          </table:table-cell>
          <table:table-cell office:value-type="float" office:value="105044" table:style-name="ce1">
            <text:p>105044</text:p>
          </table:table-cell>
          <table:table-cell office:value-type="float" office:value="592380" table:style-name="ce1">
            <text:p>592380</text:p>
          </table:table-cell>
          <table:table-cell office:value-type="float" office:value="2.9136300000000001E+27" table:style-name="ce1">
            <text:p>2.91363E+27</text:p>
          </table:table-cell>
          <table:table-cell office:value-type="float" office:value="7.0254264640267655E-2" table:formula="of:=1 / LOG(SQRT(AVERAGE([.B170:.U170])))" table:style-name="ce1">
            <text:p>0.070254265</text:p>
          </table:table-cell>
          <table:table-cell table:number-columns-repeated="1636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1274800" table:style-name="ce1">
            <text:p>31274800</text:p>
          </table:table-cell>
          <table:table-cell office:value-type="float" office:value="15744300" table:style-name="ce1">
            <text:p>15744300</text:p>
          </table:table-cell>
          <table:table-cell office:value-type="float" office:value="6872.87" table:style-name="ce1">
            <text:p>6872.87</text:p>
          </table:table-cell>
          <table:table-cell office:value-type="float" office:value="45145.3" table:style-name="ce1">
            <text:p>45145.3</text:p>
          </table:table-cell>
          <table:table-cell office:value-type="float" office:value="16282.1" table:style-name="ce1">
            <text:p>16282.1</text:p>
          </table:table-cell>
          <table:table-cell office:value-type="float" office:value="1.9938400000000001E+29" table:style-name="ce1">
            <text:p>1.99384E+29</text:p>
          </table:table-cell>
          <table:table-cell office:value-type="float" office:value="32598500" table:style-name="ce1">
            <text:p>32598500</text:p>
          </table:table-cell>
          <table:table-cell office:value-type="float" office:value="984498" table:style-name="ce1">
            <text:p>984498</text:p>
          </table:table-cell>
          <table:table-cell office:value-type="float" office:value="1317920" table:style-name="ce1">
            <text:p>1317920</text:p>
          </table:table-cell>
          <table:table-cell office:value-type="float" office:value="98598.2" table:style-name="ce1">
            <text:p>98598.2</text:p>
          </table:table-cell>
          <table:table-cell office:value-type="float" office:value="88546.3" table:style-name="ce1">
            <text:p>88546.3</text:p>
          </table:table-cell>
          <table:table-cell office:value-type="float" office:value="360131000" table:style-name="ce1">
            <text:p>360131000</text:p>
          </table:table-cell>
          <table:table-cell office:value-type="float" office:value="148287000" table:style-name="ce1">
            <text:p>148287000</text:p>
          </table:table-cell>
          <table:table-cell office:value-type="float" office:value="363925000" table:style-name="ce1">
            <text:p>363925000</text:p>
          </table:table-cell>
          <table:table-cell office:value-type="float" office:value="386121" table:style-name="ce1">
            <text:p>386121</text:p>
          </table:table-cell>
          <table:table-cell office:value-type="float" office:value="91007.7" table:style-name="ce1">
            <text:p>91007.7</text:p>
          </table:table-cell>
          <table:table-cell office:value-type="float" office:value="3400140" table:style-name="ce1">
            <text:p>3400140</text:p>
          </table:table-cell>
          <table:table-cell office:value-type="float" office:value="23154500" table:style-name="ce1">
            <text:p>23154500</text:p>
          </table:table-cell>
          <table:table-cell office:value-type="float" office:value="1147080" table:style-name="ce1">
            <text:p>1147080</text:p>
          </table:table-cell>
          <table:table-cell office:value-type="float" office:value="1.14849E+27" table:style-name="ce1">
            <text:p>1.14849E+27</text:p>
          </table:table-cell>
          <table:table-cell office:value-type="float" office:value="7.1425625757218822E-2" table:formula="of:=1 / LOG(SQRT(AVERAGE([.B171:.U171])))" table:style-name="ce1">
            <text:p>0.071425626</text:p>
          </table:table-cell>
          <table:table-cell table:number-columns-repeated="1636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7912600" table:style-name="ce1">
            <text:p>27912600</text:p>
          </table:table-cell>
          <table:table-cell office:value-type="float" office:value="49893400" table:style-name="ce1">
            <text:p>49893400</text:p>
          </table:table-cell>
          <table:table-cell office:value-type="float" office:value="836564" table:style-name="ce1">
            <text:p>836564</text:p>
          </table:table-cell>
          <table:table-cell office:value-type="float" office:value="619596" table:style-name="ce1">
            <text:p>619596</text:p>
          </table:table-cell>
          <table:table-cell office:value-type="float" office:value="91235600" table:style-name="ce1">
            <text:p>91235600</text:p>
          </table:table-cell>
          <table:table-cell office:value-type="float" office:value="80014700" table:style-name="ce1">
            <text:p>80014700</text:p>
          </table:table-cell>
          <table:table-cell office:value-type="float" office:value="5270860" table:style-name="ce1">
            <text:p>5270860</text:p>
          </table:table-cell>
          <table:table-cell office:value-type="float" office:value="40334.400000000001" table:style-name="ce1">
            <text:p>40334.4</text:p>
          </table:table-cell>
          <table:table-cell office:value-type="float" office:value="2197070" table:style-name="ce1">
            <text:p>2197070</text:p>
          </table:table-cell>
          <table:table-cell office:value-type="float" office:value="16184.6" table:style-name="ce1">
            <text:p>16184.6</text:p>
          </table:table-cell>
          <table:table-cell office:value-type="float" office:value="18813.7" table:style-name="ce1">
            <text:p>18813.7</text:p>
          </table:table-cell>
          <table:table-cell office:value-type="float" office:value="45827300" table:style-name="ce1">
            <text:p>45827300</text:p>
          </table:table-cell>
          <table:table-cell office:value-type="float" office:value="163512" table:style-name="ce1">
            <text:p>163512</text:p>
          </table:table-cell>
          <table:table-cell office:value-type="float" office:value="3606890" table:style-name="ce1">
            <text:p>3606890</text:p>
          </table:table-cell>
          <table:table-cell office:value-type="float" office:value="1556940" table:style-name="ce1">
            <text:p>1556940</text:p>
          </table:table-cell>
          <table:table-cell office:value-type="float" office:value="1248540" table:style-name="ce1">
            <text:p>1248540</text:p>
          </table:table-cell>
          <table:table-cell office:value-type="float" office:value="94021.7" table:style-name="ce1">
            <text:p>94021.7</text:p>
          </table:table-cell>
          <table:table-cell office:value-type="float" office:value="344392" table:style-name="ce1">
            <text:p>344392</text:p>
          </table:table-cell>
          <table:table-cell office:value-type="float" office:value="6143700" table:style-name="ce1">
            <text:p>6143700</text:p>
          </table:table-cell>
          <table:table-cell office:value-type="float" office:value="16425900" table:style-name="ce1">
            <text:p>16425900</text:p>
          </table:table-cell>
          <table:table-cell office:value-type="float" office:value="0.27693072513319439" table:formula="of:=1 / LOG(SQRT(AVERAGE([.B172:.U172])))" table:style-name="ce1">
            <text:p>0.276930725</text:p>
          </table:table-cell>
          <table:table-cell table:number-columns-repeated="1636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98800" table:style-name="ce1">
            <text:p>1798800</text:p>
          </table:table-cell>
          <table:table-cell office:value-type="float" office:value="497839" table:style-name="ce1">
            <text:p>497839</text:p>
          </table:table-cell>
          <table:table-cell office:value-type="float" office:value="7978.57" table:style-name="ce1">
            <text:p>7978.57</text:p>
          </table:table-cell>
          <table:table-cell office:value-type="float" office:value="5667410" table:style-name="ce1">
            <text:p>5667410</text:p>
          </table:table-cell>
          <table:table-cell office:value-type="float" office:value="91106.6" table:style-name="ce1">
            <text:p>91106.6</text:p>
          </table:table-cell>
          <table:table-cell office:value-type="float" office:value="1.3568000000000001E+30" table:style-name="ce1">
            <text:p>1.3568E+30</text:p>
          </table:table-cell>
          <table:table-cell office:value-type="float" office:value="5344860" table:style-name="ce1">
            <text:p>5344860</text:p>
          </table:table-cell>
          <table:table-cell office:value-type="float" office:value="97734.2" table:style-name="ce1">
            <text:p>97734.2</text:p>
          </table:table-cell>
          <table:table-cell office:value-type="float" office:value="1443030" table:style-name="ce1">
            <text:p>1443030</text:p>
          </table:table-cell>
          <table:table-cell office:value-type="float" office:value="14782.3" table:style-name="ce1">
            <text:p>14782.3</text:p>
          </table:table-cell>
          <table:table-cell office:value-type="float" office:value="13648.7" table:style-name="ce1">
            <text:p>13648.7</text:p>
          </table:table-cell>
          <table:table-cell office:value-type="float" office:value="7324880" table:style-name="ce1">
            <text:p>7324880</text:p>
          </table:table-cell>
          <table:table-cell office:value-type="float" office:value="944119" table:style-name="ce1">
            <text:p>944119</text:p>
          </table:table-cell>
          <table:table-cell office:value-type="float" office:value="431264" table:style-name="ce1">
            <text:p>431264</text:p>
          </table:table-cell>
          <table:table-cell office:value-type="float" office:value="1600480" table:style-name="ce1">
            <text:p>1600480</text:p>
          </table:table-cell>
          <table:table-cell office:value-type="float" office:value="7124.56" table:style-name="ce1">
            <text:p>7124.56</text:p>
          </table:table-cell>
          <table:table-cell office:value-type="float" office:value="15632.9" table:style-name="ce1">
            <text:p>15632.9</text:p>
          </table:table-cell>
          <table:table-cell office:value-type="float" office:value="259554" table:style-name="ce1">
            <text:p>259554</text:p>
          </table:table-cell>
          <table:table-cell office:value-type="float" office:value="199404" table:style-name="ce1">
            <text:p>199404</text:p>
          </table:table-cell>
          <table:table-cell office:value-type="float" office:value="4.3645799999999999E+29" table:style-name="ce1">
            <text:p>4.36458E+29</text:p>
          </table:table-cell>
          <table:table-cell office:value-type="float" office:value="6.9078394240522673E-2" table:formula="of:=1 / LOG(SQRT(AVERAGE([.B173:.U173])))" table:style-name="ce1">
            <text:p>0.069078394</text:p>
          </table:table-cell>
          <table:table-cell table:number-columns-repeated="1636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0347800000" table:style-name="ce1">
            <text:p>10347800000</text:p>
          </table:table-cell>
          <table:table-cell office:value-type="float" office:value="24689900" table:style-name="ce1">
            <text:p>24689900</text:p>
          </table:table-cell>
          <table:table-cell office:value-type="float" office:value="8369.43" table:style-name="ce1">
            <text:p>8369.43</text:p>
          </table:table-cell>
          <table:table-cell office:value-type="float" office:value="732307" table:style-name="ce1">
            <text:p>732307</text:p>
          </table:table-cell>
          <table:table-cell office:value-type="float" office:value="91798700" table:style-name="ce1">
            <text:p>91798700</text:p>
          </table:table-cell>
          <table:table-cell office:value-type="float" office:value="1.3438599999999999E+30" table:style-name="ce1">
            <text:p>1.34386E+30</text:p>
          </table:table-cell>
          <table:table-cell office:value-type="float" office:value="7228.78" table:style-name="ce1">
            <text:p>7228.78</text:p>
          </table:table-cell>
          <table:table-cell office:value-type="float" office:value="849909" table:style-name="ce1">
            <text:p>849909</text:p>
          </table:table-cell>
          <table:table-cell office:value-type="float" office:value="1548200" table:style-name="ce1">
            <text:p>1548200</text:p>
          </table:table-cell>
          <table:table-cell office:value-type="float" office:value="8275.82" table:style-name="ce1">
            <text:p>8275.82</text:p>
          </table:table-cell>
          <table:table-cell office:value-type="float" office:value="99631.1" table:style-name="ce1">
            <text:p>99631.1</text:p>
          </table:table-cell>
          <table:table-cell office:value-type="float" office:value="4248810" table:style-name="ce1">
            <text:p>4248810</text:p>
          </table:table-cell>
          <table:table-cell office:value-type="float" office:value="324070" table:style-name="ce1">
            <text:p>324070</text:p>
          </table:table-cell>
          <table:table-cell office:value-type="float" office:value="1884710" table:style-name="ce1">
            <text:p>1884710</text:p>
          </table:table-cell>
          <table:table-cell office:value-type="float" office:value="82221600" table:style-name="ce1">
            <text:p>82221600</text:p>
          </table:table-cell>
          <table:table-cell office:value-type="float" office:value="10745.9" table:style-name="ce1">
            <text:p>10745.9</text:p>
          </table:table-cell>
          <table:table-cell office:value-type="float" office:value="5072.55" table:style-name="ce1">
            <text:p>5072.55</text:p>
          </table:table-cell>
          <table:table-cell office:value-type="float" office:value="57862.8" table:style-name="ce1">
            <text:p>57862.8</text:p>
          </table:table-cell>
          <table:table-cell office:value-type="float" office:value="1060670" table:style-name="ce1">
            <text:p>1060670</text:p>
          </table:table-cell>
          <table:table-cell office:value-type="float" office:value="1.1909099999999999E+29" table:style-name="ce1">
            <text:p>1.19091E+29</text:p>
          </table:table-cell>
          <table:table-cell office:value-type="float" office:value="6.9289986035784915E-2" table:formula="of:=1 / LOG(SQRT(AVERAGE([.B174:.U174])))" table:style-name="ce1">
            <text:p>0.069289986</text:p>
          </table:table-cell>
          <table:table-cell table:number-columns-repeated="1636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118250000" table:style-name="ce1">
            <text:p>2118250000</text:p>
          </table:table-cell>
          <table:table-cell office:value-type="float" office:value="8460010" table:style-name="ce1">
            <text:p>8460010</text:p>
          </table:table-cell>
          <table:table-cell office:value-type="float" office:value="100494" table:style-name="ce1">
            <text:p>100494</text:p>
          </table:table-cell>
          <table:table-cell office:value-type="float" office:value="652326" table:style-name="ce1">
            <text:p>652326</text:p>
          </table:table-cell>
          <table:table-cell office:value-type="float" office:value="764436" table:style-name="ce1">
            <text:p>764436</text:p>
          </table:table-cell>
          <table:table-cell office:value-type="float" office:value="8.4695500000000007E+29" table:style-name="ce1">
            <text:p>8.46955E+29</text:p>
          </table:table-cell>
          <table:table-cell office:value-type="float" office:value="736103" table:style-name="ce1">
            <text:p>736103</text:p>
          </table:table-cell>
          <table:table-cell office:value-type="float" office:value="311511" table:style-name="ce1">
            <text:p>311511</text:p>
          </table:table-cell>
          <table:table-cell office:value-type="float" office:value="157233" table:style-name="ce1">
            <text:p>157233</text:p>
          </table:table-cell>
          <table:table-cell office:value-type="float" office:value="8665.73" table:style-name="ce1">
            <text:p>8665.73</text:p>
          </table:table-cell>
          <table:table-cell office:value-type="float" office:value="10685.9" table:style-name="ce1">
            <text:p>10685.9</text:p>
          </table:table-cell>
          <table:table-cell office:value-type="float" office:value="203928000" table:style-name="ce1">
            <text:p>203928000</text:p>
          </table:table-cell>
          <table:table-cell office:value-type="float" office:value="18696.099999999999" table:style-name="ce1">
            <text:p>18696.1</text:p>
          </table:table-cell>
          <table:table-cell office:value-type="float" office:value="7376800" table:style-name="ce1">
            <text:p>7376800</text:p>
          </table:table-cell>
          <table:table-cell office:value-type="float" office:value="671037000" table:style-name="ce1">
            <text:p>671037000</text:p>
          </table:table-cell>
          <table:table-cell office:value-type="float" office:value="12127.4" table:style-name="ce1">
            <text:p>12127.4</text:p>
          </table:table-cell>
          <table:table-cell office:value-type="float" office:value="47411.3" table:style-name="ce1">
            <text:p>47411.3</text:p>
          </table:table-cell>
          <table:table-cell office:value-type="float" office:value="56301.2" table:style-name="ce1">
            <text:p>56301.2</text:p>
          </table:table-cell>
          <table:table-cell office:value-type="float" office:value="289406" table:style-name="ce1">
            <text:p>289406</text:p>
          </table:table-cell>
          <table:table-cell office:value-type="float" office:value="1.84061E+28" table:style-name="ce1">
            <text:p>1.84061E+28</text:p>
          </table:table-cell>
          <table:table-cell office:value-type="float" office:value="6.9841748511346391E-2" table:formula="of:=1 / LOG(SQRT(AVERAGE([.B175:.U175])))" table:style-name="ce1">
            <text:p>0.069841749</text:p>
          </table:table-cell>
          <table:table-cell table:number-columns-repeated="1636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86513000" table:style-name="ce1">
            <text:p>186513000</text:p>
          </table:table-cell>
          <table:table-cell office:value-type="float" office:value="15644000" table:style-name="ce1">
            <text:p>15644000</text:p>
          </table:table-cell>
          <table:table-cell office:value-type="float" office:value="116419" table:style-name="ce1">
            <text:p>116419</text:p>
          </table:table-cell>
          <table:table-cell office:value-type="float" office:value="242767" table:style-name="ce1">
            <text:p>242767</text:p>
          </table:table-cell>
          <table:table-cell office:value-type="float" office:value="21398.9" table:style-name="ce1">
            <text:p>21398.9</text:p>
          </table:table-cell>
          <table:table-cell office:value-type="float" office:value="1.3566200000000001E+30" table:style-name="ce1">
            <text:p>1.35662E+30</text:p>
          </table:table-cell>
          <table:table-cell office:value-type="float" office:value="9119100" table:style-name="ce1">
            <text:p>9119100</text:p>
          </table:table-cell>
          <table:table-cell office:value-type="float" office:value="32152.799999999999" table:style-name="ce1">
            <text:p>32152.8</text:p>
          </table:table-cell>
          <table:table-cell office:value-type="float" office:value="222708" table:style-name="ce1">
            <text:p>222708</text:p>
          </table:table-cell>
          <table:table-cell office:value-type="float" office:value="544506" table:style-name="ce1">
            <text:p>544506</text:p>
          </table:table-cell>
          <table:table-cell office:value-type="float" office:value="4891.43" table:style-name="ce1">
            <text:p>4891.43</text:p>
          </table:table-cell>
          <table:table-cell office:value-type="float" office:value="261750000" table:style-name="ce1">
            <text:p>261750000</text:p>
          </table:table-cell>
          <table:table-cell office:value-type="float" office:value="281498" table:style-name="ce1">
            <text:p>281498</text:p>
          </table:table-cell>
          <table:table-cell office:value-type="float" office:value="260254" table:style-name="ce1">
            <text:p>260254</text:p>
          </table:table-cell>
          <table:table-cell office:value-type="float" office:value="138947" table:style-name="ce1">
            <text:p>138947</text:p>
          </table:table-cell>
          <table:table-cell office:value-type="float" office:value="18337.3" table:style-name="ce1">
            <text:p>18337.3</text:p>
          </table:table-cell>
          <table:table-cell office:value-type="float" office:value="2022.1" table:style-name="ce1">
            <text:p>2022.1</text:p>
          </table:table-cell>
          <table:table-cell office:value-type="float" office:value="60609.4" table:style-name="ce1">
            <text:p>60609.4</text:p>
          </table:table-cell>
          <table:table-cell office:value-type="float" office:value="12500900" table:style-name="ce1">
            <text:p>12500900</text:p>
          </table:table-cell>
          <table:table-cell office:value-type="float" office:value="1.3196099999999999E+31" table:style-name="ce1">
            <text:p>1.31961E+31</text:p>
          </table:table-cell>
          <table:table-cell office:value-type="float" office:value="6.6974943002449674E-2" table:formula="of:=1 / LOG(SQRT(AVERAGE([.B176:.U176])))" table:style-name="ce1">
            <text:p>0.066974943</text:p>
          </table:table-cell>
          <table:table-cell table:number-columns-repeated="1636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92532" table:style-name="ce1">
            <text:p>992532</text:p>
          </table:table-cell>
          <table:table-cell office:value-type="float" office:value="16850100" table:style-name="ce1">
            <text:p>16850100</text:p>
          </table:table-cell>
          <table:table-cell office:value-type="float" office:value="99671.2" table:style-name="ce1">
            <text:p>99671.2</text:p>
          </table:table-cell>
          <table:table-cell office:value-type="float" office:value="271534" table:style-name="ce1">
            <text:p>271534</text:p>
          </table:table-cell>
          <table:table-cell office:value-type="float" office:value="7993660" table:style-name="ce1">
            <text:p>7993660</text:p>
          </table:table-cell>
          <table:table-cell office:value-type="float" office:value="1.3344599999999999E+30" table:style-name="ce1">
            <text:p>1.33446E+30</text:p>
          </table:table-cell>
          <table:table-cell office:value-type="float" office:value="312204" table:style-name="ce1">
            <text:p>312204</text:p>
          </table:table-cell>
          <table:table-cell office:value-type="float" office:value="925565" table:style-name="ce1">
            <text:p>925565</text:p>
          </table:table-cell>
          <table:table-cell office:value-type="float" office:value="295579" table:style-name="ce1">
            <text:p>295579</text:p>
          </table:table-cell>
          <table:table-cell office:value-type="float" office:value="9439.56" table:style-name="ce1">
            <text:p>9439.56</text:p>
          </table:table-cell>
          <table:table-cell office:value-type="float" office:value="3532070" table:style-name="ce1">
            <text:p>3532070</text:p>
          </table:table-cell>
          <table:table-cell office:value-type="float" office:value="1.03846E+29" table:style-name="ce1">
            <text:p>1.03846E+29</text:p>
          </table:table-cell>
          <table:table-cell office:value-type="float" office:value="2751500" table:style-name="ce1">
            <text:p>2751500</text:p>
          </table:table-cell>
          <table:table-cell office:value-type="float" office:value="21475800" table:style-name="ce1">
            <text:p>21475800</text:p>
          </table:table-cell>
          <table:table-cell office:value-type="float" office:value="583244" table:style-name="ce1">
            <text:p>583244</text:p>
          </table:table-cell>
          <table:table-cell office:value-type="float" office:value="239377" table:style-name="ce1">
            <text:p>239377</text:p>
          </table:table-cell>
          <table:table-cell office:value-type="float" office:value="690518" table:style-name="ce1">
            <text:p>690518</text:p>
          </table:table-cell>
          <table:table-cell office:value-type="float" office:value="10081800" table:style-name="ce1">
            <text:p>10081800</text:p>
          </table:table-cell>
          <table:table-cell office:value-type="float" office:value="847244" table:style-name="ce1">
            <text:p>847244</text:p>
          </table:table-cell>
          <table:table-cell office:value-type="float" office:value="8.2682699999999995E+30" table:style-name="ce1">
            <text:p>8.26827E+30</text:p>
          </table:table-cell>
          <table:table-cell office:value-type="float" office:value="6.7371743257077316E-2" table:formula="of:=1 / LOG(SQRT(AVERAGE([.B177:.U177])))" table:style-name="ce1">
            <text:p>0.067371743</text:p>
          </table:table-cell>
          <table:table-cell table:number-columns-repeated="1636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34661000000" table:style-name="ce1">
            <text:p>2.34661E+11</text:p>
          </table:table-cell>
          <table:table-cell office:value-type="float" office:value="18113400" table:style-name="ce1">
            <text:p>18113400</text:p>
          </table:table-cell>
          <table:table-cell office:value-type="float" office:value="87529.3" table:style-name="ce1">
            <text:p>87529.3</text:p>
          </table:table-cell>
          <table:table-cell office:value-type="float" office:value="15141100" table:style-name="ce1">
            <text:p>15141100</text:p>
          </table:table-cell>
          <table:table-cell office:value-type="float" office:value="1019120000" table:style-name="ce1">
            <text:p>1019120000</text:p>
          </table:table-cell>
          <table:table-cell office:value-type="float" office:value="2.00214E+29" table:style-name="ce1">
            <text:p>2.00214E+29</text:p>
          </table:table-cell>
          <table:table-cell office:value-type="float" office:value="75832.800000000003" table:style-name="ce1">
            <text:p>75832.8</text:p>
          </table:table-cell>
          <table:table-cell office:value-type="float" office:value="35597.1" table:style-name="ce1">
            <text:p>35597.1</text:p>
          </table:table-cell>
          <table:table-cell office:value-type="float" office:value="65060.3" table:style-name="ce1">
            <text:p>65060.3</text:p>
          </table:table-cell>
          <table:table-cell office:value-type="float" office:value="13245.6" table:style-name="ce1">
            <text:p>13245.6</text:p>
          </table:table-cell>
          <table:table-cell office:value-type="float" office:value="12531.7" table:style-name="ce1">
            <text:p>12531.7</text:p>
          </table:table-cell>
          <table:table-cell office:value-type="float" office:value="1218010" table:style-name="ce1">
            <text:p>1218010</text:p>
          </table:table-cell>
          <table:table-cell office:value-type="float" office:value="5607090" table:style-name="ce1">
            <text:p>5607090</text:p>
          </table:table-cell>
          <table:table-cell office:value-type="float" office:value="1846450" table:style-name="ce1">
            <text:p>1846450</text:p>
          </table:table-cell>
          <table:table-cell office:value-type="float" office:value="256281000" table:style-name="ce1">
            <text:p>256281000</text:p>
          </table:table-cell>
          <table:table-cell office:value-type="float" office:value="3471.31" table:style-name="ce1">
            <text:p>3471.31</text:p>
          </table:table-cell>
          <table:table-cell office:value-type="float" office:value="124731" table:style-name="ce1">
            <text:p>124731</text:p>
          </table:table-cell>
          <table:table-cell office:value-type="float" office:value="248337" table:style-name="ce1">
            <text:p>248337</text:p>
          </table:table-cell>
          <table:table-cell office:value-type="float" office:value="617873" table:style-name="ce1">
            <text:p>617873</text:p>
          </table:table-cell>
          <table:table-cell office:value-type="float" office:value="2.18E+28" table:style-name="ce1">
            <text:p>2.18E+28</text:p>
          </table:table-cell>
          <table:table-cell office:value-type="float" office:value="7.1313068794262066E-2" table:formula="of:=1 / LOG(SQRT(AVERAGE([.B178:.U178])))" table:style-name="ce1">
            <text:p>0.071313069</text:p>
          </table:table-cell>
          <table:table-cell table:number-columns-repeated="1636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451430000" table:style-name="ce1">
            <text:p>1451430000</text:p>
          </table:table-cell>
          <table:table-cell office:value-type="float" office:value="1642690" table:style-name="ce1">
            <text:p>1642690</text:p>
          </table:table-cell>
          <table:table-cell office:value-type="float" office:value="88991.3" table:style-name="ce1">
            <text:p>88991.3</text:p>
          </table:table-cell>
          <table:table-cell office:value-type="float" office:value="531181" table:style-name="ce1">
            <text:p>531181</text:p>
          </table:table-cell>
          <table:table-cell office:value-type="float" office:value="159482" table:style-name="ce1">
            <text:p>159482</text:p>
          </table:table-cell>
          <table:table-cell office:value-type="float" office:value="6.6474500000000002E+28" table:style-name="ce1">
            <text:p>6.64745E+28</text:p>
          </table:table-cell>
          <table:table-cell office:value-type="float" office:value="536357" table:style-name="ce1">
            <text:p>536357</text:p>
          </table:table-cell>
          <table:table-cell office:value-type="float" office:value="17934.900000000001" table:style-name="ce1">
            <text:p>17934.9</text:p>
          </table:table-cell>
          <table:table-cell office:value-type="float" office:value="1237170000" table:style-name="ce1">
            <text:p>1237170000</text:p>
          </table:table-cell>
          <table:table-cell office:value-type="float" office:value="542070" table:style-name="ce1">
            <text:p>542070</text:p>
          </table:table-cell>
          <table:table-cell office:value-type="float" office:value="116519" table:style-name="ce1">
            <text:p>116519</text:p>
          </table:table-cell>
          <table:table-cell office:value-type="float" office:value="334761" table:style-name="ce1">
            <text:p>334761</text:p>
          </table:table-cell>
          <table:table-cell office:value-type="float" office:value="246531" table:style-name="ce1">
            <text:p>246531</text:p>
          </table:table-cell>
          <table:table-cell office:value-type="float" office:value="2520970" table:style-name="ce1">
            <text:p>2520970</text:p>
          </table:table-cell>
          <table:table-cell office:value-type="float" office:value="82898.600000000006" table:style-name="ce1">
            <text:p>82898.6</text:p>
          </table:table-cell>
          <table:table-cell office:value-type="float" office:value="7376.54" table:style-name="ce1">
            <text:p>7376.54</text:p>
          </table:table-cell>
          <table:table-cell office:value-type="float" office:value="209919" table:style-name="ce1">
            <text:p>209919</text:p>
          </table:table-cell>
          <table:table-cell office:value-type="float" office:value="4274.95" table:style-name="ce1">
            <text:p>4274.95</text:p>
          </table:table-cell>
          <table:table-cell office:value-type="float" office:value="2338630" table:style-name="ce1">
            <text:p>2338630</text:p>
          </table:table-cell>
          <table:table-cell office:value-type="float" office:value="7.6424899999999999E+29" table:style-name="ce1">
            <text:p>7.64249E+29</text:p>
          </table:table-cell>
          <table:table-cell office:value-type="float" office:value="6.9885044167651414E-2" table:formula="of:=1 / LOG(SQRT(AVERAGE([.B179:.U179])))" table:style-name="ce1">
            <text:p>0.069885044</text:p>
          </table:table-cell>
          <table:table-cell table:number-columns-repeated="1636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833240" table:style-name="ce1">
            <text:p>7833240</text:p>
          </table:table-cell>
          <table:table-cell office:value-type="float" office:value="31502700" table:style-name="ce1">
            <text:p>31502700</text:p>
          </table:table-cell>
          <table:table-cell office:value-type="float" office:value="11856.2" table:style-name="ce1">
            <text:p>11856.2</text:p>
          </table:table-cell>
          <table:table-cell office:value-type="float" office:value="887425000" table:style-name="ce1">
            <text:p>887425000</text:p>
          </table:table-cell>
          <table:table-cell office:value-type="float" office:value="2335220" table:style-name="ce1">
            <text:p>2335220</text:p>
          </table:table-cell>
          <table:table-cell office:value-type="float" office:value="6.6462799999999996E+34" table:style-name="ce1">
            <text:p>6.64628E+34</text:p>
          </table:table-cell>
          <table:table-cell office:value-type="float" office:value="13819800" table:style-name="ce1">
            <text:p>13819800</text:p>
          </table:table-cell>
          <table:table-cell office:value-type="float" office:value="1734870000" table:style-name="ce1">
            <text:p>1734870000</text:p>
          </table:table-cell>
          <table:table-cell office:value-type="float" office:value="3127740" table:style-name="ce1">
            <text:p>3127740</text:p>
          </table:table-cell>
          <table:table-cell office:value-type="float" office:value="538083" table:style-name="ce1">
            <text:p>538083</text:p>
          </table:table-cell>
          <table:table-cell office:value-type="float" office:value="19834" table:style-name="ce1">
            <text:p>19834</text:p>
          </table:table-cell>
          <table:table-cell office:value-type="float" office:value="55758800" table:style-name="ce1">
            <text:p>55758800</text:p>
          </table:table-cell>
          <table:table-cell office:value-type="float" office:value="676535" table:style-name="ce1">
            <text:p>676535</text:p>
          </table:table-cell>
          <table:table-cell office:value-type="float" office:value="3242600" table:style-name="ce1">
            <text:p>3242600</text:p>
          </table:table-cell>
          <table:table-cell office:value-type="float" office:value="228761000" table:style-name="ce1">
            <text:p>228761000</text:p>
          </table:table-cell>
          <table:table-cell office:value-type="float" office:value="83828.2" table:style-name="ce1">
            <text:p>83828.2</text:p>
          </table:table-cell>
          <table:table-cell office:value-type="float" office:value="71285.3" table:style-name="ce1">
            <text:p>71285.3</text:p>
          </table:table-cell>
          <table:table-cell office:value-type="float" office:value="4729470000000" table:style-name="ce1">
            <text:p>4.72947E+12</text:p>
          </table:table-cell>
          <table:table-cell office:value-type="float" office:value="6543950" table:style-name="ce1">
            <text:p>6543950</text:p>
          </table:table-cell>
          <table:table-cell office:value-type="float" office:value="2.5460800000000001E+26" table:style-name="ce1">
            <text:p>2.54608E+26</text:p>
          </table:table-cell>
          <table:table-cell office:value-type="float" office:value="5.9663114657972083E-2" table:formula="of:=1 / LOG(SQRT(AVERAGE([.B180:.U180])))" table:style-name="ce1">
            <text:p>0.059663115</text:p>
          </table:table-cell>
          <table:table-cell table:number-columns-repeated="1636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126070" table:style-name="ce1">
            <text:p>7126070</text:p>
          </table:table-cell>
          <table:table-cell office:value-type="float" office:value="6582770" table:style-name="ce1">
            <text:p>6582770</text:p>
          </table:table-cell>
          <table:table-cell office:value-type="float" office:value="5319640000" table:style-name="ce1">
            <text:p>5319640000</text:p>
          </table:table-cell>
          <table:table-cell office:value-type="float" office:value="4328430" table:style-name="ce1">
            <text:p>4328430</text:p>
          </table:table-cell>
          <table:table-cell office:value-type="float" office:value="317876" table:style-name="ce1">
            <text:p>317876</text:p>
          </table:table-cell>
          <table:table-cell office:value-type="float" office:value="3108240" table:style-name="ce1">
            <text:p>3108240</text:p>
          </table:table-cell>
          <table:table-cell office:value-type="float" office:value="963629" table:style-name="ce1">
            <text:p>963629</text:p>
          </table:table-cell>
          <table:table-cell office:value-type="float" office:value="250782" table:style-name="ce1">
            <text:p>250782</text:p>
          </table:table-cell>
          <table:table-cell office:value-type="float" office:value="1304430000" table:style-name="ce1">
            <text:p>1304430000</text:p>
          </table:table-cell>
          <table:table-cell office:value-type="float" office:value="27338" table:style-name="ce1">
            <text:p>27338</text:p>
          </table:table-cell>
          <table:table-cell office:value-type="float" office:value="65250.1" table:style-name="ce1">
            <text:p>65250.1</text:p>
          </table:table-cell>
          <table:table-cell office:value-type="float" office:value="180960000" table:style-name="ce1">
            <text:p>180960000</text:p>
          </table:table-cell>
          <table:table-cell office:value-type="float" office:value="34821" table:style-name="ce1">
            <text:p>34821</text:p>
          </table:table-cell>
          <table:table-cell office:value-type="float" office:value="4051560" table:style-name="ce1">
            <text:p>4051560</text:p>
          </table:table-cell>
          <table:table-cell office:value-type="float" office:value="30197.3" table:style-name="ce1">
            <text:p>30197.3</text:p>
          </table:table-cell>
          <table:table-cell office:value-type="float" office:value="56204.3" table:style-name="ce1">
            <text:p>56204.3</text:p>
          </table:table-cell>
          <table:table-cell office:value-type="float" office:value="148835" table:style-name="ce1">
            <text:p>148835</text:p>
          </table:table-cell>
          <table:table-cell office:value-type="float" office:value="33533.1" table:style-name="ce1">
            <text:p>33533.1</text:p>
          </table:table-cell>
          <table:table-cell office:value-type="float" office:value="1053020" table:style-name="ce1">
            <text:p>1053020</text:p>
          </table:table-cell>
          <table:table-cell office:value-type="float" office:value="1.9136899999999998E+29" table:style-name="ce1">
            <text:p>1.91369E+29</text:p>
          </table:table-cell>
          <table:table-cell office:value-type="float" office:value="7.1477478382418552E-2" table:formula="of:=1 / LOG(SQRT(AVERAGE([.B181:.U181])))" table:style-name="ce1">
            <text:p>0.071477478</text:p>
          </table:table-cell>
          <table:table-cell table:number-columns-repeated="1636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648490" table:style-name="ce1">
            <text:p>5648490</text:p>
          </table:table-cell>
          <table:table-cell office:value-type="float" office:value="806414" table:style-name="ce1">
            <text:p>806414</text:p>
          </table:table-cell>
          <table:table-cell office:value-type="float" office:value="11822" table:style-name="ce1">
            <text:p>11822</text:p>
          </table:table-cell>
          <table:table-cell office:value-type="float" office:value="107789" table:style-name="ce1">
            <text:p>107789</text:p>
          </table:table-cell>
          <table:table-cell office:value-type="float" office:value="1016770000" table:style-name="ce1">
            <text:p>1016770000</text:p>
          </table:table-cell>
          <table:table-cell office:value-type="float" office:value="1.32923E+29" table:style-name="ce1">
            <text:p>1.32923E+29</text:p>
          </table:table-cell>
          <table:table-cell office:value-type="float" office:value="56615900" table:style-name="ce1">
            <text:p>56615900</text:p>
          </table:table-cell>
          <table:table-cell office:value-type="float" office:value="71509" table:style-name="ce1">
            <text:p>71509</text:p>
          </table:table-cell>
          <table:table-cell office:value-type="float" office:value="249318" table:style-name="ce1">
            <text:p>249318</text:p>
          </table:table-cell>
          <table:table-cell office:value-type="float" office:value="9501.2900000000009" table:style-name="ce1">
            <text:p>9501.29</text:p>
          </table:table-cell>
          <table:table-cell office:value-type="float" office:value="4159.6899999999996" table:style-name="ce1">
            <text:p>4159.69</text:p>
          </table:table-cell>
          <table:table-cell office:value-type="float" office:value="106819000" table:style-name="ce1">
            <text:p>106819000</text:p>
          </table:table-cell>
          <table:table-cell office:value-type="float" office:value="2142080" table:style-name="ce1">
            <text:p>2142080</text:p>
          </table:table-cell>
          <table:table-cell office:value-type="float" office:value="3964420" table:style-name="ce1">
            <text:p>3964420</text:p>
          </table:table-cell>
          <table:table-cell office:value-type="float" office:value="171398000" table:style-name="ce1">
            <text:p>171398000</text:p>
          </table:table-cell>
          <table:table-cell office:value-type="float" office:value="1510990" table:style-name="ce1">
            <text:p>1510990</text:p>
          </table:table-cell>
          <table:table-cell office:value-type="float" office:value="1420380" table:style-name="ce1">
            <text:p>1420380</text:p>
          </table:table-cell>
          <table:table-cell office:value-type="float" office:value="17956200" table:style-name="ce1">
            <text:p>17956200</text:p>
          </table:table-cell>
          <table:table-cell office:value-type="float" office:value="390650000" table:style-name="ce1">
            <text:p>390650000</text:p>
          </table:table-cell>
          <table:table-cell office:value-type="float" office:value="2.9930300000000002E+28" table:style-name="ce1">
            <text:p>2.99303E+28</text:p>
          </table:table-cell>
          <table:table-cell office:value-type="float" office:value="7.1656935510818337E-2" table:formula="of:=1 / LOG(SQRT(AVERAGE([.B182:.U182])))" table:style-name="ce1">
            <text:p>0.071656936</text:p>
          </table:table-cell>
          <table:table-cell table:number-columns-repeated="1636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63100" table:style-name="ce1">
            <text:p>4563100</text:p>
          </table:table-cell>
          <table:table-cell office:value-type="float" office:value="15640300" table:style-name="ce1">
            <text:p>15640300</text:p>
          </table:table-cell>
          <table:table-cell office:value-type="float" office:value="21091.3" table:style-name="ce1">
            <text:p>21091.3</text:p>
          </table:table-cell>
          <table:table-cell office:value-type="float" office:value="25755.1" table:style-name="ce1">
            <text:p>25755.1</text:p>
          </table:table-cell>
          <table:table-cell office:value-type="float" office:value="102014" table:style-name="ce1">
            <text:p>102014</text:p>
          </table:table-cell>
          <table:table-cell office:value-type="float" office:value="1.3914E+30" table:style-name="ce1">
            <text:p>1.3914E+30</text:p>
          </table:table-cell>
          <table:table-cell office:value-type="float" office:value="934910" table:style-name="ce1">
            <text:p>934910</text:p>
          </table:table-cell>
          <table:table-cell office:value-type="float" office:value="1280570" table:style-name="ce1">
            <text:p>1280570</text:p>
          </table:table-cell>
          <table:table-cell office:value-type="float" office:value="1691090000" table:style-name="ce1">
            <text:p>1691090000</text:p>
          </table:table-cell>
          <table:table-cell office:value-type="float" office:value="80481.100000000006" table:style-name="ce1">
            <text:p>80481.1</text:p>
          </table:table-cell>
          <table:table-cell office:value-type="float" office:value="2217640000" table:style-name="ce1">
            <text:p>2217640000</text:p>
          </table:table-cell>
          <table:table-cell office:value-type="float" office:value="376732" table:style-name="ce1">
            <text:p>376732</text:p>
          </table:table-cell>
          <table:table-cell office:value-type="float" office:value="765072" table:style-name="ce1">
            <text:p>765072</text:p>
          </table:table-cell>
          <table:table-cell office:value-type="float" office:value="911805" table:style-name="ce1">
            <text:p>911805</text:p>
          </table:table-cell>
          <table:table-cell office:value-type="float" office:value="341157" table:style-name="ce1">
            <text:p>341157</text:p>
          </table:table-cell>
          <table:table-cell office:value-type="float" office:value="8759370" table:style-name="ce1">
            <text:p>8759370</text:p>
          </table:table-cell>
          <table:table-cell office:value-type="float" office:value="44348.800000000003" table:style-name="ce1">
            <text:p>44348.8</text:p>
          </table:table-cell>
          <table:table-cell office:value-type="float" office:value="11707.3" table:style-name="ce1">
            <text:p>11707.3</text:p>
          </table:table-cell>
          <table:table-cell office:value-type="float" office:value="2847830" table:style-name="ce1">
            <text:p>2847830</text:p>
          </table:table-cell>
          <table:table-cell office:value-type="float" office:value="5.8503600000000004E+30" table:style-name="ce1">
            <text:p>5.85036E+30</text:p>
          </table:table-cell>
          <table:table-cell office:value-type="float" office:value="6.7661713053342468E-2" table:formula="of:=1 / LOG(SQRT(AVERAGE([.B183:.U183])))" table:style-name="ce1">
            <text:p>0.067661713</text:p>
          </table:table-cell>
          <table:table-cell table:number-columns-repeated="1636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188240" table:style-name="ce1">
            <text:p>5188240</text:p>
          </table:table-cell>
          <table:table-cell office:value-type="float" office:value="414125" table:style-name="ce1">
            <text:p>414125</text:p>
          </table:table-cell>
          <table:table-cell office:value-type="float" office:value="14167.4" table:style-name="ce1">
            <text:p>14167.4</text:p>
          </table:table-cell>
          <table:table-cell office:value-type="float" office:value="6053760" table:style-name="ce1">
            <text:p>6053760</text:p>
          </table:table-cell>
          <table:table-cell office:value-type="float" office:value="88160" table:style-name="ce1">
            <text:p>88160</text:p>
          </table:table-cell>
          <table:table-cell office:value-type="float" office:value="20399300000" table:style-name="ce1">
            <text:p>20399300000</text:p>
          </table:table-cell>
          <table:table-cell office:value-type="float" office:value="3104420" table:style-name="ce1">
            <text:p>3104420</text:p>
          </table:table-cell>
          <table:table-cell office:value-type="float" office:value="300950" table:style-name="ce1">
            <text:p>300950</text:p>
          </table:table-cell>
          <table:table-cell office:value-type="float" office:value="78044500" table:style-name="ce1">
            <text:p>78044500</text:p>
          </table:table-cell>
          <table:table-cell office:value-type="float" office:value="542768" table:style-name="ce1">
            <text:p>542768</text:p>
          </table:table-cell>
          <table:table-cell office:value-type="float" office:value="71535" table:style-name="ce1">
            <text:p>71535</text:p>
          </table:table-cell>
          <table:table-cell office:value-type="float" office:value="59936200" table:style-name="ce1">
            <text:p>59936200</text:p>
          </table:table-cell>
          <table:table-cell office:value-type="float" office:value="17586.7" table:style-name="ce1">
            <text:p>17586.7</text:p>
          </table:table-cell>
          <table:table-cell office:value-type="float" office:value="134570" table:style-name="ce1">
            <text:p>134570</text:p>
          </table:table-cell>
          <table:table-cell office:value-type="float" office:value="350499" table:style-name="ce1">
            <text:p>350499</text:p>
          </table:table-cell>
          <table:table-cell office:value-type="float" office:value="2723.26" table:style-name="ce1">
            <text:p>2723.26</text:p>
          </table:table-cell>
          <table:table-cell office:value-type="float" office:value="125156" table:style-name="ce1">
            <text:p>125156</text:p>
          </table:table-cell>
          <table:table-cell office:value-type="float" office:value="39907100" table:style-name="ce1">
            <text:p>39907100</text:p>
          </table:table-cell>
          <table:table-cell office:value-type="float" office:value="870020" table:style-name="ce1">
            <text:p>870020</text:p>
          </table:table-cell>
          <table:table-cell office:value-type="float" office:value="3219010" table:style-name="ce1">
            <text:p>3219010</text:p>
          </table:table-cell>
          <table:table-cell office:value-type="float" office:value="0.22190690663896676" table:formula="of:=1 / LOG(SQRT(AVERAGE([.B184:.U184])))" table:style-name="ce1">
            <text:p>0.221906907</text:p>
          </table:table-cell>
          <table:table-cell table:number-columns-repeated="1636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16777000" table:style-name="ce1">
            <text:p>216777000</text:p>
          </table:table-cell>
          <table:table-cell office:value-type="float" office:value="14012100" table:style-name="ce1">
            <text:p>14012100</text:p>
          </table:table-cell>
          <table:table-cell office:value-type="float" office:value="217520" table:style-name="ce1">
            <text:p>217520</text:p>
          </table:table-cell>
          <table:table-cell office:value-type="float" office:value="5966500" table:style-name="ce1">
            <text:p>5966500</text:p>
          </table:table-cell>
          <table:table-cell office:value-type="float" office:value="92596200" table:style-name="ce1">
            <text:p>92596200</text:p>
          </table:table-cell>
          <table:table-cell office:value-type="float" office:value="4.0836700000000002E+29" table:style-name="ce1">
            <text:p>4.08367E+29</text:p>
          </table:table-cell>
          <table:table-cell office:value-type="float" office:value="5334610" table:style-name="ce1">
            <text:p>5334610</text:p>
          </table:table-cell>
          <table:table-cell office:value-type="float" office:value="3861900" table:style-name="ce1">
            <text:p>3861900</text:p>
          </table:table-cell>
          <table:table-cell office:value-type="float" office:value="607536" table:style-name="ce1">
            <text:p>607536</text:p>
          </table:table-cell>
          <table:table-cell office:value-type="float" office:value="8091.88" table:style-name="ce1">
            <text:p>8091.88</text:p>
          </table:table-cell>
          <table:table-cell office:value-type="float" office:value="575044" table:style-name="ce1">
            <text:p>575044</text:p>
          </table:table-cell>
          <table:table-cell office:value-type="float" office:value="6921390" table:style-name="ce1">
            <text:p>6921390</text:p>
          </table:table-cell>
          <table:table-cell office:value-type="float" office:value="758392" table:style-name="ce1">
            <text:p>758392</text:p>
          </table:table-cell>
          <table:table-cell office:value-type="float" office:value="591969" table:style-name="ce1">
            <text:p>591969</text:p>
          </table:table-cell>
          <table:table-cell office:value-type="float" office:value="8556330" table:style-name="ce1">
            <text:p>8556330</text:p>
          </table:table-cell>
          <table:table-cell office:value-type="float" office:value="203963" table:style-name="ce1">
            <text:p>203963</text:p>
          </table:table-cell>
          <table:table-cell office:value-type="float" office:value="36968.9" table:style-name="ce1">
            <text:p>36968.9</text:p>
          </table:table-cell>
          <table:table-cell office:value-type="float" office:value="18094900" table:style-name="ce1">
            <text:p>18094900</text:p>
          </table:table-cell>
          <table:table-cell office:value-type="float" office:value="882562" table:style-name="ce1">
            <text:p>882562</text:p>
          </table:table-cell>
          <table:table-cell office:value-type="float" office:value="4.23674E+27" table:style-name="ce1">
            <text:p>4.23674E+27</text:p>
          </table:table-cell>
          <table:table-cell office:value-type="float" office:value="7.0635179023737338E-2" table:formula="of:=1 / LOG(SQRT(AVERAGE([.B185:.U185])))" table:style-name="ce1">
            <text:p>0.070635179</text:p>
          </table:table-cell>
          <table:table-cell table:number-columns-repeated="1636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76113000" table:style-name="ce1">
            <text:p>176113000</text:p>
          </table:table-cell>
          <table:table-cell office:value-type="float" office:value="32095100" table:style-name="ce1">
            <text:p>32095100</text:p>
          </table:table-cell>
          <table:table-cell office:value-type="float" office:value="254742" table:style-name="ce1">
            <text:p>254742</text:p>
          </table:table-cell>
          <table:table-cell office:value-type="float" office:value="6074510" table:style-name="ce1">
            <text:p>6074510</text:p>
          </table:table-cell>
          <table:table-cell office:value-type="float" office:value="100980" table:style-name="ce1">
            <text:p>100980</text:p>
          </table:table-cell>
          <table:table-cell office:value-type="float" office:value="6.9119900000000002E+28" table:style-name="ce1">
            <text:p>6.91199E+28</text:p>
          </table:table-cell>
          <table:table-cell office:value-type="float" office:value="157005" table:style-name="ce1">
            <text:p>157005</text:p>
          </table:table-cell>
          <table:table-cell office:value-type="float" office:value="12690.3" table:style-name="ce1">
            <text:p>12690.3</text:p>
          </table:table-cell>
          <table:table-cell office:value-type="float" office:value="836214" table:style-name="ce1">
            <text:p>836214</text:p>
          </table:table-cell>
          <table:table-cell office:value-type="float" office:value="105206" table:style-name="ce1">
            <text:p>105206</text:p>
          </table:table-cell>
          <table:table-cell office:value-type="float" office:value="172828" table:style-name="ce1">
            <text:p>172828</text:p>
          </table:table-cell>
          <table:table-cell office:value-type="float" office:value="31781000" table:style-name="ce1">
            <text:p>31781000</text:p>
          </table:table-cell>
          <table:table-cell office:value-type="float" office:value="1481280" table:style-name="ce1">
            <text:p>1481280</text:p>
          </table:table-cell>
          <table:table-cell office:value-type="float" office:value="3801800" table:style-name="ce1">
            <text:p>3801800</text:p>
          </table:table-cell>
          <table:table-cell office:value-type="float" office:value="91061600000" table:style-name="ce1">
            <text:p>91061600000</text:p>
          </table:table-cell>
          <table:table-cell office:value-type="float" office:value="2072.48" table:style-name="ce1">
            <text:p>2072.48</text:p>
          </table:table-cell>
          <table:table-cell office:value-type="float" office:value="5793.89" table:style-name="ce1">
            <text:p>5793.89</text:p>
          </table:table-cell>
          <table:table-cell office:value-type="float" office:value="1061260" table:style-name="ce1">
            <text:p>1061260</text:p>
          </table:table-cell>
          <table:table-cell office:value-type="float" office:value="155845000" table:style-name="ce1">
            <text:p>155845000</text:p>
          </table:table-cell>
          <table:table-cell office:value-type="float" office:value="2.0647400000000002E+28" table:style-name="ce1">
            <text:p>2.06474E+28</text:p>
          </table:table-cell>
          <table:table-cell office:value-type="float" office:value="7.232726830297885E-2" table:formula="of:=1 / LOG(SQRT(AVERAGE([.B186:.U186])))" table:style-name="ce1">
            <text:p>0.072327268</text:p>
          </table:table-cell>
          <table:table-cell table:number-columns-repeated="1636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9241100000" table:style-name="ce1">
            <text:p>19241100000</text:p>
          </table:table-cell>
          <table:table-cell office:value-type="float" office:value="8807810" table:style-name="ce1">
            <text:p>8807810</text:p>
          </table:table-cell>
          <table:table-cell office:value-type="float" office:value="8154.54" table:style-name="ce1">
            <text:p>8154.54</text:p>
          </table:table-cell>
          <table:table-cell office:value-type="float" office:value="9754800" table:style-name="ce1">
            <text:p>9754800</text:p>
          </table:table-cell>
          <table:table-cell office:value-type="float" office:value="12950100000" table:style-name="ce1">
            <text:p>12950100000</text:p>
          </table:table-cell>
          <table:table-cell office:value-type="float" office:value="3661990000" table:style-name="ce1">
            <text:p>3661990000</text:p>
          </table:table-cell>
          <table:table-cell office:value-type="float" office:value="246994" table:style-name="ce1">
            <text:p>246994</text:p>
          </table:table-cell>
          <table:table-cell office:value-type="float" office:value="6014.98" table:style-name="ce1">
            <text:p>6014.98</text:p>
          </table:table-cell>
          <table:table-cell office:value-type="float" office:value="286751" table:style-name="ce1">
            <text:p>286751</text:p>
          </table:table-cell>
          <table:table-cell office:value-type="float" office:value="1079440" table:style-name="ce1">
            <text:p>1079440</text:p>
          </table:table-cell>
          <table:table-cell office:value-type="float" office:value="123202" table:style-name="ce1">
            <text:p>123202</text:p>
          </table:table-cell>
          <table:table-cell office:value-type="float" office:value="483539" table:style-name="ce1">
            <text:p>483539</text:p>
          </table:table-cell>
          <table:table-cell office:value-type="float" office:value="261618" table:style-name="ce1">
            <text:p>261618</text:p>
          </table:table-cell>
          <table:table-cell office:value-type="float" office:value="1497850" table:style-name="ce1">
            <text:p>1497850</text:p>
          </table:table-cell>
          <table:table-cell office:value-type="float" office:value="9492930" table:style-name="ce1">
            <text:p>9492930</text:p>
          </table:table-cell>
          <table:table-cell office:value-type="float" office:value="16378" table:style-name="ce1">
            <text:p>16378</text:p>
          </table:table-cell>
          <table:table-cell office:value-type="float" office:value="9904.26" table:style-name="ce1">
            <text:p>9904.26</text:p>
          </table:table-cell>
          <table:table-cell office:value-type="float" office:value="72681.399999999994" table:style-name="ce1">
            <text:p>72681.4</text:p>
          </table:table-cell>
          <table:table-cell office:value-type="float" office:value="1402100" table:style-name="ce1">
            <text:p>1402100</text:p>
          </table:table-cell>
          <table:table-cell office:value-type="float" office:value="7.1495499999999996E+26" table:style-name="ce1">
            <text:p>7.14955E+26</text:p>
          </table:table-cell>
          <table:table-cell office:value-type="float" office:value="7.8267934638630188E-2" table:formula="of:=1 / LOG(SQRT(AVERAGE([.B187:.U187])))" table:style-name="ce1">
            <text:p>0.078267935</text:p>
          </table:table-cell>
          <table:table-cell table:number-columns-repeated="1636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903880" table:style-name="ce1">
            <text:p>1903880</text:p>
          </table:table-cell>
          <table:table-cell office:value-type="float" office:value="19645200" table:style-name="ce1">
            <text:p>19645200</text:p>
          </table:table-cell>
          <table:table-cell office:value-type="float" office:value="221034" table:style-name="ce1">
            <text:p>221034</text:p>
          </table:table-cell>
          <table:table-cell office:value-type="float" office:value="38159.4" table:style-name="ce1">
            <text:p>38159.4</text:p>
          </table:table-cell>
          <table:table-cell office:value-type="float" office:value="4846.91" table:style-name="ce1">
            <text:p>4846.91</text:p>
          </table:table-cell>
          <table:table-cell office:value-type="float" office:value="1.40308E+30" table:style-name="ce1">
            <text:p>1.40308E+30</text:p>
          </table:table-cell>
          <table:table-cell office:value-type="float" office:value="8931.59" table:style-name="ce1">
            <text:p>8931.59</text:p>
          </table:table-cell>
          <table:table-cell office:value-type="float" office:value="19962100" table:style-name="ce1">
            <text:p>19962100</text:p>
          </table:table-cell>
          <table:table-cell office:value-type="float" office:value="500178" table:style-name="ce1">
            <text:p>500178</text:p>
          </table:table-cell>
          <table:table-cell office:value-type="float" office:value="612964" table:style-name="ce1">
            <text:p>612964</text:p>
          </table:table-cell>
          <table:table-cell office:value-type="float" office:value="4594.99" table:style-name="ce1">
            <text:p>4594.99</text:p>
          </table:table-cell>
          <table:table-cell office:value-type="float" office:value="207769" table:style-name="ce1">
            <text:p>207769</text:p>
          </table:table-cell>
          <table:table-cell office:value-type="float" office:value="184066000" table:style-name="ce1">
            <text:p>184066000</text:p>
          </table:table-cell>
          <table:table-cell office:value-type="float" office:value="1110650" table:style-name="ce1">
            <text:p>1110650</text:p>
          </table:table-cell>
          <table:table-cell office:value-type="float" office:value="436609" table:style-name="ce1">
            <text:p>436609</text:p>
          </table:table-cell>
          <table:table-cell office:value-type="float" office:value="3216250000" table:style-name="ce1">
            <text:p>3216250000</text:p>
          </table:table-cell>
          <table:table-cell office:value-type="float" office:value="4709.32" table:style-name="ce1">
            <text:p>4709.32</text:p>
          </table:table-cell>
          <table:table-cell office:value-type="float" office:value="601788" table:style-name="ce1">
            <text:p>601788</text:p>
          </table:table-cell>
          <table:table-cell office:value-type="float" office:value="14435300" table:style-name="ce1">
            <text:p>14435300</text:p>
          </table:table-cell>
          <table:table-cell office:value-type="float" office:value="2.30389E+29" table:style-name="ce1">
            <text:p>2.30389E+29</text:p>
          </table:table-cell>
          <table:table-cell office:value-type="float" office:value="6.9175235322425116E-2" table:formula="of:=1 / LOG(SQRT(AVERAGE([.B188:.U188])))" table:style-name="ce1">
            <text:p>0.069175235</text:p>
          </table:table-cell>
          <table:table-cell table:number-columns-repeated="1636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7988200" table:style-name="ce1">
            <text:p>17988200</text:p>
          </table:table-cell>
          <table:table-cell office:value-type="float" office:value="574787" table:style-name="ce1">
            <text:p>574787</text:p>
          </table:table-cell>
          <table:table-cell office:value-type="float" office:value="14419.1" table:style-name="ce1">
            <text:p>14419.1</text:p>
          </table:table-cell>
          <table:table-cell office:value-type="float" office:value="197293" table:style-name="ce1">
            <text:p>197293</text:p>
          </table:table-cell>
          <table:table-cell office:value-type="float" office:value="1143890" table:style-name="ce1">
            <text:p>1143890</text:p>
          </table:table-cell>
          <table:table-cell office:value-type="float" office:value="9.8759799999999993E+28" table:style-name="ce1">
            <text:p>9.87598E+28</text:p>
          </table:table-cell>
          <table:table-cell office:value-type="float" office:value="38319000" table:style-name="ce1">
            <text:p>38319000</text:p>
          </table:table-cell>
          <table:table-cell office:value-type="float" office:value="1473390" table:style-name="ce1">
            <text:p>1473390</text:p>
          </table:table-cell>
          <table:table-cell office:value-type="float" office:value="756983" table:style-name="ce1">
            <text:p>756983</text:p>
          </table:table-cell>
          <table:table-cell office:value-type="float" office:value="15363.3" table:style-name="ce1">
            <text:p>15363.3</text:p>
          </table:table-cell>
          <table:table-cell office:value-type="float" office:value="5391.91" table:style-name="ce1">
            <text:p>5391.91</text:p>
          </table:table-cell>
          <table:table-cell office:value-type="float" office:value="1906090" table:style-name="ce1">
            <text:p>1906090</text:p>
          </table:table-cell>
          <table:table-cell office:value-type="float" office:value="6720.46" table:style-name="ce1">
            <text:p>6720.46</text:p>
          </table:table-cell>
          <table:table-cell office:value-type="float" office:value="1445360" table:style-name="ce1">
            <text:p>1445360</text:p>
          </table:table-cell>
          <table:table-cell office:value-type="float" office:value="91718.7" table:style-name="ce1">
            <text:p>91718.7</text:p>
          </table:table-cell>
          <table:table-cell office:value-type="float" office:value="9407.09" table:style-name="ce1">
            <text:p>9407.09</text:p>
          </table:table-cell>
          <table:table-cell office:value-type="float" office:value="91704700" table:style-name="ce1">
            <text:p>91704700</text:p>
          </table:table-cell>
          <table:table-cell office:value-type="float" office:value="9350.3799999999992" table:style-name="ce1">
            <text:p>9350.38</text:p>
          </table:table-cell>
          <table:table-cell office:value-type="float" office:value="10827200" table:style-name="ce1">
            <text:p>10827200</text:p>
          </table:table-cell>
          <table:table-cell office:value-type="float" office:value="1.1508400000000001E+31" table:style-name="ce1">
            <text:p>1.15084E+31</text:p>
          </table:table-cell>
          <table:table-cell office:value-type="float" office:value="6.7195955843535604E-2" table:formula="of:=1 / LOG(SQRT(AVERAGE([.B189:.U189])))" table:style-name="ce1">
            <text:p>0.067195956</text:p>
          </table:table-cell>
          <table:table-cell table:number-columns-repeated="1636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44712000" table:style-name="ce1">
            <text:p>144712000</text:p>
          </table:table-cell>
          <table:table-cell office:value-type="float" office:value="16193700" table:style-name="ce1">
            <text:p>16193700</text:p>
          </table:table-cell>
          <table:table-cell office:value-type="float" office:value="1968230" table:style-name="ce1">
            <text:p>1968230</text:p>
          </table:table-cell>
          <table:table-cell office:value-type="float" office:value="32388.1" table:style-name="ce1">
            <text:p>32388.1</text:p>
          </table:table-cell>
          <table:table-cell office:value-type="float" office:value="3703.23" table:style-name="ce1">
            <text:p>3703.23</text:p>
          </table:table-cell>
          <table:table-cell office:value-type="float" office:value="1.3171400000000001E+30" table:style-name="ce1">
            <text:p>1.31714E+30</text:p>
          </table:table-cell>
          <table:table-cell office:value-type="float" office:value="5842940" table:style-name="ce1">
            <text:p>5842940</text:p>
          </table:table-cell>
          <table:table-cell office:value-type="float" office:value="21143.1" table:style-name="ce1">
            <text:p>21143.1</text:p>
          </table:table-cell>
          <table:table-cell office:value-type="float" office:value="344642" table:style-name="ce1">
            <text:p>344642</text:p>
          </table:table-cell>
          <table:table-cell office:value-type="float" office:value="18269.2" table:style-name="ce1">
            <text:p>18269.2</text:p>
          </table:table-cell>
          <table:table-cell office:value-type="float" office:value="5733.04" table:style-name="ce1">
            <text:p>5733.04</text:p>
          </table:table-cell>
          <table:table-cell office:value-type="float" office:value="56951700" table:style-name="ce1">
            <text:p>56951700</text:p>
          </table:table-cell>
          <table:table-cell office:value-type="float" office:value="87921" table:style-name="ce1">
            <text:p>87921</text:p>
          </table:table-cell>
          <table:table-cell office:value-type="float" office:value="752555" table:style-name="ce1">
            <text:p>752555</text:p>
          </table:table-cell>
          <table:table-cell office:value-type="float" office:value="168492" table:style-name="ce1">
            <text:p>168492</text:p>
          </table:table-cell>
          <table:table-cell office:value-type="float" office:value="127912" table:style-name="ce1">
            <text:p>127912</text:p>
          </table:table-cell>
          <table:table-cell office:value-type="float" office:value="489277000" table:style-name="ce1">
            <text:p>489277000</text:p>
          </table:table-cell>
          <table:table-cell office:value-type="float" office:value="2238490000" table:style-name="ce1">
            <text:p>2238490000</text:p>
          </table:table-cell>
          <table:table-cell office:value-type="float" office:value="14136000" table:style-name="ce1">
            <text:p>14136000</text:p>
          </table:table-cell>
          <table:table-cell office:value-type="float" office:value="740033" table:style-name="ce1">
            <text:p>740033</text:p>
          </table:table-cell>
          <table:table-cell office:value-type="float" office:value="6.9399619174264141E-2" table:formula="of:=1 / LOG(SQRT(AVERAGE([.B190:.U190])))" table:style-name="ce1">
            <text:p>0.069399619</text:p>
          </table:table-cell>
          <table:table-cell table:number-columns-repeated="1636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43703" table:style-name="ce1">
            <text:p>543703</text:p>
          </table:table-cell>
          <table:table-cell office:value-type="float" office:value="15714500" table:style-name="ce1">
            <text:p>15714500</text:p>
          </table:table-cell>
          <table:table-cell office:value-type="float" office:value="11666.5" table:style-name="ce1">
            <text:p>11666.5</text:p>
          </table:table-cell>
          <table:table-cell office:value-type="float" office:value="5953980" table:style-name="ce1">
            <text:p>5953980</text:p>
          </table:table-cell>
          <table:table-cell office:value-type="float" office:value="4111690" table:style-name="ce1">
            <text:p>4111690</text:p>
          </table:table-cell>
          <table:table-cell office:value-type="float" office:value="1.3959500000000001E+27" table:style-name="ce1">
            <text:p>1.39595E+27</text:p>
          </table:table-cell>
          <table:table-cell office:value-type="float" office:value="91053.2" table:style-name="ce1">
            <text:p>91053.2</text:p>
          </table:table-cell>
          <table:table-cell office:value-type="float" office:value="49618.7" table:style-name="ce1">
            <text:p>49618.7</text:p>
          </table:table-cell>
          <table:table-cell office:value-type="float" office:value="1993410" table:style-name="ce1">
            <text:p>1993410</text:p>
          </table:table-cell>
          <table:table-cell office:value-type="float" office:value="538175" table:style-name="ce1">
            <text:p>538175</text:p>
          </table:table-cell>
          <table:table-cell office:value-type="float" office:value="13160.9" table:style-name="ce1">
            <text:p>13160.9</text:p>
          </table:table-cell>
          <table:table-cell office:value-type="float" office:value="7597480" table:style-name="ce1">
            <text:p>7597480</text:p>
          </table:table-cell>
          <table:table-cell office:value-type="float" office:value="45418.7" table:style-name="ce1">
            <text:p>45418.7</text:p>
          </table:table-cell>
          <table:table-cell office:value-type="float" office:value="1269600" table:style-name="ce1">
            <text:p>1269600</text:p>
          </table:table-cell>
          <table:table-cell office:value-type="float" office:value="697486" table:style-name="ce1">
            <text:p>697486</text:p>
          </table:table-cell>
          <table:table-cell office:value-type="float" office:value="1998.55" table:style-name="ce1">
            <text:p>1998.55</text:p>
          </table:table-cell>
          <table:table-cell office:value-type="float" office:value="2833470" table:style-name="ce1">
            <text:p>2833470</text:p>
          </table:table-cell>
          <table:table-cell office:value-type="float" office:value="369665" table:style-name="ce1">
            <text:p>369665</text:p>
          </table:table-cell>
          <table:table-cell office:value-type="float" office:value="16071500" table:style-name="ce1">
            <text:p>16071500</text:p>
          </table:table-cell>
          <table:table-cell office:value-type="float" office:value="2.30092E+28" table:style-name="ce1">
            <text:p>2.30092E+28</text:p>
          </table:table-cell>
          <table:table-cell office:value-type="float" office:value="7.3837652786007943E-2" table:formula="of:=1 / LOG(SQRT(AVERAGE([.B191:.U191])))" table:style-name="ce1">
            <text:p>0.073837653</text:p>
          </table:table-cell>
          <table:table-cell table:number-columns-repeated="1636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5409600" table:style-name="ce1">
            <text:p>15409600</text:p>
          </table:table-cell>
          <table:table-cell office:value-type="float" office:value="18130400" table:style-name="ce1">
            <text:p>18130400</text:p>
          </table:table-cell>
          <table:table-cell office:value-type="float" office:value="132760" table:style-name="ce1">
            <text:p>132760</text:p>
          </table:table-cell>
          <table:table-cell office:value-type="float" office:value="37267600" table:style-name="ce1">
            <text:p>37267600</text:p>
          </table:table-cell>
          <table:table-cell office:value-type="float" office:value="102362" table:style-name="ce1">
            <text:p>102362</text:p>
          </table:table-cell>
          <table:table-cell office:value-type="float" office:value="2.95468E+30" table:style-name="ce1">
            <text:p>2.95468E+30</text:p>
          </table:table-cell>
          <table:table-cell office:value-type="float" office:value="51208.2" table:style-name="ce1">
            <text:p>51208.2</text:p>
          </table:table-cell>
          <table:table-cell office:value-type="float" office:value="1296950" table:style-name="ce1">
            <text:p>1296950</text:p>
          </table:table-cell>
          <table:table-cell office:value-type="float" office:value="8081680" table:style-name="ce1">
            <text:p>8081680</text:p>
          </table:table-cell>
          <table:table-cell office:value-type="float" office:value="555901" table:style-name="ce1">
            <text:p>555901</text:p>
          </table:table-cell>
          <table:table-cell office:value-type="float" office:value="22928.400000000001" table:style-name="ce1">
            <text:p>22928.4</text:p>
          </table:table-cell>
          <table:table-cell office:value-type="float" office:value="207229000" table:style-name="ce1">
            <text:p>207229000</text:p>
          </table:table-cell>
          <table:table-cell office:value-type="float" office:value="1834710" table:style-name="ce1">
            <text:p>1834710</text:p>
          </table:table-cell>
          <table:table-cell office:value-type="float" office:value="552254" table:style-name="ce1">
            <text:p>552254</text:p>
          </table:table-cell>
          <table:table-cell office:value-type="float" office:value="759381" table:style-name="ce1">
            <text:p>759381</text:p>
          </table:table-cell>
          <table:table-cell office:value-type="float" office:value="83840.7" table:style-name="ce1">
            <text:p>83840.7</text:p>
          </table:table-cell>
          <table:table-cell office:value-type="float" office:value="11250" table:style-name="ce1">
            <text:p>11250</text:p>
          </table:table-cell>
          <table:table-cell office:value-type="float" office:value="608610000" table:style-name="ce1">
            <text:p>608610000</text:p>
          </table:table-cell>
          <table:table-cell office:value-type="float" office:value="11060100" table:style-name="ce1">
            <text:p>11060100</text:p>
          </table:table-cell>
          <table:table-cell office:value-type="float" office:value="5.0834099999999999E+27" table:style-name="ce1">
            <text:p>5.08341E+27</text:p>
          </table:table-cell>
          <table:table-cell office:value-type="float" office:value="6.8563059173779389E-2" table:formula="of:=1 / LOG(SQRT(AVERAGE([.B192:.U192])))" table:style-name="ce1">
            <text:p>0.068563059</text:p>
          </table:table-cell>
          <table:table-cell table:number-columns-repeated="1636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2772500" table:style-name="ce1">
            <text:p>72772500</text:p>
          </table:table-cell>
          <table:table-cell office:value-type="float" office:value="872104" table:style-name="ce1">
            <text:p>872104</text:p>
          </table:table-cell>
          <table:table-cell office:value-type="float" office:value="170571" table:style-name="ce1">
            <text:p>170571</text:p>
          </table:table-cell>
          <table:table-cell office:value-type="float" office:value="795874" table:style-name="ce1">
            <text:p>795874</text:p>
          </table:table-cell>
          <table:table-cell office:value-type="float" office:value="89653.8" table:style-name="ce1">
            <text:p>89653.8</text:p>
          </table:table-cell>
          <table:table-cell office:value-type="float" office:value="4.1310500000000002E+30" table:style-name="ce1">
            <text:p>4.13105E+30</text:p>
          </table:table-cell>
          <table:table-cell office:value-type="float" office:value="13050400" table:style-name="ce1">
            <text:p>13050400</text:p>
          </table:table-cell>
          <table:table-cell office:value-type="float" office:value="113648" table:style-name="ce1">
            <text:p>113648</text:p>
          </table:table-cell>
          <table:table-cell office:value-type="float" office:value="5002510" table:style-name="ce1">
            <text:p>5002510</text:p>
          </table:table-cell>
          <table:table-cell office:value-type="float" office:value="7206.6" table:style-name="ce1">
            <text:p>7206.6</text:p>
          </table:table-cell>
          <table:table-cell office:value-type="float" office:value="11137.8" table:style-name="ce1">
            <text:p>11137.8</text:p>
          </table:table-cell>
          <table:table-cell office:value-type="float" office:value="217803000" table:style-name="ce1">
            <text:p>217803000</text:p>
          </table:table-cell>
          <table:table-cell office:value-type="float" office:value="174792" table:style-name="ce1">
            <text:p>174792</text:p>
          </table:table-cell>
          <table:table-cell office:value-type="float" office:value="159283" table:style-name="ce1">
            <text:p>159283</text:p>
          </table:table-cell>
          <table:table-cell office:value-type="float" office:value="6141220" table:style-name="ce1">
            <text:p>6141220</text:p>
          </table:table-cell>
          <table:table-cell office:value-type="float" office:value="2866.77" table:style-name="ce1">
            <text:p>2866.77</text:p>
          </table:table-cell>
          <table:table-cell office:value-type="float" office:value="291282000000" table:style-name="ce1">
            <text:p>2.91282E+11</text:p>
          </table:table-cell>
          <table:table-cell office:value-type="float" office:value="261852000000" table:style-name="ce1">
            <text:p>2.61852E+11</text:p>
          </table:table-cell>
          <table:table-cell office:value-type="float" office:value="1182070" table:style-name="ce1">
            <text:p>1182070</text:p>
          </table:table-cell>
          <table:table-cell office:value-type="float" office:value="1.0141200000000001E+26" table:style-name="ce1">
            <text:p>1.01412E+26</text:p>
          </table:table-cell>
          <table:table-cell office:value-type="float" office:value="6.8224362777252925E-2" table:formula="of:=1 / LOG(SQRT(AVERAGE([.B193:.U193])))" table:style-name="ce1">
            <text:p>0.068224363</text:p>
          </table:table-cell>
          <table:table-cell table:number-columns-repeated="1636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9658500" table:style-name="ce1">
            <text:p>39658500</text:p>
          </table:table-cell>
          <table:table-cell office:value-type="float" office:value="104494000" table:style-name="ce1">
            <text:p>104494000</text:p>
          </table:table-cell>
          <table:table-cell office:value-type="float" office:value="318704" table:style-name="ce1">
            <text:p>318704</text:p>
          </table:table-cell>
          <table:table-cell office:value-type="float" office:value="17817200" table:style-name="ce1">
            <text:p>17817200</text:p>
          </table:table-cell>
          <table:table-cell office:value-type="float" office:value="27445.200000000001" table:style-name="ce1">
            <text:p>27445.2</text:p>
          </table:table-cell>
          <table:table-cell office:value-type="float" office:value="2.2295600000000001E+28" table:style-name="ce1">
            <text:p>2.22956E+28</text:p>
          </table:table-cell>
          <table:table-cell office:value-type="float" office:value="5595.94" table:style-name="ce1">
            <text:p>5595.94</text:p>
          </table:table-cell>
          <table:table-cell office:value-type="float" office:value="169555" table:style-name="ce1">
            <text:p>169555</text:p>
          </table:table-cell>
          <table:table-cell office:value-type="float" office:value="5777470" table:style-name="ce1">
            <text:p>5777470</text:p>
          </table:table-cell>
          <table:table-cell office:value-type="float" office:value="208509000" table:style-name="ce1">
            <text:p>208509000</text:p>
          </table:table-cell>
          <table:table-cell office:value-type="float" office:value="50468.3" table:style-name="ce1">
            <text:p>50468.3</text:p>
          </table:table-cell>
          <table:table-cell office:value-type="float" office:value="336498" table:style-name="ce1">
            <text:p>336498</text:p>
          </table:table-cell>
          <table:table-cell office:value-type="float" office:value="221105000" table:style-name="ce1">
            <text:p>221105000</text:p>
          </table:table-cell>
          <table:table-cell office:value-type="float" office:value="148026" table:style-name="ce1">
            <text:p>148026</text:p>
          </table:table-cell>
          <table:table-cell office:value-type="float" office:value="17778500" table:style-name="ce1">
            <text:p>17778500</text:p>
          </table:table-cell>
          <table:table-cell office:value-type="float" office:value="2974.41" table:style-name="ce1">
            <text:p>2974.41</text:p>
          </table:table-cell>
          <table:table-cell office:value-type="float" office:value="125010" table:style-name="ce1">
            <text:p>125010</text:p>
          </table:table-cell>
          <table:table-cell office:value-type="float" office:value="132512" table:style-name="ce1">
            <text:p>132512</text:p>
          </table:table-cell>
          <table:table-cell office:value-type="float" office:value="649645" table:style-name="ce1">
            <text:p>649645</text:p>
          </table:table-cell>
          <table:table-cell office:value-type="float" office:value="3.0544300000000001E+31" table:style-name="ce1">
            <text:p>3.05443E+31</text:p>
          </table:table-cell>
          <table:table-cell office:value-type="float" office:value="6.6259793818512921E-2" table:formula="of:=1 / LOG(SQRT(AVERAGE([.B194:.U194])))" table:style-name="ce1">
            <text:p>0.066259794</text:p>
          </table:table-cell>
          <table:table-cell table:number-columns-repeated="1636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517360" table:style-name="ce1">
            <text:p>4517360</text:p>
          </table:table-cell>
          <table:table-cell office:value-type="float" office:value="521765" table:style-name="ce1">
            <text:p>521765</text:p>
          </table:table-cell>
          <table:table-cell office:value-type="float" office:value="18404.7" table:style-name="ce1">
            <text:p>18404.7</text:p>
          </table:table-cell>
          <table:table-cell office:value-type="float" office:value="67008900" table:style-name="ce1">
            <text:p>67008900</text:p>
          </table:table-cell>
          <table:table-cell office:value-type="float" office:value="10580.6" table:style-name="ce1">
            <text:p>10580.6</text:p>
          </table:table-cell>
          <table:table-cell office:value-type="float" office:value="1.7215599999999999E+29" table:style-name="ce1">
            <text:p>1.72156E+29</text:p>
          </table:table-cell>
          <table:table-cell office:value-type="float" office:value="21525.4" table:style-name="ce1">
            <text:p>21525.4</text:p>
          </table:table-cell>
          <table:table-cell office:value-type="float" office:value="22075.7" table:style-name="ce1">
            <text:p>22075.7</text:p>
          </table:table-cell>
          <table:table-cell office:value-type="float" office:value="663082" table:style-name="ce1">
            <text:p>663082</text:p>
          </table:table-cell>
          <table:table-cell office:value-type="float" office:value="613546" table:style-name="ce1">
            <text:p>613546</text:p>
          </table:table-cell>
          <table:table-cell office:value-type="float" office:value="48531.7" table:style-name="ce1">
            <text:p>48531.7</text:p>
          </table:table-cell>
          <table:table-cell office:value-type="float" office:value="2590880" table:style-name="ce1">
            <text:p>2590880</text:p>
          </table:table-cell>
          <table:table-cell office:value-type="float" office:value="1539160" table:style-name="ce1">
            <text:p>1539160</text:p>
          </table:table-cell>
          <table:table-cell office:value-type="float" office:value="549099" table:style-name="ce1">
            <text:p>549099</text:p>
          </table:table-cell>
          <table:table-cell office:value-type="float" office:value="2965470" table:style-name="ce1">
            <text:p>2965470</text:p>
          </table:table-cell>
          <table:table-cell office:value-type="float" office:value="116172" table:style-name="ce1">
            <text:p>116172</text:p>
          </table:table-cell>
          <table:table-cell office:value-type="float" office:value="1048510" table:style-name="ce1">
            <text:p>1048510</text:p>
          </table:table-cell>
          <table:table-cell office:value-type="float" office:value="608008000" table:style-name="ce1">
            <text:p>608008000</text:p>
          </table:table-cell>
          <table:table-cell office:value-type="float" office:value="381447" table:style-name="ce1">
            <text:p>381447</text:p>
          </table:table-cell>
          <table:table-cell office:value-type="float" office:value="1.09277E+28" table:style-name="ce1">
            <text:p>1.09277E+28</text:p>
          </table:table-cell>
          <table:table-cell office:value-type="float" office:value="7.1526614785985071E-2" table:formula="of:=1 / LOG(SQRT(AVERAGE([.B195:.U195])))" table:style-name="ce1">
            <text:p>0.071526615</text:p>
          </table:table-cell>
          <table:table-cell table:number-columns-repeated="1636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34400" table:style-name="ce1">
            <text:p>19434400</text:p>
          </table:table-cell>
          <table:table-cell office:value-type="float" office:value="158389" table:style-name="ce1">
            <text:p>158389</text:p>
          </table:table-cell>
          <table:table-cell office:value-type="float" office:value="16544700" table:style-name="ce1">
            <text:p>16544700</text:p>
          </table:table-cell>
          <table:table-cell office:value-type="float" office:value="1692800" table:style-name="ce1">
            <text:p>1692800</text:p>
          </table:table-cell>
          <table:table-cell office:value-type="float" office:value="119754" table:style-name="ce1">
            <text:p>119754</text:p>
          </table:table-cell>
          <table:table-cell office:value-type="float" office:value="1.3770100000000001E+30" table:style-name="ce1">
            <text:p>1.37701E+30</text:p>
          </table:table-cell>
          <table:table-cell office:value-type="float" office:value="9809310" table:style-name="ce1">
            <text:p>9809310</text:p>
          </table:table-cell>
          <table:table-cell office:value-type="float" office:value="14076.7" table:style-name="ce1">
            <text:p>14076.7</text:p>
          </table:table-cell>
          <table:table-cell office:value-type="float" office:value="379326" table:style-name="ce1">
            <text:p>379326</text:p>
          </table:table-cell>
          <table:table-cell office:value-type="float" office:value="10078.4" table:style-name="ce1">
            <text:p>10078.4</text:p>
          </table:table-cell>
          <table:table-cell office:value-type="float" office:value="85225" table:style-name="ce1">
            <text:p>85225</text:p>
          </table:table-cell>
          <table:table-cell office:value-type="float" office:value="55228300" table:style-name="ce1">
            <text:p>55228300</text:p>
          </table:table-cell>
          <table:table-cell office:value-type="float" office:value="319340" table:style-name="ce1">
            <text:p>319340</text:p>
          </table:table-cell>
          <table:table-cell office:value-type="float" office:value="4515380" table:style-name="ce1">
            <text:p>4515380</text:p>
          </table:table-cell>
          <table:table-cell office:value-type="float" office:value="686698000" table:style-name="ce1">
            <text:p>686698000</text:p>
          </table:table-cell>
          <table:table-cell office:value-type="float" office:value="20037" table:style-name="ce1">
            <text:p>20037</text:p>
          </table:table-cell>
          <table:table-cell office:value-type="float" office:value="11813.9" table:style-name="ce1">
            <text:p>11813.9</text:p>
          </table:table-cell>
          <table:table-cell office:value-type="float" office:value="505192000" table:style-name="ce1">
            <text:p>505192000</text:p>
          </table:table-cell>
          <table:table-cell office:value-type="float" office:value="899867000" table:style-name="ce1">
            <text:p>899867000</text:p>
          </table:table-cell>
          <table:table-cell office:value-type="float" office:value="4.72919E+27" table:style-name="ce1">
            <text:p>4.72919E+27</text:p>
          </table:table-cell>
          <table:table-cell office:value-type="float" office:value="6.9349579805976336E-2" table:formula="of:=1 / LOG(SQRT(AVERAGE([.B196:.U196])))" table:style-name="ce1">
            <text:p>0.06934958</text:p>
          </table:table-cell>
          <table:table-cell table:number-columns-repeated="1636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4977800" table:style-name="ce1">
            <text:p>54977800</text:p>
          </table:table-cell>
          <table:table-cell office:value-type="float" office:value="398470" table:style-name="ce1">
            <text:p>398470</text:p>
          </table:table-cell>
          <table:table-cell office:value-type="float" office:value="508853" table:style-name="ce1">
            <text:p>508853</text:p>
          </table:table-cell>
          <table:table-cell office:value-type="float" office:value="427101" table:style-name="ce1">
            <text:p>427101</text:p>
          </table:table-cell>
          <table:table-cell office:value-type="float" office:value="13159100000" table:style-name="ce1">
            <text:p>13159100000</text:p>
          </table:table-cell>
          <table:table-cell office:value-type="float" office:value="4.4929900000000003E+33" table:style-name="ce1">
            <text:p>4.49299E+33</text:p>
          </table:table-cell>
          <table:table-cell office:value-type="float" office:value="80898100" table:style-name="ce1">
            <text:p>80898100</text:p>
          </table:table-cell>
          <table:table-cell office:value-type="float" office:value="67818.399999999994" table:style-name="ce1">
            <text:p>67818.4</text:p>
          </table:table-cell>
          <table:table-cell office:value-type="float" office:value="718255" table:style-name="ce1">
            <text:p>718255</text:p>
          </table:table-cell>
          <table:table-cell office:value-type="float" office:value="9646.73" table:style-name="ce1">
            <text:p>9646.73</text:p>
          </table:table-cell>
          <table:table-cell office:value-type="float" office:value="9647.9699999999993" table:style-name="ce1">
            <text:p>9647.97</text:p>
          </table:table-cell>
          <table:table-cell office:value-type="float" office:value="945685" table:style-name="ce1">
            <text:p>945685</text:p>
          </table:table-cell>
          <table:table-cell office:value-type="float" office:value="639987" table:style-name="ce1">
            <text:p>639987</text:p>
          </table:table-cell>
          <table:table-cell office:value-type="float" office:value="1379820" table:style-name="ce1">
            <text:p>1379820</text:p>
          </table:table-cell>
          <table:table-cell office:value-type="float" office:value="1536310" table:style-name="ce1">
            <text:p>1536310</text:p>
          </table:table-cell>
          <table:table-cell office:value-type="float" office:value="3542.2" table:style-name="ce1">
            <text:p>3542.2</text:p>
          </table:table-cell>
          <table:table-cell office:value-type="float" office:value="7281.45" table:style-name="ce1">
            <text:p>7281.45</text:p>
          </table:table-cell>
          <table:table-cell office:value-type="float" office:value="931734" table:style-name="ce1">
            <text:p>931734</text:p>
          </table:table-cell>
          <table:table-cell office:value-type="float" office:value="687460" table:style-name="ce1">
            <text:p>687460</text:p>
          </table:table-cell>
          <table:table-cell office:value-type="float" office:value="1.6443000000000001E+31" table:style-name="ce1">
            <text:p>1.6443E+31</text:p>
          </table:table-cell>
          <table:table-cell office:value-type="float" office:value="6.1817893743294279E-2" table:formula="of:=1 / LOG(SQRT(AVERAGE([.B197:.U197])))" table:style-name="ce1">
            <text:p>0.061817894</text:p>
          </table:table-cell>
          <table:table-cell table:number-columns-repeated="1636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658850000" table:style-name="ce1">
            <text:p>2658850000</text:p>
          </table:table-cell>
          <table:table-cell office:value-type="float" office:value="334079" table:style-name="ce1">
            <text:p>334079</text:p>
          </table:table-cell>
          <table:table-cell office:value-type="float" office:value="6707.14" table:style-name="ce1">
            <text:p>6707.14</text:p>
          </table:table-cell>
          <table:table-cell office:value-type="float" office:value="545544" table:style-name="ce1">
            <text:p>545544</text:p>
          </table:table-cell>
          <table:table-cell office:value-type="float" office:value="9639.14" table:style-name="ce1">
            <text:p>9639.14</text:p>
          </table:table-cell>
          <table:table-cell office:value-type="float" office:value="1.10509E+29" table:style-name="ce1">
            <text:p>1.10509E+29</text:p>
          </table:table-cell>
          <table:table-cell office:value-type="float" office:value="2563.0300000000002" table:style-name="ce1">
            <text:p>2563.03</text:p>
          </table:table-cell>
          <table:table-cell office:value-type="float" office:value="123287" table:style-name="ce1">
            <text:p>123287</text:p>
          </table:table-cell>
          <table:table-cell office:value-type="float" office:value="125157" table:style-name="ce1">
            <text:p>125157</text:p>
          </table:table-cell>
          <table:table-cell office:value-type="float" office:value="540798" table:style-name="ce1">
            <text:p>540798</text:p>
          </table:table-cell>
          <table:table-cell office:value-type="float" office:value="112784" table:style-name="ce1">
            <text:p>112784</text:p>
          </table:table-cell>
          <table:table-cell office:value-type="float" office:value="64623400" table:style-name="ce1">
            <text:p>64623400</text:p>
          </table:table-cell>
          <table:table-cell office:value-type="float" office:value="264486" table:style-name="ce1">
            <text:p>264486</text:p>
          </table:table-cell>
          <table:table-cell office:value-type="float" office:value="633217" table:style-name="ce1">
            <text:p>633217</text:p>
          </table:table-cell>
          <table:table-cell office:value-type="float" office:value="68973.5" table:style-name="ce1">
            <text:p>68973.5</text:p>
          </table:table-cell>
          <table:table-cell office:value-type="float" office:value="11884.8" table:style-name="ce1">
            <text:p>11884.8</text:p>
          </table:table-cell>
          <table:table-cell office:value-type="float" office:value="543095" table:style-name="ce1">
            <text:p>543095</text:p>
          </table:table-cell>
          <table:table-cell office:value-type="float" office:value="744170000000" table:style-name="ce1">
            <text:p>7.4417E+11</text:p>
          </table:table-cell>
          <table:table-cell office:value-type="float" office:value="539115000" table:style-name="ce1">
            <text:p>539115000</text:p>
          </table:table-cell>
          <table:table-cell office:value-type="float" office:value="8.51608E+26" table:style-name="ce1">
            <text:p>8.51608E+26</text:p>
          </table:table-cell>
          <table:table-cell office:value-type="float" office:value="7.2083237576613127E-2" table:formula="of:=1 / LOG(SQRT(AVERAGE([.B198:.U198])))" table:style-name="ce1">
            <text:p>0.072083238</text:p>
          </table:table-cell>
          <table:table-cell table:number-columns-repeated="1636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4816300" table:style-name="ce1">
            <text:p>24816300</text:p>
          </table:table-cell>
          <table:table-cell office:value-type="float" office:value="232704" table:style-name="ce1">
            <text:p>232704</text:p>
          </table:table-cell>
          <table:table-cell office:value-type="float" office:value="154520" table:style-name="ce1">
            <text:p>154520</text:p>
          </table:table-cell>
          <table:table-cell office:value-type="float" office:value="112154" table:style-name="ce1">
            <text:p>112154</text:p>
          </table:table-cell>
          <table:table-cell office:value-type="float" office:value="97934" table:style-name="ce1">
            <text:p>97934</text:p>
          </table:table-cell>
          <table:table-cell office:value-type="float" office:value="6.9119900000000002E+28" table:style-name="ce1">
            <text:p>6.91199E+28</text:p>
          </table:table-cell>
          <table:table-cell office:value-type="float" office:value="349614" table:style-name="ce1">
            <text:p>349614</text:p>
          </table:table-cell>
          <table:table-cell office:value-type="float" office:value="91357.1" table:style-name="ce1">
            <text:p>91357.1</text:p>
          </table:table-cell>
          <table:table-cell office:value-type="float" office:value="1265000" table:style-name="ce1">
            <text:p>1265000</text:p>
          </table:table-cell>
          <table:table-cell office:value-type="float" office:value="7862.26" table:style-name="ce1">
            <text:p>7862.26</text:p>
          </table:table-cell>
          <table:table-cell office:value-type="float" office:value="10781.8" table:style-name="ce1">
            <text:p>10781.8</text:p>
          </table:table-cell>
          <table:table-cell office:value-type="float" office:value="146130" table:style-name="ce1">
            <text:p>146130</text:p>
          </table:table-cell>
          <table:table-cell office:value-type="float" office:value="132914" table:style-name="ce1">
            <text:p>132914</text:p>
          </table:table-cell>
          <table:table-cell office:value-type="float" office:value="2094420" table:style-name="ce1">
            <text:p>2094420</text:p>
          </table:table-cell>
          <table:table-cell office:value-type="float" office:value="4468950" table:style-name="ce1">
            <text:p>4468950</text:p>
          </table:table-cell>
          <table:table-cell office:value-type="float" office:value="6034.08" table:style-name="ce1">
            <text:p>6034.08</text:p>
          </table:table-cell>
          <table:table-cell office:value-type="float" office:value="1849740" table:style-name="ce1">
            <text:p>1849740</text:p>
          </table:table-cell>
          <table:table-cell office:value-type="float" office:value="261338" table:style-name="ce1">
            <text:p>261338</text:p>
          </table:table-cell>
          <table:table-cell office:value-type="float" office:value="32124000" table:style-name="ce1">
            <text:p>32124000</text:p>
          </table:table-cell>
          <table:table-cell office:value-type="float" office:value="3.7617000000000001E+31" table:style-name="ce1">
            <text:p>3.7617E+31</text:p>
          </table:table-cell>
          <table:table-cell office:value-type="float" office:value="6.6060776099964566E-2" table:formula="of:=1 / LOG(SQRT(AVERAGE([.B199:.U199])))" table:style-name="ce1">
            <text:p>0.066060776</text:p>
          </table:table-cell>
          <table:table-cell table:number-columns-repeated="1636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7827400" table:style-name="ce1">
            <text:p>17827400</text:p>
          </table:table-cell>
          <table:table-cell office:value-type="float" office:value="83290600" table:style-name="ce1">
            <text:p>83290600</text:p>
          </table:table-cell>
          <table:table-cell office:value-type="float" office:value="88436.2" table:style-name="ce1">
            <text:p>88436.2</text:p>
          </table:table-cell>
          <table:table-cell office:value-type="float" office:value="8795650" table:style-name="ce1">
            <text:p>8795650</text:p>
          </table:table-cell>
          <table:table-cell office:value-type="float" office:value="193157" table:style-name="ce1">
            <text:p>193157</text:p>
          </table:table-cell>
          <table:table-cell office:value-type="float" office:value="6.6461400000000004E+28" table:style-name="ce1">
            <text:p>6.64614E+28</text:p>
          </table:table-cell>
          <table:table-cell office:value-type="float" office:value="418654" table:style-name="ce1">
            <text:p>418654</text:p>
          </table:table-cell>
          <table:table-cell office:value-type="float" office:value="401478" table:style-name="ce1">
            <text:p>401478</text:p>
          </table:table-cell>
          <table:table-cell office:value-type="float" office:value="1567120000" table:style-name="ce1">
            <text:p>1567120000</text:p>
          </table:table-cell>
          <table:table-cell office:value-type="float" office:value="556963" table:style-name="ce1">
            <text:p>556963</text:p>
          </table:table-cell>
          <table:table-cell office:value-type="float" office:value="85069.3" table:style-name="ce1">
            <text:p>85069.3</text:p>
          </table:table-cell>
          <table:table-cell office:value-type="float" office:value="115403000" table:style-name="ce1">
            <text:p>115403000</text:p>
          </table:table-cell>
          <table:table-cell office:value-type="float" office:value="208131" table:style-name="ce1">
            <text:p>208131</text:p>
          </table:table-cell>
          <table:table-cell office:value-type="float" office:value="727619" table:style-name="ce1">
            <text:p>727619</text:p>
          </table:table-cell>
          <table:table-cell office:value-type="float" office:value="3898750" table:style-name="ce1">
            <text:p>3898750</text:p>
          </table:table-cell>
          <table:table-cell office:value-type="float" office:value="10082.6" table:style-name="ce1">
            <text:p>10082.6</text:p>
          </table:table-cell>
          <table:table-cell office:value-type="float" office:value="1270170" table:style-name="ce1">
            <text:p>1270170</text:p>
          </table:table-cell>
          <table:table-cell office:value-type="float" office:value="664725" table:style-name="ce1">
            <text:p>664725</text:p>
          </table:table-cell>
          <table:table-cell office:value-type="float" office:value="11565500" table:style-name="ce1">
            <text:p>11565500</text:p>
          </table:table-cell>
          <table:table-cell office:value-type="float" office:value="8.7943299999999991E+28" table:style-name="ce1">
            <text:p>8.79433E+28</text:p>
          </table:table-cell>
          <table:table-cell office:value-type="float" office:value="7.1716383310104548E-2" table:formula="of:=1 / LOG(SQRT(AVERAGE([.B200:.U200])))" table:style-name="ce1">
            <text:p>0.071716383</text:p>
          </table:table-cell>
          <table:table-cell table:number-columns-repeated="1636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68149" table:style-name="ce1">
            <text:p>568149</text:p>
          </table:table-cell>
          <table:table-cell office:value-type="float" office:value="15795900" table:style-name="ce1">
            <text:p>15795900</text:p>
          </table:table-cell>
          <table:table-cell office:value-type="float" office:value="979036" table:style-name="ce1">
            <text:p>979036</text:p>
          </table:table-cell>
          <table:table-cell office:value-type="float" office:value="12055900" table:style-name="ce1">
            <text:p>12055900</text:p>
          </table:table-cell>
          <table:table-cell office:value-type="float" office:value="8042000" table:style-name="ce1">
            <text:p>8042000</text:p>
          </table:table-cell>
          <table:table-cell office:value-type="float" office:value="1.3149000000000001E+30" table:style-name="ce1">
            <text:p>1.3149E+30</text:p>
          </table:table-cell>
          <table:table-cell office:value-type="float" office:value="7636.7" table:style-name="ce1">
            <text:p>7636.7</text:p>
          </table:table-cell>
          <table:table-cell office:value-type="float" office:value="84362.5" table:style-name="ce1">
            <text:p>84362.5</text:p>
          </table:table-cell>
          <table:table-cell office:value-type="float" office:value="49989.2" table:style-name="ce1">
            <text:p>49989.2</text:p>
          </table:table-cell>
          <table:table-cell office:value-type="float" office:value="14180.2" table:style-name="ce1">
            <text:p>14180.2</text:p>
          </table:table-cell>
          <table:table-cell office:value-type="float" office:value="8597640" table:style-name="ce1">
            <text:p>8597640</text:p>
          </table:table-cell>
          <table:table-cell office:value-type="float" office:value="618775" table:style-name="ce1">
            <text:p>618775</text:p>
          </table:table-cell>
          <table:table-cell office:value-type="float" office:value="815381" table:style-name="ce1">
            <text:p>815381</text:p>
          </table:table-cell>
          <table:table-cell office:value-type="float" office:value="421072" table:style-name="ce1">
            <text:p>421072</text:p>
          </table:table-cell>
          <table:table-cell office:value-type="float" office:value="748621" table:style-name="ce1">
            <text:p>748621</text:p>
          </table:table-cell>
          <table:table-cell office:value-type="float" office:value="16852.599999999999" table:style-name="ce1">
            <text:p>16852.6</text:p>
          </table:table-cell>
          <table:table-cell office:value-type="float" office:value="41222" table:style-name="ce1">
            <text:p>41222</text:p>
          </table:table-cell>
          <table:table-cell office:value-type="float" office:value="37925000" table:style-name="ce1">
            <text:p>37925000</text:p>
          </table:table-cell>
          <table:table-cell office:value-type="float" office:value="519447000" table:style-name="ce1">
            <text:p>519447000</text:p>
          </table:table-cell>
          <table:table-cell office:value-type="float" office:value="3.1254000000000001E+30" table:style-name="ce1">
            <text:p>3.1254E+30</text:p>
          </table:table-cell>
          <table:table-cell office:value-type="float" office:value="6.8151500868132833E-2" table:formula="of:=1 / LOG(SQRT(AVERAGE([.B201:.U201])))" table:style-name="ce1">
            <text:p>0.068151501</text:p>
          </table:table-cell>
          <table:table-cell table:number-columns-repeated="1636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530900000" table:style-name="ce1">
            <text:p>4530900000</text:p>
          </table:table-cell>
          <table:table-cell office:value-type="float" office:value="12520900" table:style-name="ce1">
            <text:p>12520900</text:p>
          </table:table-cell>
          <table:table-cell office:value-type="float" office:value="92263.2" table:style-name="ce1">
            <text:p>92263.2</text:p>
          </table:table-cell>
          <table:table-cell office:value-type="float" office:value="189908" table:style-name="ce1">
            <text:p>189908</text:p>
          </table:table-cell>
          <table:table-cell office:value-type="float" office:value="227526" table:style-name="ce1">
            <text:p>227526</text:p>
          </table:table-cell>
          <table:table-cell office:value-type="float" office:value="9.1440600000000004E+29" table:style-name="ce1">
            <text:p>9.14406E+29</text:p>
          </table:table-cell>
          <table:table-cell office:value-type="float" office:value="91580.2" table:style-name="ce1">
            <text:p>91580.2</text:p>
          </table:table-cell>
          <table:table-cell office:value-type="float" office:value="24170.6" table:style-name="ce1">
            <text:p>24170.6</text:p>
          </table:table-cell>
          <table:table-cell office:value-type="float" office:value="1175700" table:style-name="ce1">
            <text:p>1175700</text:p>
          </table:table-cell>
          <table:table-cell office:value-type="float" office:value="6226.68" table:style-name="ce1">
            <text:p>6226.68</text:p>
          </table:table-cell>
          <table:table-cell office:value-type="float" office:value="4929.25" table:style-name="ce1">
            <text:p>4929.25</text:p>
          </table:table-cell>
          <table:table-cell office:value-type="float" office:value="159865" table:style-name="ce1">
            <text:p>159865</text:p>
          </table:table-cell>
          <table:table-cell office:value-type="float" office:value="90417300" table:style-name="ce1">
            <text:p>90417300</text:p>
          </table:table-cell>
          <table:table-cell office:value-type="float" office:value="3829840" table:style-name="ce1">
            <text:p>3829840</text:p>
          </table:table-cell>
          <table:table-cell office:value-type="float" office:value="1445420" table:style-name="ce1">
            <text:p>1445420</text:p>
          </table:table-cell>
          <table:table-cell office:value-type="float" office:value="2693.99" table:style-name="ce1">
            <text:p>2693.99</text:p>
          </table:table-cell>
          <table:table-cell office:value-type="float" office:value="1860.15" table:style-name="ce1">
            <text:p>1860.15</text:p>
          </table:table-cell>
          <table:table-cell office:value-type="float" office:value="192381" table:style-name="ce1">
            <text:p>192381</text:p>
          </table:table-cell>
          <table:table-cell office:value-type="float" office:value="652308" table:style-name="ce1">
            <text:p>652308</text:p>
          </table:table-cell>
          <table:table-cell office:value-type="float" office:value="3.9880800000000002E+29" table:style-name="ce1">
            <text:p>3.98808E+29</text:p>
          </table:table-cell>
          <table:table-cell office:value-type="float" office:value="6.9402741329123815E-2" table:formula="of:=1 / LOG(SQRT(AVERAGE([.B202:.U202])))" table:style-name="ce1">
            <text:p>0.069402741</text:p>
          </table:table-cell>
          <table:table-cell table:number-columns-repeated="16362"/>
        </table:table-row>
        <table:table-row table:number-rows-repeated="10483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im Ribaric</dc:creator>
    <dc:date>2015-02-19T14:42:12Z</dc:date>
    <meta:editing-cycles>4</meta:editing-cycles>
    <meta:editing-duration>PT352S</meta:editing-duration>
  </office:meta>
</office:document-meta>
</file>